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Helvetica" svg:font-family="Helvetica"/>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43ffa" officeooo:paragraph-rsid="00143ffa"/>
    </style:style>
    <style:style style:name="P2" style:family="paragraph" style:parent-style-name="Standard">
      <style:text-properties officeooo:rsid="00143ffa" officeooo:paragraph-rsid="04cf9d3c"/>
    </style:style>
    <style:style style:name="P3"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143ffa" officeooo:paragraph-rsid="0014fafc"/>
    </style:style>
    <style:style style:name="P4"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143ffa" officeooo:paragraph-rsid="00251b76"/>
    </style:style>
    <style:style style:name="P5"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143ffa" officeooo:paragraph-rsid="00419a45"/>
    </style:style>
    <style:style style:name="P6"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143ffa" officeooo:paragraph-rsid="00a48ed1"/>
    </style:style>
    <style:style style:name="P7"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143ffa" officeooo:paragraph-rsid="0155201b"/>
    </style:style>
    <style:style style:name="P8"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143ffa" officeooo:paragraph-rsid="04cf9d3c"/>
    </style:style>
    <style:style style:name="P9"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14fafc" officeooo:paragraph-rsid="001622d6"/>
    </style:style>
    <style:style style:name="P10"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14fafc" officeooo:paragraph-rsid="0014fafc"/>
    </style:style>
    <style:style style:name="P11"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paragraph-rsid="0014fafc"/>
    </style:style>
    <style:style style:name="P12"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paragraph-rsid="001622d6"/>
    </style:style>
    <style:style style:name="P13"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paragraph-rsid="0014fafc" fo:background-color="#ffff00"/>
    </style:style>
    <style:style style:name="P14"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24c7ba" officeooo:paragraph-rsid="00815fda" fo:background-color="transparent"/>
    </style:style>
    <style:style style:name="P15"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251b76" officeooo:paragraph-rsid="00251b76" fo:background-color="transparent"/>
    </style:style>
    <style:style style:name="P16"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143ffa" officeooo:paragraph-rsid="00251b76" fo:background-color="transparent"/>
    </style:style>
    <style:style style:name="P17"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143ffa" officeooo:paragraph-rsid="0014fafc" fo:background-color="transparent"/>
    </style:style>
    <style:style style:name="P18"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4cda27f" officeooo:paragraph-rsid="04cda27f" fo:background-color="transparent"/>
    </style:style>
    <style:style style:name="P19"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7c2991" officeooo:paragraph-rsid="007c2991"/>
    </style:style>
    <style:style style:name="P20"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320559b" officeooo:paragraph-rsid="0320559b"/>
    </style:style>
    <style:style style:name="P21"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14ddaa7" officeooo:paragraph-rsid="001622d6" fo:background-color="#81d41a"/>
    </style:style>
    <style:style style:name="P22"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373f37d" officeooo:paragraph-rsid="0373f37d"/>
    </style:style>
    <style:style style:name="P23"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448747b" officeooo:paragraph-rsid="0448747b"/>
    </style:style>
    <style:style style:name="P24"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449ce72" officeooo:paragraph-rsid="0449ce72"/>
    </style:style>
    <style:style style:name="P25"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450a8eb" officeooo:paragraph-rsid="0450a8eb"/>
    </style:style>
    <style:style style:name="P26"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45412f4" officeooo:paragraph-rsid="045412f4"/>
    </style:style>
    <style:style style:name="P27"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4549e20" officeooo:paragraph-rsid="04549e20"/>
    </style:style>
    <style:style style:name="P28"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4ccc261" officeooo:paragraph-rsid="04ccc261"/>
    </style:style>
    <style:style style:name="P29"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4ccc261" officeooo:paragraph-rsid="04cda27f"/>
    </style:style>
    <style:style style:name="P30" style:family="paragraph" style:parent-style-name="Standard">
      <style:text-properties officeooo:rsid="0014fafc" officeooo:paragraph-rsid="0014fafc"/>
    </style:style>
    <style:style style:name="P31" style:family="paragraph" style:parent-style-name="Standard">
      <style:text-properties officeooo:rsid="027e4a7a" officeooo:paragraph-rsid="027f9914"/>
    </style:style>
    <style:style style:name="P32" style:family="paragraph" style:parent-style-name="Standard">
      <style:text-properties officeooo:rsid="027e4a7a" officeooo:paragraph-rsid="02899821"/>
    </style:style>
    <style:style style:name="P33" style:family="paragraph" style:parent-style-name="Standard">
      <style:text-properties officeooo:rsid="027fdbde" officeooo:paragraph-rsid="02899821"/>
    </style:style>
    <style:style style:name="P34" style:family="paragraph" style:parent-style-name="Standard">
      <style:text-properties officeooo:paragraph-rsid="028c1f79"/>
    </style:style>
    <style:style style:name="P35"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Liberation Serif" fo:font-size="12pt" officeooo:rsid="027e4a7a" officeooo:paragraph-rsid="028c1f79" style:font-size-asian="12pt" style:font-size-complex="12pt"/>
    </style:style>
    <style:style style:name="P36"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Liberation Serif" fo:font-size="12pt" officeooo:rsid="00143ffa" officeooo:paragraph-rsid="03a37d14"/>
    </style:style>
    <style:style style:name="P37" style:family="paragraph" style:parent-style-name="Standard">
      <style:text-properties officeooo:paragraph-rsid="02981eb0"/>
    </style:style>
    <style:style style:name="P38" style:family="paragraph" style:parent-style-name="Standard">
      <loext:graphic-properties draw:fill="none"/>
      <style:paragraph-properties fo:background-color="transparent"/>
      <style:text-properties officeooo:rsid="02fd9a37" officeooo:paragraph-rsid="02fd9a37"/>
    </style:style>
    <style:style style:name="P39" style:family="paragraph" style:parent-style-name="Standard">
      <style:text-properties officeooo:rsid="03243e21" officeooo:paragraph-rsid="03243e21"/>
    </style:style>
    <style:style style:name="P40"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officeooo:paragraph-rsid="0373f37d"/>
    </style:style>
    <style:style style:name="P41"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officeooo:paragraph-rsid="04cda27f"/>
    </style:style>
    <style:style style:name="P42" style:family="paragraph" style:parent-style-name="Standard">
      <style:text-properties officeooo:rsid="04ccc261" officeooo:paragraph-rsid="04ccc261"/>
    </style:style>
    <style:style style:name="P43" style:family="paragraph" style:parent-style-name="Standard">
      <style:text-properties officeooo:rsid="04ccc261" officeooo:paragraph-rsid="04cda27f"/>
    </style:style>
    <style:style style:name="P44" style:family="paragraph" style:parent-style-name="Standard">
      <style:text-properties officeooo:rsid="04ccc261" officeooo:paragraph-rsid="04ccc261" fo:background-color="transparent"/>
    </style:style>
    <style:style style:name="P45" style:family="paragraph" style:parent-style-name="Standard">
      <style:text-properties style:text-underline-style="none" officeooo:rsid="04ccc261" officeooo:paragraph-rsid="04ccc261" fo:background-color="transparent"/>
    </style:style>
    <style:style style:name="P46" style:family="paragraph" style:parent-style-name="Standard">
      <style:text-properties fo:font-weight="bold" officeooo:rsid="00143ffa" officeooo:paragraph-rsid="04cf9d3c" style:font-weight-asian="bold" style:font-weight-complex="bold"/>
    </style:style>
    <style:style style:name="P47" style:family="paragraph" style:parent-style-name="Standard">
      <style:text-properties officeooo:paragraph-rsid="00143ffa"/>
    </style:style>
    <style:style style:name="P48" style:family="paragraph" style:parent-style-name="Standard">
      <style:text-properties fo:font-weight="normal" officeooo:rsid="00143ffa" officeooo:paragraph-rsid="00143ffa" style:font-weight-asian="normal" style:font-weight-complex="normal"/>
    </style:style>
    <style:style style:name="P49" style:family="paragraph" style:parent-style-name="Standard">
      <style:text-properties fo:font-weight="normal" officeooo:rsid="00143ffa" officeooo:paragraph-rsid="04cf9d3c" style:font-weight-asian="normal" style:font-weight-complex="normal"/>
    </style:style>
    <style:style style:name="P50" style:family="paragraph" style:parent-style-name="Standard">
      <style:text-properties style:text-underline-style="solid" style:text-underline-width="auto" style:text-underline-color="font-color" fo:font-weight="bold" officeooo:rsid="04cf9d3c" officeooo:paragraph-rsid="04cf9d3c" style:font-weight-asian="bold" style:font-weight-complex="bold"/>
    </style:style>
    <style:style style:name="P51" style:family="paragraph" style:parent-style-name="Standard">
      <style:text-properties officeooo:rsid="02841fcf" officeooo:paragraph-rsid="02864a65"/>
    </style:style>
    <style:style style:name="P52"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18e038" officeooo:paragraph-rsid="0018e038"/>
    </style:style>
    <style:style style:name="P53"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paragraph-rsid="0366697f"/>
    </style:style>
    <style:style style:name="P54" style:family="paragraph" style:parent-style-name="Standard">
      <loext:graphic-properties draw:fill="none"/>
      <style:paragraph-properties fo:margin-left="0.6cm" fo:margin-right="0cm" fo:text-indent="0cm" style:auto-text-indent="false" fo:background-color="transparent"/>
      <style:text-properties officeooo:rsid="0018e038" officeooo:paragraph-rsid="0018e038"/>
    </style:style>
    <style:style style:name="P55" style:family="paragraph" style:parent-style-name="Standard">
      <loext:graphic-properties draw:fill="none"/>
      <style:paragraph-properties fo:margin-left="0.6cm" fo:margin-right="0cm" fo:text-indent="0cm" style:auto-text-indent="false" fo:background-color="transparent"/>
      <style:text-properties officeooo:rsid="001ab0f2" officeooo:paragraph-rsid="001ab0f2"/>
    </style:style>
    <style:style style:name="P56" style:family="paragraph" style:parent-style-name="Standard">
      <loext:graphic-properties draw:fill="none"/>
      <style:paragraph-properties fo:margin-left="0.6cm" fo:margin-right="0cm" fo:text-indent="0cm" style:auto-text-indent="false" fo:background-color="transparent"/>
      <style:text-properties officeooo:rsid="001ab0f2" officeooo:paragraph-rsid="001c9e25"/>
    </style:style>
    <style:style style:name="P57" style:family="paragraph" style:parent-style-name="Standard">
      <loext:graphic-properties draw:fill="none"/>
      <style:paragraph-properties fo:margin-left="0.6cm" fo:margin-right="0cm" fo:text-indent="0cm" style:auto-text-indent="false" fo:background-color="transparent"/>
      <style:text-properties officeooo:rsid="001c9e25" officeooo:paragraph-rsid="001c9e25"/>
    </style:style>
    <style:style style:name="P58" style:family="paragraph" style:parent-style-name="Standard">
      <loext:graphic-properties draw:fill="none"/>
      <style:paragraph-properties fo:margin-left="0.6cm" fo:margin-right="0cm" fo:text-indent="0cm" style:auto-text-indent="false" fo:background-color="transparent"/>
      <style:text-properties officeooo:rsid="001e727f" officeooo:paragraph-rsid="001e727f"/>
    </style:style>
    <style:style style:name="P59" style:family="paragraph" style:parent-style-name="Standard">
      <loext:graphic-properties draw:fill="none"/>
      <style:paragraph-properties fo:margin-left="0.6cm" fo:margin-right="0cm" fo:text-indent="0cm" style:auto-text-indent="false" fo:background-color="transparent"/>
      <style:text-properties officeooo:rsid="00204fed" officeooo:paragraph-rsid="0366697f"/>
    </style:style>
    <style:style style:name="P60" style:family="paragraph" style:parent-style-name="Standard" style:master-page-name="">
      <loext:graphic-properties draw:fill="none"/>
      <style:paragraph-properties fo:margin-left="1.799cm" fo:margin-right="0cm" fo:text-indent="-1cm" style:auto-text-indent="false" style:page-number="auto" fo:background-color="transparent"/>
      <style:text-properties officeooo:rsid="001ab0f2" officeooo:paragraph-rsid="001ab0f2"/>
    </style:style>
    <style:style style:name="P61" style:family="paragraph" style:parent-style-name="Standard">
      <loext:graphic-properties draw:fill="none"/>
      <style:paragraph-properties fo:margin-left="1.799cm" fo:margin-right="0cm" fo:text-indent="-1cm" style:auto-text-indent="false" fo:background-color="transparent"/>
      <style:text-properties fo:font-variant="normal" fo:text-transform="none" fo:color="#000000" style:font-name="Arial" fo:font-size="12pt" fo:letter-spacing="normal" fo:font-style="normal" fo:font-weight="normal" officeooo:rsid="001ab0f2" officeooo:paragraph-rsid="001ab0f2"/>
    </style:style>
    <style:style style:name="P62" style:family="paragraph" style:parent-style-name="Standard">
      <loext:graphic-properties draw:fill="none"/>
      <style:paragraph-properties fo:margin-left="0cm" fo:margin-right="0cm" fo:text-indent="0cm" style:auto-text-indent="false" fo:background-color="transparent"/>
      <style:text-properties officeooo:rsid="001c9e25" officeooo:paragraph-rsid="00204fed"/>
    </style:style>
    <style:style style:name="P63" style:family="paragraph" style:parent-style-name="Standard">
      <loext:graphic-properties draw:fill="none"/>
      <style:paragraph-properties fo:margin-left="0cm" fo:margin-right="0cm" fo:text-indent="0cm" style:auto-text-indent="false" fo:background-color="transparent"/>
      <style:text-properties officeooo:rsid="001c9e25" officeooo:paragraph-rsid="00251b76"/>
    </style:style>
    <style:style style:name="P64" style:family="paragraph" style:parent-style-name="Standard">
      <loext:graphic-properties draw:fill="none"/>
      <style:paragraph-properties fo:margin-left="0cm" fo:margin-right="0cm" fo:text-indent="0cm" style:auto-text-indent="false" fo:background-color="transparent"/>
      <style:text-properties officeooo:rsid="001c9e25" officeooo:paragraph-rsid="04d58437"/>
    </style:style>
    <style:style style:name="P65" style:family="paragraph" style:parent-style-name="Standard">
      <loext:graphic-properties draw:fill="none"/>
      <style:paragraph-properties fo:margin-left="0cm" fo:margin-right="0cm" fo:text-indent="0cm" style:auto-text-indent="false" fo:background-color="transparent"/>
      <style:text-properties officeooo:rsid="04d36bd7" officeooo:paragraph-rsid="04d36bd7"/>
    </style:style>
    <style:style style:name="P66" style:family="paragraph" style:parent-style-name="Standard">
      <loext:graphic-properties draw:fill="none"/>
      <style:paragraph-properties fo:margin-left="0cm" fo:margin-right="0cm" fo:text-indent="0cm" style:auto-text-indent="false" fo:background-color="transparent"/>
      <style:text-properties officeooo:rsid="00143ffa" officeooo:paragraph-rsid="04d3a061"/>
    </style:style>
    <style:style style:name="P67" style:family="paragraph" style:parent-style-name="Standard" style:master-page-name="">
      <loext:graphic-properties draw:fill="none"/>
      <style:paragraph-properties fo:margin-left="1.799cm" fo:margin-right="0cm" fo:text-indent="0cm" style:auto-text-indent="false" style:page-number="auto" fo:background-color="transparent"/>
      <style:text-properties officeooo:rsid="001ab0f2" officeooo:paragraph-rsid="001ab0f2"/>
    </style:style>
    <style:style style:name="P68" style:family="paragraph" style:parent-style-name="Standard">
      <loext:graphic-properties draw:fill="none"/>
      <style:paragraph-properties fo:margin-left="1.799cm" fo:margin-right="0cm" fo:text-indent="0cm" style:auto-text-indent="false" fo:background-color="transparent"/>
      <style:text-properties officeooo:paragraph-rsid="0018e038"/>
    </style:style>
    <style:style style:name="P69"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c9e25" officeooo:paragraph-rsid="001c9e25"/>
    </style:style>
    <style:style style:name="P70"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c9e25" officeooo:paragraph-rsid="00204fed"/>
    </style:style>
    <style:style style:name="P7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c9e25" officeooo:paragraph-rsid="00251b76"/>
    </style:style>
    <style:style style:name="P72"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c9e25" officeooo:paragraph-rsid="002e4812"/>
    </style:style>
    <style:style style:name="P7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c9e25" officeooo:paragraph-rsid="00c9dddf"/>
    </style:style>
    <style:style style:name="P74"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c9e25" officeooo:paragraph-rsid="00815fda"/>
    </style:style>
    <style:style style:name="P75"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c9e25" officeooo:paragraph-rsid="00a48ed1"/>
    </style:style>
    <style:style style:name="P76"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c9e25" officeooo:paragraph-rsid="0137fa4e"/>
    </style:style>
    <style:style style:name="P77"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c9e25" officeooo:paragraph-rsid="0155201b"/>
    </style:style>
    <style:style style:name="P78"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c9e25" officeooo:paragraph-rsid="018a26bf"/>
    </style:style>
    <style:style style:name="P79"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c9e25" officeooo:paragraph-rsid="025fedfb"/>
    </style:style>
    <style:style style:name="P80"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c9e25" officeooo:paragraph-rsid="0284a28e"/>
    </style:style>
    <style:style style:name="P8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c9e25" officeooo:paragraph-rsid="028c1f79"/>
    </style:style>
    <style:style style:name="P82"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c9e25" officeooo:paragraph-rsid="02baa61a"/>
    </style:style>
    <style:style style:name="P8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c9e25" officeooo:paragraph-rsid="0375678c"/>
    </style:style>
    <style:style style:name="P84"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c9e25" officeooo:paragraph-rsid="03e75db8"/>
    </style:style>
    <style:style style:name="P85"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c9e25" officeooo:paragraph-rsid="0480af44"/>
    </style:style>
    <style:style style:name="P86"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c9e25" officeooo:paragraph-rsid="04b87cec"/>
    </style:style>
    <style:style style:name="P87"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c9e25" officeooo:paragraph-rsid="04c54e51"/>
    </style:style>
    <style:style style:name="P88"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c9e25" officeooo:paragraph-rsid="04cf9d3c"/>
    </style:style>
    <style:style style:name="P89"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c9e25" officeooo:paragraph-rsid="02981eb0"/>
    </style:style>
    <style:style style:name="P90" style:family="paragraph" style:parent-style-name="Standard" style:master-page-name="">
      <loext:graphic-properties draw:fill="none"/>
      <style:paragraph-properties fo:margin-left="0.7cm" fo:margin-right="0cm" fo:text-indent="0cm" style:auto-text-indent="false" style:page-number="auto" fo:background-color="transparent"/>
      <style:text-properties style:font-name="Liberation Serif" officeooo:rsid="001c9e25" officeooo:paragraph-rsid="03a37d14"/>
    </style:style>
    <style:style style:name="P91" style:family="paragraph" style:parent-style-name="Standard" style:master-page-name="">
      <loext:graphic-properties draw:fill="none"/>
      <style:paragraph-properties fo:margin-left="0.7cm" fo:margin-right="0cm" fo:text-indent="0cm" style:auto-text-indent="false" style:page-number="auto"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Liberation Serif" fo:font-size="12pt" officeooo:rsid="04cda27f" officeooo:paragraph-rsid="04cda27f"/>
    </style:style>
    <style:style style:name="P92"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4ccc261" officeooo:paragraph-rsid="04ccc261"/>
    </style:style>
    <style:style style:name="P9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4ccc261" officeooo:paragraph-rsid="04cda27f"/>
    </style:style>
    <style:style style:name="P94" style:family="paragraph" style:parent-style-name="Standard" style:master-page-name="">
      <loext:graphic-properties draw:fill="none"/>
      <style:paragraph-properties fo:margin-left="0.7cm" fo:margin-right="0cm" fo:text-indent="0cm" style:auto-text-indent="false" style:page-number="auto"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4cda27f" officeooo:paragraph-rsid="04cda27f"/>
    </style:style>
    <style:style style:name="P95" style:family="paragraph" style:parent-style-name="Standard" style:master-page-name="">
      <loext:graphic-properties draw:fill="none"/>
      <style:paragraph-properties fo:margin-left="0.7cm" fo:margin-right="0cm" fo:text-indent="0cm" style:auto-text-indent="false" style:page-number="auto"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4cda27f" officeooo:paragraph-rsid="04cda27f" fo:background-color="#ffff00"/>
    </style:style>
    <style:style style:name="P96"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4cda27f" officeooo:paragraph-rsid="04cda27f"/>
    </style:style>
    <style:style style:name="P97"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4d3a061"/>
    </style:style>
    <style:style style:name="P98"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01c9e25"/>
    </style:style>
    <style:style style:name="P99"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01e727f"/>
    </style:style>
    <style:style style:name="P100"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0204fed"/>
    </style:style>
    <style:style style:name="P101"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024c7ba"/>
    </style:style>
    <style:style style:name="P102"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0251b76"/>
    </style:style>
    <style:style style:name="P103"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0285c57"/>
    </style:style>
    <style:style style:name="P104"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02bbe23"/>
    </style:style>
    <style:style style:name="P105"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02e4812"/>
    </style:style>
    <style:style style:name="P106"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034b22d"/>
    </style:style>
    <style:style style:name="P107"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0419a45"/>
    </style:style>
    <style:style style:name="P108"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04757b0"/>
    </style:style>
    <style:style style:name="P109"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070c49a"/>
    </style:style>
    <style:style style:name="P110"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0815fda"/>
    </style:style>
    <style:style style:name="P111"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0961e36"/>
    </style:style>
    <style:style style:name="P112"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09d30a3"/>
    </style:style>
    <style:style style:name="P113"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0a48ed1"/>
    </style:style>
    <style:style style:name="P114"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0a6149f"/>
    </style:style>
    <style:style style:name="P115"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0ae5bd6"/>
    </style:style>
    <style:style style:name="P116"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0c9dddf"/>
    </style:style>
    <style:style style:name="P117"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0daae6b"/>
    </style:style>
    <style:style style:name="P118"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1036171"/>
    </style:style>
    <style:style style:name="P119"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116f464"/>
    </style:style>
    <style:style style:name="P120"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13750e6"/>
    </style:style>
    <style:style style:name="P121"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137fa4e"/>
    </style:style>
    <style:style style:name="P122"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155201b"/>
    </style:style>
    <style:style style:name="P123"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18a26bf"/>
    </style:style>
    <style:style style:name="P124"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19174e2"/>
    </style:style>
    <style:style style:name="P125"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19253a9"/>
    </style:style>
    <style:style style:name="P126"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198f706"/>
    </style:style>
    <style:style style:name="P127"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251b26"/>
    </style:style>
    <style:style style:name="P128"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2735d7"/>
    </style:style>
    <style:style style:name="P129"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2abf9c"/>
    </style:style>
    <style:style style:name="P130"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5fedfb"/>
    </style:style>
    <style:style style:name="P131"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68051f"/>
    </style:style>
    <style:style style:name="P132"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6f5e8e"/>
    </style:style>
    <style:style style:name="P133"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779790"/>
    </style:style>
    <style:style style:name="P134"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84a28e"/>
    </style:style>
    <style:style style:name="P135"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8c1f79"/>
    </style:style>
    <style:style style:name="P136"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981eb0"/>
    </style:style>
    <style:style style:name="P137"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9cfeae"/>
    </style:style>
    <style:style style:name="P138"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b292d6"/>
    </style:style>
    <style:style style:name="P139"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b50d05"/>
    </style:style>
    <style:style style:name="P140"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baa61a"/>
    </style:style>
    <style:style style:name="P141"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be132f"/>
    </style:style>
    <style:style style:name="P142"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c7b940"/>
    </style:style>
    <style:style style:name="P143"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d528ac"/>
    </style:style>
    <style:style style:name="P144"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dcc269"/>
    </style:style>
    <style:style style:name="P145"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de402a"/>
    </style:style>
    <style:style style:name="P146"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e60ff4"/>
    </style:style>
    <style:style style:name="P147"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ec5134"/>
    </style:style>
    <style:style style:name="P148"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f7110a"/>
    </style:style>
    <style:style style:name="P149"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2bd03c8"/>
    </style:style>
    <style:style style:name="P150"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331efa5"/>
    </style:style>
    <style:style style:name="P151"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3474010"/>
    </style:style>
    <style:style style:name="P152"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3528f21"/>
    </style:style>
    <style:style style:name="P153"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366697f"/>
    </style:style>
    <style:style style:name="P154"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375678c"/>
    </style:style>
    <style:style style:name="P155"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3893a23"/>
    </style:style>
    <style:style style:name="P156"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38a6528"/>
    </style:style>
    <style:style style:name="P157"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38e84d3"/>
    </style:style>
    <style:style style:name="P158"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39c3262"/>
    </style:style>
    <style:style style:name="P159"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39f29e7"/>
    </style:style>
    <style:style style:name="P160"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3c5fbe3"/>
    </style:style>
    <style:style style:name="P161"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3dde54b"/>
    </style:style>
    <style:style style:name="P162"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3e6501d"/>
    </style:style>
    <style:style style:name="P163"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420d504"/>
    </style:style>
    <style:style style:name="P164"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455b3dc"/>
    </style:style>
    <style:style style:name="P165"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45e3a50"/>
    </style:style>
    <style:style style:name="P166"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46c59b5"/>
    </style:style>
    <style:style style:name="P167"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480af44"/>
    </style:style>
    <style:style style:name="P168"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4821bf2"/>
    </style:style>
    <style:style style:name="P169"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483be92"/>
    </style:style>
    <style:style style:name="P170"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495fa44"/>
    </style:style>
    <style:style style:name="P171"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4a9dbd5"/>
    </style:style>
    <style:style style:name="P172"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4ac9ff6"/>
    </style:style>
    <style:style style:name="P173"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4b19558"/>
    </style:style>
    <style:style style:name="P174"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4b87cec"/>
    </style:style>
    <style:style style:name="P175"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4c54e51"/>
    </style:style>
    <style:style style:name="P176"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4ccc261"/>
    </style:style>
    <style:style style:name="P177"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4cf9d3c"/>
    </style:style>
    <style:style style:name="P178"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4d3a061"/>
    </style:style>
    <style:style style:name="P179"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4d58437"/>
    </style:style>
    <style:style style:name="P180"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34e15c5"/>
    </style:style>
    <style:style style:name="P181" style:family="paragraph" style:parent-style-name="Standard">
      <loext:graphic-properties draw:fill="none"/>
      <style:paragraph-properties fo:margin-left="0.7cm" fo:margin-right="0cm" fo:text-indent="0cm" style:auto-text-indent="false"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1c9e25" officeooo:paragraph-rsid="001c9e25"/>
    </style:style>
    <style:style style:name="P182" style:family="paragraph" style:parent-style-name="Standard">
      <loext:graphic-properties draw:fill="none"/>
      <style:paragraph-properties fo:margin-left="0.7cm" fo:margin-right="0cm" fo:text-indent="0cm" style:auto-text-indent="false"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1c9e25" officeooo:paragraph-rsid="00204fed"/>
    </style:style>
    <style:style style:name="P183" style:family="paragraph" style:parent-style-name="Standard">
      <loext:graphic-properties draw:fill="none"/>
      <style:paragraph-properties fo:margin-left="0.7cm" fo:margin-right="0cm" fo:text-indent="0cm" style:auto-text-indent="false"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1c9e25" officeooo:paragraph-rsid="002e4812"/>
    </style:style>
    <style:style style:name="P184" style:family="paragraph" style:parent-style-name="Standard">
      <loext:graphic-properties draw:fill="none"/>
      <style:paragraph-properties fo:margin-left="0.7cm" fo:margin-right="0cm" fo:text-indent="0cm" style:auto-text-indent="false"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1c9e25" officeooo:paragraph-rsid="00815fda"/>
    </style:style>
    <style:style style:name="P185" style:family="paragraph" style:parent-style-name="Standard">
      <loext:graphic-properties draw:fill="none"/>
      <style:paragraph-properties fo:margin-left="0.7cm" fo:margin-right="0cm" fo:text-indent="0cm" style:auto-text-indent="false"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1c9e25" officeooo:paragraph-rsid="00c9dddf"/>
    </style:style>
    <style:style style:name="P186" style:family="paragraph" style:parent-style-name="Standard">
      <loext:graphic-properties draw:fill="none"/>
      <style:paragraph-properties fo:margin-left="0.7cm" fo:margin-right="0cm" fo:text-indent="0cm" style:auto-text-indent="false"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1c9e25" officeooo:paragraph-rsid="02b292d6"/>
    </style:style>
    <style:style style:name="P187" style:family="paragraph" style:parent-style-name="Standard">
      <loext:graphic-properties draw:fill="none"/>
      <style:paragraph-properties fo:margin-left="0.7cm" fo:margin-right="0cm" fo:text-indent="0cm" style:auto-text-indent="false"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1c9e25" officeooo:paragraph-rsid="02b50d05"/>
    </style:style>
    <style:style style:name="P188" style:family="paragraph" style:parent-style-name="Standard">
      <loext:graphic-properties draw:fill="none"/>
      <style:paragraph-properties fo:margin-left="0.7cm" fo:margin-right="0cm" fo:text-indent="0cm" style:auto-text-indent="false"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1c9e25" officeooo:paragraph-rsid="02baa61a"/>
    </style:style>
    <style:style style:name="P189" style:family="paragraph" style:parent-style-name="Standard">
      <loext:graphic-properties draw:fill="none"/>
      <style:paragraph-properties fo:margin-left="0.7cm" fo:margin-right="0cm" fo:text-indent="0cm" style:auto-text-indent="false"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1c9e25" officeooo:paragraph-rsid="0137fa4e"/>
    </style:style>
    <style:style style:name="P190" style:family="paragraph" style:parent-style-name="Standard">
      <loext:graphic-properties draw:fill="none"/>
      <style:paragraph-properties fo:margin-left="0.7cm" fo:margin-right="0cm" fo:text-indent="0cm" style:auto-text-indent="false"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1c9e25" officeooo:paragraph-rsid="0375678c"/>
    </style:style>
    <style:style style:name="P191" style:family="paragraph" style:parent-style-name="Standard">
      <loext:graphic-properties draw:fill="none"/>
      <style:paragraph-properties fo:margin-left="0.7cm" fo:margin-right="0cm" fo:text-indent="0cm" style:auto-text-indent="false"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2b8c1b1" officeooo:paragraph-rsid="02b8c1b1"/>
    </style:style>
    <style:style style:name="P192" style:family="paragraph" style:parent-style-name="Standard">
      <loext:graphic-properties draw:fill="none"/>
      <style:paragraph-properties fo:margin-left="0.7cm" fo:margin-right="0cm" fo:text-indent="0cm" style:auto-text-indent="false"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2b8c1b1" officeooo:paragraph-rsid="02baa61a"/>
    </style:style>
    <style:style style:name="P193" style:family="paragraph" style:parent-style-name="Standard">
      <loext:graphic-properties draw:fill="none"/>
      <style:paragraph-properties fo:margin-left="0.7cm" fo:margin-right="0cm" fo:text-indent="0cm" style:auto-text-indent="false"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2eaa47f" officeooo:paragraph-rsid="02f7110a"/>
    </style:style>
    <style:style style:name="P194" style:family="paragraph" style:parent-style-name="Standard">
      <loext:graphic-properties draw:fill="none"/>
      <style:paragraph-properties fo:margin-left="0.7cm" fo:margin-right="0cm" fo:text-indent="0cm" style:auto-text-indent="false"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4cda27f" officeooo:paragraph-rsid="04cda27f"/>
    </style:style>
    <style:style style:name="P195"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01e727f"/>
    </style:style>
    <style:style style:name="P196"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0217d1d"/>
    </style:style>
    <style:style style:name="P197"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0251b76"/>
    </style:style>
    <style:style style:name="P198"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02e4812"/>
    </style:style>
    <style:style style:name="P199"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0419a45"/>
    </style:style>
    <style:style style:name="P200"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076a05c"/>
    </style:style>
    <style:style style:name="P201"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137fa4e"/>
    </style:style>
    <style:style style:name="P202"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155201b"/>
    </style:style>
    <style:style style:name="P203"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18a26bf"/>
    </style:style>
    <style:style style:name="P204"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25fedfb"/>
    </style:style>
    <style:style style:name="P205"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268051f"/>
    </style:style>
    <style:style style:name="P206"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2779790"/>
    </style:style>
    <style:style style:name="P207"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284a28e"/>
    </style:style>
    <style:style style:name="P208"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28c1f79"/>
    </style:style>
    <style:style style:name="P209"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2981eb0"/>
    </style:style>
    <style:style style:name="P210"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2b292d6"/>
    </style:style>
    <style:style style:name="P211"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2b50d05"/>
    </style:style>
    <style:style style:name="P212"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2baa61a"/>
    </style:style>
    <style:style style:name="P213"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2c7b940"/>
    </style:style>
    <style:style style:name="P214"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2dcc269"/>
    </style:style>
    <style:style style:name="P215"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2e60ff4"/>
    </style:style>
    <style:style style:name="P216"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2ec5134"/>
    </style:style>
    <style:style style:name="P217"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2f7110a"/>
    </style:style>
    <style:style style:name="P218"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375678c"/>
    </style:style>
    <style:style style:name="P219"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3e6501d"/>
    </style:style>
    <style:style style:name="P220"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420d504"/>
    </style:style>
    <style:style style:name="P221"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455b3dc"/>
    </style:style>
    <style:style style:name="P222"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46c59b5"/>
    </style:style>
    <style:style style:name="P223"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480af44"/>
    </style:style>
    <style:style style:name="P224"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495fa44"/>
    </style:style>
    <style:style style:name="P225"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4b87cec"/>
    </style:style>
    <style:style style:name="P226"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4c54e51"/>
    </style:style>
    <style:style style:name="P227"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4cf9d3c"/>
    </style:style>
    <style:style style:name="P228" style:family="paragraph" style:parent-style-name="Standard">
      <loext:graphic-properties draw:fill="none"/>
      <style:paragraph-properties fo:margin-left="0.7cm" fo:margin-right="0cm" fo:text-indent="0cm" style:auto-text-indent="false" fo:background-color="transparent"/>
      <style:text-properties officeooo:rsid="001e727f" officeooo:paragraph-rsid="04d3a061"/>
    </style:style>
    <style:style style:name="P229" style:family="paragraph" style:parent-style-name="Standard">
      <loext:graphic-properties draw:fill="none"/>
      <style:paragraph-properties fo:margin-left="0.7cm" fo:margin-right="0cm" fo:text-indent="0cm" style:auto-text-indent="false" fo:background-color="transparent"/>
      <style:text-properties officeooo:rsid="001f9d29" officeooo:paragraph-rsid="001f9d29"/>
    </style:style>
    <style:style style:name="P230" style:family="paragraph" style:parent-style-name="Standard">
      <loext:graphic-properties draw:fill="none"/>
      <style:paragraph-properties fo:margin-left="0.7cm" fo:margin-right="0cm" fo:text-indent="0cm" style:auto-text-indent="false" fo:background-color="transparent"/>
      <style:text-properties officeooo:paragraph-rsid="00204fed"/>
    </style:style>
    <style:style style:name="P231"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0204fed"/>
    </style:style>
    <style:style style:name="P232"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0251b76"/>
    </style:style>
    <style:style style:name="P233"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02e4812"/>
    </style:style>
    <style:style style:name="P234"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0419a45"/>
    </style:style>
    <style:style style:name="P235"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0815fda"/>
    </style:style>
    <style:style style:name="P236"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0a48ed1"/>
    </style:style>
    <style:style style:name="P237"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0c9dddf"/>
    </style:style>
    <style:style style:name="P238"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137fa4e"/>
    </style:style>
    <style:style style:name="P239"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155201b"/>
    </style:style>
    <style:style style:name="P240"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18a26bf"/>
    </style:style>
    <style:style style:name="P241"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25fedfb"/>
    </style:style>
    <style:style style:name="P242"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268051f"/>
    </style:style>
    <style:style style:name="P243"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284a28e"/>
    </style:style>
    <style:style style:name="P244"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28c1f79"/>
    </style:style>
    <style:style style:name="P245"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2981eb0"/>
    </style:style>
    <style:style style:name="P246"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2b292d6"/>
    </style:style>
    <style:style style:name="P247"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2b50d05"/>
    </style:style>
    <style:style style:name="P248"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2baa61a"/>
    </style:style>
    <style:style style:name="P249"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2c7b940"/>
    </style:style>
    <style:style style:name="P250"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2dcc269"/>
    </style:style>
    <style:style style:name="P251"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2e60ff4"/>
    </style:style>
    <style:style style:name="P252"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2ec5134"/>
    </style:style>
    <style:style style:name="P253"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2f7110a"/>
    </style:style>
    <style:style style:name="P254"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366697f"/>
    </style:style>
    <style:style style:name="P255"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375678c"/>
    </style:style>
    <style:style style:name="P256"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2779790"/>
    </style:style>
    <style:style style:name="P257"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3e6501d"/>
    </style:style>
    <style:style style:name="P258"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420d504"/>
    </style:style>
    <style:style style:name="P259"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455b3dc"/>
    </style:style>
    <style:style style:name="P260"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46c59b5"/>
    </style:style>
    <style:style style:name="P261"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46e3c29"/>
    </style:style>
    <style:style style:name="P262"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480af44"/>
    </style:style>
    <style:style style:name="P263"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495fa44"/>
    </style:style>
    <style:style style:name="P264"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4b87cec"/>
    </style:style>
    <style:style style:name="P265"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4c54e51"/>
    </style:style>
    <style:style style:name="P266"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4cf9d3c"/>
    </style:style>
    <style:style style:name="P267" style:family="paragraph" style:parent-style-name="Standard">
      <loext:graphic-properties draw:fill="none"/>
      <style:paragraph-properties fo:margin-left="0.7cm" fo:margin-right="0cm" fo:text-indent="0cm" style:auto-text-indent="false" fo:background-color="transparent"/>
      <style:text-properties officeooo:rsid="00204fed" officeooo:paragraph-rsid="04d3a061"/>
    </style:style>
    <style:style style:name="P268" style:family="paragraph" style:parent-style-name="Standard">
      <loext:graphic-properties draw:fill="none"/>
      <style:paragraph-properties fo:margin-left="0.7cm" fo:margin-right="0cm" fo:text-indent="0cm" style:auto-text-indent="false" fo:background-color="transparent"/>
      <style:text-properties officeooo:rsid="00251b76" officeooo:paragraph-rsid="00251b76"/>
    </style:style>
    <style:style style:name="P269" style:family="paragraph" style:parent-style-name="Standard">
      <loext:graphic-properties draw:fill="none"/>
      <style:paragraph-properties fo:margin-left="0.7cm" fo:margin-right="0cm" fo:text-indent="0cm" style:auto-text-indent="false" fo:background-color="transparent"/>
      <style:text-properties officeooo:paragraph-rsid="00251b76"/>
    </style:style>
    <style:style style:name="P270" style:family="paragraph" style:parent-style-name="Standard">
      <loext:graphic-properties draw:fill="none"/>
      <style:paragraph-properties fo:margin-left="0.7cm" fo:margin-right="0cm" fo:text-indent="0cm" style:auto-text-indent="false" fo:background-color="transparent"/>
      <style:text-properties officeooo:rsid="00315794" officeooo:paragraph-rsid="00315794"/>
    </style:style>
    <style:style style:name="P271" style:family="paragraph" style:parent-style-name="Standard">
      <loext:graphic-properties draw:fill="none"/>
      <style:paragraph-properties fo:margin-left="0.7cm" fo:margin-right="0cm" fo:text-indent="0cm" style:auto-text-indent="false" fo:background-color="transparent"/>
      <style:text-properties fo:font-style="normal" officeooo:rsid="002bbe23" officeooo:paragraph-rsid="00251b76" style:font-style-asian="normal" style:font-style-complex="normal"/>
    </style:style>
    <style:style style:name="P272" style:family="paragraph" style:parent-style-name="Standard">
      <loext:graphic-properties draw:fill="none"/>
      <style:paragraph-properties fo:margin-left="0.7cm" fo:margin-right="0cm" fo:text-indent="0cm" style:auto-text-indent="false" fo:background-color="transparent"/>
      <style:text-properties fo:font-style="normal" officeooo:rsid="002e4812" officeooo:paragraph-rsid="00251b76" style:font-style-asian="normal" style:font-style-complex="normal"/>
    </style:style>
    <style:style style:name="P273" style:family="paragraph" style:parent-style-name="Standard">
      <loext:graphic-properties draw:fill="none"/>
      <style:paragraph-properties fo:margin-left="0.7cm" fo:margin-right="0cm" fo:text-indent="0cm" style:auto-text-indent="false" fo:background-color="transparent"/>
      <style:text-properties officeooo:rsid="004a0cbc" officeooo:paragraph-rsid="004a0cbc"/>
    </style:style>
    <style:style style:name="P274" style:family="paragraph" style:parent-style-name="Standard">
      <loext:graphic-properties draw:fill="none"/>
      <style:paragraph-properties fo:margin-left="0.7cm" fo:margin-right="0cm" fo:text-indent="0cm" style:auto-text-indent="false" fo:background-color="transparent"/>
      <style:text-properties officeooo:paragraph-rsid="00419a45"/>
    </style:style>
    <style:style style:name="P275" style:family="paragraph" style:parent-style-name="Standard">
      <loext:graphic-properties draw:fill="none"/>
      <style:paragraph-properties fo:margin-left="0.7cm" fo:margin-right="0cm" fo:text-indent="0cm" style:auto-text-indent="false" fo:background-color="transparent"/>
      <style:text-properties officeooo:rsid="009a7114" officeooo:paragraph-rsid="009a7114"/>
    </style:style>
    <style:style style:name="P276" style:family="paragraph" style:parent-style-name="Standard">
      <loext:graphic-properties draw:fill="none"/>
      <style:paragraph-properties fo:margin-left="0.7cm" fo:margin-right="0cm" fo:text-indent="0cm" style:auto-text-indent="false" fo:background-color="transparent"/>
      <style:text-properties officeooo:rsid="00a48ed1" officeooo:paragraph-rsid="00a48ed1"/>
    </style:style>
    <style:style style:name="P277" style:family="paragraph" style:parent-style-name="Standard">
      <loext:graphic-properties draw:fill="none"/>
      <style:paragraph-properties fo:margin-left="0.7cm" fo:margin-right="0cm" fo:text-indent="0cm" style:auto-text-indent="false" fo:background-color="transparent"/>
      <style:text-properties officeooo:rsid="00b13138" officeooo:paragraph-rsid="00b13138"/>
    </style:style>
    <style:style style:name="P278" style:family="paragraph" style:parent-style-name="Standard">
      <loext:graphic-properties draw:fill="none"/>
      <style:paragraph-properties fo:margin-left="0.7cm" fo:margin-right="0cm" fo:text-indent="0cm" style:auto-text-indent="false" fo:background-color="transparent"/>
      <style:text-properties officeooo:rsid="00c22d9f" officeooo:paragraph-rsid="00c22d9f"/>
    </style:style>
    <style:style style:name="P279" style:family="paragraph" style:parent-style-name="Standard">
      <loext:graphic-properties draw:fill="none"/>
      <style:paragraph-properties fo:margin-left="0.7cm" fo:margin-right="0cm" fo:text-indent="0cm" style:auto-text-indent="false" fo:background-color="transparent"/>
      <style:text-properties officeooo:rsid="00c9dddf" officeooo:paragraph-rsid="00c9dddf"/>
    </style:style>
    <style:style style:name="P280" style:family="paragraph" style:parent-style-name="Standard">
      <loext:graphic-properties draw:fill="none"/>
      <style:paragraph-properties fo:margin-left="0.7cm" fo:margin-right="0cm" fo:text-indent="0cm" style:auto-text-indent="false" fo:background-color="transparent"/>
      <style:text-properties officeooo:rsid="00c9dddf" officeooo:paragraph-rsid="00e53a6d"/>
    </style:style>
    <style:style style:name="P281" style:family="paragraph" style:parent-style-name="Standard">
      <loext:graphic-properties draw:fill="none"/>
      <style:paragraph-properties fo:margin-left="0.7cm" fo:margin-right="0cm" fo:text-indent="0cm" style:auto-text-indent="false" fo:background-color="transparent"/>
      <style:text-properties officeooo:rsid="00ee1549" officeooo:paragraph-rsid="00ee1549"/>
    </style:style>
    <style:style style:name="P282"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13750e6"/>
    </style:style>
    <style:style style:name="P283"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137fa4e"/>
    </style:style>
    <style:style style:name="P284"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155201b"/>
    </style:style>
    <style:style style:name="P285"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18a26bf"/>
    </style:style>
    <style:style style:name="P286"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25fedfb"/>
    </style:style>
    <style:style style:name="P287"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268051f"/>
    </style:style>
    <style:style style:name="P288"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2779790"/>
    </style:style>
    <style:style style:name="P289"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284a28e"/>
    </style:style>
    <style:style style:name="P290"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28c1f79"/>
    </style:style>
    <style:style style:name="P291"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2a7207f"/>
    </style:style>
    <style:style style:name="P292"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2b292d6"/>
    </style:style>
    <style:style style:name="P293"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2b50d05"/>
    </style:style>
    <style:style style:name="P294"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2baa61a"/>
    </style:style>
    <style:style style:name="P295"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2c7b940"/>
    </style:style>
    <style:style style:name="P296"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2e60ff4"/>
    </style:style>
    <style:style style:name="P297"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2ec5134"/>
    </style:style>
    <style:style style:name="P298"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375678c"/>
    </style:style>
    <style:style style:name="P299"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3e6501d"/>
    </style:style>
    <style:style style:name="P300"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420d504"/>
    </style:style>
    <style:style style:name="P301"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455b3dc"/>
    </style:style>
    <style:style style:name="P302"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46c59b5"/>
    </style:style>
    <style:style style:name="P303"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480af44"/>
    </style:style>
    <style:style style:name="P304"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495fa44"/>
    </style:style>
    <style:style style:name="P305"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4b87cec"/>
    </style:style>
    <style:style style:name="P306"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4c54e51"/>
    </style:style>
    <style:style style:name="P307"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4cf9d3c"/>
    </style:style>
    <style:style style:name="P308"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4d3a061"/>
    </style:style>
    <style:style style:name="P309"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2dd639c"/>
    </style:style>
    <style:style style:name="P310" style:family="paragraph" style:parent-style-name="Standard">
      <loext:graphic-properties draw:fill="none"/>
      <style:paragraph-properties fo:margin-left="0.7cm" fo:margin-right="0cm" fo:text-indent="0cm" style:auto-text-indent="false" fo:background-color="transparent"/>
      <style:text-properties officeooo:rsid="013750e6" officeooo:paragraph-rsid="02f7110a"/>
    </style:style>
    <style:style style:name="P311" style:family="paragraph" style:parent-style-name="Standard">
      <loext:graphic-properties draw:fill="none"/>
      <style:paragraph-properties fo:margin-left="0.7cm" fo:margin-right="0cm" fo:text-indent="0cm" style:auto-text-indent="false" fo:background-color="transparent"/>
      <style:text-properties officeooo:paragraph-rsid="018a26bf"/>
    </style:style>
    <style:style style:name="P312" style:family="paragraph" style:parent-style-name="Standard">
      <loext:graphic-properties draw:fill="none"/>
      <style:paragraph-properties fo:margin-left="0.7cm" fo:margin-right="0cm" fo:text-indent="0cm" style:auto-text-indent="false" fo:background-color="transparent"/>
      <style:text-properties officeooo:rsid="01b3808d" officeooo:paragraph-rsid="01b3808d"/>
    </style:style>
    <style:style style:name="P313" style:family="paragraph" style:parent-style-name="Standard">
      <loext:graphic-properties draw:fill="none"/>
      <style:paragraph-properties fo:margin-left="0.7cm" fo:margin-right="0cm" fo:text-indent="0cm" style:auto-text-indent="false" fo:background-color="transparent"/>
      <style:text-properties officeooo:rsid="01b78402" officeooo:paragraph-rsid="01b78402"/>
    </style:style>
    <style:style style:name="P314" style:family="paragraph" style:parent-style-name="Standard">
      <loext:graphic-properties draw:fill="none"/>
      <style:paragraph-properties fo:margin-left="0.7cm" fo:margin-right="0cm" fo:text-indent="0cm" style:auto-text-indent="false" fo:background-color="transparent"/>
      <style:text-properties officeooo:paragraph-rsid="01e3b005"/>
    </style:style>
    <style:style style:name="P315" style:family="paragraph" style:parent-style-name="Standard">
      <loext:graphic-properties draw:fill="none"/>
      <style:paragraph-properties fo:margin-left="0.7cm" fo:margin-right="0cm" fo:text-indent="0cm" style:auto-text-indent="false" fo:background-color="transparent"/>
      <style:text-properties officeooo:rsid="01f3bd7d" officeooo:paragraph-rsid="01f3bd7d"/>
    </style:style>
    <style:style style:name="P316" style:family="paragraph" style:parent-style-name="Standard">
      <loext:graphic-properties draw:fill="none"/>
      <style:paragraph-properties fo:margin-left="0.7cm" fo:margin-right="0cm" fo:text-indent="0cm" style:auto-text-indent="false" fo:background-color="transparent"/>
      <style:text-properties officeooo:rsid="01f52c35" officeooo:paragraph-rsid="01f52c35"/>
    </style:style>
    <style:style style:name="P317" style:family="paragraph" style:parent-style-name="Standard">
      <loext:graphic-properties draw:fill="none"/>
      <style:paragraph-properties fo:margin-left="0.7cm" fo:margin-right="0cm" fo:text-indent="0cm" style:auto-text-indent="false" fo:background-color="transparent"/>
      <style:text-properties officeooo:rsid="01f52c35" officeooo:paragraph-rsid="034c3288"/>
    </style:style>
    <style:style style:name="P318" style:family="paragraph" style:parent-style-name="Standard">
      <loext:graphic-properties draw:fill="none"/>
      <style:paragraph-properties fo:margin-left="0.7cm" fo:margin-right="0cm" fo:text-indent="0cm" style:auto-text-indent="false" fo:background-color="transparent"/>
      <style:text-properties officeooo:rsid="01fa0dc7" officeooo:paragraph-rsid="01fa0dc7"/>
    </style:style>
    <style:style style:name="P319" style:family="paragraph" style:parent-style-name="Standard">
      <loext:graphic-properties draw:fill="none"/>
      <style:paragraph-properties fo:margin-left="0.7cm" fo:margin-right="0cm" fo:text-indent="0cm" style:auto-text-indent="false" fo:background-color="transparent"/>
      <style:text-properties officeooo:rsid="020b63c2" officeooo:paragraph-rsid="020b63c2"/>
    </style:style>
    <style:style style:name="P320" style:family="paragraph" style:parent-style-name="Standard">
      <loext:graphic-properties draw:fill="none"/>
      <style:paragraph-properties fo:margin-left="0.7cm" fo:margin-right="0cm" fo:text-indent="0cm" style:auto-text-indent="false" fo:background-color="transparent"/>
      <style:text-properties officeooo:rsid="02351041" officeooo:paragraph-rsid="02351041"/>
    </style:style>
    <style:style style:name="P321" style:family="paragraph" style:parent-style-name="Standard">
      <loext:graphic-properties draw:fill="none"/>
      <style:paragraph-properties fo:margin-left="0.7cm" fo:margin-right="0cm" fo:text-indent="0cm" style:auto-text-indent="false" fo:background-color="transparent"/>
      <style:text-properties fo:font-weight="bold" officeooo:rsid="001c9e25" officeooo:paragraph-rsid="00251b76" style:font-weight-asian="bold" style:font-weight-complex="bold"/>
    </style:style>
    <style:style style:name="P322" style:family="paragraph" style:parent-style-name="Standard">
      <loext:graphic-properties draw:fill="none"/>
      <style:paragraph-properties fo:margin-left="0.7cm" fo:margin-right="0cm" fo:text-indent="0cm" style:auto-text-indent="false" fo:background-color="transparent"/>
      <style:text-properties fo:font-weight="bold" officeooo:rsid="00204fed" officeooo:paragraph-rsid="00251b76" style:font-weight-asian="bold" style:font-weight-complex="bold"/>
    </style:style>
    <style:style style:name="P323" style:family="paragraph" style:parent-style-name="Standard">
      <loext:graphic-properties draw:fill="none"/>
      <style:paragraph-properties fo:margin-left="0.7cm" fo:margin-right="0cm" fo:text-indent="0cm" style:auto-text-indent="false" fo:background-color="transparent"/>
      <style:text-properties officeooo:rsid="0243c43d" officeooo:paragraph-rsid="0243c43d"/>
    </style:style>
    <style:style style:name="P324" style:family="paragraph" style:parent-style-name="Standard">
      <loext:graphic-properties draw:fill="none"/>
      <style:paragraph-properties fo:margin-left="0.7cm" fo:margin-right="0cm" fo:text-indent="0cm" style:auto-text-indent="false" fo:background-color="transparent"/>
      <style:text-properties officeooo:rsid="02469a5b" officeooo:paragraph-rsid="02469a5b"/>
    </style:style>
    <style:style style:name="P325" style:family="paragraph" style:parent-style-name="Standard">
      <loext:graphic-properties draw:fill="none"/>
      <style:paragraph-properties fo:margin-left="0.7cm" fo:margin-right="0cm" fo:text-indent="0cm" style:auto-text-indent="false" fo:background-color="transparent"/>
      <style:text-properties officeooo:rsid="02649547" officeooo:paragraph-rsid="0268051f"/>
    </style:style>
    <style:style style:name="P326" style:family="paragraph" style:parent-style-name="Standard">
      <loext:graphic-properties draw:fill="none"/>
      <style:paragraph-properties fo:margin-left="0.7cm" fo:margin-right="0cm" fo:text-indent="0cm" style:auto-text-indent="false" fo:background-color="transparent"/>
      <style:text-properties officeooo:rsid="02649547" officeooo:paragraph-rsid="03e6501d"/>
    </style:style>
    <style:style style:name="P327" style:family="paragraph" style:parent-style-name="Standard">
      <loext:graphic-properties draw:fill="none"/>
      <style:paragraph-properties fo:margin-left="0.7cm" fo:margin-right="0cm" fo:text-indent="0cm" style:auto-text-indent="false" fo:background-color="transparent"/>
      <style:text-properties officeooo:rsid="02649547" officeooo:paragraph-rsid="02649547"/>
    </style:style>
    <style:style style:name="P328" style:family="paragraph" style:parent-style-name="Standard">
      <loext:graphic-properties draw:fill="none"/>
      <style:paragraph-properties fo:margin-left="0.7cm" fo:margin-right="0cm" fo:text-indent="0cm" style:auto-text-indent="false" fo:background-color="transparent"/>
      <style:text-properties officeooo:rsid="0284a28e" officeooo:paragraph-rsid="0284a28e"/>
    </style:style>
    <style:style style:name="P329" style:family="paragraph" style:parent-style-name="Standard">
      <loext:graphic-properties draw:fill="none"/>
      <style:paragraph-properties fo:margin-left="0.7cm" fo:margin-right="0cm" fo:text-indent="0cm" style:auto-text-indent="false" fo:background-color="transparent"/>
      <style:text-properties fo:font-size="12pt" officeooo:rsid="001c9e25" officeooo:paragraph-rsid="028c1f79" style:font-size-asian="12pt" style:font-size-complex="12pt"/>
    </style:style>
    <style:style style:name="P330" style:family="paragraph" style:parent-style-name="Standard">
      <loext:graphic-properties draw:fill="none"/>
      <style:paragraph-properties fo:margin-left="0.7cm" fo:margin-right="0cm" fo:text-indent="0cm" style:auto-text-indent="false" fo:background-color="transparent"/>
      <style:text-properties officeooo:paragraph-rsid="028c1f79"/>
    </style:style>
    <style:style style:name="P331" style:family="paragraph" style:parent-style-name="Standard">
      <loext:graphic-properties draw:fill="none"/>
      <style:paragraph-properties fo:margin-left="0.7cm" fo:margin-right="0cm" fo:text-indent="0cm" style:auto-text-indent="false"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officeooo:rsid="029583aa" officeooo:paragraph-rsid="029583aa"/>
    </style:style>
    <style:style style:name="P332" style:family="paragraph" style:parent-style-name="Standard">
      <loext:graphic-properties draw:fill="none"/>
      <style:paragraph-properties fo:margin-left="0.7cm" fo:margin-right="0cm" fo:text-indent="0cm" style:auto-text-indent="false" fo:background-color="transparent"/>
      <style:text-properties officeooo:rsid="0298a512" officeooo:paragraph-rsid="0298a512"/>
    </style:style>
    <style:style style:name="P333" style:family="paragraph" style:parent-style-name="Standard">
      <loext:graphic-properties draw:fill="none"/>
      <style:paragraph-properties fo:margin-left="0.7cm" fo:margin-right="0cm" fo:text-indent="0cm" style:auto-text-indent="false" fo:background-color="transparent"/>
      <style:text-properties officeooo:rsid="02a1da92" officeooo:paragraph-rsid="02a1da92"/>
    </style:style>
    <style:style style:name="P334" style:family="paragraph" style:parent-style-name="Standard">
      <loext:graphic-properties draw:fill="none"/>
      <style:paragraph-properties fo:margin-left="0.7cm" fo:margin-right="0cm" fo:text-indent="0cm" style:auto-text-indent="false" fo:background-color="transparent"/>
      <style:text-properties officeooo:paragraph-rsid="02bd03c8"/>
    </style:style>
    <style:style style:name="P335" style:family="paragraph" style:parent-style-name="Standard">
      <loext:graphic-properties draw:fill="none"/>
      <style:paragraph-properties fo:margin-left="0.7cm" fo:margin-right="0cm" fo:text-indent="0cm" style:auto-text-indent="false" fo:background-color="transparent"/>
      <style:text-properties officeooo:rsid="02be132f" officeooo:paragraph-rsid="02be132f"/>
    </style:style>
    <style:style style:name="P336" style:family="paragraph" style:parent-style-name="Standard">
      <loext:graphic-properties draw:fill="none"/>
      <style:paragraph-properties fo:margin-left="0.7cm" fo:margin-right="0cm" fo:text-indent="0cm" style:auto-text-indent="false" fo:background-color="transparent"/>
      <style:text-properties officeooo:rsid="02c99024" officeooo:paragraph-rsid="02c99024"/>
    </style:style>
    <style:style style:name="P337" style:family="paragraph" style:parent-style-name="Standard">
      <loext:graphic-properties draw:fill="none"/>
      <style:paragraph-properties fo:margin-left="0.7cm" fo:margin-right="0cm" fo:text-indent="0cm" style:auto-text-indent="false" fo:background-color="transparent"/>
      <style:text-properties officeooo:rsid="02c99024" officeooo:paragraph-rsid="02dcc269"/>
    </style:style>
    <style:style style:name="P338" style:family="paragraph" style:parent-style-name="Standard">
      <loext:graphic-properties draw:fill="none"/>
      <style:paragraph-properties fo:margin-left="0.7cm" fo:margin-right="0cm" fo:text-indent="0cm" style:auto-text-indent="false" fo:background-color="transparent"/>
      <style:text-properties officeooo:rsid="02c99024" officeooo:paragraph-rsid="02e60ff4"/>
    </style:style>
    <style:style style:name="P339" style:family="paragraph" style:parent-style-name="Standard">
      <loext:graphic-properties draw:fill="none"/>
      <style:paragraph-properties fo:margin-left="0.7cm" fo:margin-right="0cm" fo:text-indent="0cm" style:auto-text-indent="false" fo:background-color="transparent"/>
      <style:text-properties officeooo:rsid="02c99024" officeooo:paragraph-rsid="02ec5134"/>
    </style:style>
    <style:style style:name="P340" style:family="paragraph" style:parent-style-name="Standard">
      <loext:graphic-properties draw:fill="none"/>
      <style:paragraph-properties fo:margin-left="0.7cm" fo:margin-right="0cm" fo:text-indent="0cm" style:auto-text-indent="false" fo:background-color="transparent"/>
      <style:text-properties officeooo:rsid="02c99024" officeooo:paragraph-rsid="02f7110a"/>
    </style:style>
    <style:style style:name="P341" style:family="paragraph" style:parent-style-name="Standard">
      <loext:graphic-properties draw:fill="none"/>
      <style:paragraph-properties fo:margin-left="0.7cm" fo:margin-right="0cm" fo:text-indent="0cm" style:auto-text-indent="false" fo:background-color="transparent"/>
      <style:text-properties officeooo:paragraph-rsid="02dcc269"/>
    </style:style>
    <style:style style:name="P342" style:family="paragraph" style:parent-style-name="Standard">
      <loext:graphic-properties draw:fill="none"/>
      <style:paragraph-properties fo:margin-left="0.7cm" fo:margin-right="0cm" fo:text-indent="0cm" style:auto-text-indent="false" fo:background-color="transparent"/>
      <style:text-properties officeooo:paragraph-rsid="02de402a"/>
    </style:style>
    <style:style style:name="P343" style:family="paragraph" style:parent-style-name="Standard">
      <loext:graphic-properties draw:fill="none"/>
      <style:paragraph-properties fo:margin-left="0.7cm" fo:margin-right="0cm" fo:text-indent="0cm" style:auto-text-indent="false" fo:background-color="transparent"/>
      <style:text-properties officeooo:paragraph-rsid="02e60ff4"/>
    </style:style>
    <style:style style:name="P344" style:family="paragraph" style:parent-style-name="Standard">
      <loext:graphic-properties draw:fill="none"/>
      <style:paragraph-properties fo:margin-left="0.7cm" fo:margin-right="0cm" fo:text-indent="0cm" style:auto-text-indent="false" fo:background-color="transparent"/>
      <style:text-properties officeooo:rsid="02eaa47f" officeooo:paragraph-rsid="02eaa47f"/>
    </style:style>
    <style:style style:name="P345" style:family="paragraph" style:parent-style-name="Standard">
      <loext:graphic-properties draw:fill="none"/>
      <style:paragraph-properties fo:margin-left="0.7cm" fo:margin-right="0cm" fo:text-indent="0cm" style:auto-text-indent="false" fo:background-color="transparent"/>
      <style:text-properties officeooo:rsid="02eaa47f" officeooo:paragraph-rsid="02ec5134"/>
    </style:style>
    <style:style style:name="P346" style:family="paragraph" style:parent-style-name="Standard">
      <loext:graphic-properties draw:fill="none"/>
      <style:paragraph-properties fo:margin-left="0.7cm" fo:margin-right="0cm" fo:text-indent="0cm" style:auto-text-indent="false" fo:background-color="transparent"/>
      <style:text-properties officeooo:paragraph-rsid="02f7110a"/>
    </style:style>
    <style:style style:name="P347" style:family="paragraph" style:parent-style-name="Standard">
      <loext:graphic-properties draw:fill="none"/>
      <style:paragraph-properties fo:margin-left="0.7cm" fo:margin-right="0cm" fo:text-indent="0cm" style:auto-text-indent="false" fo:background-color="transparent"/>
      <style:text-properties officeooo:rsid="02fd9a37" officeooo:paragraph-rsid="02fd9a37"/>
    </style:style>
    <style:style style:name="P348" style:family="paragraph" style:parent-style-name="Standard">
      <loext:graphic-properties draw:fill="none"/>
      <style:paragraph-properties fo:margin-left="0.7cm" fo:margin-right="0cm" fo:text-indent="0cm" style:auto-text-indent="false" fo:background-color="transparent"/>
      <style:text-properties officeooo:rsid="0319d58f" officeooo:paragraph-rsid="0319d58f"/>
    </style:style>
    <style:style style:name="P349" style:family="paragraph" style:parent-style-name="Standard">
      <loext:graphic-properties draw:fill="none"/>
      <style:paragraph-properties fo:margin-left="0.7cm" fo:margin-right="0cm" fo:text-indent="0cm" style:auto-text-indent="false" fo:background-color="transparent"/>
      <style:text-properties officeooo:rsid="00961e36" officeooo:paragraph-rsid="00961e36"/>
    </style:style>
    <style:style style:name="P350" style:family="paragraph" style:parent-style-name="Standard">
      <loext:graphic-properties draw:fill="none"/>
      <style:paragraph-properties fo:margin-left="0.7cm" fo:margin-right="0cm" fo:text-indent="0cm" style:auto-text-indent="false" fo:background-color="transparent"/>
      <style:text-properties officeooo:rsid="00d0bbfe" officeooo:paragraph-rsid="00daae6b"/>
    </style:style>
    <style:style style:name="P351" style:family="paragraph" style:parent-style-name="Standard">
      <loext:graphic-properties draw:fill="none"/>
      <style:paragraph-properties fo:margin-left="0.7cm" fo:margin-right="0cm" fo:text-indent="0cm" style:auto-text-indent="false" fo:background-color="transparent"/>
      <style:text-properties officeooo:rsid="029a70f7" officeooo:paragraph-rsid="029cfeae"/>
    </style:style>
    <style:style style:name="P352" style:family="paragraph" style:parent-style-name="Standard">
      <loext:graphic-properties draw:fill="none"/>
      <style:paragraph-properties fo:margin-left="0.7cm" fo:margin-right="0cm" fo:text-indent="0cm" style:auto-text-indent="false" fo:background-color="transparent"/>
      <style:text-properties officeooo:rsid="02d11ec9" officeooo:paragraph-rsid="02d528ac"/>
    </style:style>
    <style:style style:name="P353" style:family="paragraph" style:parent-style-name="Standard">
      <loext:graphic-properties draw:fill="none"/>
      <style:paragraph-properties fo:margin-left="0.7cm" fo:margin-right="0cm" fo:text-indent="0cm" style:auto-text-indent="false" fo:background-color="transparent"/>
      <style:text-properties officeooo:rsid="02e96539" officeooo:paragraph-rsid="02f7110a"/>
    </style:style>
    <style:style style:name="P354" style:family="paragraph" style:parent-style-name="Standard">
      <loext:graphic-properties draw:fill="none"/>
      <style:paragraph-properties fo:margin-left="0.7cm" fo:margin-right="0cm" fo:text-indent="0cm" style:auto-text-indent="false" fo:background-color="transparent"/>
      <style:text-properties officeooo:rsid="026ea4d4" officeooo:paragraph-rsid="026f5e8e"/>
    </style:style>
    <style:style style:name="P355" style:family="paragraph" style:parent-style-name="Standard">
      <loext:graphic-properties draw:fill="none"/>
      <style:paragraph-properties fo:margin-left="0.7cm" fo:margin-right="0cm" fo:text-indent="0cm" style:auto-text-indent="false" fo:background-color="transparent"/>
      <style:text-properties officeooo:rsid="0331efa5" officeooo:paragraph-rsid="0331efa5"/>
    </style:style>
    <style:style style:name="P356" style:family="paragraph" style:parent-style-name="Standard">
      <loext:graphic-properties draw:fill="none"/>
      <style:paragraph-properties fo:margin-left="0.7cm" fo:margin-right="0cm" fo:text-indent="0cm" style:auto-text-indent="false" fo:background-color="transparent"/>
      <style:text-properties officeooo:rsid="0331efa5" officeooo:paragraph-rsid="03536ad6"/>
    </style:style>
    <style:style style:name="P357" style:family="paragraph" style:parent-style-name="Standard">
      <loext:graphic-properties draw:fill="none"/>
      <style:paragraph-properties fo:margin-left="0.7cm" fo:margin-right="0cm" fo:text-indent="0cm" style:auto-text-indent="false" fo:background-color="transparent"/>
      <style:text-properties officeooo:rsid="0331efa5" officeooo:paragraph-rsid="035410e4"/>
    </style:style>
    <style:style style:name="P358" style:family="paragraph" style:parent-style-name="Standard">
      <loext:graphic-properties draw:fill="none"/>
      <style:paragraph-properties fo:margin-left="0.7cm" fo:margin-right="0cm" fo:text-indent="0cm" style:auto-text-indent="false" fo:background-color="transparent"/>
      <style:text-properties officeooo:rsid="034291f1" officeooo:paragraph-rsid="034291f1"/>
    </style:style>
    <style:style style:name="P359" style:family="paragraph" style:parent-style-name="Standard">
      <loext:graphic-properties draw:fill="none"/>
      <style:paragraph-properties fo:margin-left="0.7cm" fo:margin-right="0cm" fo:text-indent="0cm" style:auto-text-indent="false" fo:background-color="transparent"/>
      <style:text-properties officeooo:rsid="03699907" officeooo:paragraph-rsid="03699907"/>
    </style:style>
    <style:style style:name="P360" style:family="paragraph" style:parent-style-name="Standard">
      <loext:graphic-properties draw:fill="none"/>
      <style:paragraph-properties fo:margin-left="0.7cm" fo:margin-right="0cm" fo:text-indent="0cm" style:auto-text-indent="false" fo:background-color="transparent"/>
      <style:text-properties style:font-name="Liberation Serif" officeooo:rsid="001c9e25" officeooo:paragraph-rsid="03a37d14"/>
    </style:style>
    <style:style style:name="P361" style:family="paragraph" style:parent-style-name="Standard">
      <loext:graphic-properties draw:fill="none"/>
      <style:paragraph-properties fo:margin-left="0.7cm" fo:margin-right="0cm" fo:text-indent="0cm" style:auto-text-indent="false" fo:background-color="transparent"/>
      <style:text-properties style:font-name="Liberation Serif" officeooo:rsid="001c9e25" officeooo:paragraph-rsid="03b4a331"/>
    </style:style>
    <style:style style:name="P362" style:family="paragraph" style:parent-style-name="Standard">
      <loext:graphic-properties draw:fill="none"/>
      <style:paragraph-properties fo:margin-left="0.7cm" fo:margin-right="0cm" fo:text-indent="0cm" style:auto-text-indent="false" fo:background-color="transparent"/>
      <style:text-properties style:font-name="Liberation Serif" officeooo:rsid="013750e6" officeooo:paragraph-rsid="03a37d14"/>
    </style:style>
    <style:style style:name="P363" style:family="paragraph" style:parent-style-name="Standard">
      <loext:graphic-properties draw:fill="none"/>
      <style:paragraph-properties fo:margin-left="0.7cm" fo:margin-right="0cm" fo:text-indent="0cm" style:auto-text-indent="false" fo:background-color="transparent"/>
      <style:text-properties style:font-name="Liberation Serif" officeooo:rsid="001e727f" officeooo:paragraph-rsid="03a37d14"/>
    </style:style>
    <style:style style:name="P364" style:family="paragraph" style:parent-style-name="Standard">
      <loext:graphic-properties draw:fill="none"/>
      <style:paragraph-properties fo:margin-left="0.7cm" fo:margin-right="0cm" fo:text-indent="0cm" style:auto-text-indent="false" fo:background-color="transparent"/>
      <style:text-properties style:font-name="Liberation Serif" officeooo:rsid="00204fed" officeooo:paragraph-rsid="03a37d14"/>
    </style:style>
    <style:style style:name="P365" style:family="paragraph" style:parent-style-name="Standard">
      <loext:graphic-properties draw:fill="none"/>
      <style:paragraph-properties fo:margin-left="0.7cm" fo:margin-right="0cm" fo:text-indent="0cm" style:auto-text-indent="false" fo:background-color="transparent"/>
      <style:text-properties style:font-name="Liberation Serif" officeooo:rsid="03a54330" officeooo:paragraph-rsid="03a54330"/>
    </style:style>
    <style:style style:name="P366" style:family="paragraph" style:parent-style-name="Standard">
      <loext:graphic-properties draw:fill="none"/>
      <style:paragraph-properties fo:margin-left="0.7cm" fo:margin-right="0cm" fo:text-indent="0cm" style:auto-text-indent="false" fo:background-color="transparent"/>
      <style:text-properties style:font-name="Liberation Serif" style:text-underline-style="solid" style:text-underline-type="double" style:text-underline-width="auto" style:text-underline-color="font-color" officeooo:rsid="001c9e25" officeooo:paragraph-rsid="03a37d14"/>
    </style:style>
    <style:style style:name="P367" style:family="paragraph" style:parent-style-name="Standard">
      <loext:graphic-properties draw:fill="none"/>
      <style:paragraph-properties fo:margin-left="0.7cm" fo:margin-right="0cm" fo:text-indent="0cm" style:auto-text-indent="false"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Liberation Serif" fo:font-size="12pt" officeooo:rsid="04cda27f" officeooo:paragraph-rsid="04cda27f"/>
    </style:style>
    <style:style style:name="P368" style:family="paragraph" style:parent-style-name="Standard">
      <loext:graphic-properties draw:fill="none"/>
      <style:paragraph-properties fo:margin-left="0.7cm" fo:margin-right="0cm" fo:text-indent="0cm" style:auto-text-indent="false" fo:background-color="transparent"/>
      <style:text-properties style:font-name="Liberation Serif" officeooo:rsid="03ad2529" officeooo:paragraph-rsid="03b4a331"/>
    </style:style>
    <style:style style:name="P369" style:family="paragraph" style:parent-style-name="Standard">
      <loext:graphic-properties draw:fill="none"/>
      <style:paragraph-properties fo:margin-left="0.7cm" fo:margin-right="0cm" fo:text-indent="0cm" style:auto-text-indent="false" fo:background-color="transparent"/>
      <style:text-properties officeooo:rsid="027b6bd6" officeooo:paragraph-rsid="027b6bd6"/>
    </style:style>
    <style:style style:name="P370" style:family="paragraph" style:parent-style-name="Standard">
      <loext:graphic-properties draw:fill="none"/>
      <style:paragraph-properties fo:margin-left="0.7cm" fo:margin-right="0cm" fo:text-indent="0cm" style:auto-text-indent="false" fo:background-color="transparent"/>
      <style:text-properties officeooo:rsid="03d1f093" officeooo:paragraph-rsid="03d1f093"/>
    </style:style>
    <style:style style:name="P371" style:family="paragraph" style:parent-style-name="Standard">
      <loext:graphic-properties draw:fill="none"/>
      <style:paragraph-properties fo:margin-left="0.7cm" fo:margin-right="0cm" fo:text-indent="0cm" style:auto-text-indent="false" fo:background-color="transparent"/>
      <style:text-properties officeooo:rsid="03e75db8" officeooo:paragraph-rsid="03e75db8"/>
    </style:style>
    <style:style style:name="P372" style:family="paragraph" style:parent-style-name="Standard">
      <loext:graphic-properties draw:fill="none"/>
      <style:paragraph-properties fo:margin-left="0.7cm" fo:margin-right="0cm" fo:text-indent="0cm" style:auto-text-indent="false" fo:background-color="transparent"/>
      <style:text-properties officeooo:paragraph-rsid="02ec5134"/>
    </style:style>
    <style:style style:name="P373" style:family="paragraph" style:parent-style-name="Standard">
      <loext:graphic-properties draw:fill="none"/>
      <style:paragraph-properties fo:margin-left="0.7cm" fo:margin-right="0cm" fo:text-indent="0cm" style:auto-text-indent="false" fo:background-color="transparent"/>
      <style:text-properties officeooo:rsid="0420d504" officeooo:paragraph-rsid="0420d504"/>
    </style:style>
    <style:style style:name="P374" style:family="paragraph" style:parent-style-name="Standard">
      <loext:graphic-properties draw:fill="none"/>
      <style:paragraph-properties fo:margin-left="0.7cm" fo:margin-right="0cm" fo:text-indent="0cm" style:auto-text-indent="false" fo:background-color="transparent"/>
      <style:text-properties officeooo:rsid="0455b3dc" officeooo:paragraph-rsid="0455b3dc"/>
    </style:style>
    <style:style style:name="P375" style:family="paragraph" style:parent-style-name="Standard">
      <loext:graphic-properties draw:fill="none"/>
      <style:paragraph-properties fo:margin-left="0.7cm" fo:margin-right="0cm" fo:text-indent="0cm" style:auto-text-indent="false" fo:background-color="transparent"/>
      <style:text-properties officeooo:rsid="001c9e25" officeooo:paragraph-rsid="046c59b5" fo:background-color="transparent"/>
    </style:style>
    <style:style style:name="P376" style:family="paragraph" style:parent-style-name="Standard">
      <loext:graphic-properties draw:fill="none"/>
      <style:paragraph-properties fo:margin-left="0.7cm" fo:margin-right="0cm" fo:text-indent="0cm" style:auto-text-indent="false" fo:background-color="transparent"/>
      <style:text-properties officeooo:rsid="043f5c9c" officeooo:paragraph-rsid="046ca74e" fo:background-color="transparent"/>
    </style:style>
    <style:style style:name="P377" style:family="paragraph" style:parent-style-name="Standard">
      <loext:graphic-properties draw:fill="none"/>
      <style:paragraph-properties fo:margin-left="0.7cm" fo:margin-right="0cm" fo:text-indent="0cm" style:auto-text-indent="false" fo:background-color="transparent"/>
      <style:text-properties officeooo:rsid="043f5c9c" officeooo:paragraph-rsid="046e3c29" fo:background-color="transparent"/>
    </style:style>
    <style:style style:name="P378" style:family="paragraph" style:parent-style-name="Standard">
      <loext:graphic-properties draw:fill="none"/>
      <style:paragraph-properties fo:margin-left="0.7cm" fo:margin-right="0cm" fo:text-indent="0cm" style:auto-text-indent="false" fo:background-color="transparent"/>
      <style:text-properties officeooo:rsid="0407e805" officeooo:paragraph-rsid="0483be92"/>
    </style:style>
    <style:style style:name="P379" style:family="paragraph" style:parent-style-name="Standard">
      <loext:graphic-properties draw:fill="none"/>
      <style:paragraph-properties fo:margin-left="0.7cm" fo:margin-right="0cm" fo:text-indent="0cm" style:auto-text-indent="false" fo:background-color="transparent"/>
      <style:text-properties officeooo:rsid="04868c68" officeooo:paragraph-rsid="04868c68"/>
    </style:style>
    <style:style style:name="P380" style:family="paragraph" style:parent-style-name="Standard">
      <loext:graphic-properties draw:fill="none"/>
      <style:paragraph-properties fo:margin-left="0.7cm" fo:margin-right="0cm" fo:text-indent="0cm" style:auto-text-indent="false" fo:background-color="transparent"/>
      <style:text-properties officeooo:rsid="0488f2c5" officeooo:paragraph-rsid="0488f2c5"/>
    </style:style>
    <style:style style:name="P381" style:family="paragraph" style:parent-style-name="Standard">
      <loext:graphic-properties draw:fill="none"/>
      <style:paragraph-properties fo:margin-left="0.7cm" fo:margin-right="0cm" fo:text-indent="0cm" style:auto-text-indent="false" fo:background-color="transparent"/>
      <style:text-properties officeooo:rsid="04afd646" officeooo:paragraph-rsid="04afd646"/>
    </style:style>
    <style:style style:name="P382" style:family="paragraph" style:parent-style-name="Standard">
      <loext:graphic-properties draw:fill="none"/>
      <style:paragraph-properties fo:margin-left="0.7cm" fo:margin-right="0cm" fo:text-indent="0cm" style:auto-text-indent="false" fo:background-color="transparent"/>
      <style:text-properties officeooo:paragraph-rsid="0155201b"/>
    </style:style>
    <style:style style:name="P383" style:family="paragraph" style:parent-style-name="Standard">
      <loext:graphic-properties draw:fill="none"/>
      <style:paragraph-properties fo:margin-left="0.7cm" fo:margin-right="0cm" fo:text-indent="0cm" style:auto-text-indent="false" fo:background-color="transparent"/>
      <style:text-properties officeooo:rsid="04c2d078" officeooo:paragraph-rsid="04c2d078"/>
    </style:style>
    <style:style style:name="P384" style:family="paragraph" style:parent-style-name="Standard">
      <loext:graphic-properties draw:fill="none"/>
      <style:paragraph-properties fo:margin-left="0.7cm" fo:margin-right="0cm" fo:text-indent="0cm" style:auto-text-indent="false" fo:background-color="transparent"/>
      <style:text-properties officeooo:rsid="04c2d078" officeooo:paragraph-rsid="04c54e51"/>
    </style:style>
    <style:style style:name="P385" style:family="paragraph" style:parent-style-name="Standard">
      <loext:graphic-properties draw:fill="none"/>
      <style:paragraph-properties fo:margin-left="0.7cm" fo:margin-right="0cm" fo:text-indent="0cm" style:auto-text-indent="false" fo:background-color="transparent"/>
      <style:text-properties officeooo:rsid="04c54e51" officeooo:paragraph-rsid="04c54e51"/>
    </style:style>
    <style:style style:name="P386" style:family="paragraph" style:parent-style-name="Standard">
      <loext:graphic-properties draw:fill="none"/>
      <style:paragraph-properties fo:margin-left="0.7cm" fo:margin-right="0cm" fo:text-indent="0cm" style:auto-text-indent="false" fo:background-color="transparent"/>
      <style:text-properties officeooo:rsid="04c7aac1" officeooo:paragraph-rsid="04c7aac1"/>
    </style:style>
    <style:style style:name="P387" style:family="paragraph" style:parent-style-name="Standard">
      <loext:graphic-properties draw:fill="none"/>
      <style:paragraph-properties fo:margin-left="0.7cm" fo:margin-right="0cm" fo:text-indent="0cm" style:auto-text-indent="false" fo:background-color="transparent"/>
      <style:text-properties officeooo:rsid="04c9313a" officeooo:paragraph-rsid="04c9313a"/>
    </style:style>
    <style:style style:name="P388" style:family="paragraph" style:parent-style-name="Standard">
      <loext:graphic-properties draw:fill="none"/>
      <style:paragraph-properties fo:margin-left="0.7cm" fo:margin-right="0cm" fo:text-indent="0cm" style:auto-text-indent="false" fo:background-color="transparent"/>
      <style:text-properties fo:font-style="italic" officeooo:rsid="0331efa5" officeooo:paragraph-rsid="0331efa5" style:font-style-asian="italic" style:font-style-complex="italic"/>
    </style:style>
    <style:style style:name="P389" style:family="paragraph" style:parent-style-name="Standard">
      <loext:graphic-properties draw:fill="none"/>
      <style:paragraph-properties fo:margin-left="0.7cm" fo:margin-right="0cm" fo:text-indent="0cm" style:auto-text-indent="false" fo:background-color="transparent"/>
      <style:text-properties officeooo:rsid="03a0679b" officeooo:paragraph-rsid="03a0679b"/>
    </style:style>
    <style:style style:name="P390" style:family="paragraph" style:parent-style-name="Standard">
      <loext:graphic-properties draw:fill="none"/>
      <style:paragraph-properties fo:margin-left="0.7cm" fo:margin-right="0cm" fo:text-indent="0cm" style:auto-text-indent="false" fo:background-color="transparent"/>
      <style:text-properties officeooo:rsid="04c862c3" officeooo:paragraph-rsid="04c7aac1"/>
    </style:style>
    <style:style style:name="P391" style:family="paragraph" style:parent-style-name="Standard">
      <loext:graphic-properties draw:fill="none"/>
      <style:paragraph-properties fo:margin-left="0.7cm" fo:margin-right="0cm" fo:text-indent="0cm" style:auto-text-indent="false" fo:background-color="transparent"/>
      <style:text-properties officeooo:rsid="04ccc261" officeooo:paragraph-rsid="04ccc261"/>
    </style:style>
    <style:style style:name="P392" style:family="paragraph" style:parent-style-name="Standard">
      <loext:graphic-properties draw:fill="none"/>
      <style:paragraph-properties fo:margin-left="0.7cm" fo:margin-right="0cm" fo:text-indent="0cm" style:auto-text-indent="false" fo:background-color="transparent"/>
      <style:text-properties officeooo:rsid="04ccc261" officeooo:paragraph-rsid="04cda27f"/>
    </style:style>
    <style:style style:name="P393" style:family="paragraph" style:parent-style-name="Standard">
      <loext:graphic-properties draw:fill="none"/>
      <style:paragraph-properties fo:margin-left="0.7cm" fo:margin-right="0cm" fo:text-indent="0cm" style:auto-text-indent="false" fo:background-color="transparent"/>
      <style:text-properties officeooo:rsid="04cda27f" officeooo:paragraph-rsid="04cda27f"/>
    </style:style>
    <style:style style:name="P394" style:family="paragraph" style:parent-style-name="Standard">
      <loext:graphic-properties draw:fill="none"/>
      <style:paragraph-properties fo:margin-left="0.7cm" fo:margin-right="0cm" fo:text-indent="0cm" style:auto-text-indent="false" fo:background-color="transparent"/>
      <style:text-properties officeooo:rsid="0329fa02" officeooo:paragraph-rsid="0356c3fb"/>
    </style:style>
    <style:style style:name="P395" style:family="paragraph" style:parent-style-name="Standard">
      <loext:graphic-properties draw:fill="none"/>
      <style:paragraph-properties fo:margin-left="0.7cm" fo:margin-right="0cm" fo:text-indent="0cm" style:auto-text-indent="false" fo:background-color="transparent"/>
      <style:text-properties officeooo:paragraph-rsid="04d3a061"/>
    </style:style>
    <style:style style:name="P396" style:family="paragraph" style:parent-style-name="Standard">
      <loext:graphic-properties draw:fill="none"/>
      <style:paragraph-properties fo:margin-left="0.7cm" fo:margin-right="0cm" fo:text-indent="0cm" style:auto-text-indent="false" fo:background-color="transparent"/>
      <style:text-properties officeooo:paragraph-rsid="04d58437"/>
    </style:style>
    <style:style style:name="P397" style:family="paragraph" style:parent-style-name="Standard">
      <loext:graphic-properties draw:fill="none"/>
      <style:paragraph-properties fo:margin-left="0.7cm" fo:margin-right="0cm" fo:text-indent="0cm" style:auto-text-indent="false" fo:background-color="transparent"/>
      <style:text-properties officeooo:rsid="01e209b5" officeooo:paragraph-rsid="01e3b005"/>
    </style:style>
    <style:style style:name="P398" style:family="paragraph" style:parent-style-name="Standard">
      <loext:graphic-properties draw:fill="none"/>
      <style:paragraph-properties fo:margin-left="0.7cm" fo:margin-right="0cm" fo:text-indent="0cm" style:auto-text-indent="false" fo:background-color="transparent"/>
      <style:text-properties officeooo:rsid="04dc9ec3" officeooo:paragraph-rsid="04dc9ec3"/>
    </style:style>
    <style:style style:name="P399" style:family="paragraph" style:parent-style-name="Standard">
      <loext:graphic-properties draw:fill="none"/>
      <style:paragraph-properties fo:margin-left="0.7cm" fo:margin-right="0cm" fo:text-indent="0cm" style:auto-text-indent="false" fo:background-color="transparent"/>
      <style:text-properties officeooo:rsid="02251b26" officeooo:paragraph-rsid="022abf9c"/>
    </style:style>
    <style:style style:name="P400" style:family="paragraph" style:parent-style-name="Standard">
      <loext:graphic-properties draw:fill="none"/>
      <style:paragraph-properties fo:margin-left="0.7cm" fo:margin-right="0cm" fo:text-indent="0cm" style:auto-text-indent="false" fo:background-color="transparent"/>
      <style:text-properties officeooo:rsid="021e8985" officeooo:paragraph-rsid="02205aa7"/>
    </style:style>
    <style:style style:name="P401" style:family="paragraph" style:parent-style-name="Standard">
      <loext:graphic-properties draw:fill="none"/>
      <style:paragraph-properties fo:margin-left="0.7cm" fo:margin-right="0cm" fo:text-indent="0cm" style:auto-text-indent="false" fo:background-color="transparent"/>
      <style:text-properties officeooo:rsid="0376645c" officeooo:paragraph-rsid="038e84d3"/>
    </style:style>
    <style:style style:name="P402" style:family="paragraph" style:parent-style-name="Standard">
      <loext:graphic-properties draw:fill="none"/>
      <style:paragraph-properties fo:margin-left="0.7cm" fo:margin-right="0cm" fo:text-indent="0cm" style:auto-text-indent="false" fo:background-color="transparent"/>
      <style:text-properties officeooo:rsid="03999264" officeooo:paragraph-rsid="039f29e7"/>
    </style:style>
    <style:style style:name="P403" style:family="paragraph" style:parent-style-name="Standard">
      <loext:graphic-properties draw:fill="none"/>
      <style:paragraph-properties fo:margin-left="0.7cm" fo:margin-right="0cm" fo:text-indent="0cm" style:auto-text-indent="false" fo:background-color="transparent"/>
      <style:text-properties officeooo:rsid="037b14fa" officeooo:paragraph-rsid="039f29e7"/>
    </style:style>
    <style:style style:name="P404" style:family="paragraph" style:parent-style-name="Standard">
      <loext:graphic-properties draw:fill="none"/>
      <style:paragraph-properties fo:margin-left="0.7cm" fo:margin-right="0cm" fo:text-indent="0cm" style:auto-text-indent="false" fo:background-color="transparent"/>
      <style:text-properties officeooo:rsid="009d30a3" officeooo:paragraph-rsid="009d30a3"/>
    </style:style>
    <style:style style:name="P405" style:family="paragraph" style:parent-style-name="Standard">
      <loext:graphic-properties draw:fill="none"/>
      <style:paragraph-properties fo:margin-left="0.7cm" fo:margin-right="0cm" fo:text-indent="0cm" style:auto-text-indent="false" fo:background-color="transparent"/>
      <style:text-properties officeooo:rsid="027b309b" officeooo:paragraph-rsid="03c5fbe3"/>
    </style:style>
    <style:style style:name="P406" style:family="paragraph" style:parent-style-name="Standard">
      <loext:graphic-properties draw:fill="none"/>
      <style:paragraph-properties fo:margin-left="0.7cm" fo:margin-right="0cm" fo:text-indent="0cm" style:auto-text-indent="false" fo:background-color="transparent"/>
      <style:text-properties officeooo:rsid="03c5fbe3" officeooo:paragraph-rsid="03c5fbe3"/>
    </style:style>
    <style:style style:name="P407" style:family="paragraph" style:parent-style-name="Standard">
      <loext:graphic-properties draw:fill="none"/>
      <style:paragraph-properties fo:margin-left="0.7cm" fo:margin-right="0cm" fo:text-indent="0cm" style:auto-text-indent="false" fo:background-color="transparent"/>
      <style:text-properties officeooo:rsid="02a26bdd" officeooo:paragraph-rsid="02a7207f"/>
    </style:style>
    <style:style style:name="P408" style:family="paragraph" style:parent-style-name="Standard">
      <loext:graphic-properties draw:fill="none"/>
      <style:paragraph-properties fo:margin-left="0.7cm" fo:margin-right="0cm" fo:text-indent="0cm" style:auto-text-indent="false" fo:background-color="transparent"/>
      <style:text-properties officeooo:rsid="02bd03c8" officeooo:paragraph-rsid="02be132f"/>
    </style:style>
    <style:style style:name="P409" style:family="paragraph" style:parent-style-name="Standard">
      <loext:graphic-properties draw:fill="none"/>
      <style:paragraph-properties fo:margin-left="0.7cm" fo:margin-right="0cm" fo:text-indent="0cm" style:auto-text-indent="false" fo:background-color="transparent"/>
      <style:text-properties officeooo:rsid="0495e9db" officeooo:paragraph-rsid="0495fa44"/>
    </style:style>
    <style:style style:name="P410"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1c9e25" officeooo:paragraph-rsid="002e4812"/>
    </style:style>
    <style:style style:name="P411" style:family="paragraph" style:parent-style-name="Standard">
      <loext:graphic-properties draw:fill="none"/>
      <style:paragraph-properties fo:margin-left="2cm" fo:margin-right="0cm" fo:text-indent="0cm" style:auto-text-indent="false" fo:background-color="transparent"/>
      <style:text-properties officeooo:rsid="001c9e25" officeooo:paragraph-rsid="002e4812"/>
    </style:style>
    <style:style style:name="P412" style:family="paragraph" style:parent-style-name="Standard">
      <loext:graphic-properties draw:fill="none"/>
      <style:paragraph-properties fo:margin-left="2cm" fo:margin-right="0cm" fo:text-indent="0cm" style:auto-text-indent="false" fo:background-color="transparent"/>
      <style:text-properties officeooo:rsid="0038d96f" officeooo:paragraph-rsid="0038d96f"/>
    </style:style>
    <style:style style:name="P413" style:family="paragraph" style:parent-style-name="Text_20_body">
      <style:text-properties officeooo:rsid="003eaf33" officeooo:paragraph-rsid="003eaf33"/>
    </style:style>
    <style:style style:name="P414" style:family="paragraph" style:parent-style-name="Text_20_body">
      <style:text-properties officeooo:rsid="01a093dc" officeooo:paragraph-rsid="01a093dc"/>
    </style:style>
    <style:style style:name="P415" style:family="paragraph" style:parent-style-name="Text_20_body">
      <style:text-properties officeooo:rsid="02c5c6e6" officeooo:paragraph-rsid="02c5c6e6"/>
    </style:style>
    <style:style style:name="P416" style:family="paragraph" style:parent-style-name="Text_20_body">
      <style:text-properties officeooo:rsid="02c6eddb" officeooo:paragraph-rsid="02c6eddb"/>
    </style:style>
    <style:style style:name="P417" style:family="paragraph" style:parent-style-name="Text_20_body">
      <style:text-properties officeooo:rsid="02f20f4d" officeooo:paragraph-rsid="02f20f4d"/>
    </style:style>
    <style:style style:name="P418" style:family="paragraph" style:parent-style-name="Text_20_body">
      <style:text-properties officeooo:rsid="02f34fde" officeooo:paragraph-rsid="02f34fde"/>
    </style:style>
    <style:style style:name="P419" style:family="paragraph" style:parent-style-name="Text_20_body">
      <style:text-properties officeooo:rsid="02f44904" officeooo:paragraph-rsid="02f44904"/>
    </style:style>
    <style:style style:name="P420" style:family="paragraph" style:parent-style-name="Text_20_body">
      <style:text-properties officeooo:paragraph-rsid="01513cf1" fo:background-color="#81d41a"/>
    </style:style>
    <style:style style:name="P421" style:family="paragraph" style:parent-style-name="Text_20_body">
      <style:text-properties officeooo:paragraph-rsid="014f0aba" fo:background-color="#81d41a"/>
    </style:style>
    <style:style style:name="P422" style:family="paragraph" style:parent-style-name="Text_20_body">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paragraph-rsid="03e6501d"/>
    </style:style>
    <style:style style:name="P423" style:family="paragraph" style:parent-style-name="Text_20_body">
      <style:text-properties officeooo:rsid="04698aef" officeooo:paragraph-rsid="04698aef" fo:background-color="transparent"/>
    </style:style>
    <style:style style:name="P424" style:family="paragraph" style:parent-style-name="Text_20_body">
      <style:text-properties officeooo:rsid="0454f41b" officeooo:paragraph-rsid="0454f41b"/>
    </style:style>
    <style:style style:name="P425" style:family="paragraph" style:parent-style-name="Text_20_body">
      <style:text-properties officeooo:paragraph-rsid="0404885a"/>
    </style:style>
    <style:style style:name="P426" style:family="paragraph" style:parent-style-name="Text_20_body">
      <style:text-properties officeooo:rsid="048a1e33" officeooo:paragraph-rsid="048a1e33"/>
    </style:style>
    <style:style style:name="P427" style:family="paragraph" style:parent-style-name="Text_20_body">
      <style:text-properties officeooo:rsid="01a4372c" officeooo:paragraph-rsid="01a4372c"/>
    </style:style>
    <style:style style:name="P428" style:family="paragraph" style:parent-style-name="Text_20_body">
      <style:text-properties officeooo:rsid="01819cef" officeooo:paragraph-rsid="01819cef"/>
    </style:style>
    <style:style style:name="P429" style:family="paragraph" style:parent-style-name="Text_20_body">
      <style:text-properties style:text-underline-style="none" officeooo:rsid="043ec30c" officeooo:paragraph-rsid="043ec30c" fo:background-color="transparent"/>
    </style:style>
    <style:style style:name="P430" style:family="paragraph" style:parent-style-name="Text_20_body">
      <style:text-properties style:text-underline-style="none" officeooo:rsid="043abc83" officeooo:paragraph-rsid="043abc83" fo:background-color="transparent"/>
    </style:style>
    <style:style style:name="P431" style:family="paragraph" style:parent-style-name="Text_20_body">
      <style:text-properties style:text-underline-style="none" officeooo:rsid="043b02cd" officeooo:paragraph-rsid="043b02cd" fo:background-color="transparent"/>
    </style:style>
    <style:style style:name="P432" style:family="paragraph" style:parent-style-name="Text_20_body">
      <style:text-properties officeooo:paragraph-rsid="04ccc261"/>
    </style:style>
    <style:style style:name="P433" style:family="paragraph" style:parent-style-name="Standard">
      <style:paragraph-properties fo:break-before="page"/>
      <style:text-properties officeooo:rsid="00143ffa" officeooo:paragraph-rsid="00143ffa"/>
    </style:style>
    <style:style style:name="P434" style:family="paragraph" style:parent-style-name="Standard">
      <style:paragraph-properties fo:break-before="page">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4493e8f" officeooo:paragraph-rsid="04493e8f"/>
    </style:style>
    <style:style style:name="P435" style:family="paragraph" style:parent-style-name="Standard">
      <style:paragraph-properties fo:break-before="page"/>
      <style:text-properties fo:font-weight="bold" officeooo:rsid="00143ffa" officeooo:paragraph-rsid="00143ffa" style:font-weight-asian="bold" style:font-weight-complex="bold"/>
    </style:style>
    <style:style style:name="P436" style:family="paragraph" style:parent-style-name="Standard" style:master-page-name="">
      <loext:graphic-properties draw:fill="none"/>
      <style:paragraph-properties fo:margin-left="1.9cm" fo:margin-right="0cm" fo:text-indent="0cm" style:auto-text-indent="false" style:page-number="auto"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officeooo:rsid="00143ffa" officeooo:paragraph-rsid="00c9dddf"/>
    </style:style>
    <style:style style:name="P437" style:family="paragraph" style:parent-style-name="Standard" style:master-page-name="">
      <loext:graphic-properties draw:fill="none"/>
      <style:paragraph-properties fo:margin-left="0.801cm" fo:margin-right="0cm" fo:text-indent="0cm" style:auto-text-indent="false" style:page-number="auto" fo:background-color="transparent">
        <style:tab-stops>
          <style:tab-stop style:position="0.459cm"/>
        </style:tab-stops>
      </style:paragraph-properties>
      <style:text-properties officeooo:rsid="001c9e25" officeooo:paragraph-rsid="010aeb92"/>
    </style:style>
    <style:style style:name="P438" style:family="paragraph" style:parent-style-name="Standard">
      <loext:graphic-properties draw:fill="none"/>
      <style:paragraph-properties fo:margin-left="0.801cm" fo:margin-right="0cm" fo:text-indent="0cm" style:auto-text-indent="false" fo:background-color="transparent">
        <style:tab-stops>
          <style:tab-stop style:position="0.459cm"/>
        </style:tab-stops>
      </style:paragraph-properties>
      <style:text-properties officeooo:rsid="001c9e25" officeooo:paragraph-rsid="010aeb92"/>
    </style:style>
    <style:style style:name="P439" style:family="paragraph" style:parent-style-name="Standard" style:master-page-name="">
      <loext:graphic-properties draw:fill="none"/>
      <style:paragraph-properties fo:margin-left="2.101cm" fo:margin-right="0cm" fo:text-indent="0cm" style:auto-text-indent="false" style:page-number="auto" fo:background-color="transparent"/>
      <style:text-properties officeooo:rsid="001c9e25" officeooo:paragraph-rsid="00251b76"/>
    </style:style>
    <style:style style:name="P440" style:family="paragraph" style:parent-style-name="Standard">
      <loext:graphic-properties draw:fill="none"/>
      <style:paragraph-properties fo:margin-left="2.101cm" fo:margin-right="0cm" fo:text-indent="0cm" style:auto-text-indent="false" fo:background-color="transparent"/>
      <style:text-properties officeooo:rsid="001c9e25" officeooo:paragraph-rsid="00251b76"/>
    </style:style>
    <style:style style:name="P441" style:family="paragraph" style:parent-style-name="Standard" style:master-page-name="">
      <loext:graphic-properties draw:fill="none"/>
      <style:paragraph-properties fo:margin-left="3cm" fo:margin-right="0cm" fo:text-indent="0cm" style:auto-text-indent="false" style:page-number="auto" fo:background-color="transparent"/>
      <style:text-properties officeooo:rsid="001c9e25" officeooo:paragraph-rsid="018a26bf"/>
    </style:style>
    <style:style style:name="P442" style:family="paragraph" style:parent-style-name="Standard" style:master-page-name="">
      <loext:graphic-properties draw:fill="none"/>
      <style:paragraph-properties fo:margin-left="-0.101cm" fo:margin-right="0cm" fo:text-indent="0cm" style:auto-text-indent="false" style:page-number="auto" fo:background-color="transparent"/>
      <style:text-properties officeooo:rsid="001c9e25" officeooo:paragraph-rsid="02b292d6"/>
    </style:style>
    <style:style style:name="P443" style:family="paragraph" style:parent-style-name="Contents_20_1">
      <style:paragraph-properties>
        <style:tab-stops>
          <style:tab-stop style:position="17cm" style:type="right" style:leader-style="dotted" style:leader-text="."/>
        </style:tab-stops>
      </style:paragraph-properties>
    </style:style>
    <style:style style:name="P444" style:family="paragraph" style:parent-style-name="Contents_20_2">
      <style:paragraph-properties>
        <style:tab-stops>
          <style:tab-stop style:position="17cm" style:type="right" style:leader-style="dotted" style:leader-text="."/>
        </style:tab-stops>
      </style:paragraph-properties>
    </style:style>
    <style:style style:name="P445" style:family="paragraph" style:parent-style-name="Heading_20_2">
      <style:text-properties fo:background-color="#ffff00"/>
    </style:style>
    <style:style style:name="P446" style:family="paragraph" style:parent-style-name="Heading_20_2">
      <style:text-properties fo:background-color="#81d41a"/>
    </style:style>
    <style:style style:name="P447" style:family="paragraph" style:parent-style-name="Heading_20_2">
      <style:paragraph-properties>
        <style:tab-stops>
          <style:tab-stop style:position="10.478cm"/>
        </style:tab-stops>
      </style:paragraph-properties>
      <style:text-properties fo:background-color="#81d41a"/>
    </style:style>
    <style:style style:name="P448" style:family="paragraph" style:parent-style-name="Heading_20_2">
      <style:text-properties officeooo:paragraph-rsid="014f0aba" fo:background-color="#81d41a"/>
    </style:style>
    <style:style style:name="P449" style:family="paragraph" style:parent-style-name="Heading_20_2">
      <style:text-properties officeooo:paragraph-rsid="0150b3a0" fo:background-color="#81d41a"/>
    </style:style>
    <style:style style:name="P450" style:family="paragraph" style:parent-style-name="Heading_20_2">
      <style:text-properties officeooo:paragraph-rsid="01513cf1" fo:background-color="#81d41a"/>
    </style:style>
    <style:style style:name="P451" style:family="paragraph" style:parent-style-name="Heading_20_2">
      <style:text-properties officeooo:paragraph-rsid="014f0aba"/>
    </style:style>
    <style:style style:name="P452" style:family="paragraph" style:parent-style-name="Heading_20_2">
      <style:text-properties officeooo:paragraph-rsid="0150b3a0"/>
    </style:style>
    <style:style style:name="P453" style:family="paragraph" style:parent-style-name="Heading_20_1">
      <style:paragraph-properties fo:text-align="center" style:justify-single-word="false"/>
      <style:text-properties officeooo:rsid="04ccc261" officeooo:paragraph-rsid="04ccc261"/>
    </style:style>
    <style:style style:name="P454" style:family="paragraph" style:parent-style-name="Heading_20_1" style:list-style-name=""/>
    <style:style style:name="P455" style:family="paragraph" style:parent-style-name="Heading_20_1">
      <style:text-properties style:font-name="Helvetica" fo:font-size="12pt" officeooo:rsid="0014fafc"/>
    </style:style>
    <style:style style:name="P456" style:family="paragraph" style:parent-style-name="Heading_20_1">
      <style:paragraph-properties fo:break-before="page"/>
      <style:text-properties officeooo:rsid="001622d6"/>
    </style:style>
    <style:style style:name="P457" style:family="paragraph" style:parent-style-name="Standard" style:list-style-name="L1">
      <style:text-properties fo:font-weight="normal" officeooo:rsid="00143ffa" officeooo:paragraph-rsid="04cf9d3c" style:font-weight-asian="normal" style:font-weight-complex="normal"/>
    </style:style>
    <style:style style:name="P458" style:family="paragraph" style:parent-style-name="Standard" style:list-style-name="L2">
      <loext:graphic-properties draw:fill="none"/>
      <style:paragraph-properties fo:background-color="transparent"/>
      <style:text-properties officeooo:rsid="035a1090" officeooo:paragraph-rsid="0366697f"/>
    </style:style>
    <style:style style:name="P459" style:family="paragraph" style:parent-style-name="Standard" style:list-style-name="L3">
      <loext:graphic-properties draw:fill="none"/>
      <style:paragraph-properties fo:background-color="transparent"/>
      <style:text-properties officeooo:paragraph-rsid="0212a492"/>
    </style:style>
    <style:style style:name="P460" style:family="paragraph" style:parent-style-name="Standard" style:list-style-name="L3">
      <loext:graphic-properties draw:fill="none"/>
      <style:paragraph-properties fo:background-color="transparent"/>
      <style:text-properties officeooo:rsid="0212516a" officeooo:paragraph-rsid="0212a492"/>
    </style:style>
    <style:style style:name="P461" style:family="paragraph" style:parent-style-name="Standard" style:list-style-name="L4">
      <loext:graphic-properties draw:fill="none"/>
      <style:paragraph-properties fo:background-color="transparent"/>
      <style:text-properties fo:font-style="italic" officeooo:rsid="001c9e25" officeooo:paragraph-rsid="02ab51d3" style:font-style-asian="italic" style:font-style-complex="italic"/>
    </style:style>
    <style:style style:name="P462" style:family="paragraph" style:parent-style-name="Standard" style:list-style-name="L5">
      <loext:graphic-properties draw:fill="none"/>
      <style:paragraph-properties fo:background-color="transparent"/>
      <style:text-properties officeooo:rsid="001c9e25" officeooo:paragraph-rsid="02bd03c8"/>
    </style:style>
    <style:style style:name="P463" style:family="paragraph" style:parent-style-name="Standard" style:list-style-name="L9">
      <loext:graphic-properties draw:fill="none"/>
      <style:paragraph-properties fo:background-color="transparent"/>
      <style:text-properties officeooo:rsid="001c9e25" officeooo:paragraph-rsid="02f8e797"/>
    </style:style>
    <style:style style:name="P464" style:family="paragraph" style:parent-style-name="Standard" style:list-style-name="L6">
      <loext:graphic-properties draw:fill="none"/>
      <style:paragraph-properties fo:background-color="transparent"/>
      <style:text-properties officeooo:rsid="02cea3bf" officeooo:paragraph-rsid="02cea3bf"/>
    </style:style>
    <style:style style:name="P465" style:family="paragraph" style:parent-style-name="Standard" style:list-style-name="L7">
      <loext:graphic-properties draw:fill="none"/>
      <style:paragraph-properties fo:background-color="transparent"/>
      <style:text-properties officeooo:rsid="00204fed" officeooo:paragraph-rsid="02c7b940"/>
    </style:style>
    <style:style style:name="P466" style:family="paragraph" style:parent-style-name="Standard" style:list-style-name="L8">
      <loext:graphic-properties draw:fill="none"/>
      <style:paragraph-properties fo:background-color="transparent"/>
      <style:text-properties officeooo:rsid="02fa3447" officeooo:paragraph-rsid="02fa3447"/>
    </style:style>
    <style:style style:name="P467" style:family="paragraph" style:parent-style-name="Standard" style:list-style-name="L8">
      <loext:graphic-properties draw:fill="none"/>
      <style:paragraph-properties fo:background-color="transparent"/>
      <style:text-properties officeooo:rsid="02fbc75d" officeooo:paragraph-rsid="02fbc75d"/>
    </style:style>
    <style:style style:name="P468" style:family="paragraph" style:parent-style-name="Standard" style:list-style-name="L8">
      <loext:graphic-properties draw:fill="none"/>
      <style:paragraph-properties fo:background-color="transparent"/>
      <style:text-properties officeooo:rsid="02fd9a37" officeooo:paragraph-rsid="02fd9a37"/>
    </style:style>
    <style:style style:name="P469" style:family="paragraph" style:parent-style-name="Standard" style:list-style-name="L8">
      <loext:graphic-properties draw:fill="none"/>
      <style:paragraph-properties fo:background-color="transparent"/>
      <style:text-properties officeooo:rsid="03013cad" officeooo:paragraph-rsid="03013cad"/>
    </style:style>
    <style:style style:name="P470" style:family="paragraph" style:parent-style-name="Standard" style:list-style-name="L8">
      <loext:graphic-properties draw:fill="none"/>
      <style:paragraph-properties fo:background-color="transparent"/>
      <style:text-properties officeooo:rsid="0302a7d5" officeooo:paragraph-rsid="0302a7d5"/>
    </style:style>
    <style:style style:name="P471" style:family="paragraph" style:parent-style-name="Standard" style:list-style-name="L8">
      <loext:graphic-properties draw:fill="none"/>
      <style:paragraph-properties fo:background-color="transparent"/>
      <style:text-properties officeooo:rsid="03053a9a" officeooo:paragraph-rsid="03053a9a"/>
    </style:style>
    <style:style style:name="P472" style:family="paragraph" style:parent-style-name="Standard" style:list-style-name="L8">
      <loext:graphic-properties draw:fill="none"/>
      <style:paragraph-properties fo:background-color="transparent"/>
      <style:text-properties officeooo:rsid="03089158" officeooo:paragraph-rsid="03089158"/>
    </style:style>
    <style:style style:name="P473" style:family="paragraph" style:parent-style-name="Standard" style:list-style-name="L8">
      <loext:graphic-properties draw:fill="none"/>
      <style:paragraph-properties fo:background-color="transparent"/>
      <style:text-properties officeooo:rsid="030addd2" officeooo:paragraph-rsid="030addd2"/>
    </style:style>
    <style:style style:name="P474" style:family="paragraph" style:parent-style-name="Standard" style:list-style-name="L8">
      <loext:graphic-properties draw:fill="none"/>
      <style:paragraph-properties fo:background-color="transparent"/>
      <style:text-properties officeooo:rsid="030e2679" officeooo:paragraph-rsid="030e2679"/>
    </style:style>
    <style:style style:name="P475" style:family="paragraph" style:parent-style-name="Standard" style:list-style-name="L8">
      <loext:graphic-properties draw:fill="none"/>
      <style:paragraph-properties fo:background-color="transparent"/>
      <style:text-properties officeooo:rsid="03140a5f" officeooo:paragraph-rsid="03140a5f"/>
    </style:style>
    <style:style style:name="P476" style:family="paragraph" style:parent-style-name="Standard" style:list-style-name="L10">
      <loext:graphic-properties draw:fill="none"/>
      <style:paragraph-properties fo:background-color="transparent"/>
      <style:text-properties officeooo:rsid="0314d292" officeooo:paragraph-rsid="0314d292"/>
    </style:style>
    <style:style style:name="P477" style:family="paragraph" style:parent-style-name="Standard" style:list-style-name="L10">
      <loext:graphic-properties draw:fill="none"/>
      <style:paragraph-properties fo:background-color="transparent"/>
      <style:text-properties officeooo:rsid="031579c0" officeooo:paragraph-rsid="031579c0"/>
    </style:style>
    <style:style style:name="T1" style:family="text">
      <style:text-properties officeooo:rsid="0009a3eb"/>
    </style:style>
    <style:style style:name="T2" style:family="text">
      <style:text-properties officeooo:rsid="0007c7a3"/>
    </style:style>
    <style:style style:name="T3" style:family="text">
      <style:text-properties officeooo:rsid="001ab0f2"/>
    </style:style>
    <style:style style:name="T4" style:family="text">
      <style:text-properties fo:font-variant="normal" fo:text-transform="none" fo:color="#000000" style:font-name="Arial" fo:font-size="12pt" fo:letter-spacing="normal" fo:font-style="normal" fo:font-weight="normal"/>
    </style:style>
    <style:style style:name="T5" style:family="text">
      <style:text-properties fo:font-variant="normal" fo:text-transform="none" fo:color="#000000" style:font-name="Arial" fo:font-size="12pt" fo:letter-spacing="normal" fo:font-style="normal" fo:font-weight="normal" officeooo:rsid="00e1f1bf"/>
    </style:style>
    <style:style style:name="T6" style:family="text">
      <style:text-properties fo:font-variant="normal" fo:text-transform="none" fo:color="#000000" style:font-name="Arial" fo:font-size="12pt" fo:letter-spacing="normal" fo:font-style="normal" fo:font-weight="normal" officeooo:rsid="00eb38ab"/>
    </style:style>
    <style:style style:name="T7" style:family="text">
      <style:text-properties fo:font-variant="normal" fo:text-transform="none" fo:color="#000000" style:font-name="Arial" fo:font-size="12pt" fo:letter-spacing="normal" fo:font-style="normal" fo:font-weight="normal" officeooo:rsid="04d3a061"/>
    </style:style>
    <style:style style:name="T8" style:family="text">
      <style:text-properties fo:font-style="normal" style:font-style-asian="normal" style:font-style-complex="normal"/>
    </style:style>
    <style:style style:name="T9" style:family="text">
      <style:text-properties fo:font-style="normal" officeooo:rsid="00285c57" style:font-style-asian="normal" style:font-style-complex="normal"/>
    </style:style>
    <style:style style:name="T10" style:family="text">
      <style:text-properties fo:font-style="normal" officeooo:rsid="002bbe23" style:font-style-asian="normal" style:font-style-complex="normal"/>
    </style:style>
    <style:style style:name="T11" style:family="text">
      <style:text-properties fo:font-style="normal" officeooo:rsid="002e4812" style:font-style-asian="normal" style:font-style-complex="normal"/>
    </style:style>
    <style:style style:name="T12" style:family="text">
      <style:text-properties fo:font-style="normal" officeooo:rsid="03cab048" style:font-style-asian="normal" style:font-style-complex="normal"/>
    </style:style>
    <style:style style:name="T13" style:family="text">
      <style:text-properties fo:font-style="normal" officeooo:rsid="03cbc870" style:font-style-asian="normal" style:font-style-complex="normal"/>
    </style:style>
    <style:style style:name="T14" style:family="text">
      <style:text-properties fo:font-style="normal" officeooo:rsid="03ccf795" style:font-style-asian="normal" style:font-style-complex="normal"/>
    </style:style>
    <style:style style:name="T15" style:family="text">
      <style:text-properties fo:font-style="normal" officeooo:rsid="03d14d89" style:font-style-asian="normal" style:font-style-complex="normal"/>
    </style:style>
    <style:style style:name="T16" style:family="text">
      <style:text-properties fo:font-style="normal" officeooo:rsid="03d48212" style:font-style-asian="normal" style:font-style-complex="normal"/>
    </style:style>
    <style:style style:name="T17" style:family="text">
      <style:text-properties fo:font-style="normal" officeooo:rsid="03ddb186" style:font-style-asian="normal" style:font-style-complex="normal"/>
    </style:style>
    <style:style style:name="T18" style:family="text">
      <style:text-properties officeooo:rsid="001c9e25"/>
    </style:style>
    <style:style style:name="T19" style:family="text">
      <style:text-properties fo:background-color="#ffff00" loext:char-shading-value="0"/>
    </style:style>
    <style:style style:name="T20" style:family="text">
      <style:text-properties officeooo:rsid="001c9e25" fo:background-color="#ffff00" loext:char-shading-value="0"/>
    </style:style>
    <style:style style:name="T21" style:family="text">
      <style:text-properties officeooo:rsid="003ee0e9" fo:background-color="#ffff00" loext:char-shading-value="0"/>
    </style:style>
    <style:style style:name="T22" style:family="text">
      <style:text-properties officeooo:rsid="01fefbba" fo:background-color="#ffff00" loext:char-shading-value="0"/>
    </style:style>
    <style:style style:name="T23" style:family="text">
      <style:text-properties officeooo:rsid="001e727f"/>
    </style:style>
    <style:style style:name="T24" style:family="text">
      <style:text-properties fo:font-style="italic" style:font-style-asian="italic" style:font-style-complex="italic"/>
    </style:style>
    <style:style style:name="T25" style:family="text">
      <style:text-properties fo:font-style="italic" officeooo:rsid="002bbe23" style:font-style-asian="italic" style:font-style-complex="italic"/>
    </style:style>
    <style:style style:name="T26" style:family="text">
      <style:text-properties fo:font-style="italic" officeooo:rsid="011afa61" style:font-style-asian="italic" style:font-style-complex="italic"/>
    </style:style>
    <style:style style:name="T27" style:family="text">
      <style:text-properties fo:font-style="italic" officeooo:rsid="0333bd22" style:font-style-asian="italic" style:font-style-complex="italic"/>
    </style:style>
    <style:style style:name="T28" style:family="text">
      <style:text-properties fo:font-style="italic" officeooo:rsid="0333e473" style:font-style-asian="italic" style:font-style-complex="italic"/>
    </style:style>
    <style:style style:name="T29" style:family="text">
      <style:text-properties fo:font-style="italic" officeooo:rsid="0353d2b7" style:font-style-asian="italic" style:font-style-complex="italic"/>
    </style:style>
    <style:style style:name="T30" style:family="text">
      <style:text-properties fo:font-style="italic" officeooo:rsid="027c7e99" style:font-style-asian="italic" style:font-style-complex="italic"/>
    </style:style>
    <style:style style:name="T31" style:family="text">
      <style:text-properties fo:font-style="italic" officeooo:rsid="03cab048" style:font-style-asian="italic" style:font-style-complex="italic"/>
    </style:style>
    <style:style style:name="T32" style:family="text">
      <style:text-properties officeooo:rsid="001f9d29"/>
    </style:style>
    <style:style style:name="T33" style:family="text">
      <style:text-properties officeooo:rsid="00204fed"/>
    </style:style>
    <style:style style:name="T34" style:family="text">
      <style:text-properties officeooo:rsid="00234977"/>
    </style:style>
    <style:style style:name="T35" style:family="text">
      <style:text-properties officeooo:rsid="0024c7ba"/>
    </style:style>
    <style:style style:name="T36" style:family="text">
      <style:text-properties officeooo:rsid="00251b76"/>
    </style:style>
    <style:style style:name="T37" style:family="text">
      <style:text-properties officeooo:rsid="0026c0cc"/>
    </style:style>
    <style:style style:name="T38" style:family="text">
      <style:text-properties officeooo:rsid="00285c57"/>
    </style:style>
    <style:style style:name="T39" style:family="text">
      <style:text-properties officeooo:rsid="0029e3ec"/>
    </style:style>
    <style:style style:name="T40" style:family="text">
      <style:text-properties officeooo:rsid="002b1827"/>
    </style:style>
    <style:style style:name="T41" style:family="text">
      <style:text-properties officeooo:rsid="002bbe23"/>
    </style:style>
    <style:style style:name="T42" style:family="text">
      <style:text-properties style:text-position="super 58%" officeooo:rsid="002bbe23"/>
    </style:style>
    <style:style style:name="T43" style:family="text">
      <style:text-properties style:text-position="super 58%" officeooo:rsid="00907fe3"/>
    </style:style>
    <style:style style:name="T44" style:family="text">
      <style:text-properties style:text-position="super 58%" officeooo:rsid="0168fed5"/>
    </style:style>
    <style:style style:name="T45" style:family="text">
      <style:text-properties style:text-position="super 58%" officeooo:rsid="033ad7a5"/>
    </style:style>
    <style:style style:name="T46" style:family="text">
      <style:text-properties style:text-position="super 58%" officeooo:rsid="04b78d32"/>
    </style:style>
    <style:style style:name="T47" style:family="text">
      <style:text-properties officeooo:rsid="002ccf6b"/>
    </style:style>
    <style:style style:name="T48" style:family="text">
      <style:text-properties officeooo:rsid="002e4812"/>
    </style:style>
    <style:style style:name="T49" style:family="text">
      <style:text-properties officeooo:rsid="002fabfa"/>
    </style:style>
    <style:style style:name="T50" style:family="text">
      <style:text-properties officeooo:rsid="0032edca"/>
    </style:style>
    <style:style style:name="T51" style:family="text">
      <style:text-properties officeooo:rsid="00358214"/>
    </style:style>
    <style:style style:name="T52" style:family="text">
      <style:text-properties officeooo:rsid="0038d96f"/>
    </style:style>
    <style:style style:name="T53" style:family="text">
      <style:text-properties officeooo:rsid="003962d3"/>
    </style:style>
    <style:style style:name="T54" style:family="text">
      <style:text-properties officeooo:rsid="003bc595"/>
    </style:style>
    <style:style style:name="T55" style:family="text">
      <style:text-properties officeooo:rsid="003d15b6"/>
    </style:style>
    <style:style style:name="T56" style:family="text">
      <style:text-properties officeooo:rsid="00419a45"/>
    </style:style>
    <style:style style:name="T57" style:family="text">
      <style:text-properties officeooo:rsid="0045f15b"/>
    </style:style>
    <style:style style:name="T58" style:family="text">
      <style:text-properties officeooo:rsid="0045f80d"/>
    </style:style>
    <style:style style:name="T59" style:family="text">
      <style:text-properties officeooo:rsid="004a0cbc"/>
    </style:style>
    <style:style style:name="T60" style:family="text">
      <style:text-properties officeooo:rsid="004bbe9b"/>
    </style:style>
    <style:style style:name="T61" style:family="text">
      <style:text-properties officeooo:rsid="004e3f9e"/>
    </style:style>
    <style:style style:name="T62" style:family="text">
      <style:text-properties officeooo:rsid="005428d3"/>
    </style:style>
    <style:style style:name="T63" style:family="text">
      <style:text-properties officeooo:rsid="0056010c"/>
    </style:style>
    <style:style style:name="T64" style:family="text">
      <style:text-properties officeooo:rsid="005a3b14"/>
    </style:style>
    <style:style style:name="T65" style:family="text">
      <style:text-properties officeooo:rsid="005affae"/>
    </style:style>
    <style:style style:name="T66" style:family="text">
      <style:text-properties officeooo:rsid="0061779b"/>
    </style:style>
    <style:style style:name="T67" style:family="text">
      <style:text-properties officeooo:rsid="00633f41"/>
    </style:style>
    <style:style style:name="T68" style:family="text">
      <style:text-properties officeooo:rsid="00689e98"/>
    </style:style>
    <style:style style:name="T69" style:family="text">
      <style:text-properties officeooo:rsid="006943b5"/>
    </style:style>
    <style:style style:name="T70" style:family="text">
      <style:text-properties officeooo:rsid="006c2ff9"/>
    </style:style>
    <style:style style:name="T71" style:family="text">
      <style:text-properties officeooo:rsid="00737bc8"/>
    </style:style>
    <style:style style:name="T72" style:family="text">
      <style:text-properties officeooo:rsid="00782c8c"/>
    </style:style>
    <style:style style:name="T73" style:family="text">
      <style:text-properties officeooo:rsid="007ace00"/>
    </style:style>
    <style:style style:name="T74" style:family="text">
      <style:text-properties officeooo:rsid="007ee84f"/>
    </style:style>
    <style:style style:name="T75" style:family="text">
      <style:text-properties officeooo:rsid="00815fda"/>
    </style:style>
    <style:style style:name="T76" style:family="text">
      <style:text-properties officeooo:rsid="008391aa"/>
    </style:style>
    <style:style style:name="T77" style:family="text">
      <style:text-properties officeooo:rsid="0083fb7e"/>
    </style:style>
    <style:style style:name="T78" style:family="text">
      <style:text-properties officeooo:rsid="0085d8f5"/>
    </style:style>
    <style:style style:name="T79" style:family="text">
      <style:text-properties officeooo:rsid="00866cfa"/>
    </style:style>
    <style:style style:name="T80" style:family="text">
      <style:text-properties officeooo:rsid="00876abc"/>
    </style:style>
    <style:style style:name="T81" style:family="text">
      <style:text-properties officeooo:rsid="008beb9e"/>
    </style:style>
    <style:style style:name="T82" style:family="text">
      <style:text-properties officeooo:rsid="008caa77"/>
    </style:style>
    <style:style style:name="T83" style:family="text">
      <style:text-properties officeooo:rsid="008d0f3f"/>
    </style:style>
    <style:style style:name="T84" style:family="text">
      <style:text-properties officeooo:rsid="00907fe3"/>
    </style:style>
    <style:style style:name="T85" style:family="text">
      <style:text-properties officeooo:rsid="0091de31"/>
    </style:style>
    <style:style style:name="T86" style:family="text">
      <style:text-properties officeooo:rsid="0092c2d7"/>
    </style:style>
    <style:style style:name="T87" style:family="text">
      <style:text-properties officeooo:rsid="00945dc6"/>
    </style:style>
    <style:style style:name="T88" style:family="text">
      <style:text-properties officeooo:rsid="009599a5"/>
    </style:style>
    <style:style style:name="T89" style:family="text">
      <style:text-properties officeooo:rsid="00961e36"/>
    </style:style>
    <style:style style:name="T90" style:family="text">
      <style:text-properties officeooo:rsid="009d30a3"/>
    </style:style>
    <style:style style:name="T91" style:family="text">
      <style:text-properties officeooo:rsid="009dc507"/>
    </style:style>
    <style:style style:name="T92" style:family="text">
      <style:text-properties officeooo:rsid="009ff7c8"/>
    </style:style>
    <style:style style:name="T93" style:family="text">
      <style:text-properties officeooo:rsid="00a48ed1"/>
    </style:style>
    <style:style style:name="T94" style:family="text">
      <style:text-properties officeooo:rsid="00a4d634"/>
    </style:style>
    <style:style style:name="T95" style:family="text">
      <style:text-properties officeooo:rsid="00a4f192"/>
    </style:style>
    <style:style style:name="T96" style:family="text">
      <style:text-properties officeooo:rsid="00a6149f"/>
    </style:style>
    <style:style style:name="T97" style:family="text">
      <style:text-properties officeooo:rsid="00a8377a"/>
    </style:style>
    <style:style style:name="T98" style:family="text">
      <style:text-properties officeooo:rsid="00a9f091"/>
    </style:style>
    <style:style style:name="T99" style:family="text">
      <style:text-properties officeooo:rsid="00aa5bdb"/>
    </style:style>
    <style:style style:name="T100" style:family="text">
      <style:text-properties officeooo:rsid="00abb368"/>
    </style:style>
    <style:style style:name="T101" style:family="text">
      <style:text-properties officeooo:rsid="00ad543e"/>
    </style:style>
    <style:style style:name="T102" style:family="text">
      <style:text-properties officeooo:rsid="00ae5bd6"/>
    </style:style>
    <style:style style:name="T103" style:family="text">
      <style:text-properties officeooo:rsid="00af0272"/>
    </style:style>
    <style:style style:name="T104" style:family="text">
      <style:text-properties officeooo:rsid="00b2f79d"/>
    </style:style>
    <style:style style:name="T105" style:family="text">
      <style:text-properties officeooo:rsid="00b3bd91"/>
    </style:style>
    <style:style style:name="T106" style:family="text">
      <style:text-properties officeooo:rsid="00b4de22"/>
    </style:style>
    <style:style style:name="T107" style:family="text">
      <style:text-properties officeooo:rsid="00b6cff9"/>
    </style:style>
    <style:style style:name="T108" style:family="text">
      <style:text-properties officeooo:rsid="00b70bc6"/>
    </style:style>
    <style:style style:name="T109" style:family="text">
      <style:text-properties officeooo:rsid="00b9b0df"/>
    </style:style>
    <style:style style:name="T110" style:family="text">
      <style:text-properties officeooo:rsid="00bfb637"/>
    </style:style>
    <style:style style:name="T111" style:family="text">
      <style:text-properties officeooo:rsid="00c05b15"/>
    </style:style>
    <style:style style:name="T112" style:family="text">
      <style:text-properties officeooo:rsid="00c25f8f"/>
    </style:style>
    <style:style style:name="T113" style:family="text">
      <style:text-properties officeooo:rsid="00c45c17"/>
    </style:style>
    <style:style style:name="T114" style:family="text">
      <style:text-properties officeooo:rsid="00c91a0d"/>
    </style:style>
    <style:style style:name="T115" style:family="text">
      <style:text-properties officeooo:rsid="00cc6ac6"/>
    </style:style>
    <style:style style:name="T116" style:family="text">
      <style:text-properties officeooo:rsid="00cd60f3"/>
    </style:style>
    <style:style style:name="T117" style:family="text">
      <style:text-properties officeooo:rsid="00cfe1b0"/>
    </style:style>
    <style:style style:name="T118" style:family="text">
      <style:text-properties officeooo:rsid="00d221b3"/>
    </style:style>
    <style:style style:name="T119" style:family="text">
      <style:text-properties officeooo:rsid="00d4cbef"/>
    </style:style>
    <style:style style:name="T120" style:family="text">
      <style:text-properties officeooo:rsid="00db1314"/>
    </style:style>
    <style:style style:name="T121" style:family="text">
      <style:text-properties officeooo:rsid="00e01c09"/>
    </style:style>
    <style:style style:name="T122" style:family="text">
      <style:text-properties officeooo:rsid="00e06330"/>
    </style:style>
    <style:style style:name="T123" style:family="text">
      <style:text-properties officeooo:rsid="00e1f1bf"/>
    </style:style>
    <style:style style:name="T124" style:family="text">
      <style:text-properties officeooo:rsid="00e53a6d"/>
    </style:style>
    <style:style style:name="T125" style:family="text">
      <style:text-properties officeooo:rsid="00e8223f"/>
    </style:style>
    <style:style style:name="T126" style:family="text">
      <style:text-properties officeooo:rsid="00e94873"/>
    </style:style>
    <style:style style:name="T127" style:family="text">
      <style:text-properties officeooo:rsid="00e973c9"/>
    </style:style>
    <style:style style:name="T128" style:family="text">
      <style:text-properties officeooo:rsid="00eb38ab"/>
    </style:style>
    <style:style style:name="T129" style:family="text">
      <style:text-properties officeooo:rsid="00ecd566"/>
    </style:style>
    <style:style style:name="T130" style:family="text">
      <style:text-properties officeooo:rsid="00ed04dd"/>
    </style:style>
    <style:style style:name="T131" style:family="text">
      <style:text-properties officeooo:rsid="00eda31c"/>
    </style:style>
    <style:style style:name="T132" style:family="text">
      <style:text-properties officeooo:rsid="00efac1b"/>
    </style:style>
    <style:style style:name="T133" style:family="text">
      <style:text-properties officeooo:rsid="00f11145"/>
    </style:style>
    <style:style style:name="T134" style:family="text">
      <style:text-properties officeooo:rsid="00f41683"/>
    </style:style>
    <style:style style:name="T135" style:family="text">
      <style:text-properties officeooo:rsid="00f4d364"/>
    </style:style>
    <style:style style:name="T136" style:family="text">
      <style:text-properties officeooo:rsid="00f65b8f"/>
    </style:style>
    <style:style style:name="T137" style:family="text">
      <style:text-properties officeooo:rsid="00f79fea"/>
    </style:style>
    <style:style style:name="T138" style:family="text">
      <style:text-properties officeooo:rsid="00f9578b"/>
    </style:style>
    <style:style style:name="T139" style:family="text">
      <style:text-properties officeooo:rsid="00fad9ba"/>
    </style:style>
    <style:style style:name="T140" style:family="text">
      <style:text-properties officeooo:rsid="00fd8509"/>
    </style:style>
    <style:style style:name="T141" style:family="text">
      <style:text-properties officeooo:rsid="0101c8a4"/>
    </style:style>
    <style:style style:name="T142" style:family="text">
      <style:text-properties officeooo:rsid="01036171"/>
    </style:style>
    <style:style style:name="T143" style:family="text">
      <style:text-properties officeooo:rsid="01055a6d"/>
    </style:style>
    <style:style style:name="T144" style:family="text">
      <style:text-properties officeooo:rsid="01079572"/>
    </style:style>
    <style:style style:name="T145" style:family="text">
      <style:text-properties officeooo:rsid="010aeb92"/>
    </style:style>
    <style:style style:name="T146" style:family="text">
      <style:text-properties officeooo:rsid="010c87b0"/>
    </style:style>
    <style:style style:name="T147" style:family="text">
      <style:text-properties officeooo:rsid="010f0ca2"/>
    </style:style>
    <style:style style:name="T148" style:family="text">
      <style:text-properties officeooo:rsid="010f58f4"/>
    </style:style>
    <style:style style:name="T149" style:family="text">
      <style:text-properties officeooo:rsid="010f9cf2"/>
    </style:style>
    <style:style style:name="T150" style:family="text">
      <style:text-properties officeooo:rsid="0111dcca"/>
    </style:style>
    <style:style style:name="T151" style:family="text">
      <style:text-properties officeooo:rsid="011566f4"/>
    </style:style>
    <style:style style:name="T152" style:family="text">
      <style:text-properties officeooo:rsid="0116f464"/>
    </style:style>
    <style:style style:name="T153" style:family="text">
      <style:text-properties officeooo:rsid="011956a2"/>
    </style:style>
    <style:style style:name="T154" style:family="text">
      <style:text-properties officeooo:rsid="011cbcd8"/>
    </style:style>
    <style:style style:name="T155" style:family="text">
      <style:text-properties officeooo:rsid="0120cbbe"/>
    </style:style>
    <style:style style:name="T156" style:family="text">
      <style:text-properties officeooo:rsid="01248985"/>
    </style:style>
    <style:style style:name="T157" style:family="text">
      <style:text-properties officeooo:rsid="012505f1"/>
    </style:style>
    <style:style style:name="T158" style:family="text">
      <style:text-properties officeooo:rsid="0129a475"/>
    </style:style>
    <style:style style:name="T159" style:family="text">
      <style:text-properties officeooo:rsid="012cd8a2"/>
    </style:style>
    <style:style style:name="T160" style:family="text">
      <style:text-properties officeooo:rsid="012fd4d7"/>
    </style:style>
    <style:style style:name="T161" style:family="text">
      <style:text-properties officeooo:rsid="01319be1"/>
    </style:style>
    <style:style style:name="T162" style:family="text">
      <style:text-properties officeooo:rsid="01323815"/>
    </style:style>
    <style:style style:name="T163" style:family="text">
      <style:text-properties officeooo:rsid="0133d534"/>
    </style:style>
    <style:style style:name="T164" style:family="text">
      <style:text-properties officeooo:rsid="013b6d78"/>
    </style:style>
    <style:style style:name="T165" style:family="text">
      <style:text-properties officeooo:rsid="013cbd57"/>
    </style:style>
    <style:style style:name="T166" style:family="text">
      <style:text-properties officeooo:rsid="013e8c24"/>
    </style:style>
    <style:style style:name="T167" style:family="text">
      <style:text-properties officeooo:rsid="013f0b9c"/>
    </style:style>
    <style:style style:name="T168" style:family="text">
      <style:text-properties officeooo:rsid="013fbc05"/>
    </style:style>
    <style:style style:name="T169" style:family="text">
      <style:text-properties officeooo:rsid="0141d70a"/>
    </style:style>
    <style:style style:name="T170" style:family="text">
      <style:text-properties officeooo:rsid="014789e1"/>
    </style:style>
    <style:style style:name="T171" style:family="text">
      <style:text-properties officeooo:rsid="014b458f"/>
    </style:style>
    <style:style style:name="T172" style:family="text">
      <style:text-properties officeooo:rsid="014bd6e6"/>
    </style:style>
    <style:style style:name="T173" style:family="text">
      <style:text-properties officeooo:rsid="01513cf1"/>
    </style:style>
    <style:style style:name="T174" style:family="text">
      <style:text-properties officeooo:rsid="0152a34f"/>
    </style:style>
    <style:style style:name="T175" style:family="text">
      <style:text-properties officeooo:rsid="0155201b"/>
    </style:style>
    <style:style style:name="T176" style:family="text">
      <style:text-properties officeooo:rsid="015526a7"/>
    </style:style>
    <style:style style:name="T177" style:family="text">
      <style:text-properties officeooo:rsid="01568ee0"/>
    </style:style>
    <style:style style:name="T178" style:family="text">
      <style:text-properties officeooo:rsid="01579413"/>
    </style:style>
    <style:style style:name="T179" style:family="text">
      <style:text-properties officeooo:rsid="0159882b"/>
    </style:style>
    <style:style style:name="T180" style:family="text">
      <style:text-properties officeooo:rsid="015d33a7"/>
    </style:style>
    <style:style style:name="T181" style:family="text">
      <style:text-properties officeooo:rsid="015d6278"/>
    </style:style>
    <style:style style:name="T182" style:family="text">
      <style:text-properties officeooo:rsid="01629637"/>
    </style:style>
    <style:style style:name="T183" style:family="text">
      <style:text-properties officeooo:rsid="0163da77"/>
    </style:style>
    <style:style style:name="T184" style:family="text">
      <style:text-properties officeooo:rsid="0168fed5"/>
    </style:style>
    <style:style style:name="T185" style:family="text">
      <style:text-properties officeooo:rsid="0169cb49"/>
    </style:style>
    <style:style style:name="T186" style:family="text">
      <style:text-properties officeooo:rsid="016ea071"/>
    </style:style>
    <style:style style:name="T187" style:family="text">
      <style:text-properties officeooo:rsid="0170f8ca"/>
    </style:style>
    <style:style style:name="T188" style:family="text">
      <style:text-properties officeooo:rsid="0174cf31"/>
    </style:style>
    <style:style style:name="T189" style:family="text">
      <style:text-properties officeooo:rsid="017e1437"/>
    </style:style>
    <style:style style:name="T190" style:family="text">
      <style:text-properties officeooo:rsid="01819cef"/>
    </style:style>
    <style:style style:name="T191" style:family="text">
      <style:text-properties officeooo:rsid="01837e7b"/>
    </style:style>
    <style:style style:name="T192" style:family="text">
      <style:text-properties officeooo:rsid="01838eb1"/>
    </style:style>
    <style:style style:name="T193" style:family="text">
      <style:text-properties officeooo:rsid="0186b943"/>
    </style:style>
    <style:style style:name="T194" style:family="text">
      <style:text-properties officeooo:rsid="0186df36"/>
    </style:style>
    <style:style style:name="T195" style:family="text">
      <style:text-properties officeooo:rsid="01884dd7"/>
    </style:style>
    <style:style style:name="T196" style:family="text">
      <style:text-properties officeooo:rsid="018dd09d"/>
    </style:style>
    <style:style style:name="T197" style:family="text">
      <style:text-properties officeooo:rsid="019253a9"/>
    </style:style>
    <style:style style:name="T198" style:family="text">
      <style:text-properties officeooo:rsid="01937f82"/>
    </style:style>
    <style:style style:name="T199" style:family="text">
      <style:text-properties officeooo:rsid="0196579c"/>
    </style:style>
    <style:style style:name="T200" style:family="text">
      <style:text-properties officeooo:rsid="019826f5"/>
    </style:style>
    <style:style style:name="T201" style:family="text">
      <style:text-properties officeooo:rsid="019ad93c"/>
    </style:style>
    <style:style style:name="T202" style:family="text">
      <style:text-properties officeooo:rsid="019b49b9"/>
    </style:style>
    <style:style style:name="T203" style:family="text">
      <style:text-properties officeooo:rsid="019bf319"/>
    </style:style>
    <style:style style:name="T204" style:family="text">
      <style:text-properties officeooo:rsid="019dc6c7"/>
    </style:style>
    <style:style style:name="T205" style:family="text">
      <style:text-properties officeooo:rsid="019e7477"/>
    </style:style>
    <style:style style:name="T206" style:family="text">
      <style:text-properties officeooo:rsid="019f2f18"/>
    </style:style>
    <style:style style:name="T207" style:family="text">
      <style:text-properties style:text-underline-style="solid" style:text-underline-width="auto" style:text-underline-color="font-color" fo:font-weight="bold" style:font-weight-asian="bold" style:font-weight-complex="bold"/>
    </style:style>
    <style:style style:name="T208" style:family="text">
      <style:text-properties officeooo:rsid="01a0d142"/>
    </style:style>
    <style:style style:name="T209" style:family="text">
      <style:text-properties officeooo:rsid="01a4372c"/>
    </style:style>
    <style:style style:name="T210" style:family="text">
      <style:text-properties officeooo:rsid="01a800cd"/>
    </style:style>
    <style:style style:name="T211" style:family="text">
      <style:text-properties officeooo:rsid="01aa6ca4"/>
    </style:style>
    <style:style style:name="T212" style:family="text">
      <style:text-properties officeooo:rsid="01abc7f9"/>
    </style:style>
    <style:style style:name="T213" style:family="text">
      <style:text-properties officeooo:rsid="01ac3892"/>
    </style:style>
    <style:style style:name="T214" style:family="text">
      <style:text-properties officeooo:rsid="01b1ed45"/>
    </style:style>
    <style:style style:name="T215" style:family="text">
      <style:text-properties officeooo:rsid="01b22bb3"/>
    </style:style>
    <style:style style:name="T216" style:family="text">
      <style:text-properties officeooo:rsid="01b8b7e6"/>
    </style:style>
    <style:style style:name="T217" style:family="text">
      <style:text-properties officeooo:rsid="01b9f229"/>
    </style:style>
    <style:style style:name="T218" style:family="text">
      <style:text-properties officeooo:rsid="01bcf33e"/>
    </style:style>
    <style:style style:name="T219" style:family="text">
      <style:text-properties officeooo:rsid="01be7432"/>
    </style:style>
    <style:style style:name="T220" style:family="text">
      <style:text-properties officeooo:rsid="01c024ba"/>
    </style:style>
    <style:style style:name="T221" style:family="text">
      <style:text-properties officeooo:rsid="01c1ef81"/>
    </style:style>
    <style:style style:name="T222" style:family="text">
      <style:text-properties officeooo:rsid="01c340d6"/>
    </style:style>
    <style:style style:name="T223" style:family="text">
      <style:text-properties officeooo:rsid="01cfdb77"/>
    </style:style>
    <style:style style:name="T224" style:family="text">
      <style:text-properties officeooo:rsid="01d2bdbc"/>
    </style:style>
    <style:style style:name="T225" style:family="text">
      <style:text-properties officeooo:rsid="01d37a8e"/>
    </style:style>
    <style:style style:name="T226" style:family="text">
      <style:text-properties officeooo:rsid="01d4fac9"/>
    </style:style>
    <style:style style:name="T227" style:family="text">
      <style:text-properties officeooo:rsid="01db2eb7"/>
    </style:style>
    <style:style style:name="T228" style:family="text">
      <style:text-properties officeooo:rsid="01dd5b07"/>
    </style:style>
    <style:style style:name="T229" style:family="text">
      <style:text-properties officeooo:rsid="01e13465"/>
    </style:style>
    <style:style style:name="T230" style:family="text">
      <style:text-properties officeooo:rsid="01e578c7"/>
    </style:style>
    <style:style style:name="T231" style:family="text">
      <style:text-properties officeooo:rsid="01ed6609"/>
    </style:style>
    <style:style style:name="T232" style:family="text">
      <style:text-properties officeooo:rsid="01ef5dc1"/>
    </style:style>
    <style:style style:name="T233" style:family="text">
      <style:text-properties officeooo:rsid="01f211e4"/>
    </style:style>
    <style:style style:name="T234" style:family="text">
      <style:text-properties officeooo:rsid="01f31b1b"/>
    </style:style>
    <style:style style:name="T235" style:family="text">
      <style:text-properties officeooo:rsid="01f836ad"/>
    </style:style>
    <style:style style:name="T236" style:family="text">
      <style:text-properties officeooo:rsid="01fd17ff"/>
    </style:style>
    <style:style style:name="T237" style:family="text">
      <style:text-properties officeooo:rsid="0200782e"/>
    </style:style>
    <style:style style:name="T238" style:family="text">
      <style:text-properties officeooo:rsid="02013422"/>
    </style:style>
    <style:style style:name="T239" style:family="text">
      <style:text-properties officeooo:rsid="0201d313"/>
    </style:style>
    <style:style style:name="T240" style:family="text">
      <style:text-properties officeooo:rsid="020402c8"/>
    </style:style>
    <style:style style:name="T241" style:family="text">
      <style:text-properties officeooo:rsid="0206bf46"/>
    </style:style>
    <style:style style:name="T242" style:family="text">
      <style:text-properties officeooo:rsid="0209a2c4"/>
    </style:style>
    <style:style style:name="T243" style:family="text">
      <style:text-properties officeooo:rsid="020c82e1"/>
    </style:style>
    <style:style style:name="T244" style:family="text">
      <style:text-properties officeooo:rsid="020d814d"/>
    </style:style>
    <style:style style:name="T245" style:family="text">
      <style:text-properties officeooo:rsid="020e7b83"/>
    </style:style>
    <style:style style:name="T246" style:family="text">
      <style:text-properties officeooo:rsid="0211c133"/>
    </style:style>
    <style:style style:name="T247" style:family="text">
      <style:text-properties officeooo:rsid="02151011"/>
    </style:style>
    <style:style style:name="T248" style:family="text">
      <style:text-properties officeooo:rsid="0219ddeb"/>
    </style:style>
    <style:style style:name="T249" style:family="text">
      <style:text-properties officeooo:rsid="021e4fbc"/>
    </style:style>
    <style:style style:name="T250" style:family="text">
      <style:text-properties officeooo:rsid="02205aa7"/>
    </style:style>
    <style:style style:name="T251" style:family="text">
      <style:text-properties officeooo:rsid="022735d7"/>
    </style:style>
    <style:style style:name="T252" style:family="text">
      <style:text-properties officeooo:rsid="022abf9c"/>
    </style:style>
    <style:style style:name="T253" style:family="text">
      <style:text-properties officeooo:rsid="0230d1fa"/>
    </style:style>
    <style:style style:name="T254" style:family="text">
      <style:text-properties officeooo:rsid="02372f99"/>
    </style:style>
    <style:style style:name="T255" style:family="text">
      <style:text-properties officeooo:rsid="023732bb"/>
    </style:style>
    <style:style style:name="T256" style:family="text">
      <style:text-properties officeooo:rsid="023dbed1"/>
    </style:style>
    <style:style style:name="T257" style:family="text">
      <style:text-properties officeooo:rsid="023dd9b7"/>
    </style:style>
    <style:style style:name="T258" style:family="text">
      <style:text-properties officeooo:rsid="0242a11b"/>
    </style:style>
    <style:style style:name="T259" style:family="text">
      <style:text-properties officeooo:rsid="0242d3f0"/>
    </style:style>
    <style:style style:name="T260" style:family="text">
      <style:text-properties officeooo:rsid="0245b79d"/>
    </style:style>
    <style:style style:name="T261" style:family="text">
      <style:text-properties officeooo:rsid="024824d6"/>
    </style:style>
    <style:style style:name="T262" style:family="text">
      <style:text-properties officeooo:rsid="0249c41c"/>
    </style:style>
    <style:style style:name="T263" style:family="text">
      <style:text-properties officeooo:rsid="024ae4cb"/>
    </style:style>
    <style:style style:name="T264" style:family="text">
      <style:text-properties officeooo:rsid="024b07f5"/>
    </style:style>
    <style:style style:name="T265" style:family="text">
      <style:text-properties officeooo:rsid="024ee116"/>
    </style:style>
    <style:style style:name="T266" style:family="text">
      <style:text-properties officeooo:rsid="0255628e"/>
    </style:style>
    <style:style style:name="T267" style:family="text">
      <style:text-properties officeooo:rsid="02574c1a"/>
    </style:style>
    <style:style style:name="T268" style:family="text">
      <style:text-properties officeooo:rsid="0258cdc7"/>
    </style:style>
    <style:style style:name="T269" style:family="text">
      <style:text-properties officeooo:rsid="025ab502"/>
    </style:style>
    <style:style style:name="T270" style:family="text">
      <style:text-properties officeooo:rsid="025ccfc6"/>
    </style:style>
    <style:style style:name="T271" style:family="text">
      <style:text-properties officeooo:rsid="025e0a60"/>
    </style:style>
    <style:style style:name="T272" style:family="text">
      <style:text-properties officeooo:rsid="0261e2bc"/>
    </style:style>
    <style:style style:name="T273" style:family="text">
      <style:text-properties officeooo:rsid="0263c805"/>
    </style:style>
    <style:style style:name="T274" style:family="text">
      <style:text-properties officeooo:rsid="02644390"/>
    </style:style>
    <style:style style:name="T275" style:family="text">
      <style:text-properties officeooo:rsid="02666189"/>
    </style:style>
    <style:style style:name="T276" style:family="text">
      <style:text-properties officeooo:rsid="02698717"/>
    </style:style>
    <style:style style:name="T277" style:family="text">
      <style:text-properties officeooo:rsid="026b8050"/>
    </style:style>
    <style:style style:name="T278" style:family="text">
      <style:text-properties officeooo:rsid="026ea4d4"/>
    </style:style>
    <style:style style:name="T279" style:family="text">
      <style:text-properties officeooo:rsid="026f5e8e"/>
    </style:style>
    <style:style style:name="T280" style:family="text">
      <style:text-properties officeooo:rsid="02702b73"/>
    </style:style>
    <style:style style:name="T281" style:family="text">
      <style:text-properties officeooo:rsid="0271cd9f"/>
    </style:style>
    <style:style style:name="T282" style:family="text">
      <style:text-properties officeooo:rsid="0272e93d"/>
    </style:style>
    <style:style style:name="T283" style:family="text">
      <style:text-properties officeooo:rsid="027639b7"/>
    </style:style>
    <style:style style:name="T284" style:family="text">
      <style:text-properties officeooo:rsid="02779790"/>
    </style:style>
    <style:style style:name="T285" style:family="text">
      <style:text-properties officeooo:rsid="02787761"/>
    </style:style>
    <style:style style:name="T286" style:family="text">
      <style:text-properties officeooo:rsid="027c2471"/>
    </style:style>
    <style:style style:name="T287" style:family="text">
      <style:text-properties officeooo:rsid="027c7e99"/>
    </style:style>
    <style:style style:name="T288" style:family="text">
      <style:text-properties officeooo:rsid="027f9914"/>
    </style:style>
    <style:style style:name="T289" style:family="text">
      <style:text-properties officeooo:rsid="028af753"/>
    </style:style>
    <style:style style:name="T290" style:family="text">
      <style:text-properties style:text-outline="false" style:text-line-through-style="none" style:text-line-through-type="none" fo:font-style="normal" fo:text-shadow="none" style:text-underline-style="none" fo:font-weight="normal" officeooo:rsid="027f9914" style:font-style-asian="normal" style:font-weight-asian="normal" style:text-emphasize="none"/>
    </style:style>
    <style:style style:name="T291" style:family="text">
      <style:text-properties style:text-outline="false" style:text-line-through-style="none" style:text-line-through-type="none" fo:font-style="normal" fo:text-shadow="none" style:text-underline-style="none" fo:font-weight="normal" officeooo:rsid="028d91fe" style:font-style-asian="normal" style:font-weight-asian="normal" style:text-emphasize="none"/>
    </style:style>
    <style:style style:name="T292" style:family="text">
      <style:text-properties style:text-outline="false" style:text-line-through-style="none" style:text-line-through-type="none" fo:font-style="normal" fo:text-shadow="none" style:text-underline-style="none" fo:font-weight="normal" officeooo:rsid="0290d616" style:font-style-asian="normal" style:font-weight-asian="normal" style:text-emphasize="none"/>
    </style:style>
    <style:style style:name="T293" style:family="text">
      <style:text-properties style:font-name="Helvetica" fo:font-size="12pt"/>
    </style:style>
    <style:style style:name="T294" style:family="text">
      <style:text-properties style:font-name="Helvetica" fo:font-size="12pt" officeooo:rsid="001c9e25"/>
    </style:style>
    <style:style style:name="T295" style:family="text">
      <style:text-properties style:font-name="Helvetica" fo:font-size="12pt" officeooo:rsid="029623e1"/>
    </style:style>
    <style:style style:name="T296" style:family="text">
      <style:text-properties style:font-name="Helvetica" fo:font-size="12pt" officeooo:rsid="0373f37d"/>
    </style:style>
    <style:style style:name="T297" style:family="text">
      <style:text-properties style:font-name="Helvetica" fo:font-size="12pt" officeooo:rsid="037b14fa"/>
    </style:style>
    <style:style style:name="T298" style:family="text">
      <style:text-properties style:font-name="Helvetica" fo:font-size="12pt" officeooo:rsid="0387edef"/>
    </style:style>
    <style:style style:name="T299" style:family="text">
      <style:text-properties style:font-name="Helvetica" fo:font-size="12pt" officeooo:rsid="03a1bc2d"/>
    </style:style>
    <style:style style:name="T300" style:family="text">
      <style:text-properties style:font-name="Helvetica" fo:font-size="12pt" officeooo:rsid="01852b8c"/>
    </style:style>
    <style:style style:name="T301" style:family="text">
      <style:text-properties officeooo:rsid="028dd313"/>
    </style:style>
    <style:style style:name="T302" style:family="text">
      <style:text-properties officeooo:rsid="028dd854"/>
    </style:style>
    <style:style style:name="T303" style:family="text">
      <style:text-properties officeooo:rsid="028fbf4e"/>
    </style:style>
    <style:style style:name="T304" style:family="text">
      <style:text-properties officeooo:rsid="02920605"/>
    </style:style>
    <style:style style:name="T305" style:family="text">
      <style:text-properties officeooo:rsid="02981eb0"/>
    </style:style>
    <style:style style:name="T306" style:family="text">
      <style:text-properties officeooo:rsid="029a70f7"/>
    </style:style>
    <style:style style:name="T307" style:family="text">
      <style:text-properties officeooo:rsid="029cfeae"/>
    </style:style>
    <style:style style:name="T308" style:family="text">
      <style:text-properties officeooo:rsid="029ead96"/>
    </style:style>
    <style:style style:name="T309" style:family="text">
      <style:text-properties officeooo:rsid="02a3e64c"/>
    </style:style>
    <style:style style:name="T310" style:family="text">
      <style:text-properties officeooo:rsid="02a7207f"/>
    </style:style>
    <style:style style:name="T311" style:family="text">
      <style:text-properties officeooo:rsid="02aa65f0"/>
    </style:style>
    <style:style style:name="T312" style:family="text">
      <style:text-properties officeooo:rsid="02aa77af"/>
    </style:style>
    <style:style style:name="T313" style:family="text">
      <style:text-properties officeooo:rsid="02ac4c63"/>
    </style:style>
    <style:style style:name="T314" style:family="text">
      <style:text-properties officeooo:rsid="02b292d6"/>
    </style:style>
    <style:style style:name="T315" style:family="text">
      <style:text-properties officeooo:rsid="02b50d05"/>
    </style:style>
    <style:style style:name="T316" style:family="text">
      <style:text-properties officeooo:rsid="02b96aef"/>
    </style:style>
    <style:style style:name="T317" style:family="text">
      <style:text-properties officeooo:rsid="02bb35c6"/>
    </style:style>
    <style:style style:name="T318" style:family="text">
      <style:text-properties officeooo:rsid="02bd03c8"/>
    </style:style>
    <style:style style:name="T319" style:family="text">
      <style:text-properties officeooo:rsid="02be132f"/>
    </style:style>
    <style:style style:name="T320" style:family="text">
      <style:text-properties officeooo:rsid="02bfc715"/>
    </style:style>
    <style:style style:name="T321" style:family="text">
      <style:text-properties officeooo:rsid="02c1b7be"/>
    </style:style>
    <style:style style:name="T322" style:family="text">
      <style:text-properties officeooo:rsid="02c3ceb5"/>
    </style:style>
    <style:style style:name="T323" style:family="text">
      <style:text-properties officeooo:rsid="02c7b940"/>
    </style:style>
    <style:style style:name="T324" style:family="text">
      <style:text-properties officeooo:rsid="02cb1845"/>
    </style:style>
    <style:style style:name="T325" style:family="text">
      <style:text-properties officeooo:rsid="02d01dfe"/>
    </style:style>
    <style:style style:name="T326" style:family="text">
      <style:text-properties officeooo:rsid="02d4af94"/>
    </style:style>
    <style:style style:name="T327" style:family="text">
      <style:text-properties officeooo:rsid="02d528ac"/>
    </style:style>
    <style:style style:name="T328" style:family="text">
      <style:text-properties officeooo:rsid="02d956eb"/>
    </style:style>
    <style:style style:name="T329" style:family="text">
      <style:text-properties officeooo:rsid="02db0810"/>
    </style:style>
    <style:style style:name="T330" style:family="text">
      <style:text-properties officeooo:rsid="02dcc269"/>
    </style:style>
    <style:style style:name="T331" style:family="text">
      <style:text-properties officeooo:rsid="02e10367"/>
    </style:style>
    <style:style style:name="T332" style:family="text">
      <style:text-properties officeooo:rsid="02e2ffef"/>
    </style:style>
    <style:style style:name="T333" style:family="text">
      <style:text-properties officeooo:rsid="02e440e5"/>
    </style:style>
    <style:style style:name="T334" style:family="text">
      <style:text-properties officeooo:rsid="02e60ff4"/>
    </style:style>
    <style:style style:name="T335" style:family="text">
      <style:text-properties officeooo:rsid="02e96539"/>
    </style:style>
    <style:style style:name="T336" style:family="text">
      <style:text-properties officeooo:rsid="02ec5134"/>
    </style:style>
    <style:style style:name="T337" style:family="text">
      <style:text-properties officeooo:rsid="02ed5732"/>
    </style:style>
    <style:style style:name="T338" style:family="text">
      <style:text-properties officeooo:rsid="02ef55be"/>
    </style:style>
    <style:style style:name="T339" style:family="text">
      <style:text-properties officeooo:rsid="02efe86a"/>
    </style:style>
    <style:style style:name="T340" style:family="text">
      <style:text-properties officeooo:rsid="02f3f4b0"/>
    </style:style>
    <style:style style:name="T341" style:family="text">
      <style:text-properties officeooo:rsid="02f7110a"/>
    </style:style>
    <style:style style:name="T342" style:family="text">
      <style:text-properties officeooo:rsid="02fa3447"/>
    </style:style>
    <style:style style:name="T343" style:family="text">
      <style:text-properties officeooo:rsid="02fbc75d"/>
    </style:style>
    <style:style style:name="T344" style:family="text">
      <style:text-properties officeooo:rsid="02ff59f6"/>
    </style:style>
    <style:style style:name="T345" style:family="text">
      <style:text-properties officeooo:rsid="03020516"/>
    </style:style>
    <style:style style:name="T346" style:family="text">
      <style:text-properties officeooo:rsid="03044f6e"/>
    </style:style>
    <style:style style:name="T347" style:family="text">
      <style:text-properties officeooo:rsid="0306eb74"/>
    </style:style>
    <style:style style:name="T348" style:family="text">
      <style:text-properties officeooo:rsid="03099742"/>
    </style:style>
    <style:style style:name="T349" style:family="text">
      <style:text-properties officeooo:rsid="031075bb"/>
    </style:style>
    <style:style style:name="T350" style:family="text">
      <style:text-properties officeooo:rsid="03147a30"/>
    </style:style>
    <style:style style:name="T351" style:family="text">
      <style:text-properties officeooo:rsid="031ba826"/>
    </style:style>
    <style:style style:name="T352" style:family="text">
      <style:text-properties officeooo:rsid="0320559b"/>
    </style:style>
    <style:style style:name="T353" style:family="text">
      <style:text-properties officeooo:rsid="03287b2c"/>
    </style:style>
    <style:style style:name="T354" style:family="text">
      <style:text-properties officeooo:rsid="0329fa02"/>
    </style:style>
    <style:style style:name="T355" style:family="text">
      <style:text-properties officeooo:rsid="032b77e1"/>
    </style:style>
    <style:style style:name="T356" style:family="text">
      <style:text-properties officeooo:rsid="032c89bc"/>
    </style:style>
    <style:style style:name="T357" style:family="text">
      <style:text-properties officeooo:rsid="032cbf26"/>
    </style:style>
    <style:style style:name="T358" style:family="text">
      <style:text-properties officeooo:rsid="0331eafe"/>
    </style:style>
    <style:style style:name="T359" style:family="text">
      <style:text-properties officeooo:rsid="0331efa5"/>
    </style:style>
    <style:style style:name="T360" style:family="text">
      <style:text-properties officeooo:rsid="0334c134"/>
    </style:style>
    <style:style style:name="T361" style:family="text">
      <style:text-properties officeooo:rsid="033706c0"/>
    </style:style>
    <style:style style:name="T362" style:family="text">
      <style:text-properties officeooo:rsid="0338a667"/>
    </style:style>
    <style:style style:name="T363" style:family="text">
      <style:text-properties officeooo:rsid="03396da7"/>
    </style:style>
    <style:style style:name="T364" style:family="text">
      <style:text-properties officeooo:rsid="033ad7a5"/>
    </style:style>
    <style:style style:name="T365" style:family="text">
      <style:text-properties officeooo:rsid="033cccbc"/>
    </style:style>
    <style:style style:name="T366" style:family="text">
      <style:text-properties officeooo:rsid="03409cb6"/>
    </style:style>
    <style:style style:name="T367" style:family="text">
      <style:text-properties officeooo:rsid="034291f1"/>
    </style:style>
    <style:style style:name="T368" style:family="text">
      <style:text-properties officeooo:rsid="03481b1b"/>
    </style:style>
    <style:style style:name="T369" style:family="text">
      <style:text-properties officeooo:rsid="0349fe6c"/>
    </style:style>
    <style:style style:name="T370" style:family="text">
      <style:text-properties officeooo:rsid="034a8e67"/>
    </style:style>
    <style:style style:name="T371" style:family="text">
      <style:text-properties officeooo:rsid="03528f21"/>
    </style:style>
    <style:style style:name="T372" style:family="text">
      <style:text-properties officeooo:rsid="0356c3fb"/>
    </style:style>
    <style:style style:name="T373" style:family="text">
      <style:text-properties officeooo:rsid="0358a8ae"/>
    </style:style>
    <style:style style:name="T374" style:family="text">
      <style:text-properties officeooo:rsid="035c0801"/>
    </style:style>
    <style:style style:name="T375" style:family="text">
      <style:text-properties officeooo:rsid="0360a95e"/>
    </style:style>
    <style:style style:name="T376" style:family="text">
      <style:text-properties officeooo:rsid="036424f7"/>
    </style:style>
    <style:style style:name="T377" style:family="text">
      <style:text-properties officeooo:rsid="0366697f"/>
    </style:style>
    <style:style style:name="T378" style:family="text">
      <style:text-properties officeooo:rsid="0368739b"/>
    </style:style>
    <style:style style:name="T379" style:family="text">
      <style:text-properties officeooo:rsid="036a7585"/>
    </style:style>
    <style:style style:name="T380" style:family="text">
      <style:text-properties officeooo:rsid="036b8404"/>
    </style:style>
    <style:style style:name="T381" style:family="text">
      <style:text-properties officeooo:rsid="036f3e7c"/>
    </style:style>
    <style:style style:name="T382" style:family="text">
      <style:text-properties officeooo:rsid="0375678c"/>
    </style:style>
    <style:style style:name="T383" style:family="text">
      <style:text-properties officeooo:rsid="037b14fa"/>
    </style:style>
    <style:style style:name="T384" style:family="text">
      <style:text-properties officeooo:rsid="037be999"/>
    </style:style>
    <style:style style:name="T385" style:family="text">
      <style:text-properties officeooo:rsid="0382d2a9"/>
    </style:style>
    <style:style style:name="T386" style:family="text">
      <style:text-properties fo:background-color="#81d41a" loext:char-shading-value="0"/>
    </style:style>
    <style:style style:name="T387" style:family="text">
      <style:text-properties officeooo:rsid="0150b3a0" fo:background-color="#81d41a" loext:char-shading-value="0"/>
    </style:style>
    <style:style style:name="T388" style:family="text">
      <style:text-properties officeooo:rsid="03857591"/>
    </style:style>
    <style:style style:name="T389" style:family="text">
      <style:text-properties officeooo:rsid="03878c31"/>
    </style:style>
    <style:style style:name="T390" style:family="text">
      <style:text-properties officeooo:rsid="03893a23"/>
    </style:style>
    <style:style style:name="T391" style:family="text">
      <style:text-properties officeooo:rsid="038a6528"/>
    </style:style>
    <style:style style:name="T392" style:family="text">
      <style:text-properties officeooo:rsid="038c494d"/>
    </style:style>
    <style:style style:name="T393" style:family="text">
      <style:text-properties officeooo:rsid="038dd7c5"/>
    </style:style>
    <style:style style:name="T394" style:family="text">
      <style:text-properties officeooo:rsid="0396919f"/>
    </style:style>
    <style:style style:name="T395" style:family="text">
      <style:text-properties officeooo:rsid="03999264"/>
    </style:style>
    <style:style style:name="T396" style:family="text">
      <style:text-properties officeooo:rsid="039affdd"/>
    </style:style>
    <style:style style:name="T397" style:family="text">
      <style:text-properties officeooo:rsid="039f29e7"/>
    </style:style>
    <style:style style:name="T398" style:family="text">
      <style:text-properties officeooo:rsid="03a1bc2d"/>
    </style:style>
    <style:style style:name="T399" style:family="text">
      <style:text-properties fo:font-size="12pt" officeooo:rsid="03a1f679"/>
    </style:style>
    <style:style style:name="T400" style:family="text">
      <style:text-properties fo:font-size="12pt" officeooo:rsid="03a37d14"/>
    </style:style>
    <style:style style:name="T401" style:family="text">
      <style:text-properties fo:font-size="12pt" officeooo:rsid="03be551f"/>
    </style:style>
    <style:style style:name="T402" style:family="text">
      <style:text-properties officeooo:rsid="03a54330"/>
    </style:style>
    <style:style style:name="T403" style:family="text">
      <style:text-properties officeooo:rsid="03a6dd4a"/>
    </style:style>
    <style:style style:name="T404" style:family="text">
      <style:text-properties officeooo:rsid="03a6fc29"/>
    </style:style>
    <style:style style:name="T405" style:family="text">
      <style:text-properties officeooo:rsid="03a9eda3"/>
    </style:style>
    <style:style style:name="T406" style:family="text">
      <style:text-properties officeooo:rsid="03ab931c"/>
    </style:style>
    <style:style style:name="T407" style:family="text">
      <style:text-properties officeooo:rsid="03ad2529"/>
    </style:style>
    <style:style style:name="T408" style:family="text">
      <style:text-properties officeooo:rsid="03ae4e7b"/>
    </style:style>
    <style:style style:name="T409" style:family="text">
      <style:text-properties officeooo:rsid="03afa20f"/>
    </style:style>
    <style:style style:name="T410" style:family="text">
      <style:text-properties officeooo:rsid="03b1ea33"/>
    </style:style>
    <style:style style:name="T411" style:family="text">
      <style:text-properties officeooo:rsid="03b4a331"/>
    </style:style>
    <style:style style:name="T412" style:family="text">
      <style:text-properties officeooo:rsid="03b63efc"/>
    </style:style>
    <style:style style:name="T413" style:family="text">
      <style:text-properties officeooo:rsid="03b78a4b"/>
    </style:style>
    <style:style style:name="T414" style:family="text">
      <style:text-properties officeooo:rsid="03bb1a94"/>
    </style:style>
    <style:style style:name="T415" style:family="text">
      <style:text-properties officeooo:rsid="03be551f"/>
    </style:style>
    <style:style style:name="T416" style:family="text">
      <style:text-properties officeooo:rsid="03c06abd"/>
    </style:style>
    <style:style style:name="T417" style:family="text">
      <style:text-properties officeooo:rsid="03c0d7d6"/>
    </style:style>
    <style:style style:name="T418" style:family="text">
      <style:text-properties officeooo:rsid="03c1ec7b"/>
    </style:style>
    <style:style style:name="T419" style:family="text">
      <style:text-properties officeooo:rsid="03c81ebc"/>
    </style:style>
    <style:style style:name="T420" style:family="text">
      <style:text-properties officeooo:rsid="03ccbf2b"/>
    </style:style>
    <style:style style:name="T421" style:family="text">
      <style:text-properties officeooo:rsid="03ccf795"/>
    </style:style>
    <style:style style:name="T422" style:family="text">
      <style:text-properties officeooo:rsid="03cdccf5"/>
    </style:style>
    <style:style style:name="T423" style:family="text">
      <style:text-properties officeooo:rsid="03d096a4"/>
    </style:style>
    <style:style style:name="T424" style:family="text">
      <style:text-properties officeooo:rsid="03d1f30d"/>
    </style:style>
    <style:style style:name="T425" style:family="text">
      <style:text-properties officeooo:rsid="03d32eb1"/>
    </style:style>
    <style:style style:name="T426" style:family="text">
      <style:text-properties officeooo:rsid="03d6cfb9"/>
    </style:style>
    <style:style style:name="T427" style:family="text">
      <style:text-properties officeooo:rsid="03d7b87b"/>
    </style:style>
    <style:style style:name="T428" style:family="text">
      <style:text-properties officeooo:rsid="03dde54b"/>
    </style:style>
    <style:style style:name="T429" style:family="text">
      <style:text-properties officeooo:rsid="03dff39f"/>
    </style:style>
    <style:style style:name="T430" style:family="text">
      <style:text-properties officeooo:rsid="03e89d10"/>
    </style:style>
    <style:style style:name="T431" style:family="text">
      <style:text-properties officeooo:rsid="03e8ad4b"/>
    </style:style>
    <style:style style:name="T432" style:family="text">
      <style:text-properties officeooo:rsid="03e98866"/>
    </style:style>
    <style:style style:name="T433" style:family="text">
      <style:text-properties officeooo:rsid="03eeaceb"/>
    </style:style>
    <style:style style:name="T434" style:family="text">
      <style:text-properties officeooo:rsid="03f0f8de"/>
    </style:style>
    <style:style style:name="T435" style:family="text">
      <style:text-properties officeooo:rsid="03f11876"/>
    </style:style>
    <style:style style:name="T436" style:family="text">
      <style:text-properties officeooo:rsid="03f605f6"/>
    </style:style>
    <style:style style:name="T437" style:family="text">
      <style:text-properties officeooo:rsid="03f675e6"/>
    </style:style>
    <style:style style:name="T438" style:family="text">
      <style:text-properties officeooo:rsid="03faacc5"/>
    </style:style>
    <style:style style:name="T439" style:family="text">
      <style:text-properties officeooo:rsid="04018b0b"/>
    </style:style>
    <style:style style:name="T440" style:family="text">
      <style:text-properties officeooo:rsid="0404885a"/>
    </style:style>
    <style:style style:name="T441" style:family="text">
      <style:text-properties officeooo:rsid="040a30d0"/>
    </style:style>
    <style:style style:name="T442" style:family="text">
      <style:text-properties officeooo:rsid="040cbe7a"/>
    </style:style>
    <style:style style:name="T443" style:family="text">
      <style:text-properties officeooo:rsid="040f0fd4"/>
    </style:style>
    <style:style style:name="T444" style:family="text">
      <style:text-properties officeooo:rsid="040fe1d0"/>
    </style:style>
    <style:style style:name="T445" style:family="text">
      <style:text-properties officeooo:rsid="040ffc14"/>
    </style:style>
    <style:style style:name="T446" style:family="text">
      <style:text-properties officeooo:rsid="041389e3"/>
    </style:style>
    <style:style style:name="T447" style:family="text">
      <style:text-properties officeooo:rsid="04145671"/>
    </style:style>
    <style:style style:name="T448" style:family="text">
      <style:text-properties officeooo:rsid="041c1283"/>
    </style:style>
    <style:style style:name="T449" style:family="text">
      <style:text-properties officeooo:rsid="041ea819"/>
    </style:style>
    <style:style style:name="T450" style:family="text">
      <style:text-properties officeooo:rsid="042699d1"/>
    </style:style>
    <style:style style:name="T451" style:family="text">
      <style:text-properties officeooo:rsid="04294c65"/>
    </style:style>
    <style:style style:name="T452" style:family="text">
      <style:text-properties officeooo:rsid="042dc02a"/>
    </style:style>
    <style:style style:name="T453" style:family="text">
      <style:text-properties officeooo:rsid="042f41e0"/>
    </style:style>
    <style:style style:name="T454" style:family="text">
      <style:text-properties officeooo:rsid="04313895"/>
    </style:style>
    <style:style style:name="T455" style:family="text">
      <style:text-properties officeooo:rsid="0431c2c0"/>
    </style:style>
    <style:style style:name="T456" style:family="text">
      <style:text-properties officeooo:rsid="0432e5dc"/>
    </style:style>
    <style:style style:name="T457" style:family="text">
      <style:text-properties officeooo:rsid="0434c586"/>
    </style:style>
    <style:style style:name="T458" style:family="text">
      <style:text-properties officeooo:rsid="04364348"/>
    </style:style>
    <style:style style:name="T459" style:family="text">
      <style:text-properties style:text-underline-style="none" fo:background-color="#81d41a" loext:char-shading-value="0"/>
    </style:style>
    <style:style style:name="T460" style:family="text">
      <style:text-properties style:text-underline-style="none" officeooo:rsid="043985f8" fo:background-color="#81d41a" loext:char-shading-value="0"/>
    </style:style>
    <style:style style:name="T461" style:family="text">
      <style:text-properties style:text-underline-style="none" officeooo:rsid="02f1957e" fo:background-color="#81d41a" loext:char-shading-value="0"/>
    </style:style>
    <style:style style:name="T462" style:family="text">
      <style:text-properties fo:background-color="transparent" loext:char-shading-value="0"/>
    </style:style>
    <style:style style:name="T463" style:family="text">
      <style:text-properties officeooo:rsid="043f5c9c" fo:background-color="transparent" loext:char-shading-value="0"/>
    </style:style>
    <style:style style:name="T464" style:family="text">
      <style:text-properties officeooo:rsid="043f8af3"/>
    </style:style>
    <style:style style:name="T465" style:family="text">
      <style:text-properties officeooo:rsid="044b06dc"/>
    </style:style>
    <style:style style:name="T466" style:family="text">
      <style:text-properties officeooo:rsid="044b580e"/>
    </style:style>
    <style:style style:name="T467" style:family="text">
      <style:text-properties officeooo:rsid="04501274"/>
    </style:style>
    <style:style style:name="T468" style:family="text">
      <style:text-properties officeooo:rsid="0454f41b"/>
    </style:style>
    <style:style style:name="T469" style:family="text">
      <style:text-properties officeooo:rsid="045649b9"/>
    </style:style>
    <style:style style:name="T470" style:family="text">
      <style:text-properties officeooo:rsid="0457be76"/>
    </style:style>
    <style:style style:name="T471" style:family="text">
      <style:text-properties officeooo:rsid="0459ade7"/>
    </style:style>
    <style:style style:name="T472" style:family="text">
      <style:text-properties officeooo:rsid="045ab04c"/>
    </style:style>
    <style:style style:name="T473" style:family="text">
      <style:text-properties officeooo:rsid="045ceef1"/>
    </style:style>
    <style:style style:name="T474" style:family="text">
      <style:text-properties officeooo:rsid="045e3a50"/>
    </style:style>
    <style:style style:name="T475" style:family="text">
      <style:text-properties officeooo:rsid="045f0b62"/>
    </style:style>
    <style:style style:name="T476" style:family="text">
      <style:text-properties officeooo:rsid="045fc5e3"/>
    </style:style>
    <style:style style:name="T477" style:family="text">
      <style:text-properties officeooo:rsid="0462a6fc"/>
    </style:style>
    <style:style style:name="T478" style:family="text">
      <style:text-properties officeooo:rsid="0464afa3"/>
    </style:style>
    <style:style style:name="T479" style:family="text">
      <style:text-properties officeooo:rsid="0468afbb"/>
    </style:style>
    <style:style style:name="T480" style:family="text">
      <style:text-properties officeooo:rsid="046b44cd"/>
    </style:style>
    <style:style style:name="T481" style:family="text">
      <style:text-properties officeooo:rsid="047011c5"/>
    </style:style>
    <style:style style:name="T482" style:family="text">
      <style:text-properties officeooo:rsid="0470e46b"/>
    </style:style>
    <style:style style:name="T483" style:family="text">
      <style:text-properties officeooo:rsid="04718c8d"/>
    </style:style>
    <style:style style:name="T484" style:family="text">
      <style:text-properties officeooo:rsid="047368db"/>
    </style:style>
    <style:style style:name="T485" style:family="text">
      <style:text-properties officeooo:rsid="047843ec"/>
    </style:style>
    <style:style style:name="T486" style:family="text">
      <style:text-properties officeooo:rsid="047e0646"/>
    </style:style>
    <style:style style:name="T487" style:family="text">
      <style:text-properties officeooo:rsid="047e0be3"/>
    </style:style>
    <style:style style:name="T488" style:family="text">
      <style:text-properties officeooo:rsid="0480af44"/>
    </style:style>
    <style:style style:name="T489" style:family="text">
      <style:text-properties officeooo:rsid="04854ada"/>
    </style:style>
    <style:style style:name="T490" style:family="text">
      <style:text-properties officeooo:rsid="04870629"/>
    </style:style>
    <style:style style:name="T491" style:family="text">
      <style:text-properties officeooo:rsid="0488f2c5"/>
    </style:style>
    <style:style style:name="T492" style:family="text">
      <style:text-properties officeooo:rsid="048ab0ee"/>
    </style:style>
    <style:style style:name="T493" style:family="text">
      <style:text-properties officeooo:rsid="04901391"/>
    </style:style>
    <style:style style:name="T494" style:family="text">
      <style:text-properties officeooo:rsid="04907e1c"/>
    </style:style>
    <style:style style:name="T495" style:family="text">
      <style:text-properties officeooo:rsid="0496a179"/>
    </style:style>
    <style:style style:name="T496" style:family="text">
      <style:text-properties officeooo:rsid="0496cf73"/>
    </style:style>
    <style:style style:name="T497" style:family="text">
      <style:text-properties officeooo:rsid="0498bdf0"/>
    </style:style>
    <style:style style:name="T498" style:family="text">
      <style:text-properties officeooo:rsid="04a241b9"/>
    </style:style>
    <style:style style:name="T499" style:family="text">
      <style:text-properties officeooo:rsid="04a2775d"/>
    </style:style>
    <style:style style:name="T500" style:family="text">
      <style:text-properties officeooo:rsid="04a44119"/>
    </style:style>
    <style:style style:name="T501" style:family="text">
      <style:text-properties officeooo:rsid="04a555d2"/>
    </style:style>
    <style:style style:name="T502" style:family="text">
      <style:text-properties officeooo:rsid="04a9dbd5"/>
    </style:style>
    <style:style style:name="T503" style:family="text">
      <style:text-properties officeooo:rsid="04ab6413"/>
    </style:style>
    <style:style style:name="T504" style:family="text">
      <style:text-properties officeooo:rsid="04ade424"/>
    </style:style>
    <style:style style:name="T505" style:family="text">
      <style:text-properties officeooo:rsid="04ae8893"/>
    </style:style>
    <style:style style:name="T506" style:family="text">
      <style:text-properties officeooo:rsid="04b19558"/>
    </style:style>
    <style:style style:name="T507" style:family="text">
      <style:text-properties officeooo:rsid="04b4a676"/>
    </style:style>
    <style:style style:name="T508" style:family="text">
      <style:text-properties officeooo:rsid="04b52e7b"/>
    </style:style>
    <style:style style:name="T509" style:family="text">
      <style:text-properties officeooo:rsid="04b78d32"/>
    </style:style>
    <style:style style:name="T510" style:family="text">
      <style:text-properties officeooo:rsid="04b87cec"/>
    </style:style>
    <style:style style:name="T511" style:family="text">
      <style:text-properties officeooo:rsid="04ba95b8"/>
    </style:style>
    <style:style style:name="T512" style:family="text">
      <style:text-properties officeooo:rsid="04bbd86f"/>
    </style:style>
    <style:style style:name="T513" style:family="text">
      <style:text-properties officeooo:rsid="04bbe8f4"/>
    </style:style>
    <style:style style:name="T514" style:family="text">
      <style:text-properties officeooo:rsid="04bc7914"/>
    </style:style>
    <style:style style:name="T515" style:family="text">
      <style:text-properties officeooo:rsid="04c0168e"/>
    </style:style>
    <style:style style:name="T516" style:family="text">
      <style:text-properties officeooo:rsid="04c07537"/>
    </style:style>
    <style:style style:name="T517" style:family="text">
      <style:text-properties officeooo:rsid="04c54e51"/>
    </style:style>
    <style:style style:name="T518" style:family="text">
      <style:text-properties officeooo:rsid="04c5e4d7"/>
    </style:style>
    <style:style style:name="T519" style:family="text">
      <style:text-properties officeooo:rsid="04c7aac1"/>
    </style:style>
    <style:style style:name="T520" style:family="text">
      <style:text-properties officeooo:rsid="04c9eca3"/>
    </style:style>
    <style:style style:name="T521" style:family="text">
      <style:text-properties officeooo:rsid="04ccc261"/>
    </style:style>
    <style:style style:name="T522" style:family="text">
      <style:text-properties fo:font-weight="bold" style:font-weight-asian="bold" style:font-weight-complex="bold"/>
    </style:style>
    <style:style style:name="T523" style:family="text">
      <style:text-properties fo:font-weight="bold" officeooo:rsid="00143ffa" style:font-weight-asian="bold" style:font-weight-complex="bold"/>
    </style:style>
    <style:style style:name="T524" style:family="text">
      <style:text-properties fo:font-weight="bold" officeooo:rsid="04d29276" style:font-weight-asian="bold" style:font-weight-complex="bold"/>
    </style:style>
    <style:style style:name="T525" style:family="text">
      <style:text-properties officeooo:rsid="04cf9d3c"/>
    </style:style>
    <style:style style:name="T526" style:family="text">
      <style:text-properties officeooo:rsid="04d15731"/>
    </style:style>
    <style:style style:name="T527" style:family="text">
      <style:text-properties officeooo:rsid="04d1b038"/>
    </style:style>
    <style:style style:name="T528" style:family="text">
      <style:text-properties officeooo:rsid="04d29276"/>
    </style:style>
    <style:style style:name="T529" style:family="text">
      <style:text-properties fo:background-color="#ff8000" loext:char-shading-value="0"/>
    </style:style>
    <style:style style:name="T530" style:family="text">
      <style:text-properties fo:color="#000000" style:font-name="Arial" fo:letter-spacing="normal" fo:font-style="italic" fo:font-weight="normal"/>
    </style:style>
    <style:style style:name="T531" style:family="text">
      <style:text-properties officeooo:rsid="04d51225"/>
    </style:style>
    <style:style style:name="T532" style:family="text">
      <style:text-properties officeooo:rsid="04d58437"/>
    </style:style>
    <style:style style:name="T533" style:family="text">
      <style:text-properties officeooo:rsid="04d62738"/>
    </style:style>
    <style:style style:name="T534" style:family="text">
      <style:text-properties officeooo:rsid="04d94509"/>
    </style:style>
    <style:style style:name="T535" style:family="text">
      <style:text-properties officeooo:rsid="04da3cdb"/>
    </style:style>
    <style:style style:name="T536" style:family="text">
      <style:text-properties officeooo:rsid="04dd43f9"/>
    </style:style>
    <style:style style:name="T537" style:family="text">
      <style:text-properties officeooo:rsid="04dfec10"/>
    </style:style>
    <style:style style:name="T538" style:family="text">
      <style:text-properties officeooo:rsid="04e1af4c"/>
    </style:style>
    <style:style style:name="T539" style:family="text">
      <style:text-properties officeooo:rsid="04e4138d"/>
    </style:style>
    <style:style style:name="T540" style:family="text">
      <style:text-properties officeooo:rsid="04ebc9e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35cm" fo:text-indent="-0.635cm" fo:margin-left="2.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5cm" fo:text-indent="-0.635cm" fo:margin-left="2.9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cm" fo:text-indent="-0.635cm" fo:margin-left="3.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5cm" fo:text-indent="-0.635cm" fo:margin-left="4.2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cm" fo:text-indent="-0.635cm" fo:margin-left="4.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5cm" fo:text-indent="-0.635cm" fo:margin-left="5.5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cm" fo:text-indent="-0.635cm" fo:margin-left="6.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5cm" fo:text-indent="-0.635cm" fo:margin-left="6.7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cm" fo:text-indent="-0.635cm" fo:margin-left="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5cm" fo:text-indent="-0.635cm" fo:margin-left="8.06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889cm" fo:text-indent="-0.635cm" fo:margin-left="2.8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24cm" fo:text-indent="-0.635cm" fo:margin-left="3.5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9cm" fo:text-indent="-0.635cm" fo:margin-left="4.1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94cm" fo:text-indent="-0.635cm" fo:margin-left="4.7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9cm" fo:text-indent="-0.635cm" fo:margin-left="5.4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64cm" fo:text-indent="-0.635cm" fo:margin-left="6.0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9cm" fo:text-indent="-0.635cm" fo:margin-left="6.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34cm" fo:text-indent="-0.635cm" fo:margin-left="7.3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9cm" fo:text-indent="-0.635cm" fo:margin-left="7.9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04cm" fo:text-indent="-0.635cm" fo:margin-left="8.60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3" text:outline-level="1"><text:bookmark-start text:name="__RefHeading___Toc7048_994517877"/>PROSOPOGRAPHIE MEMBRES TC / SPE<text:bookmark-end text:name="__RefHeading___Toc7048_994517877"/></text:h>
      <text:h text:style-name="Heading_20_1" text:outline-level="1"/>
      <text:h text:style-name="Heading_20_1" text:outline-level="1"><text:bookmark-start text:name="__RefHeading___Toc1627_1244590626"/>Template : <text:bookmark-end text:name="__RefHeading___Toc1627_1244590626"/></text:h>
      <text:h text:style-name="Heading_20_1" text:outline-level="1"/>
      <text:p text:style-name="P69">Naissance : </text:p>
      <text:p text:style-name="P98">Décès </text:p>
      <text:p text:style-name="P98"/>
      <text:p text:style-name="P98">Cadre social </text:p>
      <text:p text:style-name="P98"/>
      <text:p text:style-name="P98">etudes </text:p>
      <text:p text:style-name="P98"/>
      <text:p text:style-name="P98">Corps de métier </text:p>
      <text:p text:style-name="P98"/>
      <text:p text:style-name="P98">Carrière </text:p>
      <text:p text:style-name="P98"/>
      <text:p text:style-name="P98">Associations </text:p>
      <text:p text:style-name="P98"/>
      <text:p text:style-name="P282">Thèmes de recherche </text:p>
      <text:p text:style-name="P98"/>
      <text:p text:style-name="P197">Revues de publication : </text:p>
      <text:p text:style-name="P98"/>
      <text:p text:style-name="P120">Honneurs </text:p>
      <text:p text:style-name="P120"/>
      <text:p text:style-name="P231">Principales publications </text:p>
      <text:p text:style-name="P98"/>
      <text:p text:style-name="P98">Publications en collaboration avec <text:s/></text:p>
      <text:p text:style-name="P1"/>
      <text:p text:style-name="P1"/>
      <text:p text:style-name="P1"/>
      <text:p text:style-name="P1"/>
      <text:p text:style-name="P435">Lauréats de la médaille d'or de la Société de pathologie exotique : </text:p>
      <text:p text:style-name="P1">A. Theilier (1927), Ed. Sergent (1929), J. Rodhain (1931), E. Roubaud (1933), A.W. Sellards (1935), G. Blanc (1937),</text:p>
      <text:p text:style-name="P1"/>
      <text:p text:style-name="P47"><text:span text:style-name="T524">Présidents</text:span><text:span text:style-name="T523"> : </text:span></text:p>
      <text:p text:style-name="P1">A. Laveran 1908-1920 ; <text:span text:style-name="T19">A. Calmette</text:span> 1920-1924 ; F. Mesnil 1924-1928 ; E. <text:span text:style-name="T19">Marchoux</text:span> 1928-1932 ; E. Brumpt 1932-1936 ; E. Roubaud 1936-1939 ; A. Sicé 1946-1950 ; </text:p>
      <text:p text:style-name="P1"/>
      <text:p text:style-name="P1"><text:span text:style-name="T522">Vices-présidents :</text:span> A. <text:span text:style-name="T19">Kermorgant</text:span> 1908-1909 ; A. Chantemesse 1908-1909 ; L. Bertrand 1910-1911 ; A. Le Dentu 1910-1911 ; E. <text:span text:style-name="T19">Jeanselme</text:span> 1912-1913 ; <text:span text:style-name="T19">Ch. Grall </text:span>1912-1913 ; <text:span text:style-name="T462">L. Martin</text:span> 1914-1919 ; H. Vincent 1914-1919 ; <text:span text:style-name="T19">E. Marchoux</text:span> 1920-1921 ; V. <text:span text:style-name="T529">Morax</text:span> 1922-1923 ; <text:span text:style-name="T19">P. Gouzien</text:span> 1922-1923 ; E. Brumpt 1924-1925 ; C. <text:span text:style-name="T529">Dopter</text:span> 1924-1925 ; M. Phisalix 1926-1927 ; J. <text:span text:style-name="T19">Emily</text:span> 1926-1927 ; Ed. Dujardin-Beaumetz 1928-1929 ; <text:span text:style-name="T19">G. Martin</text:span> 1928-1929 ; <text:span text:style-name="T19">M. Léger </text:span>1930 ; L. Nattan-Larrier 1930-1931 ; S. Rigollet 1931 ; E. Roubaud 1932-1933 ; A. <text:span text:style-name="T19">Thiroux</text:span> 1932-1933 ; G. <text:span text:style-name="T19">Bouffard</text:span> 1934-1935 ; J. Bridré 1934-1935 ; M. Langeron 1936-1937 ; A. Lecomte 1936-1937 ; E. Fourneau 1938-1939 ; A. <text:span text:style-name="T19">Gauducheau</text:span> 1938-1939. </text:p>
      <text:p text:style-name="P1"/>
      <text:p text:style-name="P1"><text:span text:style-name="T522">Secrétaire généraux :</text:span> F. Heim de Balsac 1908 ; E. <text:span text:style-name="T19">Marchoux</text:span> 1908-1919 ; H. Pottevin 1908-1912 ; F. Mesnil 1908-1919 ; E. <text:span text:style-name="T528">Brumpt </text:span>1920-1923 ; E. Roubaud 1920-1931 ; <text:span text:style-name="T462">Ch. Joyeux </text:span>1924-1930 ; <text:span text:style-name="T19">M. Léger</text:span> 1931-1934 ; R. Deschiens 1932-1978 ; R. Pons 1935-1946 ; </text:p>
      <text:p text:style-name="P1"/>
      <text:p text:style-name="P1"><text:span text:style-name="T522">Secrétaires des séances : </text:span><text:span text:style-name="T529">Ch. Dopter </text:span>1908-1911 ; Ed. Dujardin-Beaumetz 1908-1911 ; E. Brumpt 1912-1913 ; C. Levaditi 1912-1919 ; <text:span text:style-name="T462">Ch. Joyeux </text:span>1914-1923 ; L. Nègre 1920-1929 ; G. Lavier 1924-1925 ; F. Larrousse 1926-1927 ; R. Deschiens 1928-1931 ; H. Galliard 1932-1935 ; J. Colas-Belcour 1932-1939 ; J. Sautet 1936 ; P. Giroud 1937-1939. </text:p>
      <text:p text:style-name="P1"/>
      <text:p text:style-name="P50">Commissions et rapport avec les pouvoirs publics : </text:p>
      <text:p text:style-name="P48">1910-1914 Alerte les pouvoirs publics sur la necessité de lutter contre l'alcoolisme dans les Colonies. <text:span text:style-name="T539">Kermorgant, </text:span></text:p>
      <text:p text:style-name="P49"><text:span text:style-name="T525">M</text:span>ise en place de commissions destinées à alerter le pouvoir politique sur les problèmes de santé publique des populations des Colonies : </text:p>
      <text:list xml:id="list93969707" text:style-name="L1">
        <text:list-item>
          <text:p text:style-name="P457">Commission de l'opium (1913) ; </text:p>
        </text:list-item>
        <text:list-item>
          <text:p text:style-name="P457">Commission de la maladie du sommeil (1920) ; </text:p>
        </text:list-item>
        <text:list-item>
          <text:p text:style-name="P457">Commission du paludisme, présidée par E. Marchoux (1922). </text:p>
        </text:list-item>
        <text:list-item>
          <text:p text:style-name="P457">de la Commission de la fièvre jaune, présidée par E. Marchoux (1927)</text:p>
        </text:list-item>
        <text:list-item>
          <text:p text:style-name="P457">Commission de maladie du sommeil, présidée par F. Mesnil. (1931)</text:p>
        </text:list-item>
      </text:list>
      <text:p text:style-name="P49">1942 Constitution d'une troisième commission de la maladie du sommeil, présidée par E. Roubaud. </text:p>
      <text:p text:style-name="P49">1930-1945 Fait de nombreuses interventions auprès de l'industrie pharmaceutique pour obtenir la mise à disposition de la population de médicaments efficaces et bon marché. </text:p>
      <text:p text:style-name="P46"/>
      <text:p text:style-name="P1">08/02/1933 25e anniversaire de la société en présence d'Albert Lebrun, président de la République, et sous la présidence d'Albert Sarrault, ministre des Colonies. </text:p>
      <text:p text:style-name="P1"/>
      <text:p text:style-name="P4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3"><text:a xlink:type="simple" xlink:href="#__RefHeading___Toc7048_994517877" text:style-name="Index_20_Link" text:visited-style-name="Index_20_Link">PROSOPOGRAPHIE MEMBRES TC / SPE<text:tab/>1</text:a></text:p>
          <text:p text:style-name="P443"><text:a xlink:type="simple" xlink:href="#__RefHeading___Toc1627_1244590626" text:style-name="Index_20_Link" text:visited-style-name="Index_20_Link">Template :<text:tab/>1</text:a></text:p>
          <text:p text:style-name="P444"><text:a xlink:type="simple" xlink:href="#__RefHeading___Toc1631_1244590626" text:style-name="Index_20_Link" text:visited-style-name="Index_20_Link">Albert Calmette.<text:tab/>5</text:a></text:p>
          <text:p text:style-name="P444"><text:a xlink:type="simple" xlink:href="#__RefHeading___Toc1633_1244590626" text:style-name="Index_20_Link" text:visited-style-name="Index_20_Link">Paul-Louis Simond, Médecin inspecteur TC de réserve, rue de l’Espérance, Valence, Drôme, MF.<text:tab/>6</text:a></text:p>
          <text:p text:style-name="P444"><text:a xlink:type="simple" xlink:href="#__RefHeading___Toc1635_1244590626" text:style-name="Index_20_Link" text:visited-style-name="Index_20_Link">A. Yersin, Médecin principal 1er Cl. TC, Directeur des Instituts Pasteur d’Indochine, à Nha-Trang, Annam.<text:tab/>7</text:a></text:p>
          <text:p text:style-name="P444"><text:a xlink:type="simple" xlink:href="#__RefHeading___Toc1639_1244590626" text:style-name="Index_20_Link" text:visited-style-name="Index_20_Link">Albert Clarac, Médecin inspecteur TC de réserve, 6, rue Pierre Haret,<text:tab/>8</text:a></text:p>
          <text:p text:style-name="P444"><text:a xlink:type="simple" xlink:href="#__RefHeading___Toc1641_1244590626" text:style-name="Index_20_Link" text:visited-style-name="Index_20_Link">Maurice Delrieu Médecine inspecteur TC de réserve, 55 , boulevard Gambetta, Nice, M F<text:tab/>9</text:a></text:p>
          <text:p text:style-name="P444"><text:a xlink:type="simple" xlink:href="#__RefHeading___Toc14208_994517877" text:style-name="Index_20_Link" text:visited-style-name="Index_20_Link">Emile Marchoux<text:tab/>10</text:a></text:p>
          <text:p text:style-name="P444"><text:a xlink:type="simple" xlink:href="#__RefHeading___Toc1643_1244590626" text:style-name="Index_20_Link" text:visited-style-name="Index_20_Link">Jules Michel Antoine Emily, Médecin inspecteur TC, Chef supérieur Service de Santé Armée du Levant, à Beyrouth, MF.<text:tab/>10</text:a></text:p>
          <text:p text:style-name="P444"><text:a xlink:type="simple" xlink:href="#__RefHeading___Toc1645_1244590626" text:style-name="Index_20_Link" text:visited-style-name="Index_20_Link">Paul Gouzien, Médecin Inspecteur général TC, PrésidenTConseil sup. de Santé, Ministère des Colonies, MF.<text:tab/>11</text:a></text:p>
          <text:p text:style-name="P444"><text:a xlink:type="simple" xlink:href="#__RefHeading___Toc1647_1244590626" text:style-name="Index_20_Link" text:visited-style-name="Index_20_Link">Charles Grall, Médecin Inspecteur général TC de réserve, 28, avenue Péreire, Asnières,<text:tab/>12</text:a></text:p>
          <text:p text:style-name="P444"><text:a xlink:type="simple" xlink:href="#__RefHeading___Toc1649_1244590626" text:style-name="Index_20_Link" text:visited-style-name="Index_20_Link">Emile Marchoux, anc. Médecin principal TC, Prof. Chef Service Institut Pasteur, 96, rue Falguière, Paris, XVe, M F.<text:tab/>13</text:a></text:p>
          <text:p text:style-name="P444"><text:a xlink:type="simple" xlink:href="#__RefHeading___Toc7050_994517877" text:style-name="Index_20_Link" text:visited-style-name="Index_20_Link">E. Primet, Médecine inspecteur TC de réserve, 82, avenue,de Breteuil, Paris VIIe, MF<text:tab/>14</text:a></text:p>
          <text:p text:style-name="P444"><text:a xlink:type="simple" xlink:href="#__RefHeading___Toc7052_994517877" text:style-name="Index_20_Link" text:visited-style-name="Index_20_Link">Abbatucci, Médecin principal 2e Cl TC, Armée du Levant (juin 1920)<text:tab/>14</text:a></text:p>
          <text:p text:style-name="P444"><text:a xlink:type="simple" xlink:href="#__RefHeading___Toc7054_994517877" text:style-name="Index_20_Link" text:visited-style-name="Index_20_Link">Ch. Broquet, Ancien Médecin-major 1er Cl TC attaché à l’Office international d’Hydiène, 195, Bd St-Germain, Paris, Vie (février 1920)<text:tab/>15</text:a></text:p>
          <text:p text:style-name="P444"><text:a xlink:type="simple" xlink:href="#__RefHeading___Toc7056_994517877" text:style-name="Index_20_Link" text:visited-style-name="Index_20_Link">A. Gauducheau, Ancien Médecine-Major, 1er Cl TC, à Paris (juin 1920)<text:tab/>15</text:a></text:p>
          <text:p text:style-name="P444"><text:a xlink:type="simple" xlink:href="#__RefHeading___Toc7058_994517877" text:style-name="Index_20_Link" text:visited-style-name="Index_20_Link">Noel Bernard, Médecin-major 1er Cl TC, Directeur Institut Pasteur Saïgon, Cochinchine.<text:tab/>15</text:a></text:p>
          <text:p text:style-name="P444"><text:a xlink:type="simple" xlink:href="#__RefHeading___Toc1651_1244590626" text:style-name="Index_20_Link" text:visited-style-name="Index_20_Link">Marc Bouilliez, Médecin-major, 1er Cl TC, en congé<text:tab/>16</text:a></text:p>
          <text:p text:style-name="P444"><text:a xlink:type="simple" xlink:href="#__RefHeading___Toc1653_1244590626" text:style-name="Index_20_Link" text:visited-style-name="Index_20_Link">Gustave Bouffard, Médecin principal 2. Cl. TC, adjoint Directeur Service Santé Madagascar<text:tab/>16</text:a></text:p>
          <text:p text:style-name="P444"><text:a xlink:type="simple" xlink:href="#__RefHeading___Toc1661_1244590626" text:style-name="Index_20_Link" text:visited-style-name="Index_20_Link">Alexandre Leboeuf, Médecin-major, 1r Cl TC, Chef Service de Santé, Gabon<text:tab/>17</text:a></text:p>
          <text:p text:style-name="P444"><text:a xlink:type="simple" xlink:href="#__RefHeading___Toc1663_1244590626" text:style-name="Index_20_Link" text:visited-style-name="Index_20_Link">Marcel Léger, Médecin-major 1er Cl. TC, Marseille<text:tab/>18</text:a></text:p>
          <text:p text:style-name="P444"><text:a xlink:type="simple" xlink:href="#__RefHeading___Toc1665_1244590626" text:style-name="Index_20_Link" text:visited-style-name="Index_20_Link">Gustave Martin, Médecin principal 2e Cl TC, Val de Grâce, Paris<text:tab/>19</text:a></text:p>
          <text:p text:style-name="P444"><text:a xlink:type="simple" xlink:href="#__RefHeading___Toc1667_1244590626" text:style-name="Index_20_Link" text:visited-style-name="Index_20_Link">C. Mathis, Médecin principal 2e Cl TC, Chef Service Santé du Cambodge, Phnom-Penh<text:tab/>20</text:a></text:p>
          <text:p text:style-name="P444"><text:a xlink:type="simple" xlink:href="#__RefHeading___Toc1669_1244590626" text:style-name="Index_20_Link" text:visited-style-name="Index_20_Link">Paul Remlinger, Médecin-major 1e Cl. A T (h. c.). Directeur Institut Pasteur de Tanger<text:tab/>22</text:a></text:p>
          <text:p text:style-name="P444"><text:a xlink:type="simple" xlink:href="#__RefHeading___Toc1671_1244590626" text:style-name="Index_20_Link" text:visited-style-name="Index_20_Link">André Thiroux, Médecin-principal 1er Cl TC, Conseil supérieur de Santé des Colonies, Paris, MF<text:tab/>23</text:a></text:p>
          <text:p text:style-name="P444"><text:a xlink:type="simple" xlink:href="#__RefHeading___Toc1760_1244590626" text:style-name="Index_20_Link" text:visited-style-name="Index_20_Link">J.Joseph Vassal, Médecin-principal 1e Cl. TC, Médecin divisionnaire, Armée du Rhin<text:tab/>24</text:a></text:p>
          <text:p text:style-name="P444"><text:a xlink:type="simple" xlink:href="#__RefHeading___Toc1675_1244590626" text:style-name="Index_20_Link" text:visited-style-name="Index_20_Link">Jacques Allain, Médecin-inspecteur TC, Directeur Service de Santé Madagascar.<text:tab/>26</text:a></text:p>
          <text:p text:style-name="P444"><text:a xlink:type="simple" xlink:href="#__RefHeading___Toc1677_1244590626" text:style-name="Index_20_Link" text:visited-style-name="Index_20_Link">J. Arlo, Médecin-major, 2e Cl TC, Directeur Laboratoire Haut-Sénégal et Niger à Bamako<text:tab/>26</text:a></text:p>
          <text:p text:style-name="P444"><text:a xlink:type="simple" xlink:href="#__RefHeading___Toc1679_1244590626" text:style-name="Index_20_Link" text:visited-style-name="Index_20_Link">P. Aubert, anc. Médecin-major, 1er Cl TC, 11 bis Avenir Carnot, Nîmes.<text:tab/>27</text:a></text:p>
          <text:p text:style-name="P444"><text:a xlink:type="simple" xlink:href="#__RefHeading___Toc1685_1244590626" text:style-name="Index_20_Link" text:visited-style-name="Index_20_Link">Raoul Baujean, Médecin-major 2e cl TC en France<text:tab/>28</text:a></text:p>
          <text:p text:style-name="P444"><text:a xlink:type="simple" xlink:href="#__RefHeading___Toc1687_1244590626" text:style-name="Index_20_Link" text:visited-style-name="Index_20_Link">G. Bellot, Médecin-général 2e Cl TC, Armée du Rhin<text:tab/>29</text:a></text:p>
          <text:p text:style-name="P444"><text:a xlink:type="simple" xlink:href="#__RefHeading___Toc1689_1244590626" text:style-name="Index_20_Link" text:visited-style-name="Index_20_Link">G. Blin, Médecin principal 2e Cl TC, Médecin-chef Tananarive, Madagascar<text:tab/>29</text:a></text:p>
          <text:p text:style-name="P444"><text:a xlink:type="simple" xlink:href="#__RefHeading___Toc1691_1244590626" text:style-name="Index_20_Link" text:visited-style-name="Index_20_Link">Botreau-Roussel, Médecin-major, 2e Cl TC, Armée du Levant, Adana<text:tab/>30</text:a></text:p>
          <text:p text:style-name="P444"><text:a xlink:type="simple" xlink:href="#__RefHeading___Toc1693_1244590626" text:style-name="Index_20_Link" text:visited-style-name="Index_20_Link">P. Brau, Médecin principal 1er Cl TC Médecin chef Hôpital militaire Saïgon<text:tab/>31</text:a></text:p>
          <text:p text:style-name="P444"><text:a xlink:type="simple" xlink:href="#__RefHeading___Toc1695_1244590626" text:style-name="Index_20_Link" text:visited-style-name="Index_20_Link">Louis Bréaudat, anc. Pharmacien TC, 119 bis rue N-D des Champs, Paris Vie<text:tab/>31</text:a></text:p>
          <text:p text:style-name="P444"><text:a xlink:type="simple" xlink:href="#__RefHeading___Toc1697_1244590626" text:style-name="Index_20_Link" text:visited-style-name="Index_20_Link">V. Brochard, ancien Médecin TC, Secrétaire du Gouvernement a la Réunion<text:tab/>31</text:a></text:p>
          <text:p text:style-name="P444"><text:a xlink:type="simple" xlink:href="#__RefHeading___Toc1699_1244590626" text:style-name="Index_20_Link" text:visited-style-name="Index_20_Link">J. A. Bussière, Médecin-major 1e Cl. TC, Médecin de l’Ambassade, Pékin<text:tab/>32</text:a></text:p>
          <text:p text:style-name="P444"><text:a xlink:type="simple" xlink:href="#__RefHeading___Toc1701_1244590626" text:style-name="Index_20_Link" text:visited-style-name="Index_20_Link">Emile Cathoire, anc. Médecin-major 1e Cl. AT, 51, Boulevard Saint-Germain, Paris Ve<text:tab/>33</text:a></text:p>
          <text:p text:style-name="P444"><text:a xlink:type="simple" xlink:href="#__RefHeading___Toc1703_1244590626" text:style-name="Index_20_Link" text:visited-style-name="Index_20_Link">Henri Joseph Cazaneuve; Médecin 1e Cl. M, à bord de l’Ernest Renan, Escadre du Levant .<text:tab/>33</text:a></text:p>
          <text:p text:style-name="P444"><text:a xlink:type="simple" xlink:href="#__RefHeading___Toc1705_1244590626" text:style-name="Index_20_Link" text:visited-style-name="Index_20_Link">P. N. Clapier, Médecin-major 2e Cl. TC, Afrique équatoriale française.<text:tab/>34</text:a></text:p>
          <text:p text:style-name="P444"><text:a xlink:type="simple" xlink:href="#__RefHeading___Toc1707_1244590626" text:style-name="Index_20_Link" text:visited-style-name="Index_20_Link">L. Collin, Médecin major 2e Cl. TC, Service de l’Assistance médicale indigène, Madagascar.<text:tab/>35</text:a></text:p>
          <text:p text:style-name="P444"><text:a xlink:type="simple" xlink:href="#__RefHeading___Toc1709_1244590626" text:style-name="Index_20_Link" text:visited-style-name="Index_20_Link">Ch. Commes, Anc. Médecin TC, à Ezy, Eure<text:tab/>35</text:a></text:p>
          <text:p text:style-name="P444"><text:soft-page-break/><text:a xlink:type="simple" xlink:href="#__RefHeading___Toc1711_1244590626" text:style-name="Index_20_Link" text:visited-style-name="Index_20_Link">Louis Couvy, Médecin-major 1e Cl. TC, Armée du Levant Beyrouth.<text:tab/>35</text:a></text:p>
          <text:p text:style-name="P444"><text:a xlink:type="simple" xlink:href="#__RefHeading___Toc1713_1244590626" text:style-name="Index_20_Link" text:visited-style-name="Index_20_Link">William Dufougeré, Médecin-major 2e Cl TC, Guyane française.<text:tab/>36</text:a></text:p>
          <text:p text:style-name="P444"><text:a xlink:type="simple" xlink:href="#__RefHeading___Toc1715_1244590626" text:style-name="Index_20_Link" text:visited-style-name="Index_20_Link">R. Dumas, Médecin inspecteur TC, en France<text:tab/>37</text:a></text:p>
          <text:p text:style-name="P444"><text:a xlink:type="simple" xlink:href="#__RefHeading___Toc1717_1244590626" text:style-name="Index_20_Link" text:visited-style-name="Index_20_Link">L. Garde, Médecin principal 1e Cl TC, Chef Service Santé Hué, Annam<text:tab/>37</text:a></text:p>
          <text:p text:style-name="P444"><text:a xlink:type="simple" xlink:href="#__RefHeading___Toc1719_1244590626" text:style-name="Index_20_Link" text:visited-style-name="Index_20_Link">F. Heckenroth, Médecin-Major 1e Cl TC Adjoint au Service de Santé de l’AOF (Hygiène) à Dakar<text:tab/>37</text:a></text:p>
          <text:p text:style-name="P444"><text:a xlink:type="simple" xlink:href="#__RefHeading___Toc1723_1244590626" text:style-name="Index_20_Link" text:visited-style-name="Index_20_Link">Charles Jojot, Médecin-major, 1e Cl TC, Directeur Laboratoire Douala, Cameroun<text:tab/>38</text:a></text:p>
          <text:p text:style-name="P444"><text:a xlink:type="simple" xlink:href="#__RefHeading___Toc1725_1244590626" text:style-name="Index_20_Link" text:visited-style-name="Index_20_Link">H. Jouveau-Dutreuil, Médecin-major 2e Cl TC, Directeur Laboratoire Tchentou, Sétc<text:tab/>39</text:a></text:p>
          <text:p text:style-name="P444"><text:a xlink:type="simple" xlink:href="#__RefHeading___Toc1727_1244590626" text:style-name="Index_20_Link" text:visited-style-name="Index_20_Link">Alexandre Lafont, Médecin principal 2e Cl TC, Directeur Laboratoire, Hanoï, Tonkin<text:tab/>39</text:a></text:p>
          <text:p text:style-name="P444"><text:a xlink:type="simple" xlink:href="#__RefHeading___Toc1729_1244590626" text:style-name="Index_20_Link" text:visited-style-name="Index_20_Link">Lalusng-Bonnaire, Médecin 1e Cl Assistance d’Indochine, Saïgon<text:tab/>39</text:a></text:p>
          <text:p text:style-name="P444"><text:a xlink:type="simple" xlink:href="#__RefHeading___Toc1731_1244590626" text:style-name="Index_20_Link" text:visited-style-name="Index_20_Link">André Lamoureux, Médecin-Major, 1e Cl TC, Directeur Institut d’Hygiène, Fort-de-France, Martinique<text:tab/>39</text:a></text:p>
          <text:p text:style-name="P444"><text:a xlink:type="simple" xlink:href="#__RefHeading___Toc1733_1244590626" text:style-name="Index_20_Link" text:visited-style-name="Index_20_Link">A. Lecomte, Médecin-principal, 1e Cl TC, Chef Service Santé Saïgon, Cochinchine<text:tab/>40</text:a></text:p>
          <text:p text:style-name="P444"><text:a xlink:type="simple" xlink:href="#__RefHeading___Toc1735_1244590626" text:style-name="Index_20_Link" text:visited-style-name="Index_20_Link">André Léger, Médecin-major 1e cl TC, Dépôt des Isolés coloniaux, Marseille<text:tab/>40</text:a></text:p>
          <text:p text:style-name="P444"><text:a xlink:type="simple" xlink:href="#__RefHeading___Toc1737_1244590626" text:style-name="Index_20_Link" text:visited-style-name="Index_20_Link">J. Matignon, anc. Médecin-major T C., Médecin à Châtel-Guyon, P.-de-D.<text:tab/>41</text:a></text:p>
          <text:p text:style-name="P444"><text:a xlink:type="simple" xlink:href="#__RefHeading___Toc1739_1244590626" text:style-name="Index_20_Link" text:visited-style-name="Index_20_Link">G Merveilleux Médecin-inspecteur T C de réserve, 6, rue P. Bourcy, Saint-Jean-d Angely.<text:tab/>41</text:a></text:p>
          <text:p text:style-name="P444"><text:a xlink:type="simple" xlink:href="#__RefHeading___Toc1741_1244590626" text:style-name="Index_20_Link" text:visited-style-name="Index_20_Link">Francis Monfort, Médecin-major 1e Cl. TC, Directeur Laboratoire Gaston Bourret, Nouméa, Nouvelle-Calédonie<text:tab/>42</text:a></text:p>
          <text:p text:style-name="P444"><text:a xlink:type="simple" xlink:href="#__RefHeading___Toc1743_1244590626" text:style-name="Index_20_Link" text:visited-style-name="Index_20_Link">René Montel, ancien Médecin TC, Médecin de la municipalité 48 ter, rue Paul Blanchy, Saïgon<text:tab/>43</text:a></text:p>
          <text:p text:style-name="P444"><text:a xlink:type="simple" xlink:href="#__RefHeading___Toc1745_1244590626" text:style-name="Index_20_Link" text:visited-style-name="Index_20_Link">Fernand Noc, Médecin-major 1e Cl. TC, Directeur Laboratoire Bactériologie A. O. F., à Dakar.<text:tab/>43</text:a></text:p>
          <text:p text:style-name="P444"><text:a xlink:type="simple" xlink:href="#__RefHeading___Toc1762_1244590626" text:style-name="Index_20_Link" text:visited-style-name="Index_20_Link">Nogurd, M »frein-mzjot 2e Cl TC ,Ecole de Médecine indigène, Dakar<text:tab/>44</text:a></text:p>
          <text:p text:style-name="P444"><text:a xlink:type="simple" xlink:href="#__RefHeading___Toc1764_1244590626" text:style-name="Index_20_Link" text:visited-style-name="Index_20_Link">Ortholan, Médecin principal 2“ Cl. TC, Mission sibérienne française, Vladivostok.<text:tab/>44</text:a></text:p>
          <text:p text:style-name="P444"><text:a xlink:type="simple" xlink:href="#__RefHeading___Toc1766_1244590626" text:style-name="Index_20_Link" text:visited-style-name="Index_20_Link">F. Ouzilleau, Médecin-major 1e Cl. TC, Directeur Institut Pasteur, Brazzaville.<text:tab/>44</text:a></text:p>
          <text:p text:style-name="P444"><text:a xlink:type="simple" xlink:href="#__RefHeading___Toc1768_1244590626" text:style-name="Index_20_Link" text:visited-style-name="Index_20_Link">G. Péjju, Médecin-major 2e Cl TC, Chef laboratoire Casablanca, Maroc<text:tab/>44</text:a></text:p>
          <text:p text:style-name="P444"><text:a xlink:type="simple" xlink:href="#__RefHeading___Toc1770_1244590626" text:style-name="Index_20_Link" text:visited-style-name="Index_20_Link">Georges Ringenbach, Médecin major 2e Cl. TC, Adjoint au Directeur Service de Santé, Indochine.<text:tab/>44</text:a></text:p>
          <text:p text:style-name="P444"><text:a xlink:type="simple" xlink:href="#__RefHeading___Toc1772_1244590626" text:style-name="Index_20_Link" text:visited-style-name="Index_20_Link">L. Rousseau, Médecin-major- 1e Cl. TC, Guyane française.<text:tab/>45</text:a></text:p>
          <text:p text:style-name="P444"><text:a xlink:type="simple" xlink:href="#__RefHeading___Toc1774_1244590626" text:style-name="Index_20_Link" text:visited-style-name="Index_20_Link">A. Sarrailhé, Médecin-major 1e Cl. TC, Directeur Laboratoire Bactériologie, Hanoï, Tonkin.<text:tab/>45</text:a></text:p>
          <text:p text:style-name="P444"><text:a xlink:type="simple" xlink:href="#__RefHeading___Toc1776_1244590626" text:style-name="Index_20_Link" text:visited-style-name="Index_20_Link">François Sorel, Médecin principal 2e Cl. TC, aux Régions Libérées.<text:tab/>45</text:a></text:p>
          <text:p text:style-name="P444"><text:a xlink:type="simple" xlink:href="#__RefHeading___Toc1778_1244590626" text:style-name="Index_20_Link" text:visited-style-name="Index_20_Link">Léon Stévenel, Médecin-major 2e Cl. TC, 5e Infanterie coloniale, Lyon<text:tab/>46</text:a></text:p>
          <text:p text:style-name="P444"><text:a xlink:type="simple" xlink:href="#__RefHeading___Toc1780_1244590626" text:style-name="Index_20_Link" text:visited-style-name="Index_20_Link">Edouard W. Suldey, Médecin-major 2e Cl TC, Afrique équatoriale française<text:tab/>46</text:a></text:p>
          <text:p text:style-name="P444"><text:a xlink:type="simple" xlink:href="#__RefHeading___Toc1782_1244590626" text:style-name="Index_20_Link" text:visited-style-name="Index_20_Link">Jacques Thézé, Médecin-major 2e Cl. TC, Médecin-chef Hôpital de Harrar, Abyssinie.<text:tab/>47</text:a></text:p>
          <text:p text:style-name="P444"><text:a xlink:type="simple" xlink:href="#__RefHeading___Toc1784_1244590626" text:style-name="Index_20_Link" text:visited-style-name="Index_20_Link">R. Trautmann, Médecin-major 1e Cl. TC, Cotonou, Dahomey.<text:tab/>48</text:a></text:p>
          <text:p text:style-name="P444"><text:a xlink:type="simple" xlink:href="#__RefHeading___Toc1786_1244590626" text:style-name="Index_20_Link" text:visited-style-name="Index_20_Link">H. Velu, Vétérinaire major de 2e CL, Chef du Laboratoire de Recherches, Service de l’Elevage, Casablanca. .<text:tab/>48</text:a></text:p>
        </text:index-body>
      </text:table-of-content>
      <text:h text:style-name="P454" text:outline-level="1"/>
      <text:h text:style-name="P456" text:outline-level="1"/>
      <text:h text:style-name="Heading_20_2" text:outline-level="2"><text:bookmark-start text:name="__RefHeading___Toc1631_1244590626"/>A<text:span text:style-name="T18">lbert</text:span> Calmette. <text:bookmark-end text:name="__RefHeading___Toc1631_1244590626"/></text:h>
      <text:p text:style-name="P1"/>
      <text:p text:style-name="P52">Naissance : 1863 à Nice</text:p>
      <text:p text:style-name="P54">Décès : 1933 à Paris</text:p>
      <text:p text:style-name="P54"/>
      <text:p text:style-name="P54">Cadre soc<text:span text:style-name="T3">i</text:span>al. </text:p>
      <text:p text:style-name="P55"><text:tab/>Profession du père : préfet </text:p>
      <text:p text:style-name="P55"/>
      <text:p text:style-name="P55">Etudes : </text:p>
      <text:p text:style-name="P60"><text:tab/><text:span text:style-name="T4">1881-1883 Elève de l'Ecole de médecine navale de Brest, où il suit <text:tab/>l'enseignement de A. Corre. </text:span></text:p>
      <text:p text:style-name="P61"><text:tab/>1883-1887 Entre dans le Service de santé de la marine. </text:p>
      <text:p text:style-name="P54"/>
      <text:p text:style-name="P55">Corps de métier : </text:p>
      <text:p text:style-name="P55"><text:tab/>Service de santé de la Marine (1883)</text:p>
      <text:p text:style-name="P55"><text:tab/>Service de santé des troupes coloniales (1891) <text:tab/></text:p>
      <text:p text:style-name="P54"/>
      <text:p text:style-name="P55">Carrière : </text:p>
      <text:p text:style-name="P55"><text:tab/>1883-1885 : Participe à la campagne de Chine dans l'escadre de l'Amiral Courbet </text:p>
      <text:p text:style-name="P55"><text:tab/>1886-1887 : campagne du Gabon-Congo </text:p>
      <text:p text:style-name="P55"><text:tab/>1888-1890 : St Pierre et Miquelon </text:p>
      <text:p text:style-name="P55"><text:tab/>1891-1894 : Centre vaccinogène et IP Saïgon</text:p>
      <text:p text:style-name="P55"><text:tab/><text:tab/>→ Recherches : choléra, la dysenterie, les venins de serpents, la fermentation de </text:p>
      <text:p text:style-name="P55"><text:tab/><text:tab/><text:tab/><text:tab/>l'opium et la fermentation alcoolique du riz. </text:p>
      <text:p text:style-name="P55"><text:tab/>1894-1895 : hors CSC, est mis à dispo de l’IP</text:p>
      <text:p text:style-name="P55"><text:tab/>1895-1918 : IP Lille </text:p>
      <text:p text:style-name="P55"><text:tab/>1899 : <text:s/>comité de rédaction des Annales de l'Institut Pasteur </text:p>
      <text:p text:style-name="P55"><text:tab/>1901-1926 : Délégué du Gouvernement français aux conférences sanitaires <text:tab/><text:tab/><text:tab/><text:tab/><text:tab/>internationales et aux congrès internationaux pour l'étude de la t<text:tab/><text:tab/><text:tab/><text:tab/><text:tab/><text:span text:style-name="T18">t</text:span>uberculose. </text:p>
      <text:p text:style-name="P54"><text:tab/>1910-1914 : Chargé par l'Institut Pasteur (Paris) d'organiser et de diriger à ses débuts, <text:tab/><text:tab/><text:tab/><text:tab/>avec Ed. Sergent, l'Institut Pasteur d'Algérie. </text:p>
      <text:p text:style-name="P54"/>
      <text:p text:style-name="P54"><text:tab/>1914-1918 Est nommé adjoint du directeur du Service de santé de la 1ère région à Lille, <text:tab/><text:tab/><text:tab/>chargé de l'organisation des hôpitaux militaires auxiliaires. </text:p>
      <text:p text:style-name="P55"><text:tab/><text:span text:style-name="T18">1917 : Nommé sous-directeur IP Paris </text:span></text:p>
      <text:p text:style-name="P55"><text:tab/>1919-1933 Reconstitue à l'Institut Pasteur (Paris) une équipe de travail sur le bacille <text:tab/>tuberculeux et le BCG (bacille Calmette-Guérin). Après qu'en 1921, B. Weill-Hallé ait <text:tab/>vacciné avec succès des enfants nés de parents tuberculeux, à l'Hôpital de la Charité, la <text:tab/>vaccination par BCG acquiert droit de cité. </text:p>
      <text:p text:style-name="P55"/>
      <text:p text:style-name="P57">Associations :</text:p>
      <text:p text:style-name="P57"><text:tab/>SPE(1908 ; président de 1920 à 1924)</text:p>
      <text:p text:style-name="P56"><text:tab/><text:span text:style-name="T18">AM (1919)</text:span></text:p>
      <text:p text:style-name="P56"><text:tab/><text:span text:style-name="T18">Annales de l’IP (directeur en 1919)</text:span></text:p>
      <text:p text:style-name="P56"><text:tab/><text:span text:style-name="T18">AS (1927)</text:span></text:p>
      <text:p text:style-name="P57"><text:tab/>cours de bactériologie de l’IP (1917 avec L.MArtin)</text:p>
      <text:p text:style-name="P55"/>
      <text:p text:style-name="P55">Honneurs : </text:p>
      <text:p text:style-name="P55"><text:soft-page-break/></text:p>
      <text:p text:style-name="P58">Revues de publication </text:p>
      <text:p text:style-name="P58"><text:tab/>AHMC ; AMN ; BSPE</text:p>
      <text:p text:style-name="P55">Publications en collaboration avec : </text:p>
      <text:p text:style-name="P67">A. Boquet, A. Borrel, E. Boullanger, M. Breton, Constant, L. Costil, E. Couvreur, A. Deléarde, François, Hautefeuille, V. Grysez, C. Guérin, L. Massol, L. Nègre, A. Mézie, G. Petit, E. Rolants, A. Saenz, R. Turpin, Vansteenberghe, J. Valtis, D. Verhaege, B. Weill-Hallé, Th. Woehrel, A. Yersin. </text:p>
      <text:p text:style-name="P68"/>
      <text:p text:style-name="P30"/>
      <text:h text:style-name="Heading_20_2" text:outline-level="2"><text:bookmark-start text:name="__RefHeading___Toc1633_1244590626"/><text:span text:style-name="T19">P</text:span><text:span text:style-name="T20">aul-</text:span><text:span text:style-name="T19">L</text:span><text:span text:style-name="T20">ouis</text:span><text:span text:style-name="T19"> Simond</text:span>, Médecin inspecteur TC de réserve, rue de l’Espérance, Valence, Drôme, MF. <text:bookmark-end text:name="__RefHeading___Toc1633_1244590626"/></text:h>
      <text:p text:style-name="P3"/>
      <text:p text:style-name="P69">Naissance : 1858 à Beaufort sur Gervanne, Drôme </text:p>
      <text:p text:style-name="P98">Décès : 1947 à Valence </text:p>
      <text:p text:style-name="P98"/>
      <text:p text:style-name="P98">Cadre social </text:p>
      <text:p text:style-name="P98">Père pasteur de l’Église réformée </text:p>
      <text:p text:style-name="P98"/>
      <text:p text:style-name="P98"><text:span text:style-name="T23">E</text:span>tudes </text:p>
      <text:p text:style-name="P98"><text:tab/>1878-1882 Préparateur d'histoire naturelle à la Faculté de médecine et de pharmacie de <text:tab/><text:tab/><text:tab/>Bordeaux. </text:p>
      <text:p text:style-name="P98"><text:tab/>1882 Passe le concours de Médecine navale. </text:p>
      <text:p text:style-name="P229">1895-196 : Cours microbiologie Roux (avec Calmette ; Mesnil)</text:p>
      <text:p text:style-name="P98"/>
      <text:p text:style-name="P98">Corps de métier </text:p>
      <text:p text:style-name="P98"><text:tab/><text:span text:style-name="T23">Marine (1882)</text:span></text:p>
      <text:p text:style-name="P98"><text:tab/><text:span text:style-name="T23">TC ()</text:span></text:p>
      <text:p text:style-name="P98">Carrière </text:p>
      <text:p text:style-name="P99"><text:tab/>1890-1894 : <text:span text:style-name="T23">M</text:span>édecin de 2e classe de la Marine,</text:p>
      <text:p text:style-name="P99"><text:tab/>Extrême-Orient : lutte contre la variole par des campagnes de vaccination <text:span text:style-name="T23">(</text:span> médaille d'or <text:tab/>de la vaccine,<text:span text:style-name="T23">)</text:span>;Recherches océanographiques dans le golfe du Tonkin, ; <text:span text:style-name="T23">F</text:span>ait partie d'une <text:tab/>mission de délimitation des frontières sino-indochinoises, dirigée par Gallieni. </text:p>
      <text:p text:style-name="P99"><text:tab/> <text:span text:style-name="T23">1894 : </text:span>en Chine, à Long-Tcheou</text:p>
      <text:p text:style-name="P99"><text:tab/><text:span text:style-name="T32">1897-1898 : Envoyé aux Indes anglaises par IP. Vaccination antipesteuse. </text:span></text:p>
      <text:p text:style-name="P99"><text:tab/><text:span text:style-name="T33">1898 : Mise en évidence de la transmission de la peste par la puce du rat.</text:span></text:p>
      <text:p text:style-name="P99"><text:tab/>1901-1905 :Participe, avec E. Marchoux et A. Salimbeni, à la mission d'étude de la <text:tab/><text:tab/><text:tab/><text:tab/>fièvre jaune au Brésil, organisée par l'Institut Pasteur.</text:p>
      <text:p text:style-name="P100"><text:tab/>1906-1910 Nommé professeur à l'Ecole d'application du service de santé des Troupes </text:p>
      <text:p text:style-name="P62"><text:tab/><text:tab/><text:tab/>coloniales, à Marseille. </text:p>
      <text:p text:style-name="P99"><text:tab/>1913 Devient membre correspondant de la Société de biologie et membre du comité <text:tab/><text:tab/><text:tab/>technique de santé au ministère de la Guerre. </text:p>
      <text:p text:style-name="P99"><text:tab/>1914-1917 Directeur du Service de santé des troupes du groupe de l'Indochine et <text:tab/><text:tab/><text:tab/>inspecteur des Services sanitaires et médicaux de l'Indochine. </text:p>
      <text:p text:style-name="P99"><text:tab/>1919-1924 Adjoint au maire de Valence, création de la pouponnière valentinoise et du <text:tab/><text:tab/><text:tab/>dispensaire antituberculeux de la Ville. </text:p>
      <text:p text:style-name="P99"><text:tab/>1919-1947 Acteur de la santé publique du département de la Drôme</text:p>
      <text:p text:style-name="P99"/>
      <text:p text:style-name="P98">Associations </text:p>
      <text:p text:style-name="P98"><text:tab/><text:span text:style-name="T33">AM (1914) </text:span></text:p>
      <text:p text:style-name="P100"><text:soft-page-break/><text:tab/><text:span text:style-name="T33">M</text:span>embre du Conseil départemental d'hygiène sociale et président du Comité départemental pour la défense contre la tuberculose (CNDT). </text:p>
      <text:p text:style-name="P98"><text:tab/></text:p>
      <text:p text:style-name="P98">Honneurs </text:p>
      <text:p text:style-name="P98"><text:tab/><text:span text:style-name="T23">P</text:span>rix Godard des thèses de l'Académie de médecine. </text:p>
      <text:p text:style-name="P98"><text:tab/><text:span text:style-name="T23">M</text:span>édaille d'or de la vaccine</text:p>
      <text:p text:style-name="P98"/>
      <text:p text:style-name="P195">Revues de publication : </text:p>
      <text:p text:style-name="P195">AHMC ; AMN ; BSPE ; <text:span text:style-name="T33">Annales de l’Institut Pasteur.</text:span></text:p>
      <text:p text:style-name="P195"/>
      <text:p text:style-name="P195">Principales publications : </text:p>
      <text:p text:style-name="P98"/>
      <text:p text:style-name="P181">Publications en collaboration avec <text:s/></text:p>
      <text:p text:style-name="P3"><text:tab/>Arlo, P. Aubert, M. Blanchard, P. Brun, Grimaud, E. Marchoux, F. Noc, Pasteur Vallery-Radot, A. Salimbeni, Thibault, A. Yersin. </text:p>
      <text:p text:style-name="P3"/>
      <text:p text:style-name="P3"/>
      <text:p text:style-name="P3"/>
      <text:h text:style-name="Heading_20_2" text:outline-level="2"><text:bookmark-start text:name="__RefHeading___Toc1635_1244590626"/><text:span text:style-name="T19">A. Yersin,</text:span> Médecin principal 1er Cl. TC, Directeur des Instituts Pasteur d’Indochine, à Nha-Trang, Annam. <text:bookmark-end text:name="__RefHeading___Toc1635_1244590626"/></text:h>
      <text:p text:style-name="P3"/>
      <text:p text:style-name="P70">Naissance : <text:span text:style-name="T34">1863, Lavaux (Suisse)</text:span></text:p>
      <text:p text:style-name="P100">Décès : <text:span text:style-name="T34">1943, Nhatrang</text:span></text:p>
      <text:p text:style-name="P100"/>
      <text:p text:style-name="P100">Cadre social : </text:p>
      <text:p text:style-name="P100"><text:tab/><text:span text:style-name="T35">Père intendant des poudres ; élevé par sa mère veuve </text:span></text:p>
      <text:p text:style-name="P100"/>
      <text:p text:style-name="P100"><text:span text:style-name="T35">E</text:span>tudes : </text:p>
      <text:p text:style-name="P100"><text:tab/><text:span text:style-name="T35">E</text:span>tudes de médecine à Paris, à l'Hôtel-Dieu</text:p>
      <text:p text:style-name="P100"><text:tab/>Cours de microbiologie Roux (1889, préparateur de Roux)</text:p>
      <text:p text:style-name="P100"><text:tab/></text:p>
      <text:p text:style-name="P100">Corps de métier </text:p>
      <text:p text:style-name="P100"><text:tab/>T<text:span text:style-name="T35">C (1892, admis sur demande)</text:span></text:p>
      <text:p text:style-name="P100"/>
      <text:p text:style-name="P100">Carrière </text:p>
      <text:p text:style-name="P100"><text:tab/><text:span text:style-name="T35">1890 : <text:s/>médecin des Messageries maritimes sur la ligne Saigon-Manille.. (rencontre Calmette en 1891 à Saïgon)</text:span></text:p>
      <text:p text:style-name="P100"><text:tab/><text:span text:style-name="T35">1894 : A la demande du Gouvernement français et de l'Institut Pasteur, va à Hong-Kong, <text:tab/><text:tab/>pour y étudier la nature de l'épidémie de peste</text:span></text:p>
      <text:p text:style-name="P100"><text:tab/><text:span text:style-name="T35">1895 : Nossi-bé (Madagascar) sur la gièvre bilieuse hématurique.</text:span></text:p>
      <text:p text:style-name="P100"><text:tab/><text:span text:style-name="T35">1896 : Chine (Canton, Amoy) <text:s/></text:span></text:p>
      <text:p text:style-name="P100"><text:tab/><text:span text:style-name="T35">1897 : Inde (Bombay) etude sur la Peste. </text:span></text:p>
      <text:p text:style-name="P100"><text:tab/><text:span text:style-name="T35">1899 : Introduit l’hévéa en Indochine </text:span></text:p>
      <text:p text:style-name="P100"><text:tab/><text:span text:style-name="T35">1902 : Créé et dirige Ecole de médecine d’Hanoi.</text:span></text:p>
      <text:p text:style-name="P100"><text:tab/></text:p>
      <text:p text:style-name="P100"/>
      <text:p text:style-name="P100">Associations </text:p>
      <text:p text:style-name="P100"><text:tab/><text:span text:style-name="T35">Membre associé de la SPE (1909)</text:span></text:p>
      <text:p text:style-name="P101"><text:tab/><text:span text:style-name="T35">Correspondant pour la section de médecine et de chirurgie AS (1916)</text:span></text:p>
      <text:p text:style-name="P100"><text:soft-page-break/><text:tab/><text:span text:style-name="T35">Inspecteur général des établissements de l’IP en Indochine (titre honorifique)</text:span></text:p>
      <text:p text:style-name="P100"><text:tab/><text:span text:style-name="T35">Membre </text:span>onseil scientifique de l'Institut Pasteur <text:span text:style-name="T35">(1934)</text:span></text:p>
      <text:p text:style-name="P100"><text:tab/><text:span text:style-name="T35">D</text:span>irecteur honoraire de l'Institut Pasteur de Paris <text:span text:style-name="T35">(1934)</text:span></text:p>
      <text:p text:style-name="P100"/>
      <text:p text:style-name="P100">Honneurs </text:p>
      <text:p text:style-name="P100"><text:tab/>Légion d'honneur : <text:span text:style-name="T35">Chevalier (1894) ; Grand officier (1939)</text:span></text:p>
      <text:p text:style-name="P100"><text:tab/>Prix Lecomte AS (1927).</text:p>
      <text:p text:style-name="P230"/>
      <text:p text:style-name="P197">Revues de publication : </text:p>
      <text:p text:style-name="P197">AHMC ; AMN ; BSPE ; <text:span text:style-name="T33">Annales de l’Institut Pasteur.</text:span></text:p>
      <text:p text:style-name="P269"><text:tab/></text:p>
      <text:p text:style-name="P196">Principales publications : </text:p>
      <text:p text:style-name="P100"/>
      <text:p text:style-name="P182">Publications en collaboration avec : </text:p>
      <text:p text:style-name="P3"><text:tab/>Borrel, L. Bréaudat, A. Calmette, C. Carré, Fraimbault, A. Lambert, Lalung-Bonnaire, <text:tab/>E. Roux, P.-L. Simond, J. Vassal.</text:p>
      <text:p text:style-name="P3"/>
      <text:p text:style-name="P3"/>
      <text:h text:style-name="Heading_20_2" text:outline-level="2"><text:bookmark-start text:name="__RefHeading___Toc1639_1244590626"/>A<text:span text:style-name="T215">lbert</text:span> Clarac, Médecin inspecteur TC de réserve, 6, rue Pierre Haret,<text:bookmark-end text:name="__RefHeading___Toc1639_1244590626"/></text:h>
      <text:p text:style-name="P18">Membre titulaire honoraire</text:p>
      <text:p text:style-name="P18"/>
      <text:p text:style-name="P71">Naissance : <text:span text:style-name="T212">1854, Fort de France</text:span></text:p>
      <text:p text:style-name="P102">Décès : <text:span text:style-name="T213">1934, Paris </text:span></text:p>
      <text:p text:style-name="P102"/>
      <text:p text:style-name="P102">Cadre social : <text:span text:style-name="T214">Mère créole, d’une grande famille martiniquaise. </text:span></text:p>
      <text:p text:style-name="P102"/>
      <text:p text:style-name="P102">Etudes : </text:p>
      <text:p text:style-name="P102"><text:tab/><text:span text:style-name="T215">1874-1875 : Ecole du service de santé de la Marine de Brest. Aide-médecin</text:span></text:p>
      <text:p text:style-name="P313"><text:tab/>1881 : doctorat <text:span text:style-name="T216">de médecine</text:span></text:p>
      <text:p text:style-name="P102"/>
      <text:p text:style-name="P102">Corps de métier </text:p>
      <text:p text:style-name="P102"><text:tab/><text:span text:style-name="T217">Marine ; TC (1890 ; médecin principal de 1e classe en 1903) ; médecin inspecteur 1911)</text:span></text:p>
      <text:p text:style-name="P102"/>
      <text:p text:style-name="P102">Carrière </text:p>
      <text:p text:style-name="P102"><text:tab/>1874-1878 : Voyage autour du monde initiatique</text:p>
      <text:p text:style-name="P269"><text:tab/><text:span text:style-name="T218">1878-1881 : Fort de France et Saint Pierre. </text:span></text:p>
      <text:p text:style-name="P269"><text:tab/><text:span text:style-name="T219">1881-1884 : guyane. </text:span></text:p>
      <text:p text:style-name="P269"><text:tab/><text:span text:style-name="T220">1884-1888 : Martinique</text:span></text:p>
      <text:p text:style-name="P269"><text:tab/><text:span text:style-name="T221">1889 : Cherbourg. Médecin-résident puis chef du service de chirurgie de l’hôpital maritime. <text:tab/></text:span></text:p>
      <text:p text:style-name="P269"><text:tab/><text:span text:style-name="T222">1890 : Médecin principal des colonies. Retourne en Martinique. Direction médicale de <text:tab/><text:tab/><text:tab/>l’Asile de Bethléem. </text:span></text:p>
      <text:p text:style-name="P269"><text:tab/><text:span text:style-name="T223">1894-1896 : Dakar, Sénégal. Chef du service de santé. </text:span></text:p>
      <text:p text:style-name="P269"><text:tab/><text:span text:style-name="T224">1896 : Paris. Ministère des colonies </text:span></text:p>
      <text:p text:style-name="P269"><text:tab/><text:tab/><text:span text:style-name="T225">Guyane. </text:span></text:p>
      <text:p text:style-name="P269"><text:tab/><text:span text:style-name="T226">1902-1904 : Madagascar. Directeur du Service de santé sous les ordres de Galliéni. <text:tab/><text:tab/><text:tab/>Développe AMI et école de médecine Tananarive. </text:span></text:p>
      <text:p text:style-name="P269"><text:tab/><text:span text:style-name="T227">1905 - 1911 : Direction Pharo. Sous-directeur PL Simond. </text:span></text:p>
      <text:p text:style-name="P269"><text:soft-page-break/><text:tab/><text:span text:style-name="T228">1912-1914 : Indochine + Yunnanfou et Canton. Inspecteur général des services de santé et d’hygiène </text:span></text:p>
      <text:p text:style-name="P314"><text:tab/><text:span text:style-name="T229">1914-1915 : Inspecteur des formations sanitaires des IXe (Tours) et XIIe (Limoges) régions militaires</text:span></text:p>
      <text:p text:style-name="P397"><text:tab/>1915-1918 : <text:s/>XVIIIe région militaire dont le siège est à Bordeaux</text:p>
      <text:p text:style-name="P102"/>
      <text:p text:style-name="P318">Revues : </text:p>
      <text:p text:style-name="P318"><text:tab/>AHMC <text:span text:style-name="T236">AMN </text:span></text:p>
      <text:p text:style-name="P102"/>
      <text:p text:style-name="P102">Associations </text:p>
      <text:p text:style-name="P102"><text:tab/><text:span text:style-name="T235">SPE ()</text:span></text:p>
      <text:p text:style-name="P102"/>
      <text:p text:style-name="P102">Honneurs </text:p>
      <text:p text:style-name="P102"><text:tab/><text:span text:style-name="T230">LH (Officier en 1912, Commandeur en 1915)</text:span></text:p>
      <text:p text:style-name="P102"><text:tab/><text:span text:style-name="T230">Etoile noire du Bénin (Commandeur</text:span></text:p>
      <text:p text:style-name="P102"><text:tab/><text:span text:style-name="T230">Etoile d’Anjouan (Commandeur)</text:span></text:p>
      <text:p text:style-name="P102"><text:tab/><text:span text:style-name="T230">Dragon d’Annam (officier)</text:span></text:p>
      <text:p text:style-name="P102"><text:tab/><text:span text:style-name="T230">Palmes académiques (Chevalier)</text:span></text:p>
      <text:p text:style-name="P102"><text:tab/><text:span text:style-name="T230">Médaille d’arent des épidémies </text:span></text:p>
      <text:p text:style-name="P102"><text:tab/><text:span text:style-name="T230">AM : 3 médailles d’argent , prix Clarens, prix Vernois, prix Vacine. </text:span></text:p>
      <text:p text:style-name="P102"/>
      <text:p text:style-name="P232">Principales publications </text:p>
      <text:p text:style-name="P439">Charles Grall, Albert Clarac, <text:span text:style-name="T24">Traité de pathologie exotique, clinique et thérapeutique</text:span>, Paris, J.B. Baillière et fils, 1911-1922, 7 vol. </text:p>
      <text:p text:style-name="P440"/>
      <text:p text:style-name="P440">Clarac (A.)- Mémoires d'un médecin de la marine et des colonies.- Vincennes, SHM, 1994.- 273 p. (Cote Médecine : 186877)</text:p>
      <text:p text:style-name="P102"/>
      <text:p text:style-name="P102"/>
      <text:p text:style-name="P102">Publications en collaboration avec <text:s/></text:p>
      <text:p text:style-name="P102"/>
      <text:p text:style-name="P312">Source : <text:a xlink:type="simple" xlink:href="https://www.biusante.parisdescartes.fr/histoire/biographies/?cle=4521" text:style-name="Internet_20_link" text:visited-style-name="Visited_20_Internet_20_Link">https://www.biusante.parisdescartes.fr/histoire/biographies/?cle=4521</text:a> </text:p>
      <text:p text:style-name="P16"/>
      <text:p text:style-name="P15"/>
      <text:h text:style-name="P445" text:outline-level="2"><text:bookmark-start text:name="__RefHeading___Toc1641_1244590626"/><text:span text:style-name="T354">Maurice </text:span>Delrieu <text:s/>Médecine inspecteur TC de réserve, 55 , boulevard Gambetta, Nice, M F<text:bookmark-end text:name="__RefHeading___Toc1641_1244590626"/></text:h>
      <text:p text:style-name="P18">Membre titulaire honoraire</text:p>
      <text:p text:style-name="P18"/>
      <text:p text:style-name="P71">Naissance : <text:span text:style-name="T355">1851, La Basse-Terre (Guadeloupe)</text:span></text:p>
      <text:p text:style-name="P102">Décès </text:p>
      <text:p text:style-name="P102"/>
      <text:p text:style-name="P102">Cadre social </text:p>
      <text:p text:style-name="P102"/>
      <text:p text:style-name="P102"><text:span text:style-name="T373">E</text:span>tudes </text:p>
      <text:p text:style-name="P102"><text:tab/>1979 : Thèse</text:p>
      <text:p text:style-name="P102"/>
      <text:p text:style-name="P102">Corps de métier </text:p>
      <text:p text:style-name="P102"><text:tab/><text:span text:style-name="T375">Marine, TC, </text:span></text:p>
      <text:p text:style-name="P102"/>
      <text:p text:style-name="P102"><text:soft-page-break/>Carrière </text:p>
      <text:p text:style-name="P102"><text:tab/><text:span text:style-name="T374">1904 : Indo-Chine.</text:span></text:p>
      <text:p text:style-name="P102"><text:tab/><text:span text:style-name="T378">1905 : Médecin principal de 1e classe des TC. </text:span></text:p>
      <text:p text:style-name="P102"><text:tab/><text:span text:style-name="T381">1910 : Paris. </text:span></text:p>
      <text:p text:style-name="P153"><text:tab/><text:span text:style-name="T377">1911 : Assistance médicale indigène </text:span></text:p>
      <text:p text:style-name="P153"><text:tab/></text:p>
      <text:p text:style-name="P254"/>
      <text:p text:style-name="P102"><text:tab/><text:span text:style-name="T374">1912-1914 : Dakar, médecin-inspecteur, médecin-chef du Service de Santé de l’AOF. </text:span></text:p>
      <text:p text:style-name="P102"><text:tab/><text:span text:style-name="T380">1915 : Médecin inspecteur. Paris. </text:span></text:p>
      <text:p text:style-name="P102"/>
      <text:p text:style-name="P102">Associations </text:p>
      <text:p text:style-name="P102"><text:tab/><text:tab/><text:span text:style-name="T376">SPE </text:span></text:p>
      <text:p text:style-name="P102">Honneurs </text:p>
      <text:p text:style-name="P102"/>
      <text:list xml:id="list2000117499" text:style-name="L2">
        <text:list-item>
          <text:p text:style-name="P458">LH (Chevalier 1885, Officier 1906, Commandeur en 1913)</text:p>
        </text:list-item>
      </text:list>
      <text:p text:style-name="P53"/>
      <text:p text:style-name="P59">Principales publications </text:p>
      <text:p text:style-name="P232"/>
      <text:p text:style-name="P359">Thématiques : <text:span text:style-name="T379">Lèpre ; </text:span></text:p>
      <text:p text:style-name="P232"/>
      <text:p text:style-name="P102">Publications en collaboration avec <text:s/></text:p>
      <text:p text:style-name="P102"><text:tab/> GRALL (CH.) , JEANSELME (E.) ET KERMORGANT (A.)</text:p>
      <text:p text:style-name="P102"/>
      <text:p text:style-name="P394">Source : VIAF ; <text:s/>Joël Le Bras (Bx 58) Le , « destin tragique d’un médecin de la « Marseillaise » Le médecin-major Joseph Daniel », <text:span text:style-name="T372">Bulletin ASNOM, 134, p.30 ; Base léonore.</text:span></text:p>
      <text:p text:style-name="P394"/>
      <text:h text:style-name="Heading_20_2" text:outline-level="2"><text:bookmark-start text:name="__RefHeading___Toc14208_994517877"/>Emile Marchoux <text:bookmark-end text:name="__RefHeading___Toc14208_994517877"/></text:h>
      <text:p text:style-name="P65"/>
      <text:p text:style-name="P97"><text:span text:style-name="T18">Naissance : 1862, </text:span><text:span text:style-name="T4">Saint-Amand-de-Boixe </text:span></text:p>
      <text:p text:style-name="P178">Décès : <text:span text:style-name="T534">1943, Paris</text:span></text:p>
      <text:p text:style-name="P178"/>
      <text:p text:style-name="P178">Cadre social </text:p>
      <text:p text:style-name="P178"/>
      <text:p text:style-name="P178"><text:span text:style-name="T535">E</text:span>tudes </text:p>
      <text:p text:style-name="P395"><text:span text:style-name="T18"><text:tab/>Facultés de médecine de Paris (thèse en 1887 : </text:span><text:span text:style-name="T530">Histoire des épidémies de fièvre typhoïde dans les troupes de marine à Lorient</text:span><text:span text:style-name="T4">. </text:span><text:span text:style-name="T7">)</text:span></text:p>
      <text:p text:style-name="P178"/>
      <text:p text:style-name="P178">Corps de métier </text:p>
      <text:p text:style-name="P178"><text:tab/><text:span text:style-name="T531">Marine (1888) ; TC (1890)</text:span></text:p>
      <text:p text:style-name="P178"/>
      <text:p text:style-name="P178">Carrière </text:p>
      <text:p text:style-name="P178">1888-1890 Sert comme médecin de Marine au Dahomey d'où il rapporte des notes <text:tab/><text:tab/><text:tab/><text:tab/><text:tab/><text:tab/><text:tab/><text:tab/>éthnographiques sur les habitants de Porto Novo</text:p>
      <text:p text:style-name="P179">1890-1893 Cochinchine, Chargé d'un service de vaccine. </text:p>
      <text:p text:style-name="P179"><text:tab/><text:tab/><text:tab/><text:tab/>Vaccin jennerien à plus de 75000 annamites et cambodgiens. </text:p>
      <text:p text:style-name="P396">1893-1895 <text:span text:style-name="T532">C</text:span>ours de microbiologie <text:span text:style-name="T532">IP Roux</text:span></text:p>
      <text:p text:style-name="P396"><text:tab/><text:tab/><text:tab/><text:tab/><text:span text:style-name="T532">Etudie</text:span> la bactérie charbonneuse au sein du laboratoire de E. Roux. </text:p>
      <text:p text:style-name="P396"><text:tab/><text:tab/><text:tab/><text:tab/><text:span text:style-name="T532">P</text:span>remier sérum antimicrobien connu : le sérum anti-charbonneux. </text:p>
      <text:p text:style-name="P179">1895-1899 Saint-Louis du Sénégal. Chargé de la création du premier laboratoire africain de <text:tab/><text:tab/><text:tab/><text:tab/><text:tab/><text:tab/>microbiologi<text:span text:style-name="T532">e</text:span>. Mille lui succède en 1899. </text:p>
      <text:p text:style-name="P179"><text:soft-page-break/>1901 <text:tab/><text:tab/>Saint-Louis du Sénégal comme membre de la mission consultative dirigée par le <text:tab/><text:tab/><text:tab/><text:tab/><text:tab/>médecin-inspecteur Grall, après qu'une épidémie de fièvre jaune ait frappé la ville. </text:p>
      <text:p text:style-name="P178">1901-1905 Participe, aux côtés de P.-L. Simond et A. Salimbeni, à la Mission d'étude de la <text:tab/><text:tab/><text:tab/><text:tab/><text:tab/><text:tab/>fièvre jaune au Brésil, organisée par l'Institut Pasteur. </text:p>
      <text:p text:style-name="P178">1905-<text:span text:style-name="T537">1914</text:span> <text:tab/>Quitte l'Armée pour entrer à l'Institut Pasteur comme chef du Service de <text:tab/><text:tab/><text:tab/><text:tab/><text:tab/><text:tab/><text:tab/><text:tab/><text:tab/>microbiologie tropicale. </text:p>
      <text:p text:style-name="P178">1914-1918 <text:span text:style-name="T538">M</text:span>édecin-chef du Service de santé de la Place de Paris. </text:p>
      <text:p text:style-name="P178">1919 Organise, au sein du Pavillon colonial de l'Institut Pasteur, un service de consultations pour les maladies tropicales. Une consultation est spécialement réservée aux lépreux qui viennent se faire soigner par Marchoux. </text:p>
      <text:p text:style-name="P178"/>
      <text:p text:style-name="P178"/>
      <text:p text:style-name="P178">Associations </text:p>
      <text:p text:style-name="P178"><text:tab/><text:span text:style-name="T533">SPE (MF) ; Société de biologie (1910, membre titulaire) </text:span></text:p>
      <text:p text:style-name="P308">Thèmes de recherche </text:p>
      <text:p text:style-name="P398">Paludisme, la spirochétose et la lèpre</text:p>
      <text:p text:style-name="P228"/>
      <text:p text:style-name="P228">Revues de publication : </text:p>
      <text:p text:style-name="P178"/>
      <text:p text:style-name="P178">Honneurs </text:p>
      <text:p text:style-name="P178"/>
      <text:p text:style-name="P267">Principales publications </text:p>
      <text:p text:style-name="P179"><text:tab/>1897 Fait paraître dans les Annales de l'Institut Pasteur, un mémoire sur le paludisme au <text:tab/><text:tab/><text:tab/><text:tab/><text:tab/>Sénégal, ouvrage qui va servir de guide à toute une génération de médecins <text:tab/><text:tab/><text:tab/><text:tab/><text:tab/><text:tab/><text:tab/>tropicalistes. </text:p>
      <text:p text:style-name="P179"><text:tab/><text:span text:style-name="T536">1907 : Chapitre "Hygiène coloniale" du Traité d'hygiène de Brouardel et Mosny. Avec Noc, Sergent (Et, Edm) et PL Simond</text:span></text:p>
      <text:p text:style-name="P64"><text:tab/></text:p>
      <text:p text:style-name="P179"/>
      <text:p text:style-name="P178">Publications en collaboration avec <text:s/></text:p>
      <text:p text:style-name="P178"><text:tab/><text:tab/>G. Bourret, L. Gouvy, L. Raynaud, A. Salimbeni, P.-L. Simond, F. Sorel. </text:p>
      <text:p text:style-name="P66"/>
      <text:p text:style-name="P17"><text:tab/><text:span text:style-name="T532">Sources : Bio-IP ; BSPE 1943</text:span></text:p>
      <text:p text:style-name="P17"/>
      <text:h text:style-name="P445" text:outline-level="2"><text:bookmark-start text:name="__RefHeading___Toc1643_1244590626"/><text:span text:style-name="T234">Jules Michel Antoine </text:span>Emily, Médecin inspecteur TC, Chef supérieur Service de Santé Armée du Levant, à Beyrouth, MF. <text:bookmark-end text:name="__RefHeading___Toc1643_1244590626"/></text:h>
      <text:p text:style-name="P18">Membre titulaire honoraire</text:p>
      <text:p text:style-name="P18"/>
      <text:p text:style-name="P71">Naissance : <text:span text:style-name="T231">1866, Olmetto (Corse)</text:span></text:p>
      <text:p text:style-name="P102">Décès : <text:span text:style-name="T231">1944 à Paris</text:span></text:p>
      <text:p text:style-name="P102"/>
      <text:p text:style-name="P102">Cadre social </text:p>
      <text:p text:style-name="P102"/>
      <text:p text:style-name="P102"><text:span text:style-name="T233">Et</text:span>udes : </text:p>
      <text:p text:style-name="P102"><text:tab/><text:span text:style-name="T356">Ecole de médecine navale de Toulon</text:span></text:p>
      <text:p text:style-name="P102"><text:tab/><text:span text:style-name="T357">1890 : Ecole de santé Navale de Bordeaux</text:span></text:p>
      <text:p text:style-name="P102"><text:tab/></text:p>
      <text:p text:style-name="P102"/>
      <text:p text:style-name="P102">Corps de métier </text:p>
      <text:p text:style-name="P102"><text:soft-page-break/><text:tab/><text:span text:style-name="T232">Marine (1890) ; TC (1899) </text:span></text:p>
      <text:p text:style-name="P102"/>
      <text:p text:style-name="P102">Carrière </text:p>
      <text:p text:style-name="P102"><text:tab/><text:span text:style-name="T358">1892 : Soudan. Colonel Archinard. Epidémies de fièvre jaune. </text:span></text:p>
      <text:p text:style-name="P150"><text:tab/><text:span text:style-name="T359">1894-1896 : Dakar.</text:span></text:p>
      <text:p text:style-name="P150"><text:span text:style-name="T358"><text:tab/>1896-1897 : </text:span>Membre de la mission Marchand.</text:p>
      <text:p text:style-name="P102"><text:tab/><text:span text:style-name="T360">1897-1902 : Service de santé des TC en métropole<text:tab/></text:span></text:p>
      <text:p text:style-name="P102"><text:tab/><text:span text:style-name="T361">1902-1904 : Crète</text:span></text:p>
      <text:p text:style-name="P102"><text:tab/><text:span text:style-name="T361">1904-1907 : Chine</text:span></text:p>
      <text:p text:style-name="P102"><text:tab/><text:span text:style-name="T361">1907-1911 : Dakar. Dircteur de l’hôpital.</text:span></text:p>
      <text:p text:style-name="P102"><text:tab/><text:span text:style-name="T362">1913-1915 : Guinée française. Médecin chef du service de santé. </text:span></text:p>
      <text:p text:style-name="P102"><text:tab/><text:span text:style-name="T363">1916-1918 : Directeur de la 2</text:span><text:span text:style-name="T45">e</text:span><text:span text:style-name="T364"> division coloniale. </text:span></text:p>
      <text:p text:style-name="P102"><text:tab/><text:span text:style-name="T365">1918-1919 : Belgique. Chef supérieur du service de santé des armées </text:span></text:p>
      <text:p text:style-name="P102"><text:tab/><text:span text:style-name="T366">1919-1923 : Syrie et Liban. Inspecteur général des services de santé du haut commissariat France en Syrie et au Liban. </text:span></text:p>
      <text:p text:style-name="P102"><text:tab/><text:span text:style-name="T367">1924 : Métropole. Directeur du service de santé du corps d’armée coloniale. </text:span></text:p>
      <text:p text:style-name="P102"><text:tab/>1928 : Réserve</text:p>
      <text:p text:style-name="P102"/>
      <text:p text:style-name="P358">Opinion politique : Droite. </text:p>
      <text:p text:style-name="P358"/>
      <text:p text:style-name="P102">Associations : </text:p>
      <text:p text:style-name="P151"><text:tab/><text:span text:style-name="T367">Membre du Rassemblement national pour la reconstruction de la France (1936-1937)</text:span></text:p>
      <text:p text:style-name="P151"><text:tab/><text:tab/><text:tab/><text:span text:style-name="T368">avec : général Maxime Weygand, de l'Académicien Abel Bonnard, de Bernard Faÿ. Ce <text:tab/><text:tab/><text:tab/><text:tab/><text:tab/>cercle de pensée hostile au Front populaire et au communisme a été fondé par <text:tab/><text:tab/><text:tab/><text:tab/><text:tab/><text:tab/>Lucien Souchon, René Gillouin et Gaston Le Provost de Launay.</text:span></text:p>
      <text:p text:style-name="P151"/>
      <text:p text:style-name="P152"><text:tab/>Membre titulaire de l'Académie des sciences coloniales (élu le 7 mai 1925)</text:p>
      <text:p text:style-name="P102"/>
      <text:p text:style-name="P315">Recherches </text:p>
      <text:p text:style-name="P315"/>
      <text:p text:style-name="P316">Revues de publication : </text:p>
      <text:p text:style-name="P316"><text:tab/>BSPE ; <text:span text:style-name="T371">AMN ; </text:span></text:p>
      <text:p text:style-name="P317"><text:tab/></text:p>
      <text:p text:style-name="P102"/>
      <text:p text:style-name="P102">Honneurs </text:p>
      <text:p text:style-name="P102"><text:tab/><text:span text:style-name="T359">LH(1895 chevalier)</text:span></text:p>
      <text:p text:style-name="P102"><text:tab/><text:span text:style-name="T369">O</text:span>rdre royal du Cambodge (1895 <text:span text:style-name="T369">chevalier</text:span>) </text:p>
      <text:p text:style-name="P102"><text:tab/>Officier de l'instruction publique (1911)</text:p>
      <text:p text:style-name="P180"><text:tab/>Académie française : Prix Fabien (1913) ; Prix Montyon (1936)</text:p>
      <text:p text:style-name="P102"><text:tab/>de l’Académie française</text:p>
      <text:p text:style-name="P102"><text:tab/>Étoile noire du Bénin (1919, <text:span text:style-name="T370">Commandeur</text:span>)</text:p>
      <text:p text:style-name="P102"><text:tab/>Croix de guerre avec étoiles et palmes (1918)</text:p>
      <text:p text:style-name="P102"/>
      <text:p text:style-name="P102"/>
      <text:p text:style-name="P232">Principales publications </text:p>
      <text:p text:style-name="P102"/>
      <text:p text:style-name="P102">Publications en collaboration avec <text:s/></text:p>
      <text:p text:style-name="P102"/>
      <text:p text:style-name="P355">Source : </text:p>
      <text:p text:style-name="P356"><text:tab/><text:span text:style-name="T8">Emily J., </text:span><text:span text:style-name="T24">Fa</text:span><text:span text:style-name="T27">c</text:span><text:span text:style-name="T28">h</text:span><text:span text:style-name="T24">oda, Mission Marchand (1896-1899)</text:span></text:p>
      <text:p text:style-name="P357"><text:span text:style-name="T24"><text:tab/>« </text:span><text:span text:style-name="T8">Rapport médical sur la mission Marchand de Loango à Djibouti par Fachoda (1896-1899) »</text:span><text:span text:style-name="T24">. Archiv</text:span><text:span text:style-name="T29">es de médecine navale </text:span><text:span text:style-name="T24">1900, </text:span><text:span text:style-name="T8">LXXIV ; 81-106, 161-179, 241-266)</text:span></text:p>
      <text:p text:style-name="P356"><text:soft-page-break/><text:span text:style-name="T24"><text:tab/></text:span><text:span text:style-name="T8">Emily J. </text:span><text:span text:style-name="T24">Sur le traitement de craw-craw. Arch. Med. Nav. 1899, 71, 54-65.</text:span></text:p>
      <text:p text:style-name="P388"><text:tab/></text:p>
      <text:p text:style-name="P3"/>
      <text:p text:style-name="P3"/>
      <text:h text:style-name="Heading_20_2" text:outline-level="2"><text:bookmark-start text:name="__RefHeading___Toc1645_1244590626"/><text:span text:style-name="T19">P</text:span><text:span text:style-name="T22">aul</text:span><text:span text:style-name="T19"> Gouzien, Médecin Inspecteur général TC, PrésidenTConseil sup. de Santé, Ministère des Colonies, MF</text:span>. <text:bookmark-end text:name="__RefHeading___Toc1645_1244590626"/></text:h>
      <text:p text:style-name="P18">Membre titulaire honoraire</text:p>
      <text:p text:style-name="P18"/>
      <text:p text:style-name="P71">Naissance : <text:span text:style-name="T237">1862, Lorient</text:span></text:p>
      <text:p text:style-name="P102">Décès : <text:span text:style-name="T238">1927, Paris (Discours de Marchoux, Audibert et Abbatucci)</text:span></text:p>
      <text:p text:style-name="P102"/>
      <text:p text:style-name="P102">Cadre social : <text:span text:style-name="T248">famille bretonne liée à la marine. </text:span></text:p>
      <text:p text:style-name="P102"/>
      <text:p text:style-name="P102">etudes </text:p>
      <text:p text:style-name="P102"><text:tab/><text:span text:style-name="T253">1883 : Ecole de médecine de Brest (aide-médecin de la Marine)</text:span></text:p>
      <text:p text:style-name="P102"/>
      <text:p text:style-name="P321">Corps de métier </text:p>
      <text:p text:style-name="P102"><text:tab/><text:span text:style-name="T239">Marine (1883), TC </text:span></text:p>
      <text:p text:style-name="P102"/>
      <text:p text:style-name="P321">Carrière </text:p>
      <text:p text:style-name="P102"><text:tab/><text:span text:style-name="T240">1884-1885 : campagne de Chine. (dirigé par l’Amiral Courbet)</text:span></text:p>
      <text:p text:style-name="P102"><text:tab/><text:span text:style-name="T249">1885-1894 : Tonkin</text:span></text:p>
      <text:p text:style-name="P127"><text:tab/><text:span text:style-name="T250">1894 : Paris. Secrétaire du Conseil supérieur de Santé </text:span></text:p>
      <text:p text:style-name="P129"><text:tab/><text:span text:style-name="T252">189_ - 1901 : Dahomey, Sénégal, </text:span><text:tab/></text:p>
      <text:p text:style-name="P399"><text:tab/>1901-1905 : Inde. </text:p>
      <text:p text:style-name="P128"><text:tab/><text:span text:style-name="T251">1906- __ : Haut-Sénégal Niger, directeur du Service de Santé. </text:span></text:p>
      <text:p text:style-name="P400"><text:tab/>1911-1914 : Directeur Pharo </text:p>
      <text:p text:style-name="P102"><text:tab/><text:span text:style-name="T241">1914-1918 : médecin de Corps d’Armée et médecine d’Armée. </text:span></text:p>
      <text:p text:style-name="P102"><text:tab/><text:span text:style-name="T242">1917 : nommé Inspecteur général des TC. </text:span></text:p>
      <text:p text:style-name="P102"><text:tab/><text:span text:style-name="T244">Président du Conseil supérieur de Santé au Ministère des Colonies. </text:span></text:p>
      <text:p text:style-name="P102"/>
      <text:p text:style-name="P321">Associations </text:p>
      <text:p text:style-name="P102"><text:tab/><text:span text:style-name="T245">Académie des Sciences coloniales</text:span></text:p>
      <text:p text:style-name="P102"><text:tab/><text:span text:style-name="T246">SPE </text:span></text:p>
      <text:p text:style-name="P102"><text:tab/><text:span text:style-name="T255">Office international d’Hygiène publique </text:span></text:p>
      <text:p text:style-name="P102"/>
      <text:p text:style-name="P321">Honneurs </text:p>
      <text:p text:style-name="P102"><text:tab/><text:span text:style-name="T247">Médaille d’or de l’ AM</text:span></text:p>
      <text:p text:style-name="P102"><text:tab/><text:span text:style-name="T247">Prix Desportes pour l’ens de ses études publiées dans les AHMC. </text:span></text:p>
      <text:p text:style-name="P102"/>
      <text:p text:style-name="P322">Principales publications </text:p>
      <text:list xml:id="list434521898" text:style-name="L3">
        <text:list-item>
          <text:p text:style-name="P460">manuels linguistiques à l’usage des médecins : franco-tonkinois, franco-youba, franco-anglais, tamoul</text:p>
        </text:list-item>
        <text:list-item>
          <text:p text:style-name="P459">Choléra au Tonkin en 1910</text:p>
        </text:list-item>
        <text:list-item>
          <text:p text:style-name="P459">Oschéotomie avec anaplastie dans l'éléphantiasis du scrotum</text:p>
        </text:list-item>
      </text:list>
      <text:p text:style-name="P102"/>
      <text:p text:style-name="P320">Thèmes de recherche : </text:p>
      <text:p text:style-name="P320"><text:tab/><text:span text:style-name="T254">paludisme, lèpre, béribéri, fièvre récurrente, fièvre jaune, trypanosomiase</text:span></text:p>
      <text:p text:style-name="P102"/>
      <text:p text:style-name="P102"><text:soft-page-break/>Publications en collaboration avec <text:s/></text:p>
      <text:p text:style-name="P102">Hébrard, Gabriel Victor Jean Pierre ; Proefschrift Parijs  ; Mesnil, Félix 1868-1938 ; Grall, Charles ; Nattan-Larrier (L.), Brumpt (É.), Jeanselme (E.) Et Weinberg (M.)</text:p>
      <text:p text:style-name="P102"/>
      <text:p text:style-name="P319">Source : <text:span text:style-name="T243">AHMC 1927, p. 157-164. </text:span></text:p>
      <text:p text:style-name="P4"/>
      <text:h text:style-name="Heading_20_2" text:outline-level="2"><text:bookmark-start text:name="__RefHeading___Toc1647_1244590626"/>Ch<text:span text:style-name="T256">arles</text:span> Grall, Médecin Inspecteur général TC de réserve, 28, avenue Péreire, Asnières,<text:bookmark-end text:name="__RefHeading___Toc1647_1244590626"/></text:h>
      <text:p text:style-name="P18">Membre titulaire honoraire</text:p>
      <text:p text:style-name="P18"/>
      <text:p text:style-name="P71">Naissance : <text:span text:style-name="T257">1841, Saint-Thégonnec</text:span></text:p>
      <text:p text:style-name="P102">Décès : <text:span text:style-name="T257">1924, Nice (discours Calmette)</text:span></text:p>
      <text:p text:style-name="P102"/>
      <text:p text:style-name="P102">Cadre social : </text:p>
      <text:p text:style-name="P102"/>
      <text:p text:style-name="P102">etudes </text:p>
      <text:p text:style-name="P102"/>
      <text:p text:style-name="P102">Corps de métier </text:p>
      <text:p text:style-name="P102"><text:tab/><text:span text:style-name="T259">Marine, TC</text:span></text:p>
      <text:p text:style-name="P102"/>
      <text:p text:style-name="P102">Carrière </text:p>
      <text:p text:style-name="P102"><text:tab/><text:span text:style-name="T266">Séjours en Guyane, Cochinchine, Tonkin</text:span></text:p>
      <text:p text:style-name="P102"><text:tab/><text:span text:style-name="T267">Directeur du Service de santé de l’Indochine avec grande médecin-inspecteur. </text:span></text:p>
      <text:p text:style-name="P102"><text:tab/><text:span text:style-name="T268">1908 : président du Conseil supérieur de santé. </text:span></text:p>
      <text:p text:style-name="P102"><text:tab/><text:span text:style-name="T270">1914-1918 : Armée d’Orient. </text:span></text:p>
      <text:p text:style-name="P102"/>
      <text:p text:style-name="P102">Associations </text:p>
      <text:p text:style-name="P102"><text:tab/>Conseil supérieur de santé des Colonies (<text:span text:style-name="T258">Président en </text:span>1911)</text:p>
      <text:p text:style-name="P102"><text:tab/>SPE (MF, VP en 1912-1913)</text:p>
      <text:p text:style-name="P102"/>
      <text:p text:style-name="P102">Honneurs </text:p>
      <text:p text:style-name="P102"><text:tab/><text:span text:style-name="T271">LH : Grand officier </text:span></text:p>
      <text:p text:style-name="P232">Principales publications </text:p>
      <text:p text:style-name="P102"><text:tab/><text:span text:style-name="T269">Traité des maladies des pays chauds</text:span></text:p>
      <text:p text:style-name="P63"/>
      <text:p text:style-name="P102">Publications en collaboration avec <text:s/></text:p>
      <text:p text:style-name="P102"/>
      <text:p text:style-name="P323">source : <text:span text:style-name="T260">AHMC, 1924, p.162-163</text:span></text:p>
      <text:p text:style-name="P4"/>
      <text:p text:style-name="P3"/>
      <text:h text:style-name="Heading_20_2" text:outline-level="2"><text:bookmark-start text:name="__RefHeading___Toc1649_1244590626"/><text:span text:style-name="T36">Emile</text:span> Marchoux, anc. Médecin principal TC, Prof. Chef Service Institut Pasteur, 96, rue Falguière, Paris, XVe, M F. <text:bookmark-end text:name="__RefHeading___Toc1649_1244590626"/></text:h>
      <text:p text:style-name="P18">Membre titulaire honoraire</text:p>
      <text:p text:style-name="P18"/>
      <text:p text:style-name="P71">Naissance : <text:span text:style-name="T36">1862 Saint-Amand-de-Boixe</text:span></text:p>
      <text:p text:style-name="P102">Décès : <text:span text:style-name="T36">1943 Paris</text:span></text:p>
      <text:p text:style-name="P102"/>
      <text:p text:style-name="P102"><text:soft-page-break/>Cadre social : <text:span text:style-name="T36">NULL </text:span></text:p>
      <text:p text:style-name="P102"/>
      <text:p text:style-name="P102"><text:span text:style-name="T36">E</text:span>tudes :<text:tab/> </text:p>
      <text:p text:style-name="P268"><text:tab/>Médecine à Paris. </text:p>
      <text:p text:style-name="P268"><text:tab/>1887 : Thèse Histoire des épidémies de fièvre typhoïde dans les troupes de marine à <text:tab/><text:tab/><text:tab/>Lorient. </text:p>
      <text:p text:style-name="P268"><text:tab/>1893-1895 : Cours de microbiologie IP </text:p>
      <text:p text:style-name="P102"/>
      <text:p text:style-name="P102">Corps de métier </text:p>
      <text:p text:style-name="P102"><text:tab/><text:span text:style-name="T36">M (1887) </text:span></text:p>
      <text:p text:style-name="P102"><text:tab/><text:span text:style-name="T36">TC (1890)</text:span></text:p>
      <text:p text:style-name="P102">Carrière </text:p>
      <text:p text:style-name="P102"><text:tab/>1888-1890 : <text:s/>Médecin de Marine au Dahomey (notes éthnographiques sur les habitants <text:tab/><text:tab/>de Porto Novo. )</text:p>
      <text:p text:style-name="P102"><text:tab/>1890-1893 : <text:span text:style-name="T36">Indochine ; </text:span><text:s/>Chargé d'un service de vaccine </text:p>
      <text:p text:style-name="P102"><text:tab/>1895-1899 : <text:span text:style-name="T36">Saint-Louis, Sénégal. </text:span>Chargé de la création du premier laboratoire africain <text:tab/><text:tab/><text:tab/><text:tab/>de microbiologie. </text:p>
      <text:p text:style-name="P102"><text:span text:style-name="T36"><text:tab/><text:tab/><text:tab/>Recherches sur : </text:span><text:s/>paludisme, dysenterie amibienne.</text:p>
      <text:p text:style-name="P268"><text:tab/>1901 : Saint-Louis du Sénégal. Membre de la mission consultative dirigée par le <text:tab/><text:tab/><text:tab/><text:tab/>médecin-inspecteur Grall, après qu'une épidémie de fièvre jaune.</text:p>
      <text:p text:style-name="P268"><text:tab/>1901-1905 Participe, aux côtés de P.-L. Simond et A. Salimbeni, à la Mission d'étude de <text:tab/><text:tab/>la fièvre jaune au Brésil. <text:span text:style-name="T39">La Havane Fièvre amarile. </text:span></text:p>
      <text:p text:style-name="P268"><text:tab/>1905 : <text:span text:style-name="T37">quitte armée. Entre à l’IP comme chef du Service de microbiologie tropicale. </text:span></text:p>
      <text:p text:style-name="P102"><text:tab/>1914-1918 Nommé médecin-chef du Service de santé de la Place de Paris. </text:p>
      <text:p text:style-name="P102"><text:tab/><text:span text:style-name="T40">1919 : ouvre au Pavillon colonial de l’IP un service de consultation pour les maladies tropicales (notamment la peste)</text:span></text:p>
      <text:p text:style-name="P102"><text:tab/><text:span text:style-name="T41">1925 : Commande de la SDN pour une enquête sur le paludisme en Corse </text:span></text:p>
      <text:p text:style-name="P102"><text:span text:style-name="T41">+ représentant du Gvt frçs au 1</text:span><text:span text:style-name="T42">er</text:span><text:span text:style-name="T41"> congrès international du Paludisme (Rome) </text:span></text:p>
      <text:p text:style-name="P105"><text:tab/><text:span text:style-name="T47">1931 : Création de l’Institut central de la lèpre (avec F. Sorel)</text:span></text:p>
      <text:p text:style-name="P105"><text:tab/><text:span text:style-name="T48">1932 : </text:span></text:p>
      <text:p text:style-name="P105"/>
      <text:p text:style-name="P102">Associations </text:p>
      <text:p text:style-name="P104"><text:tab/><text:span text:style-name="T39">SPE (cofondateur, secrétaire général de 1908 à 1920, Président de la Commission du <text:tab/><text:tab/><text:tab/>paludisme en 1922, Président de la </text:span><text:span text:style-name="T10">Commission de la fièvre jaune</text:span><text:span text:style-name="T39"> en 1927 ; Président SPE 1928-1932)</text:span></text:p>
      <text:p text:style-name="P102"><text:tab/><text:span text:style-name="T39">Membre titulaire de la société de biologie (1910)</text:span></text:p>
      <text:p text:style-name="P102"><text:tab/><text:span text:style-name="T41">Fondation de </text:span><text:span text:style-name="T25">L’Hygiène par l’exemple</text:span><text:span text:style-name="T10"> (1922) </text:span></text:p>
      <text:p text:style-name="P271"><text:tab/>Association internationale de la Lèpre (président en 1923)</text:p>
      <text:p text:style-name="P102"><text:span text:style-name="T10"><text:tab/></text:span><text:span text:style-name="T11">Congrès internationa d’hygiène méditerranéenne (président en 1932) </text:span></text:p>
      <text:p text:style-name="P272"><text:tab/>Fondation Roux (Secrétaire général en 1934)</text:p>
      <text:p text:style-name="P272"><text:tab/>Commission de la lèpre du ministère des Colonies (Président en 1935) </text:p>
      <text:p text:style-name="P102"><text:span text:style-name="T10"><text:tab/>3e congrès international de médecine tropicale et du paludisme </text:span><text:span text:style-name="T11">(Président, 1938) </text:span></text:p>
      <text:p text:style-name="P102">Honneurs </text:p>
      <text:p text:style-name="P102"><text:tab/><text:span text:style-name="T47">C</text:span>itoyen d'honneur de la Ville de Rio de Janeiro. </text:p>
      <text:p text:style-name="P102"><text:tab/><text:span text:style-name="T48">LH : Grand officier (1932)</text:span></text:p>
      <text:p text:style-name="P102"/>
      <text:p text:style-name="P197">Revues de publication : </text:p>
      <text:p text:style-name="P197">AHMC ; AMN ; BSPE ; <text:span text:style-name="T33">Annales de l’Institut Pasteur.</text:span></text:p>
      <text:p text:style-name="P102"/>
      <text:p text:style-name="P232">Principales publications </text:p>
      <text:p text:style-name="P103"><text:tab/>« <text:span text:style-name="T38">M</text:span>émoire sur le paludisme au Sénégal », <text:s/><text:span text:style-name="T24">Annales de l'Institut Pasteur </text:span><text:span text:style-name="T9">(1897)</text:span></text:p>
      <text:p text:style-name="P102"><text:tab/> <text:span text:style-name="T39">T</text:span>ome "Hygiène coloniale" du Traité d'hygiène de Brouardel et Mosny. </text:p>
      <text:p text:style-name="P102"><text:soft-page-break/>Publications en collaboration avec : </text:p>
      <text:p text:style-name="P102"><text:tab/>G. Bourret, L. Gouvy, L. Raynaud, A. Salimbeni, P.-L. Simond, F. Sorel. </text:p>
      <text:p text:style-name="P4"/>
      <text:p text:style-name="P3"/>
      <text:h text:style-name="Heading_20_2" text:outline-level="2"><text:bookmark-start text:name="__RefHeading___Toc7050_994517877"/>E. Primet, Médecine inspecteur TC de réserve, 82, avenue,de Breteuil, Paris VIIe, MF<text:bookmark-end text:name="__RefHeading___Toc7050_994517877"/></text:h>
      <text:p text:style-name="P18">Membre titulaire honoraire</text:p>
      <text:p text:style-name="P11"/>
      <text:h text:style-name="Heading_20_2" text:outline-level="2"><text:bookmark-start text:name="__RefHeading___Toc7052_994517877"/>Abbatucci, Médecin principal 2e Cl TC, Armée du Levant (juin 1920)<text:bookmark-end text:name="__RefHeading___Toc7052_994517877"/></text:h>
      <text:p text:style-name="P18">Membre titulaire honoraire</text:p>
      <text:p text:style-name="P11"/>
      <text:p text:style-name="P11"/>
      <text:h text:style-name="Heading_20_2" text:outline-level="2"><text:bookmark-start text:name="__RefHeading___Toc7054_994517877"/>Ch. Broquet, Ancien Médecin-major 1er Cl TC attaché à l’Office international d’Hydiène, 195, Bd St-Germain, Paris, Vie (février 1920)<text:bookmark-end text:name="__RefHeading___Toc7054_994517877"/></text:h>
      <text:p text:style-name="P13"/>
      <text:p text:style-name="P18">Membre titulaire honoraire</text:p>
      <text:p text:style-name="P11"/>
      <text:h text:style-name="Heading_20_2" text:outline-level="2"><text:bookmark-start text:name="__RefHeading___Toc7056_994517877"/>A. Gauducheau, Ancien Médecine-Major, 1er Cl TC, à Paris (juin 1920)<text:bookmark-end text:name="__RefHeading___Toc7056_994517877"/></text:h>
      <text:p text:style-name="P18">Membre titulaire honoraire</text:p>
      <text:p text:style-name="P10"/>
      <text:h text:style-name="Heading_20_2" text:outline-level="2"><text:bookmark-start text:name="__RefHeading___Toc7058_994517877"/>Noel Bernard, Médecin-major 1er Cl TC, Directeur Institut Pasteur Saïgon, Cochinchine. <text:bookmark-end text:name="__RefHeading___Toc7058_994517877"/></text:h>
      <text:p text:style-name="P96">Membre titulaire honoraire </text:p>
      <text:p text:style-name="P393"/>
      <text:p text:style-name="P72">Naissance : <text:span text:style-name="T48">1875</text:span></text:p>
      <text:p text:style-name="P105">Décès <text:span text:style-name="T48">1971</text:span></text:p>
      <text:p text:style-name="P105"/>
      <text:p text:style-name="P105">Cadre social : <text:span text:style-name="T49">cousin de J. Magrou </text:span></text:p>
      <text:p text:style-name="P105"/>
      <text:p text:style-name="P105">etudes : </text:p>
      <text:p text:style-name="P105"><text:tab/><text:span text:style-name="T49">Ecole du service desanté de la Marine à Bordeaux </text:span></text:p>
      <text:p text:style-name="P270"><text:tab/>1899 : Docteur en médecine </text:p>
      <text:p text:style-name="P105"/>
      <text:p text:style-name="P105">Corps de métier </text:p>
      <text:p text:style-name="P105"><text:tab/><text:span text:style-name="T50">1899 : M</text:span></text:p>
      <text:p text:style-name="P106"><text:tab/><text:span text:style-name="T50">1900 : TC </text:span></text:p>
      <text:p text:style-name="P106"><text:tab/></text:p>
      <text:p text:style-name="P105"><text:soft-page-break/>Carrière </text:p>
      <text:p text:style-name="P105"><text:tab/>1900-1904 Médecin hors cadres au Laos et au consulat d'Oubone (Siam). </text:p>
      <text:p text:style-name="P105"><text:tab/>1904-1906 Chargé de l'organisation médicale des chantiers de chemins de fer du Haut-<text:tab/><text:tab/><text:tab/><text:tab/>Tonkin. </text:p>
      <text:p text:style-name="P105"><text:tab/>1906-1907 Membre de la mission de délimitation de l'Indochine et du Siam. </text:p>
      <text:p text:style-name="P105"><text:tab/>1907-1908 Détaché au Muséum d'histoire naturelle, Paris (laboratoire d'anthropologie). </text:p>
      <text:p text:style-name="P105"><text:tab/>1907-1910 Suit le cours de microbiologie de l'Institut Pasteur de Paris, puis est détaché à <text:tab/><text:tab/><text:tab/>l'Institut Pasteur de Lille. </text:p>
      <text:p text:style-name="P105"><text:tab/>1910-1913 Chargé de mission pour la création de l'Institut de microbiologie à Hué <text:tab/><text:tab/><text:tab/><text:tab/>(Annam). </text:p>
      <text:p text:style-name="P105"><text:tab/>1914-1916 Pendant la guerre, médecin-chef du 131e régiment d'infanterie, d'ambulances <text:tab/><text:tab/><text:tab/>et de brancardiers de corps. </text:p>
      <text:p text:style-name="P410">1917 Directeur de l'Institut de microbiologie de Hanoi et de l'Institut vaccinogène du <text:tab/><text:tab/>Tonkin. </text:p>
      <text:p text:style-name="P411">1917-1918 Sous-directeur de l'Institut Pasteur de Saigon. </text:p>
      <text:p text:style-name="P411">1919-1922 Succède à A. Yersin au poste de directeur de l'Institut Pasteur de Saigon. </text:p>
      <text:p text:style-name="P411">1923-1925 Nommé mandataire de l'Institut Pasteur de Paris en Indochine et directeur des Instituts Pasteur de Saigon et Nhatrang</text:p>
      <text:p text:style-name="P412">1925-1926 : Réorganisation des IP d’Indochine + créé l’IP d’Hanoi. <text:span text:style-name="T53">Remaniement <text:tab/><text:tab/>complet</text:span></text:p>
      <text:p text:style-name="P412">1931-1938 Directeur général des Instituts Pasteur d'Indochine (Paris). </text:p>
      <text:p text:style-name="P412">1933-1958 En charge des laboratoires coloniaux du Pavillon colonial.</text:p>
      <text:p text:style-name="P412">1938-1958 Directeur des Instituts Pasteur d'Outre-mer. </text:p>
      <text:p text:style-name="P412"/>
      <text:p text:style-name="P411"/>
      <text:p text:style-name="P105">Associations </text:p>
      <text:p text:style-name="P105"/>
      <text:p text:style-name="P105"><text:tab/><text:span text:style-name="T51">SPE (membre correspondant 1912)</text:span></text:p>
      <text:p text:style-name="P105"><text:tab/><text:span text:style-name="T52">Société de biologie (membre correspondant 1926)</text:span></text:p>
      <text:p text:style-name="P105"><text:tab/><text:span text:style-name="T54">AM (1963)</text:span></text:p>
      <text:p text:style-name="P105"/>
      <text:p text:style-name="P105">Honneurs </text:p>
      <text:p text:style-name="P105"><text:tab/>1908 Prix Monbinne de l'Académie nationale de médecine pour son étude sur <text:span text:style-name="T24">La vallée du Mékong et ses populations .</text:span></text:p>
      <text:p text:style-name="P198">Revues de publication : </text:p>
      <text:p text:style-name="P105"/>
      <text:p text:style-name="P233">Principales publications </text:p>
      <text:p text:style-name="P233">1939 Publie en collaboration avec L. Nègre : Albert Calmette, sa vie, son oeuvre scientifique . </text:p>
      <text:p text:style-name="P233">1951 Publie De l'Empire colonial à l'Union française . </text:p>
      <text:p text:style-name="P233">1955 Publie Yersin, pionnier, savant, explorateur . </text:p>
      <text:p text:style-name="P105"/>
      <text:p text:style-name="P183">Publications en collaboration avec <text:s/></text:p>
      <text:p text:style-name="P3"><text:tab/>J. Bablet, J. Bauche, J. Guillerm, L. Koun, Lalung-Bonnaire, A. Lambert, Ch. Meslin, R. Pons, J. Raynal, Wang-Liang. </text:p>
      <text:p text:style-name="P3"/>
      <text:h text:style-name="P446" text:outline-level="2"><text:bookmark-start text:name="__RefHeading___Toc1651_1244590626"/>M<text:span text:style-name="T55">arc</text:span> Bouilliez, Médecin-major, 1er Cl TC, en congé<text:bookmark-end text:name="__RefHeading___Toc1651_1244590626"/></text:h>
      <text:p text:style-name="P94">Membre titulaire honoraire </text:p>
      <text:p text:style-name="P413">Apparaît dans Bio Ip mais pas de notice biographique en ligne. </text:p>
      <text:h text:style-name="Heading_20_2" text:outline-level="2"><text:bookmark-start text:name="__RefHeading___Toc1653_1244590626"/><text:soft-page-break/><text:span text:style-name="T19">G</text:span><text:span text:style-name="T21">ustave</text:span><text:span text:style-name="T19"> Bouffard, Médecin principal 2. Cl. TC, adjoint Directeur Service Santé Madagasca</text:span>r<text:bookmark-end text:name="__RefHeading___Toc1653_1244590626"/></text:h>
      <text:p text:style-name="P96">Membre associé</text:p>
      <text:p text:style-name="P107">Naissance : <text:span text:style-name="T56">1872, Angoulême </text:span></text:p>
      <text:p text:style-name="P107">Décès : <text:span text:style-name="T56">1957, Paris</text:span></text:p>
      <text:p text:style-name="P107"/>
      <text:p text:style-name="P107">Cadre social : <text:span text:style-name="T57">NULL</text:span></text:p>
      <text:p text:style-name="P107"/>
      <text:p text:style-name="P108">etudes : </text:p>
      <text:p text:style-name="P108"><text:tab/>1892-1895 Ecole principale du service de santé navale de Bordeaux. </text:p>
      <text:p text:style-name="P108"><text:tab/><text:span text:style-name="T59">1904 : Cours de microbiologie de l’IP</text:span></text:p>
      <text:p text:style-name="P108"><text:tab/><text:span text:style-name="T60">1905-1906 : Laboratoire de F. Mesnil. (étude sur l l'injection des couleurs de benzidine aux animaux normaux, prélude aux premiers essais de chimiothérapie des trypanosomes.)</text:span></text:p>
      <text:p text:style-name="P107"/>
      <text:p text:style-name="P107">Corps de métier : <text:span text:style-name="T58">TC (1896)</text:span></text:p>
      <text:p text:style-name="P107"/>
      <text:p text:style-name="P107">Carrière : </text:p>
      <text:p text:style-name="P107"><text:tab/>1896-1896 : Kayes (Soudan). </text:p>
      <text:p text:style-name="P107"><text:tab/>1897-1900 : Chine, crée un hôpital dans la province du Setchouen. </text:p>
      <text:p text:style-name="P107"><text:tab/>1900-1902 : Djibouti, travaille sur les mycétomes et sur les ulcères phagédéniques</text:p>
      <text:p text:style-name="P107"><text:tab/><text:span text:style-name="T61">1906-1909 : Bamalo, AOF, fonde le Laboratoire vaccinogène et de biologie du Haut Sénégal-Niger. Campagne de vaccination contre la variole. Confirmation des expériences de E. Roubaud sur les relations mouche tsétsé et maladie du sommeil. </text:span></text:p>
      <text:p text:style-name="P107"><text:tab/><text:span text:style-name="T63">1911-1914 : Titulaire chaire de bactériologie de l’Ecole d’application du service de santé des troupes coloniales, Marseille. </text:span></text:p>
      <text:p text:style-name="P107"><text:tab/><text:span text:style-name="T64">1914-1916 : dirige une ambulance puis médecin chef d’un laboratoire d’armée </text:span></text:p>
      <text:p text:style-name="P107"><text:tab/><text:span text:style-name="T65">1916-1918 : Dahomey, chef de santé. Prophylaxie du paludisme et de la trypanosomiase </text:span></text:p>
      <text:p text:style-name="P274"><text:span text:style-name="T18"><text:tab/>1919 : France, Fréjus. Adjoint au médecin chef des <text:s text:c="2"/></text:span><text:a xlink:type="simple" xlink:href="https://www.departement06.fr/documents/Import/decouvrir-les-am/rr145-troupes.pdf" text:style-name="Internet_20_link" text:visited-style-name="Visited_20_Internet_20_Link"><text:span text:style-name="T18">Camps de St Raphael</text:span></text:a></text:p>
      <text:p text:style-name="P107"><text:tab/><text:span text:style-name="T66">1920 : M2decin chef du Service colonial à Bordeaux </text:span></text:p>
      <text:p text:style-name="P107"><text:tab/><text:span text:style-name="T67">1921 -1923 : Madagascar. Service antipaludique et le Bureau d'hygiène de Tananarive. Ecole de médecine de Tananarive et médecin chef de l’Hôpital d’Ankadriandina. Fait face à une épidémie de peste en juin 1921. </text:span></text:p>
      <text:p text:style-name="P107"><text:tab/><text:span text:style-name="T68">1924-1929 : Côte d’ivoire. Directeur du Service de santé. Hygiène et prophylacie. </text:span></text:p>
      <text:p text:style-name="P107"><text:tab/><text:span text:style-name="T69">1929 : Métropole.Médecin général. Adjoint </text:span></text:p>
      <text:p text:style-name="P107"><text:tab/><text:span text:style-name="T70">1932 : AEF . Directeur du service de santé. Protection sanitaire de la main d’oeuvre sur les chantiers du chemin de fer Congo-Océan avec M. Vaucel. </text:span></text:p>
      <text:p text:style-name="P107"/>
      <text:p text:style-name="P107">Associations </text:p>
      <text:p text:style-name="P107"><text:tab/><text:span text:style-name="T62">SPE (1908, vice-président en 1934-35) ;</text:span></text:p>
      <text:p text:style-name="P107"/>
      <text:p text:style-name="P107">Honneurs </text:p>
      <text:p text:style-name="P107"><text:tab/><text:span text:style-name="T438">LH (Chevalier en 1909, Officier en 1922) </text:span></text:p>
      <text:p text:style-name="P107"/>
      <text:p text:style-name="P199">Revues de publication : </text:p>
      <text:p text:style-name="P200"><text:tab/><text:span text:style-name="T71">BSPE ; AHMC ; Annales de l’IP.</text:span></text:p>
      <text:p text:style-name="P107"/>
      <text:p text:style-name="P234">Principales publications : </text:p>
      <text:p text:style-name="P273"><text:tab/>1900 :mycétomes à grains noirs </text:p>
      <text:p text:style-name="P107"/>
      <text:p text:style-name="P109">Publications en collaboration avec : </text:p>
      <text:p text:style-name="P109"><text:soft-page-break/><text:tab/> <text:s/>G. Girard, E. Brumpt., <text:span text:style-name="T72">F. Cazanoove, Marcel Vaucel, Henri Salanoue-Ipin, Ferdinand Heckenroth, Noël Barenard, Jean Bablet, Franck-Jules-Léon Cazanove. </text:span></text:p>
      <text:p text:style-name="P5"/>
      <text:p text:style-name="P3"><text:tab/><text:span text:style-name="T437">Source : Bio IP ; BSPE p.178-181. </text:span></text:p>
      <text:h text:style-name="P445" text:outline-level="2"><text:bookmark-start text:name="__RefHeading___Toc1661_1244590626"/>A<text:span text:style-name="T73">lexandre </text:span>Leboeuf, Médecin-major, 1r Cl TC, Chef Service de Santé, Gabon <text:bookmark-end text:name="__RefHeading___Toc1661_1244590626"/></text:h>
      <text:p text:style-name="P95">Membre associé</text:p>
      <text:p text:style-name="P19"/>
      <text:p text:style-name="P83">Naissance : <text:span text:style-name="T382">1879, Nouméa</text:span></text:p>
      <text:p text:style-name="P154">Décès <text:span text:style-name="T382">1922, Marseille (discours de Thiroux)</text:span></text:p>
      <text:p text:style-name="P154"/>
      <text:p text:style-name="P154">Cadre social </text:p>
      <text:p text:style-name="P154"><text:tab/><text:span text:style-name="T384">Père lieutenant de vaisseau </text:span></text:p>
      <text:p text:style-name="P154"/>
      <text:p text:style-name="P154"><text:span text:style-name="T397">E</text:span>tudes </text:p>
      <text:p text:style-name="P154"><text:tab/><text:tab/><text:span text:style-name="T390">1903 : Ecole du Service de Santé maritime de Bordeaux. </text:span></text:p>
      <text:p text:style-name="P154"/>
      <text:p text:style-name="P154">Corps de métier </text:p>
      <text:p text:style-name="P154"><text:tab/><text:tab/><text:span text:style-name="T388">TC. </text:span></text:p>
      <text:p text:style-name="P154"/>
      <text:p text:style-name="P154">Carrière </text:p>
      <text:p text:style-name="P155"><text:tab/><text:tab/><text:span text:style-name="T390">1904: Congo. </text:span></text:p>
      <text:p text:style-name="P155"><text:tab/><text:tab/><text:span text:style-name="T390">1906 :</text:span><text:tab/><text:span text:style-name="T390">Stage à l’IP Paris</text:span></text:p>
      <text:p text:style-name="P155"><text:tab/><text:tab/><text:tab/><text:tab/><text:span text:style-name="T391">AEF. Mission de la maladie du sommeil envoyée par Ministre des Colonnies</text:span></text:p>
      <text:p text:style-name="P401"><text:tab/><text:tab/>1910-1914 : Nouvelle-Calédonie. Création Institut de microbiologie de Nouméa (peste)</text:p>
      <text:p text:style-name="P159"><text:tab/><text:tab/>1914-1915 : Médecin de bataillon </text:p>
      <text:p text:style-name="P402"><text:tab/><text:tab/>1915-1916 : directeur hôpital de Bar-le-Duc. <text:s/>Appelé par le médecin principal Dopter. </text:p>
      <text:p text:style-name="P157"><text:tab/><text:tab/><text:span text:style-name="T395">1916-1917 : Congo français. Directeur de l’IP de Brazzaville </text:span></text:p>
      <text:p text:style-name="P158"><text:tab/><text:tab/><text:span text:style-name="T396">1921 : Gabon. Chef du service de santé</text:span></text:p>
      <text:p text:style-name="P401"><text:tab/><text:tab/>1922 : Ecole du Pharo. Chaire de clinique des maladies tropicales</text:p>
      <text:p text:style-name="P154"/>
      <text:p text:style-name="P154">Associations </text:p>
      <text:p text:style-name="P159"><text:tab/><text:tab/><text:span text:style-name="T383">SPE (1908) ;</text:span></text:p>
      <text:p text:style-name="P403"><text:tab/><text:tab/>Société de Géographie </text:p>
      <text:p text:style-name="P154"/>
      <text:p text:style-name="P298">Thèmes de recherche <text:tab/></text:p>
      <text:p text:style-name="P298"><text:tab/><text:tab/><text:span text:style-name="T383">Maladie <text:s/>du Sommeil ; Lèpre ; Parasites intestinaux. </text:span></text:p>
      <text:p text:style-name="P298"/>
      <text:p text:style-name="P218">Revues de publication : </text:p>
      <text:p text:style-name="P154"><text:tab/><text:span text:style-name="T389">AHMC, BSPE</text:span></text:p>
      <text:p text:style-name="P154"/>
      <text:p text:style-name="P154">Honneurs </text:p>
      <text:p text:style-name="P156"><text:tab/><text:tab/><text:span text:style-name="T391">Société Antiesclavagiste (Médaille de bronze)</text:span></text:p>
      <text:p text:style-name="P156"><text:tab/><text:tab/><text:span text:style-name="T392">Société de Géographie (Prix Duverrier)</text:span></text:p>
      <text:p text:style-name="P156"><text:tab/><text:tab/><text:span text:style-name="T393">Institut de France (Prix Montyon)</text:span></text:p>
      <text:p text:style-name="P154"><text:tab/><text:tab/><text:span text:style-name="T394">LH (Chevalier e 1913)</text:span></text:p>
      <text:p text:style-name="P154"><text:tab/><text:tab/>Croix de guerre (WW1)</text:p>
      <text:p text:style-name="P154"/>
      <text:p text:style-name="P255">Principales publications </text:p>
      <text:p text:style-name="P255"><text:soft-page-break/><text:tab/>Étude clinique sur la trypanosomiase humaine (maladie du sommeil), Paris : Impr. nationale, 1908 </text:p>
      <text:p text:style-name="P154"/>
      <text:p text:style-name="P389">Relation avec <text:s/>Dopter, Braun, Gouverneur général Angoulvant</text:p>
      <text:p text:style-name="P154"/>
      <text:p text:style-name="P190">Publications en collaboration avec <text:s/></text:p>
      <text:p text:style-name="P190"><text:tab/><text:tab/><text:span text:style-name="T385">Martin, Roubaud Ringenbach, Salomon, Javelly, Gambier</text:span></text:p>
      <text:p text:style-name="P22"/>
      <text:p text:style-name="P40"><text:span text:style-name="T296"><text:tab/>Source : BSPE, 1922, p.</text:span><text:span text:style-name="T297">101-102 ; </text:span><text:span text:style-name="T298">AHMC, 1922, p.120-</text:span><text:span text:style-name="T299">123</text:span></text:p>
      <text:p text:style-name="P19"/>
      <text:h text:style-name="P445" text:outline-level="2"><text:bookmark-start text:name="__RefHeading___Toc1663_1244590626"/>M<text:span text:style-name="T398">arcel </text:span>Léger, Médecin-major 1er Cl. TC, Marseille <text:bookmark-end text:name="__RefHeading___Toc1663_1244590626"/></text:h>
      <text:p text:style-name="P91">Membre associé</text:p>
      <text:p text:style-name="P367"/>
      <text:p text:style-name="P90">Naissance : <text:span text:style-name="T403">1878, Guadeloupe </text:span></text:p>
      <text:p text:style-name="P360">Décès : <text:span text:style-name="T403">1934 </text:span></text:p>
      <text:p text:style-name="P360"/>
      <text:p text:style-name="P360">Cadre social : <text:span text:style-name="T410">père médecin. </text:span></text:p>
      <text:p text:style-name="P360"/>
      <text:p text:style-name="P360"><text:span text:style-name="T404">E</text:span>tudes </text:p>
      <text:p text:style-name="P360"><text:tab/><text:tab/><text:span text:style-name="T407">Ecole de médecine navale de Bordeaux </text:span></text:p>
      <text:p text:style-name="P360"/>
      <text:p text:style-name="P360">Corps de métier </text:p>
      <text:p text:style-name="P360"/>
      <text:p text:style-name="P360">Carrière </text:p>
      <text:p text:style-name="P361"><text:tab/><text:tab/><text:span text:style-name="T411">1902 : Soudan. </text:span></text:p>
      <text:p text:style-name="P361"><text:tab/><text:tab/><text:span text:style-name="T412">1906 : Tonkin. </text:span></text:p>
      <text:p text:style-name="P361"><text:tab/><text:tab/><text:span text:style-name="T412">1908 : Stage à l’IP aurpès de Mesnil. </text:span></text:p>
      <text:p text:style-name="P361"><text:tab/><text:tab/><text:span text:style-name="T413">1909-1911 : Tonkin. Dirceteur de l’Institut vaccinogène de Thaï-ha-Ap avec Mathis. </text:span></text:p>
      <text:p text:style-name="P361"><text:tab/><text:tab/><text:span text:style-name="T414">1912 : Ecole du Pharo. Chaore de bactériologie et d’épidémiologie. </text:span></text:p>
      <text:p text:style-name="P361"><text:tab/><text:tab/><text:span text:style-name="T415">1914-1916 : Laboratoire de l’armée</text:span></text:p>
      <text:p text:style-name="P361"><text:tab/><text:tab/><text:span text:style-name="T415">1916 : Guyane. Directeur du Service de Santé. </text:span></text:p>
      <text:p text:style-name="P368"><text:tab/><text:tab/>___-1925 : Dakar. Directeur de biologie (devenue IP)</text:p>
      <text:p text:style-name="P361"><text:tab/><text:tab/><text:span text:style-name="T416">Post 1925 (année de retraite) : Prophylaxie des maladies sociales (Syphilis) à l’Institut prophylactique. </text:span></text:p>
      <text:p text:style-name="P360"/>
      <text:p text:style-name="P360">Associations </text:p>
      <text:p text:style-name="P360"><text:tab/><text:tab/><text:span text:style-name="T409">SPE (secrétaire général)</text:span></text:p>
      <text:p text:style-name="P360"><text:tab/><text:tab/>Institut prophylactique</text:p>
      <text:p text:style-name="P360"><text:tab/><text:tab/><text:span text:style-name="T407">Académie des Sciences coloniales (membre)</text:span></text:p>
      <text:p text:style-name="P360"><text:tab/><text:tab/><text:span text:style-name="T417">Académie de médecine (lauréat)</text:span></text:p>
      <text:p text:style-name="P360"><text:tab/><text:tab/><text:span text:style-name="T418">Académie des sciences (lauréat)</text:span></text:p>
      <text:p text:style-name="P360"><text:tab/><text:tab/><text:span text:style-name="T407">Conseil supérieur d’hygiène publique de France (aufiteur) </text:span></text:p>
      <text:p text:style-name="P366"/>
      <text:p text:style-name="P362">Thèmes de recherche : </text:p>
      <text:p text:style-name="P362"><text:span text:style-name="T399"><text:tab/></text:span><text:span text:style-name="T400">Syphilis , </text:span><text:span text:style-name="T401">Lèpre, Paludisme.</text:span></text:p>
      <text:p text:style-name="P360"/>
      <text:p text:style-name="P363">Revues de publication : </text:p>
      <text:p text:style-name="P360"><text:tab/><text:tab/><text:span text:style-name="T408">AHMC, BSPE</text:span></text:p>
      <text:p text:style-name="P360"/>
      <text:p text:style-name="P360">Honneurs </text:p>
      <text:p text:style-name="P360"><text:soft-page-break/><text:tab/><text:tab/><text:span text:style-name="T406">LH (Officier)</text:span></text:p>
      <text:p text:style-name="P360"/>
      <text:p text:style-name="P360"><text:tab/><text:tab/><text:span text:style-name="T407">Croix de guerre</text:span><text:tab/></text:p>
      <text:p text:style-name="P360"/>
      <text:p text:style-name="P364">Principales publications </text:p>
      <text:p text:style-name="P360"><text:tab/><text:tab/><text:span text:style-name="T540">Manuel de médecine coloniale </text:span></text:p>
      <text:p text:style-name="P360"/>
      <text:p text:style-name="P360">Publications en collaboration avec <text:s/></text:p>
      <text:p text:style-name="P360"><text:tab/><text:tab/><text:span text:style-name="T402">Gustave Martin, Mathis, Vernes</text:span></text:p>
      <text:p text:style-name="P360"/>
      <text:p text:style-name="P365">Source : </text:p>
      <text:p text:style-name="P365"><text:tab/>Catalogue BNF, <text:span text:style-name="T405">BIUS, AHMC 1934, p.614. , BSPE 1934 p.47</text:span></text:p>
      <text:p text:style-name="P36"/>
      <text:h text:style-name="Heading_20_2" text:outline-level="2"><text:bookmark-start text:name="__RefHeading___Toc1665_1244590626"/>G<text:span text:style-name="T74">ustave </text:span>Martin, Médecin principal 2e Cl TC, Val de Grâce, Paris<text:bookmark-end text:name="__RefHeading___Toc1665_1244590626"/></text:h>
      <text:p text:style-name="P94">Membre associé</text:p>
      <text:p text:style-name="P14"/>
      <text:p text:style-name="P74">Naissance : <text:span text:style-name="T75">1872, Pontivy </text:span></text:p>
      <text:p text:style-name="P110">Décès : <text:span text:style-name="T75">1936, Paris </text:span></text:p>
      <text:p text:style-name="P110"/>
      <text:p text:style-name="P110">Cadre social <text:span text:style-name="T92">NULL </text:span></text:p>
      <text:p text:style-name="P110"/>
      <text:p text:style-name="P110"><text:span text:style-name="T76">E</text:span>tudes : </text:p>
      <text:p text:style-name="P110"><text:tab/><text:span text:style-name="T77">1893-1897 : </text:span>Ecole du service de santé de la Marine à Bordeaux</text:p>
      <text:p text:style-name="P110"/>
      <text:p text:style-name="P110">Corps de métier </text:p>
      <text:p text:style-name="P110"><text:tab/><text:span text:style-name="T78">TC (entrée en 1897) </text:span></text:p>
      <text:p text:style-name="P110"/>
      <text:p text:style-name="P110">Carrière </text:p>
      <text:p text:style-name="P110"><text:tab/><text:span text:style-name="T79">1897 : Cambodge et Cochinchine </text:span></text:p>
      <text:p text:style-name="P110"><text:tab/><text:span text:style-name="T80">1904 : Stage IP labo de F. Mesnil (protozoaires pathogènes et des affections <text:tab/><text:tab/><text:tab/><text:tab/>trypanosomiennes. )</text:span></text:p>
      <text:p text:style-name="P110"><text:tab/><text:span text:style-name="T81">1905 ： Guinée française </text:span></text:p>
      <text:p text:style-name="P110"><text:tab/><text:span text:style-name="T82">1906-1908 : Congo français. Etude sur la trypanosomiase avec Alexandre Leboeuf, E. <text:tab/><text:tab/><text:tab/>Roubaud, Weiss, Muny. Mission confiée par la société de géographie. </text:span></text:p>
      <text:p text:style-name="P110"><text:tab/><text:span text:style-name="T84">1908 : Congo français. 1</text:span><text:span text:style-name="T43">er</text:span><text:span text:style-name="T84"> directeur de l’IP de Brazzaville. (financé par la Société de <text:tab/><text:tab/><text:tab/>géographie)</text:span></text:p>
      <text:p text:style-name="P110"><text:tab/><text:span text:style-name="T87">1912 : Exole d’application du service de santé des colonies, Marseille, Chargé de la <text:tab/><text:tab/><text:tab/>chaire de psychiatrie. </text:span></text:p>
      <text:p text:style-name="P110"><text:tab/><text:span text:style-name="T88">1914-1918 : Front français puis direction du service de santé du Cameroun (à partir <text:tab/><text:tab/><text:tab/><text:tab/>1916) </text:span></text:p>
      <text:p text:style-name="P111"><text:tab/><text:span text:style-name="T89">1919 : retraite des TC. </text:span></text:p>
      <text:p text:style-name="P349"><text:tab/><text:tab/>Enseigne à l’Ecole Centrale (Paris) sur l’hygiène ; Institut prophylactique du Dr <text:tab/><text:tab/><text:tab/>A. Verne (avec M. Léger) ; nommé expert pour la maladie du sommeil auprès du <text:tab/><text:tab/>Comuté d’hygiène de la SDN. </text:p>
      <text:p text:style-name="P111"><text:tab/></text:p>
      <text:p text:style-name="P110"/>
      <text:p text:style-name="P110">Associations </text:p>
      <text:p text:style-name="P110"><text:tab/><text:span text:style-name="T86">SPE (1909, membre correspondant / 19256 : membre du conseil de la Société de pathologie exotique / 1928 : vice président de la SPE) </text:span></text:p>
      <text:p text:style-name="P404"><text:soft-page-break/><text:tab/>Délégué France à la Conférence internationale sur la maladie du sommeil (SDN) de <text:tab/><text:tab/>1925 (avec E. Brumpt, F. Mesnil.)</text:p>
      <text:p text:style-name="P112"><text:tab/><text:span text:style-name="T90">onférCence internationale de Paris sur la trypanosomiase. (1928 )</text:span></text:p>
      <text:p text:style-name="P112"><text:tab/><text:span text:style-name="T90">Membre de la commission consultative de la lèpre au ministèr des Colonies </text:span></text:p>
      <text:p text:style-name="P112"><text:tab/><text:span text:style-name="T91">Chargé de conférences à l’Institut des hautes études chinoises </text:span></text:p>
      <text:p text:style-name="P110"/>
      <text:p text:style-name="P110">Honneurs </text:p>
      <text:p text:style-name="P110"/>
      <text:p text:style-name="P275">Revues de publication : </text:p>
      <text:p text:style-name="P275"><text:tab/>BSPE ; <text:span text:style-name="T93">AHMC </text:span></text:p>
      <text:p text:style-name="P275"/>
      <text:p text:style-name="P235">Principales publications </text:p>
      <text:p text:style-name="P235"><text:tab/><text:span text:style-name="T83">1906 : <text:s/>Les trypanosomiases de la Guinée française</text:span></text:p>
      <text:p text:style-name="P235"><text:tab/><text:span text:style-name="T85">1909 : <text:s/>Rapport de la Mission d'études de la maladie du sommeil au Congo français, <text:tab/><text:tab/><text:tab/>1906-1908, avec A. Leboeuf et E. Roubaud. </text:span></text:p>
      <text:p text:style-name="P110"/>
      <text:p text:style-name="P184">Publications en collaboration avec <text:s/></text:p>
      <text:p text:style-name="P184"><text:tab/></text:p>
      <text:p text:style-name="P11"><text:tab/><text:tab/>A. Leboeuf, E. Roubaud, G. Ringenbach. </text:p>
      <text:p text:style-name="P11"/>
      <text:p text:style-name="P11"><text:tab/><text:span text:style-name="T479">Source : </text:span></text:p>
      <text:p text:style-name="P11"><text:tab/><text:span text:style-name="T479">Bio-IP ; BSPE 1936, p. 445-228</text:span></text:p>
      <text:h text:style-name="Heading_20_2" text:outline-level="2"><text:bookmark-start text:name="__RefHeading___Toc1667_1244590626"/>C. Mathis, Médecin principal 2e Cl TC, Chef Service Santé du Cambodge, Phnom-Penh<text:bookmark-end text:name="__RefHeading___Toc1667_1244590626"/></text:h>
      <text:p text:style-name="P94">Membre associé</text:p>
      <text:p text:style-name="P194"/>
      <text:p text:style-name="P75">Naissance : <text:span text:style-name="T94">1871, Toulon </text:span></text:p>
      <text:p text:style-name="P113">Décès : <text:span text:style-name="T94">1956, Paris </text:span></text:p>
      <text:p text:style-name="P113"/>
      <text:p text:style-name="P113">Cadre social : <text:span text:style-name="T95">Médecin de marine (décédé au Sénégal de la fièvre jaune). Epouse à Hanoi Mlle Amélie Virgitti. </text:span></text:p>
      <text:p text:style-name="P113"/>
      <text:p text:style-name="P114">etudes : </text:p>
      <text:p text:style-name="P114"><text:tab/><text:span text:style-name="T96">1891-1895 : </text:span>Ecole de santé navale de Bordeaux.</text:p>
      <text:p text:style-name="P114"><text:tab/><text:span text:style-name="T96">1895 : docteur en médecine</text:span></text:p>
      <text:p text:style-name="P114"><text:tab/><text:span text:style-name="T98">1905-1906 : cours de microbiologie IP </text:span></text:p>
      <text:p text:style-name="P114"><text:tab/><text:span text:style-name="T99">1906-1907 : stage au laboratoire de F. Mesnil. </text:span></text:p>
      <text:p text:style-name="P114"><text:tab/></text:p>
      <text:p text:style-name="P113"/>
      <text:p text:style-name="P113">Corps de métier </text:p>
      <text:p text:style-name="P113"><text:tab/><text:span text:style-name="T97">Marine ; TC (1902) </text:span></text:p>
      <text:p text:style-name="P113"/>
      <text:p text:style-name="P113">Carrière </text:p>
      <text:p text:style-name="P114"><text:tab/><text:span text:style-name="T96">1896-1897 : Labo de bactériologie de l’Ecole d’application du service de Santé de la <text:tab/><text:tab/><text:tab/><text:tab/>Marine à Toulon. </text:span></text:p>
      <text:p text:style-name="P114"><text:tab/><text:span text:style-name="T96">1897-1899 : Médecin de marine sur un vaisseau école </text:span></text:p>
      <text:p text:style-name="P114"><text:tab/><text:span text:style-name="T100">1899-1901 : Guyane et Brésil. </text:span></text:p>
      <text:p text:style-name="P114"><text:tab/><text:span text:style-name="T101">1902 : Hanoi. </text:span></text:p>
      <text:p text:style-name="P114"><text:soft-page-break/><text:tab/><text:span text:style-name="T101">1907-1908 : Bach Mai (près Hanoi). </text:span></text:p>
      <text:p text:style-name="P114"><text:tab/><text:span text:style-name="T101">1908-1914 : en charge Institut antirabique et bactériologique du Tonkin à Hanoi. </text:span></text:p>
      <text:p text:style-name="P114"><text:tab/><text:span text:style-name="T105">1915-1919 : Médecin chef d’un régimen puis chef labo d’armée du DAL</text:span></text:p>
      <text:p text:style-name="P114"><text:tab/><text:span text:style-name="T106">1919-1922 : Cambodge. Chef du service de Santé s</text:span></text:p>
      <text:p text:style-name="P114"><text:tab/><text:span text:style-name="T106">1922 : Délégué du ministère des Colonies à l’Expo du centenaire de la naissance de <text:tab/><text:tab/><text:tab/>Pasteur</text:span></text:p>
      <text:p text:style-name="P114"><text:tab/><text:span text:style-name="T109">1924-1937 : Dakar. Directeur de l’IP de l’AOF. </text:span></text:p>
      <text:p text:style-name="P114"><text:tab/><text:span text:style-name="T109">1927 : découverte souche humaine de fièvre jaune à un macaque avec Jean Laigret <text:tab/><text:tab/><text:tab/>(donne lieu au vaccin Sellards-Laigret en 1928)</text:span></text:p>
      <text:p text:style-name="P114"><text:tab/><text:span text:style-name="T110">1930 : Médecin général des TC. </text:span></text:p>
      <text:p text:style-name="P114"><text:tab/></text:p>
      <text:p text:style-name="P277"/>
      <text:p text:style-name="P113">Associations </text:p>
      <text:p text:style-name="P113"><text:tab/><text:span text:style-name="T99">SPE (1908, membre) </text:span></text:p>
      <text:p text:style-name="P113"><text:tab/><text:span text:style-name="T105">Société de biologie (1918, membre correspondant) </text:span></text:p>
      <text:p text:style-name="P113"><text:tab/><text:span text:style-name="T107">AM (1923, membre ; 1928, correspondant)</text:span></text:p>
      <text:p text:style-name="P113"><text:tab/><text:span text:style-name="T108">Société médico-chirurgicale de l’Ouest africain français (président, 1924-1930) </text:span></text:p>
      <text:p text:style-name="P113"><text:tab/><text:span text:style-name="T111">Congrès de médecine militaire de La Haye (représentant ministère de la Guerre1931))</text:span></text:p>
      <text:p text:style-name="P113"><text:tab/>Société pour la propagation de l'incinération <text:span text:style-name="T113">(1948) </text:span></text:p>
      <text:p text:style-name="P276">Revues de publication </text:p>
      <text:p text:style-name="P276"><text:tab/><text:span text:style-name="T100">BSPE ; AMN ; Revue Scientifique</text:span></text:p>
      <text:p text:style-name="P113"/>
      <text:p text:style-name="P277">Recherches : </text:p>
      <text:p text:style-name="P277"><text:tab/><text:span text:style-name="T104">Paludisme, Amibiase, Entamoeba dysenteriae, fièvre jaune. </text:span></text:p>
      <text:p text:style-name="P113">Honneurs </text:p>
      <text:p text:style-name="P115"><text:tab/><text:span text:style-name="T102">P</text:span>rix Monbinne de l'Académie nationale de médecine <text:span text:style-name="T102">(1912) </text:span></text:p>
      <text:p text:style-name="P115"><text:tab/><text:span text:style-name="T102">P</text:span>rix Montyon de l'Académie des sciences. <text:tab/><text:span text:style-name="T102">(1912)</text:span></text:p>
      <text:p text:style-name="P115"><text:tab/>Légion d'honneur (<text:span text:style-name="T102">C</text:span>hevalier <text:span text:style-name="T102">en1912, </text:span><text:s/>officier, en 1923, commandeur, en 1938). </text:p>
      <text:p text:style-name="P113"/>
      <text:p text:style-name="P236">Principales publications </text:p>
      <text:p text:style-name="P113"><text:tab/><text:span text:style-name="T103">C</text:span>hapitres sur les myiases, l'ankylostomose et les bilharzioses du <text:span text:style-name="T24">Traité de pathologie <text:tab/><text:tab/><text:tab/>exotique </text:span>de Grall et Clarac. </text:p>
      <text:p text:style-name="P278"><text:tab/>Chapitre relatif au virus amaril du Traité des maladies dues aux Ultravirus de Constantin <text:tab/><text:tab/>Levaditi et Pierre Lépine. <text:span text:style-name="T112">(1937)</text:span></text:p>
      <text:p text:style-name="P278"><text:tab/> L'oeuvre des pastoriens en Afrique noire <text:span text:style-name="T112">(1946)</text:span></text:p>
      <text:p text:style-name="P278"><text:tab/> Manuel de Pathologie Exotique <text:span text:style-name="T112">(1948, avec R. Pons)</text:span></text:p>
      <text:p text:style-name="P113"/>
      <text:p text:style-name="P113">Publications en collaboration avec <text:s/></text:p>
      <text:p text:style-name="P6"><text:tab/><text:tab/>M. Advier, Charles Anderson, Bacqué, Baujean, A. Baury, Berland, Cazanove, Mme Constantinesco, Ewstifeieff, C. Durieux, Gaide, Galloway, R. Guillet, Heymann, Jouveau-Dubreuilh, Labougle, J. Laigret, M. Léger, M. Mathis, L. Mercier, Stefan Nicolau, Charles Nicolle, R. Pons, J. E. Sabrazès, Seguin, A. W. Sellards. </text:p>
      <text:p text:style-name="Text_20_body"/>
      <text:h text:style-name="Heading_20_2" text:outline-level="2"><text:bookmark-start text:name="__RefHeading___Toc1669_1244590626"/>P<text:span text:style-name="T114">aul</text:span> Remlinger, Médecin-major 1e Cl<text:span text:style-name="T386">. A T</text:span> (h. c.). Directeur Institut Pasteur de Tanger<text:bookmark-end text:name="__RefHeading___Toc1669_1244590626"/></text:h>
      <text:p text:style-name="P96">Membre associé</text:p>
      <text:p text:style-name="P393"/>
      <text:p text:style-name="P116">Naissance : <text:span text:style-name="T115">1871, Bertrange </text:span></text:p>
      <text:p text:style-name="P116">Décès : <text:span text:style-name="T116">1964, Tanger </text:span></text:p>
      <text:p text:style-name="P116"><text:soft-page-break/></text:p>
      <text:p text:style-name="P116">Cadre social <text:span text:style-name="T117">NULL</text:span></text:p>
      <text:p text:style-name="P116"/>
      <text:p text:style-name="P116"><text:span text:style-name="T119">E</text:span>tudes : </text:p>
      <text:p text:style-name="P117"><text:tab/><text:span text:style-name="T120">Hôpital militaire du Val de Grâce </text:span></text:p>
      <text:p text:style-name="P350"><text:tab/>1893 : doctorat à la Fac de médecine de Lyon </text:p>
      <text:p text:style-name="P116"/>
      <text:p text:style-name="P116">Corps de métier </text:p>
      <text:p text:style-name="P116"><text:tab/>Armée de Terre <text:s/></text:p>
      <text:p text:style-name="P116"/>
      <text:p text:style-name="P116">Carrière </text:p>
      <text:p text:style-name="P116"><text:tab/>1893-1894 Chef de clinique médicale à l'Ecole service de santé du Val-de-Grâce. </text:p>
      <text:p text:style-name="P116"><text:tab/>1894-1896 Préparateur au laboratoire de bactériologie du Service de santé du Val-de-<text:tab/><text:tab/><text:tab/><text:tab/>Grâce. </text:p>
      <text:p text:style-name="P116"><text:tab/>1896-1900 <text:span text:style-name="T121">Tunis. </text:span>Chef du laboratoire militaire de bactériologie</text:p>
      <text:p text:style-name="P116"><text:tab/>1900 <text:span text:style-name="T121">Constantinople. </text:span>Institut antirabique de Constantinople (IBC) <text:span text:style-name="T122">avec Ch Nicolle. </text:span></text:p>
      <text:p text:style-name="P116"><text:tab/><text:span text:style-name="T123">1901-1911 : Constantinople. Directeur </text:span><text:span text:style-name="T5">Institut Impérial antirabique de <text:tab/><text:tab/><text:tab/><text:tab/><text:tab/>Constantinople. </text:span><text:span text:style-name="T6">(PL Simond prend sa place)</text:span></text:p>
      <text:p text:style-name="P116"><text:tab/><text:span text:style-name="T125">1903 : découverte sur la rage avec Riffat Bey. </text:span></text:p>
      <text:p text:style-name="P116"><text:tab/><text:span text:style-name="T128">1911 : Médecin-major du Camp de Châlon. </text:span></text:p>
      <text:p text:style-name="P116"><text:tab/><text:span text:style-name="T128">1914 : TangeR. IP. </text:span></text:p>
      <text:p text:style-name="P116"><text:tab/><text:span text:style-name="T129">1914-18 : Mobilisé comme médecin capitaine sur le front d'Argonne, il étudie la <text:tab/><text:tab/><text:tab/><text:tab/>dysenterie bacillaire en collaboration avec J. Dumas. Puis il est nommé médecin-<text:tab/><text:tab/><text:tab/>chef du Laboratoire central de l'Armée. </text:span></text:p>
      <text:p text:style-name="P281"><text:tab/>1918 -<text:span text:style-name="T138">1952 </text:span>: Tunis. Retour à l’IP. </text:p>
      <text:p text:style-name="P281"><text:tab/><text:span text:style-name="T132">1934 : Beyrouth. Mission à l’Institut antirabique de Beyrouth (mandaté par IP)</text:span></text:p>
      <text:p text:style-name="P281"><text:tab/></text:p>
      <text:p text:style-name="P116"/>
      <text:p text:style-name="P116">Associations </text:p>
      <text:p text:style-name="P116"><text:tab/><text:span text:style-name="T126">Société de biologie (membre correspondant)</text:span></text:p>
      <text:p text:style-name="P116"><text:tab/><text:span text:style-name="T127">SPE (1909 membre associé, membre titulaire en 1934)</text:span></text:p>
      <text:p text:style-name="P116"><text:tab/><text:span text:style-name="T130">AM (1919, membre correspondant)</text:span></text:p>
      <text:p text:style-name="P116"><text:tab/><text:span text:style-name="T131">Conférence internationale de la rage, organiése par IP, Organisation d’hygiène de la <text:tab/><text:tab/><text:tab/>SDN (1927)</text:span></text:p>
      <text:p text:style-name="P116"><text:tab/><text:span text:style-name="T131">Société internationale de microbiologie (1927, MF)</text:span></text:p>
      <text:p text:style-name="P116"><text:tab/><text:span text:style-name="T135">AS (1944membre correspondant)</text:span></text:p>
      <text:p text:style-name="P116"><text:tab/></text:p>
      <text:p text:style-name="P279">Revues de publication </text:p>
      <text:p text:style-name="P279"/>
      <text:p text:style-name="P279">Thèmes de recherche : </text:p>
      <text:p text:style-name="P279"><text:tab/><text:span text:style-name="T123">Rage. </text:span></text:p>
      <text:p text:style-name="P279"/>
      <text:p text:style-name="P116">Honneurs </text:p>
      <text:p text:style-name="P279"><text:tab/><text:span text:style-name="T118">Médaille d’argent pour sa thèse (1893) </text:span></text:p>
      <text:p text:style-name="P280"><text:tab/><text:span text:style-name="T124">P</text:span>rix Clarens de l'Académie de médecine <text:span text:style-name="T124">(1901)</text:span></text:p>
      <text:p text:style-name="P280"><text:tab/><text:span text:style-name="T124">P</text:span>rix Bréant de L'Académie des sciences. <text:span text:style-name="T124">(1901, 1905, 1938) </text:span></text:p>
      <text:p text:style-name="P280"><text:tab/><text:span text:style-name="T133">P</text:span>rix Dagnan-Bouveret de l'Académie des sciences <text:span text:style-name="T133">(1934, avec A-C Marie)</text:span></text:p>
      <text:p text:style-name="P280"><text:tab/><text:span text:style-name="T136">P</text:span>rix Foulon-Bodeau de l'Académie vétérinaire de France. <text:span text:style-name="T137">(1952)</text:span></text:p>
      <text:p text:style-name="P280"/>
      <text:p text:style-name="P237">Principales publications </text:p>
      <text:p text:style-name="P237"><text:tab/>Contribution à l'étude du virus de la maladie d'Aujewski. <text:span text:style-name="T134">(1938, avec Bailly)</text:span></text:p>
      <text:p text:style-name="P237"><text:tab/></text:p>
      <text:p text:style-name="P116"><text:soft-page-break/></text:p>
      <text:p text:style-name="P116">Publications en collaboration avec <text:s/></text:p>
      <text:p text:style-name="P436">J. Bailly, P. Bel, Braquehaye, Cabanié, Cuénod, Curasson, Dettling, J. Dumas, M. Effendi, Gabriélidès, Géraud, Hodara, M. Léger, A. C. Marie, F. Mesnil, M. Nicolle, O. Nouri, S. Palmowitch, Riffat Bey, Sanglé-Ferrière, G. Schneider, Schoull, Sicard, Teppaz, Tostivint, H. Vallée, Zia Bey. </text:p>
      <text:p text:style-name="Standard"/>
      <text:h text:style-name="Heading_20_2" text:outline-level="2"><text:bookmark-start text:name="__RefHeading___Toc1671_1244590626"/>A<text:span text:style-name="T282">ndré</text:span> Thiroux, Médecin-principal 1er Cl TC, Conseil supérieur de Santé des Colonies, Paris, MF <text:bookmark-end text:name="__RefHeading___Toc1671_1244590626"/></text:h>
      <text:p text:style-name="P94">Membre associé</text:p>
      <text:p text:style-name="P194"/>
      <text:p text:style-name="P73">Naissance : <text:span text:style-name="T139">1869, Rouen </text:span></text:p>
      <text:p text:style-name="P116">Décès : <text:span text:style-name="T139">1960, Poitiers</text:span></text:p>
      <text:p text:style-name="P116"/>
      <text:p text:style-name="P116">Cadre social <text:span text:style-name="T140">NULL</text:span></text:p>
      <text:p text:style-name="P116"/>
      <text:p text:style-name="P118"><text:span text:style-name="T141">E</text:span>tudes : '</text:p>
      <text:p text:style-name="P118"><text:tab/><text:span text:style-name="T142">1890-1891 : </text:span>Ecole de Santé navale de Bordeaux</text:p>
      <text:p text:style-name="P116"/>
      <text:p text:style-name="P116"><text:bookmark-start text:name="__DdeLink__13898_1996858320"/>Corps de métier </text:p>
      <text:p text:style-name="P116"><text:tab/><text:span text:style-name="T143">Marine </text:span><text:bookmark-end text:name="__DdeLink__13898_1996858320"/></text:p>
      <text:p text:style-name="P116"/>
      <text:p text:style-name="P116">Carrière </text:p>
      <text:p text:style-name="P116"><text:tab/><text:span text:style-name="T144">1894 : Martinique. </text:span></text:p>
      <text:p text:style-name="P116"><text:tab/><text:tab/><text:span text:style-name="T145">Rencontre Calmette. Stage IP Lille puis Paris (Laveran)</text:span></text:p>
      <text:p text:style-name="P116"><text:tab/><text:span text:style-name="T145">1895-1897 : Sénégal, Soudan (campagne vs Samory)</text:span></text:p>
      <text:p text:style-name="P116"><text:tab/><text:span text:style-name="T145">1898 : Réunion. Peste bubonique</text:span></text:p>
      <text:p text:style-name="P437"><text:tab/><text:tab/><text:span text:style-name="T145">1899-1903 : Madagascar. Directeur de l’Institut de bactériologie de Tananarive <text:tab/><text:tab/><text:tab/><text:tab/><text:tab/>(fabrication vaccin jennérien + prévention rage); Sur proposition chef de <text:tab/><text:tab/><text:tab/><text:tab/>santé Colonie à Gallieni</text:span></text:p>
      <text:p text:style-name="P438"><text:tab/><text:tab/><text:span text:style-name="T148">1905-1907 : Saint-Louis du Sénégal. Directeur du laboratoire. </text:span></text:p>
      <text:p text:style-name="P438"><text:tab/><text:tab/><text:span text:style-name="T148">1907 : Stage IP chez Laveran. </text:span></text:p>
      <text:p text:style-name="P438"><text:tab/><text:tab/><text:span text:style-name="T149">1907-1910 : Sénégal. Etudes sur la trypanosomiase avec Teppaz, Wurtz. </text:span></text:p>
      <text:p text:style-name="P438"><text:tab/><text:tab/><text:tab/><text:tab/><text:span text:style-name="T149">Création d’un villag de ségrégation (gouverneur Van Vollenhoven). </text:span></text:p>
      <text:p text:style-name="P116"><text:tab/><text:span text:style-name="T154">1910-1911 : Paris. IP labo de Laveran</text:span></text:p>
      <text:p text:style-name="P116"><text:tab/><text:span text:style-name="T154">1911-1913 : Sénégal. Directeur du laboratoire de Saint-Louis. Recherches sur le parasitisme intestinal et sanguin des tirailleurs. </text:span></text:p>
      <text:p text:style-name="P116"><text:tab/><text:span text:style-name="T155">1913 : Ecole d’application du service de santé des TC. Professeur de patologie exotique. </text:span></text:p>
      <text:p text:style-name="P116"><text:tab/><text:span text:style-name="T156">1914-1918 : <text:s/>médecin chef de la 77e Division du 33e corps, jusqu'en 1916. Poste qui lui vaut plusieurs citations dont une à l'ordre de l'Armée. </text:span></text:p>
      <text:p text:style-name="P116"><text:tab/><text:span text:style-name="T157">1917 : Annam. Directeur du service de santé à Hué. </text:span></text:p>
      <text:p text:style-name="P116"><text:tab/><text:span text:style-name="T159">1920-1926 : médecin général. Directeur du Pharo. </text:span></text:p>
      <text:p text:style-name="P116"><text:tab/><text:span text:style-name="T161">1927-1929 : Madagascar. Directeur du Service de santé. Son institut vaccinogèneet antirabique devient IP de Madagascar (sous impulsion G. Girard)</text:span></text:p>
      <text:p text:style-name="P116"><text:tab/><text:span text:style-name="T162">1929 : Paris. IP. Labo de Marchoux</text:span></text:p>
      <text:p text:style-name="P116"><text:tab/><text:span text:style-name="T163">1940 : Retraite. </text:span></text:p>
      <text:p text:style-name="P116"/>
      <text:p text:style-name="P116">Associations </text:p>
      <text:p text:style-name="P116"><text:bookmark-start text:name="__DdeLink__13901_1996858320"/><text:tab/><text:span text:style-name="T150">SPE (1908, MF. Membre associé / 1932-1939 : titulaire honoraire / 1932-1933 : VP)</text:span></text:p>
      <text:p text:style-name="P279"><text:soft-page-break/><text:tab/><text:span text:style-name="T158">AM (1920, membre correspondant section médecine)</text:span></text:p>
      <text:p text:style-name="P279"><text:tab/><text:span text:style-name="T160">Conseil supérieur de santé des Colonies (1921 membre)</text:span><text:bookmark-end text:name="__DdeLink__13901_1996858320"/></text:p>
      <text:p text:style-name="P279"/>
      <text:p text:style-name="P279">Thèmes de recherche : </text:p>
      <text:p text:style-name="P116"><text:tab/><text:bookmark-start text:name="__DdeLink__13904_1996858320"/><text:span text:style-name="T146">Variole ; Lèpre;Tuberculose ; Piroplasmose du cheval. Agronomie ; Prosistologie ; Trypanosomiase ; Paludisme ; maladies vénériennes. </text:span><text:bookmark-end text:name="__DdeLink__13904_1996858320"/></text:p>
      <text:p text:style-name="P116"/>
      <text:p text:style-name="P116">Honneurs </text:p>
      <text:p text:style-name="P116"><text:tab/><text:span text:style-name="T146">LH (chevalier en 1900)</text:span></text:p>
      <text:p text:style-name="P116"><text:tab/><text:span text:style-name="T147">Médaille des épidémies (argent en 1904, or en 1913) </text:span></text:p>
      <text:p text:style-name="P116"><text:tab/><text:span text:style-name="T149">Prix Montyon AS (1907)</text:span></text:p>
      <text:p text:style-name="P119"><text:tab/><text:span text:style-name="T152">P</text:span>rix Stanski de l'Académie des sciences <text:span text:style-name="T152">(1911)</text:span></text:p>
      <text:p text:style-name="P119"><text:tab/><text:span text:style-name="T152">P</text:span>rix Monklae de l'Académie de médecine. <text:span text:style-name="T152">(1911)</text:span></text:p>
      <text:p text:style-name="P119"><text:tab/></text:p>
      <text:p text:style-name="P119"/>
      <text:p text:style-name="P279">Revues de publication </text:p>
      <text:p text:style-name="P279"><text:tab/><text:span text:style-name="T163">BSPE ; AHMC ; </text:span></text:p>
      <text:p text:style-name="P237"/>
      <text:p text:style-name="P237">Principales publications </text:p>
      <text:p text:style-name="P237"><text:tab/><text:span text:style-name="T24">Le paludisme au Sénégal pendant les années 1905-1906 </text:span><text:span text:style-name="T151">(1908)</text:span></text:p>
      <text:p text:style-name="P237"><text:span text:style-name="T24"><text:tab/>La maladie du sommeil et les trypanosomiases animales du Sénégal <text:s/></text:span><text:span text:style-name="T26">(</text:span><text:span text:style-name="T153">1911)</text:span></text:p>
      <text:p text:style-name="P116"><text:tab/><text:span text:style-name="T24">La Prophylaxie du paludisme dans les villages, les équipes itinérantes dans les colonies <text:tab/><text:tab/><text:tab/>françaises</text:span>, <text:span text:style-name="T283">1923</text:span></text:p>
      <text:p text:style-name="P185">Publications en collaboration avec <text:s/></text:p>
      <text:p text:style-name="P185"/>
      <text:p text:style-name="P185">Laveran, Alphonse , Wurtz, Robert ‎, Anfreville de La Salle, Léon d' , Ratsimamanga, Albert Rakoto ; Dulac, Marie-Hélène ; Charon ; Aguessy, Dominique </text:p>
      <text:p text:style-name="P185"/>
      <text:p text:style-name="P185"/>
      <text:h text:style-name="P445" text:outline-level="2"><text:bookmark-start text:name="__RefHeading___Toc1760_1244590626"/>J.<text:span text:style-name="T284">Joseph</text:span> Vassal, Médecin-principal 1e Cl. TC, Médecin divisionnaire, Armée du Rhin<text:bookmark-end text:name="__RefHeading___Toc1760_1244590626"/></text:h>
      <text:p text:style-name="P96">Membre associé</text:p>
      <text:p text:style-name="P393"/>
      <text:p text:style-name="P133">Naissance : <text:span text:style-name="T423">1867</text:span></text:p>
      <text:p text:style-name="P133">Décès <text:span text:style-name="T423">1957, Paris</text:span></text:p>
      <text:p text:style-name="P133"/>
      <text:p text:style-name="P133">Cadre social </text:p>
      <text:p text:style-name="P133"/>
      <text:p text:style-name="P133">etudes </text:p>
      <text:p text:style-name="P370"><text:tab/><text:span text:style-name="T428">1894 : Ecole de santé navale et coloniale </text:span>Bordeaux</text:p>
      <text:p text:style-name="P133"><text:tab/></text:p>
      <text:p text:style-name="P133"/>
      <text:p text:style-name="P133">Corps de métier </text:p>
      <text:p text:style-name="P133"><text:tab/><text:span text:style-name="T424">TC </text:span></text:p>
      <text:p text:style-name="P133"/>
      <text:p text:style-name="P133">Carrière </text:p>
      <text:p text:style-name="P161"><text:tab/></text:p>
      <text:p text:style-name="P161"><text:tab/><text:span text:style-name="T428">microbio et parasitologie avec calmette, laveran, mesnil.</text:span></text:p>
      <text:p text:style-name="P405"><text:tab/>1900-1902 : La Réunion. Directeur du laboratoire de bactériologie.</text:p>
      <text:p text:style-name="P406"><text:soft-page-break/><text:s/><text:tab/>1908 -1911 <text:s/>= Annam, Nha Trang. sous-directeurIP (poste offert par Roux. Il y a rencontré Dr <text:tab/><text:tab/><text:tab/><text:tab/><text:tab/>Noc</text:p>
      <text:p text:style-name="P160"><text:tab/><text:span text:style-name="T422">1914-1918 : Dardanelles, Serbie, Salonique</text:span></text:p>
      <text:p text:style-name="P160"><text:tab/><text:span text:style-name="T421">1919-1921 : Armée du Rhin </text:span></text:p>
      <text:p text:style-name="P160"><text:tab/>1922-1924 : AEF. Directeur du Service de Santé (maladie du sommeil Oubangui chari)</text:p>
      <text:p text:style-name="P160"><text:tab/></text:p>
      <text:p text:style-name="P160"/>
      <text:p text:style-name="P133">Associations </text:p>
      <text:p text:style-name="P133"><text:tab/><text:tab/><text:span text:style-name="T420">SPE (1908, membre)</text:span></text:p>
      <text:p text:style-name="P133"><text:tab/><text:tab/><text:span text:style-name="T429">AM (laureat)</text:span></text:p>
      <text:p text:style-name="P133"/>
      <text:p text:style-name="P288">Thèmes de recherche </text:p>
      <text:p text:style-name="P288"><text:tab/><text:span text:style-name="T419">Dengue ; Trypanosomiase;Peste</text:span></text:p>
      <text:p text:style-name="P133"/>
      <text:p text:style-name="P206">Revues de publication : </text:p>
      <text:p text:style-name="P133"><text:tab/><text:span text:style-name="T286">BSPE ; AHMC ; Comptes Rendus de la Société de Biologie, annales de l’IP, Bulletins de la Société de Géographie, Philippine Journal of Science. </text:span></text:p>
      <text:p text:style-name="P133"><text:tab/><text:span text:style-name="T427">+ Presse : Mercure de France ; La Revue de Paris. </text:span></text:p>
      <text:p text:style-name="P133"/>
      <text:p text:style-name="P133">Honneurs </text:p>
      <text:p text:style-name="P133"><text:tab/><text:span text:style-name="T429">Académie française Prix Monthyon (1917)</text:span></text:p>
      <text:p text:style-name="P133"/>
      <text:p text:style-name="P256">Principales publications </text:p>
      <text:p text:style-name="P370"><text:tab/><text:tab/>La maladie du sommeil en Afrique équatoriale française, <text:span text:style-name="T425">1924</text:span></text:p>
      <text:p text:style-name="P370"><text:tab/><text:tab/>La tuberculose chez les peuples primitifs et en particulier dans les colonies françaises, <text:span text:style-name="T426">1929, Masson</text:span></text:p>
      <text:p text:style-name="P370"><text:tab/><text:tab/>Dardanelles. Serbie .Salonique : Impressions et souvenirs de guerre, Avril 1915 Février 1916, <text:span text:style-name="T426">Plon, Nourrit&amp;Cie, 1916</text:span></text:p>
      <text:p text:style-name="P133"/>
      <text:p text:style-name="P133">Publications en collaboration avec <text:s/></text:p>
      <text:p text:style-name="P133"><text:tab/><text:span text:style-name="T285">Yersin </text:span></text:p>
      <text:p text:style-name="P133"/>
      <text:p text:style-name="P369">Sources : <text:span text:style-name="T287">BSPE AHMC ;</text:span><text:span text:style-name="T30"> </text:span><text:span text:style-name="T12">Gabrielle-M</text:span><text:span text:style-name="T14">aud</text:span><text:span text:style-name="T12"> Vassal, </text:span><text:span text:style-name="T31">On and Off Duty in Annam</text:span><text:span text:style-name="T30">, </text:span><text:span text:style-name="T12">William Heinemann, Londres, 1910 </text:span><text:a xlink:type="simple" xlink:href="https://archive.org/details/onoffdutyinannam00vassiala" text:style-name="Internet_20_link" text:visited-style-name="Visited_20_Internet_20_Link"><text:span text:style-name="T13">href</text:span></text:a><text:span text:style-name="T13"> ; </text:span><text:span text:style-name="T15">Catalogue BnF de Gabrielle Maud Vasssal </text:span><text:a xlink:type="simple" xlink:href="https://data.bnf.fr/fr/15336578/gabrielle_maud_vassal/" text:style-name="Internet_20_link" text:visited-style-name="Visited_20_Internet_20_Link"><text:span text:style-name="T15">href</text:span></text:a><text:span text:style-name="T15"> ; </text:span><text:span text:style-name="T16">SUDOC ; </text:span><text:span text:style-name="T17">BSPE <text:s/>1957, p.867-869.</text:span></text:p>
      <text:p text:style-name="P3"/>
      <text:p text:style-name="P3"/>
      <text:h text:style-name="P455" text:outline-level="1"/>
      <text:h text:style-name="P446" text:outline-level="2"><text:bookmark-start text:name="__RefHeading___Toc1675_1244590626"/>J<text:span text:style-name="T289">acques</text:span> Allain, Médecin-inspecteur TC, Directeur Service de Santé Madagascar. <text:bookmark-end text:name="__RefHeading___Toc1675_1244590626"/></text:h>
      <text:p text:style-name="P42"><text:tab/>Membre correspondant </text:p>
      <text:p text:style-name="P80">Naissance : <text:span text:style-name="T289">1854</text:span></text:p>
      <text:p text:style-name="P134">Décès : </text:p>
      <text:p text:style-name="P134"/>
      <text:p text:style-name="P134">Cadre social </text:p>
      <text:p text:style-name="P134"/>
      <text:p text:style-name="P134">etudes </text:p>
      <text:p text:style-name="P134"/>
      <text:p text:style-name="P134"><text:soft-page-break/>Corps de métier </text:p>
      <text:p text:style-name="P134"/>
      <text:p text:style-name="P134">Carrière </text:p>
      <text:p text:style-name="P51"><text:tab/>Brazzaville 1908 <text:s/></text:p>
      <text:p text:style-name="P33"><text:tab/>Annam (1912)</text:p>
      <text:p text:style-name="P32"><text:tab/>Tananarive (1921-22)</text:p>
      <text:p text:style-name="P134"/>
      <text:p text:style-name="P134">Associations </text:p>
      <text:p text:style-name="P134"/>
      <text:p text:style-name="P328">SPE (1908 membre correspondant)</text:p>
      <text:p text:style-name="P134"/>
      <text:p text:style-name="P289">Thèmes de recherche </text:p>
      <text:p text:style-name="P134"/>
      <text:p text:style-name="P207">Revues de publication : </text:p>
      <text:p text:style-name="P134"/>
      <text:p text:style-name="P134">Honneurs </text:p>
      <text:p text:style-name="P134"/>
      <text:p text:style-name="P243">Principales publications </text:p>
      <text:p text:style-name="P134"/>
      <text:p text:style-name="P134">Publications en collaboration avec <text:s/></text:p>
      <text:p text:style-name="P31"><text:span text:style-name="T288"><text:tab/> Nattan-Larrier, Trautman </text:span><text:s/></text:p>
      <text:p text:style-name="P31"/>
      <text:p text:style-name="P39"><text:tab/><text:tab/>Source : BSPE, <text:span text:style-name="T353">BIUS</text:span></text:p>
      <text:p text:style-name="Standard"/>
      <text:h text:style-name="P447" text:outline-level="2"><text:bookmark-start text:name="__RefHeading___Toc1677_1244590626"/>J. Arlo, Médecin-major, 2e Cl TC, Directeur Laboratoire Haut-Sénégal et Niger à Bamako <text:bookmark-end text:name="__RefHeading___Toc1677_1244590626"/></text:h>
      <text:p text:style-name="P28">Membre correspondant </text:p>
      <text:p text:style-name="P34"/>
      <text:p text:style-name="P81">Naissance : <text:span text:style-name="T289">1854</text:span></text:p>
      <text:p text:style-name="P135">Décès </text:p>
      <text:p text:style-name="P135"/>
      <text:p text:style-name="P135">Cadre social </text:p>
      <text:p text:style-name="P135"/>
      <text:p text:style-name="P135">etudes </text:p>
      <text:p text:style-name="P135"/>
      <text:p text:style-name="P135">Corps de métier </text:p>
      <text:p text:style-name="P135"/>
      <text:p text:style-name="P135">Carrière </text:p>
      <text:p text:style-name="P330"><text:tab/><text:span text:style-name="T301">Guinée française (1916) </text:span></text:p>
      <text:p text:style-name="P330"><text:tab/><text:span text:style-name="T303">Côte d’Ivoire (1912)</text:span></text:p>
      <text:p text:style-name="P330"><text:tab/><text:span text:style-name="T304">La Réunion (1927)</text:span></text:p>
      <text:p text:style-name="P330"><text:tab/><text:tab/></text:p>
      <text:p text:style-name="P135">Associations </text:p>
      <text:p text:style-name="P135"/>
      <text:p text:style-name="P290">Thèmes de recherche </text:p>
      <text:p text:style-name="P135"/>
      <text:p text:style-name="P208">Revues de publication : </text:p>
      <text:p text:style-name="P208"><text:tab/><text:span text:style-name="T302">BSPE </text:span></text:p>
      <text:p text:style-name="P135"/>
      <text:p text:style-name="P135">Honneurs </text:p>
      <text:p text:style-name="P135"><text:soft-page-break/></text:p>
      <text:p text:style-name="P244">Principales publications </text:p>
      <text:p text:style-name="P329"/>
      <text:p text:style-name="P329">Publications en collaboration avec <text:s/></text:p>
      <text:p text:style-name="P35"><text:span text:style-name="T288"><text:tab/> </text:span><text:span text:style-name="T290">Simond (p.l.), Aubert, </text:span><text:span text:style-name="T291">B</text:span><text:span text:style-name="T290">lanchard, </text:span><text:span text:style-name="T292">Sorel, Marcel Leger </text:span></text:p>
      <text:h text:style-name="Heading_20_2" text:outline-level="2"><text:bookmark-start text:name="__RefHeading___Toc1679_1244590626"/>P. Aubert, anc. Médecin-major, 1er Cl TC, 11 bis Avenir Carnot, Nîmes. <text:bookmark-end text:name="__RefHeading___Toc1679_1244590626"/></text:h>
      <text:p text:style-name="P42">Membre correspondant </text:p>
      <text:p text:style-name="P42"/>
      <text:p text:style-name="P76">Naissance : <text:span text:style-name="T164">1872, Nîmes</text:span></text:p>
      <text:p text:style-name="P121">Décès : <text:span text:style-name="T164">1923, Nîmes</text:span></text:p>
      <text:p text:style-name="P121"/>
      <text:p text:style-name="P121">Cadre social <text:span text:style-name="T164">NULL</text:span></text:p>
      <text:p text:style-name="P121"/>
      <text:p text:style-name="P121">etudes </text:p>
      <text:p text:style-name="P121"><text:tab/><text:span text:style-name="T166">1905 : cours de microbiologie IP</text:span></text:p>
      <text:p text:style-name="P121"><text:tab/></text:p>
      <text:p text:style-name="P121">Corps de métier </text:p>
      <text:p text:style-name="P121"><text:tab/><text:span text:style-name="T164">TC (1899) </text:span></text:p>
      <text:p text:style-name="P121"/>
      <text:p text:style-name="P121">Carrière </text:p>
      <text:p text:style-name="P121"><text:tab/><text:span text:style-name="T165">1899-1905 : guyane, Nouvelle-Calédonie. </text:span></text:p>
      <text:p text:style-name="P121"><text:tab/><text:span text:style-name="T166">1905 : professeur Pharo. </text:span></text:p>
      <text:p text:style-name="P121"><text:tab/><text:span text:style-name="T166">1908-1909 : Martinique. Mission d’étude de la fièvre jaune avec Simon et Noc. </text:span></text:p>
      <text:p text:style-name="P121"><text:tab/>1909-19012 : Congo français. IP Brazzaville adjoint de G. Martin. <text:tab/></text:p>
      <text:p text:style-name="P121"><text:tab/><text:span text:style-name="T168">1912-1916 : Congo français. Directeur IP Brazzaville. (E. Jamot sous-directeur)</text:span></text:p>
      <text:p text:style-name="P121"><text:tab/><text:span text:style-name="T169">1916-1918 : Macédoine. Adjoint de Grall puis médecin-chef d’une ambulance de corps <text:tab/><text:tab/><text:tab/><text:tab/>d’armée à Reims. </text:span></text:p>
      <text:p text:style-name="P121"><text:tab/><text:span text:style-name="T170">1918-1925 : Nîmes. Médecin des hôpitaux pour les maladies cutanées. </text:span></text:p>
      <text:p text:style-name="P121"/>
      <text:p text:style-name="P121">Associations </text:p>
      <text:p text:style-name="P121"><text:tab/><text:span text:style-name="T167">SPE (1909, membre correspondant)</text:span></text:p>
      <text:p text:style-name="P121"><text:tab/></text:p>
      <text:p text:style-name="P283">Thèmes de recherche <text:span text:style-name="T171">NULL</text:span></text:p>
      <text:p text:style-name="P201">Revues de publication : </text:p>
      <text:p text:style-name="P121"><text:tab/><text:span text:style-name="T171">AHMC ; BSPE. </text:span></text:p>
      <text:p text:style-name="P121">Honneurs <text:span text:style-name="T172">NON</text:span></text:p>
      <text:p text:style-name="P121"/>
      <text:p text:style-name="P238">Principales publications </text:p>
      <text:p text:style-name="P121"/>
      <text:p text:style-name="P189">Publications en collaboration avec</text:p>
      <text:p text:style-name="P331"><text:span text:style-name="T294">N</text:span><text:span text:style-name="T293">oc, Simond, </text:span><text:span text:style-name="T295">Heckenroth, Blanchard, Michelli , Monfort, Arlo</text:span></text:p>
      <text:h text:style-name="Heading_20_2" text:outline-level="2"><text:bookmark-start text:name="__RefHeading___Toc1685_1244590626"/>R<text:span text:style-name="T311">aoul</text:span> Baujean, Médecin-major 2e cl TC en France<text:bookmark-end text:name="__RefHeading___Toc1685_1244590626"/></text:h>
      <text:p text:style-name="P42">Membre correspondant </text:p>
      <text:p text:style-name="P37"/>
      <text:p text:style-name="P89">Naissance : 1884</text:p>
      <text:p text:style-name="P136">Décès : <text:span text:style-name="T305">1933, Basse-Terre, Guadeloupe</text:span></text:p>
      <text:p text:style-name="P136"/>
      <text:p text:style-name="P136"><text:soft-page-break/>Cadre social </text:p>
      <text:p text:style-name="P136"/>
      <text:p text:style-name="P136"><text:span text:style-name="T307">E</text:span>tudes </text:p>
      <text:p text:style-name="P136"/>
      <text:p text:style-name="P136">Corps de métier </text:p>
      <text:p text:style-name="P136"/>
      <text:p text:style-name="P136">Carrière </text:p>
      <text:p text:style-name="P136"><text:tab/><text:tab/><text:span text:style-name="T306">Médecin commandant des troupes coloniales</text:span></text:p>
      <text:p text:style-name="P137"><text:tab/><text:tab/><text:span text:style-name="T308">Adjoint au Laboratoire antirabique et bactériologique d’Hanoï</text:span></text:p>
      <text:p text:style-name="P137"><text:tab/><text:tab/><text:span text:style-name="T308">Adjoint au laboratoire clinique de l’Hôpital de Pnom-Penh</text:span></text:p>
      <text:p text:style-name="P137"><text:tab/><text:tab/><text:span text:style-name="T309">1921 Chargé du Laboratoire clinique à l’Hôpital de Dakar</text:span></text:p>
      <text:p text:style-name="P137"><text:tab/><text:tab/><text:span text:style-name="T308">Directeur de l’Institut d’Hygiène de Fort-de-France, Martinique</text:span></text:p>
      <text:p text:style-name="P351"><text:tab/><text:tab/>Directeur du Laboratoire de Microbiologie de Pointe-à-Pitre, Guadeloupe. </text:p>
      <text:p text:style-name="P136"/>
      <text:p text:style-name="P136">Associations </text:p>
      <text:p text:style-name="P136"><text:tab/><text:tab/><text:span text:style-name="T310">SPE (1917, membre correspondant)</text:span></text:p>
      <text:p text:style-name="P136"/>
      <text:p text:style-name="P291">Thèmes de recherche : </text:p>
      <text:p text:style-name="P407"><text:tab/><text:tab/>Bilharziose intestinale et vésicale, Lèpre, Polynévrite palustre, Béribéri, pneumonie, <text:tab/><text:tab/><text:tab/><text:tab/>méningite Typhique suppurée </text:p>
      <text:p text:style-name="P136"/>
      <text:p text:style-name="P209">Revues de publication : </text:p>
      <text:p text:style-name="P136"/>
      <text:p text:style-name="P136">Honneurs </text:p>
      <text:p text:style-name="P136"/>
      <text:p text:style-name="P245">Principales publications </text:p>
      <text:list xml:id="list2801266206" text:style-name="L4">
        <text:list-item>
          <text:p text:style-name="P461">Contribution à l'étude pathogénique de l'éléphantiasis nostras et de l'éléphantiasis exotique</text:p>
        </text:list-item>
        <text:list-item>
          <text:p text:style-name="P461">Un cas de bilharziose intestinale contractée à la Guadeloupe et observée au Tonkin</text:p>
        </text:list-item>
      </text:list>
      <text:p text:style-name="P136"/>
      <text:p text:style-name="P136">Publications en collaboration avec <text:s/></text:p>
      <text:p text:style-name="P333">C<text:span text:style-name="T313">onstant</text:span> Mathis.</text:p>
      <text:p text:style-name="P136"/>
      <text:p text:style-name="P332">Source : BSPE, 1933, p. 25 / <text:span text:style-name="T312">VIAF ; </text:span></text:p>
      <text:p text:style-name="P136"/>
      <text:h text:style-name="P446" text:outline-level="2"><text:bookmark-start text:name="__RefHeading___Toc1687_1244590626"/>G. Bellot, Médecin-général 2e Cl TC, Armée du Rhin <text:bookmark-end text:name="__RefHeading___Toc1687_1244590626"/></text:h>
      <text:p text:style-name="P44">Membre correspondant </text:p>
      <text:p text:style-name="P21"/>
      <text:p text:style-name="P442"><text:tab/><text:tab/><text:tab/><text:tab/><text:tab/><text:tab/><text:tab/><text:tab/>Naissance : <text:span text:style-name="T314">1859, </text:span></text:p>
      <text:p text:style-name="P138">Décès : <text:span text:style-name="T314">1929 </text:span></text:p>
      <text:p text:style-name="P138"/>
      <text:p text:style-name="P138">Cadre social </text:p>
      <text:p text:style-name="P138"/>
      <text:p text:style-name="P138">etudes </text:p>
      <text:p text:style-name="P138"><text:tab/><text:span text:style-name="T465">Ecole de médecine navale de Rochefort</text:span></text:p>
      <text:p text:style-name="P138"/>
      <text:p text:style-name="P138">Corps de métier </text:p>
      <text:p text:style-name="P138"/>
      <text:p text:style-name="P138">Carrière </text:p>
      <text:p text:style-name="P138"><text:tab/><text:span text:style-name="T466">Direction de l’Ecole de médecine navale de Bordeaux</text:span></text:p>
      <text:p text:style-name="P138"><text:soft-page-break/></text:p>
      <text:p text:style-name="P138">Associations </text:p>
      <text:p text:style-name="P138"/>
      <text:p text:style-name="P292">Thèmes de recherche : ø <text:span text:style-name="T467">il n’a pas eu une carrière sientifique. </text:span></text:p>
      <text:p text:style-name="P138"/>
      <text:p text:style-name="P210">Revues de publication : </text:p>
      <text:p text:style-name="P138"/>
      <text:p text:style-name="P138">Honneurs </text:p>
      <text:p text:style-name="P138"/>
      <text:p text:style-name="P246">Principales publications </text:p>
      <text:p text:style-name="P138"/>
      <text:p text:style-name="P186">Publications en collaboration avec <text:s/></text:p>
      <text:p text:style-name="P186"/>
      <text:h text:style-name="P446" text:outline-level="2"><text:bookmark-start text:name="__RefHeading___Toc1689_1244590626"/>G. Blin, Médecin principal 2e Cl T<text:span text:style-name="T315">C</text:span>, Médecin-chef Tananarive, Madagascar <text:bookmark-end text:name="__RefHeading___Toc1689_1244590626"/></text:h>
      <text:p text:style-name="P92">Membre correspondant </text:p>
      <text:p text:style-name="P391"/>
      <text:p text:style-name="P139">Naissance : </text:p>
      <text:p text:style-name="P139">Décès : </text:p>
      <text:p text:style-name="P139"/>
      <text:p text:style-name="P139">Cadre social </text:p>
      <text:p text:style-name="P139"/>
      <text:p text:style-name="P139">etudes </text:p>
      <text:p text:style-name="P139"/>
      <text:p text:style-name="P139">Corps de métier </text:p>
      <text:p text:style-name="P139"/>
      <text:p text:style-name="P139">Carrière </text:p>
      <text:p text:style-name="P139"/>
      <text:p text:style-name="P139">Associations </text:p>
      <text:p text:style-name="P139"/>
      <text:p text:style-name="P293">Thèmes de recherche </text:p>
      <text:p text:style-name="P139"/>
      <text:p text:style-name="P211">Revues de publication : </text:p>
      <text:p text:style-name="P139"/>
      <text:p text:style-name="P139">Honneurs </text:p>
      <text:p text:style-name="P139"/>
      <text:p text:style-name="P247">Principales publications </text:p>
      <text:p text:style-name="P139"/>
      <text:p text:style-name="P187">Publications en collaboration avec <text:s/></text:p>
      <text:p text:style-name="P187"/>
      <text:p text:style-name="P191">Source : </text:p>
      <text:p text:style-name="P187"/>
      <text:h text:style-name="Heading_20_2" text:outline-level="2"><text:bookmark-start text:name="__RefHeading___Toc1691_1244590626"/>Botreau-Roussel, Médecin-major, 2e Cl TC, Armée du Levant, Adana <text:bookmark-end text:name="__RefHeading___Toc1691_1244590626"/></text:h>
      <text:p text:style-name="P432"><text:tab/><text:span text:style-name="T521">Membre correspondant</text:span></text:p>
      <text:p text:style-name="P82">Naissance : <text:span text:style-name="T317">1884, Trois-Rivières (Guadeloupe)</text:span></text:p>
      <text:p text:style-name="P140"><text:soft-page-break/>Décès : <text:span text:style-name="T317">1967, Marseille</text:span></text:p>
      <text:p text:style-name="P140"/>
      <text:p text:style-name="P140">Cadre social : </text:p>
      <text:p text:style-name="P335"/>
      <text:p text:style-name="P140">etudes : <text:span text:style-name="T319">Pharo.</text:span></text:p>
      <text:p text:style-name="P140"/>
      <text:p text:style-name="P140">Corps de métier </text:p>
      <text:p text:style-name="P140"/>
      <text:p text:style-name="P140">Carrière </text:p>
      <text:p text:style-name="P140"><text:tab/>Chirurgien des hôpitaux coloniaux. Médecin général inspecteur.</text:p>
      <text:p text:style-name="P141"><text:tab/><text:span text:style-name="T318">Enseignant au Pharo, écoles de médecine Hanoi, Dakar, </text:span></text:p>
      <text:p text:style-name="P408"><text:tab/>1933 : Abidjan. Directeur du service de santé </text:p>
      <text:p text:style-name="P141"><text:tab/><text:span text:style-name="T320">1936 : Directeur Pharo </text:span></text:p>
      <text:p text:style-name="P141"><text:tab/><text:span text:style-name="T321">1940 : Directeur du service de santé de l’armée des Alpes</text:span></text:p>
      <text:p text:style-name="P140"/>
      <text:p text:style-name="P149">Associations </text:p>
      <text:p text:style-name="P334"/>
      <text:list xml:id="list3494734752" text:style-name="L5">
        <text:list-item>
          <text:p text:style-name="P462">Académie des sciences d'Outre-Mer (membre correspondant de l’Académie des sciences coloniales, 1948-1967)</text:p>
        </text:list-item>
        <text:list-item>
          <text:p text:style-name="P462">Académie nationale de chirurgie : membre associé national</text:p>
        </text:list-item>
        <text:list-item>
          <text:p text:style-name="P462">Société de pathologie exotique</text:p>
        </text:list-item>
      </text:list>
      <text:p text:style-name="P140"/>
      <text:p text:style-name="P294">Thèmes de recherche </text:p>
      <text:p text:style-name="P140"/>
      <text:p text:style-name="P212">Revues de publication : </text:p>
      <text:p text:style-name="P140"/>
      <text:p text:style-name="P140">Honneurs </text:p>
      <text:p text:style-name="P140"><text:tab/><text:tab/><text:span text:style-name="T322">LH (Commandeur)</text:span></text:p>
      <text:p text:style-name="P140"><text:tab/><text:tab/><text:span text:style-name="T322">Croix de guerre</text:span></text:p>
      <text:p text:style-name="P140"><text:tab/><text:tab/><text:span text:style-name="T322">Etoile noire du Bénin (Commandeur) </text:span></text:p>
      <text:p text:style-name="P140"><text:tab/><text:tab/><text:span text:style-name="T322">Etoile du Mérite (Commandeur) </text:span></text:p>
      <text:p text:style-name="P140"/>
      <text:p text:style-name="P248">Principales publications </text:p>
      <text:p text:style-name="P140"/>
      <text:p text:style-name="P188">Publications en collaboration avec <text:s/></text:p>
      <text:p text:style-name="P188"/>
      <text:p text:style-name="P192">Source : <text:span text:style-name="T316">AHMC </text:span></text:p>
      <text:h text:style-name="P446" text:outline-level="2"><text:bookmark-start text:name="__RefHeading___Toc1693_1244590626"/>P. Brau, Médecin principal 1er Cl TC Médecin chef Hôpital militaire Saïgon <text:bookmark-end text:name="__RefHeading___Toc1693_1244590626"/></text:h>
      <text:p text:style-name="P44">Membre correspondant </text:p>
      <text:p text:style-name="P415">Cochinchine (BSPE)</text:p>
      <text:p text:style-name="P416">Avec Nogue, Bruyant, Marque </text:p>
      <text:h text:style-name="P446" text:outline-level="2"><text:bookmark-start text:name="__RefHeading___Toc1695_1244590626"/>L<text:span text:style-name="T323">ouis</text:span> Bréaudat, anc. Pharmacien TC, 119 bis rue N-D des Champs, Paris Vie <text:bookmark-end text:name="__RefHeading___Toc1695_1244590626"/></text:h>
      <text:p text:style-name="P92">Membre correspondant </text:p>
      <text:p text:style-name="P142">Naissance : <text:span text:style-name="T324">1863, Theffran (Aube)</text:span></text:p>
      <text:p text:style-name="P142">Décès : <text:span text:style-name="T326">1925 </text:span></text:p>
      <text:p text:style-name="P142"><text:soft-page-break/></text:p>
      <text:p text:style-name="P142">Cadre social </text:p>
      <text:p text:style-name="P142"/>
      <text:p text:style-name="P142">etudes </text:p>
      <text:p text:style-name="P142"/>
      <text:p text:style-name="P142">Corps de métier </text:p>
      <text:p text:style-name="P142"/>
      <text:p text:style-name="P142">Carrière </text:p>
      <text:p text:style-name="P143"><text:tab/><text:span text:style-name="T327">Pharmacien major de 1e Cl </text:span></text:p>
      <text:p text:style-name="P352"><text:tab/>Cochinchine</text:p>
      <text:p text:style-name="P142"/>
      <text:p text:style-name="P142">Associations </text:p>
      <text:p text:style-name="P142"/>
      <text:p text:style-name="P295">Thèmes de recherche : </text:p>
      <text:list xml:id="list108790934" text:style-name="L6">
        <text:list-item>
          <text:p text:style-name="P464">Béribéri </text:p>
        </text:list-item>
      </text:list>
      <text:p text:style-name="P142"/>
      <text:p text:style-name="P213">Revues de publication : </text:p>
      <text:p text:style-name="P142"/>
      <text:p text:style-name="P142">Honneurs </text:p>
      <text:p text:style-name="P142"/>
      <text:p text:style-name="P249">Principales publications </text:p>
      <text:p text:style-name="P249"/>
      <text:list xml:id="list2726813450" text:style-name="L7">
        <text:list-item>
          <text:p text:style-name="P465">Les eaux d'alimentation de la ville de Saigon (Cochinchine)</text:p>
        </text:list-item>
      </text:list>
      <text:p text:style-name="P142"/>
      <text:p text:style-name="P142">Publications en collaboration avec <text:s/></text:p>
      <text:p text:style-name="P142"><text:tab/>Laveran (A.), Moty, Brumpt (É.), <text:span text:style-name="T325">P</text:span>rimet (e.), Le dantec (a.), Jeanselme (e.), Kermogant (a.), Marchoux (é.) Et pottevin (h.)</text:p>
      <text:p text:style-name="P142"/>
      <text:p text:style-name="P336">Source : VIAF, <text:span text:style-name="T329">AHMC </text:span></text:p>
      <text:h text:style-name="Heading_20_2" text:outline-level="2"><text:bookmark-start text:name="__RefHeading___Toc1697_1244590626"/>V. Brochard, ancien Médecin TC, Secrétaire du Gouvernement a la Réunion <text:bookmark-end text:name="__RefHeading___Toc1697_1244590626"/></text:h>
      <text:p text:style-name="P391">Membre correspondant </text:p>
      <text:p text:style-name="P391"/>
      <text:p text:style-name="P144">Naissance : </text:p>
      <text:p text:style-name="P144">Décès : <text:span text:style-name="T326"><text:s/></text:span></text:p>
      <text:p text:style-name="P144"/>
      <text:p text:style-name="P144">Cadre social </text:p>
      <text:p text:style-name="P144"/>
      <text:p text:style-name="P144"><text:span text:style-name="T330">E</text:span>tudes </text:p>
      <text:p text:style-name="P144"/>
      <text:p text:style-name="P144">Corps de métier </text:p>
      <text:p text:style-name="P144"><text:tab/><text:span text:style-name="T332">TC </text:span></text:p>
      <text:p text:style-name="P144"/>
      <text:p text:style-name="P144">Carrière </text:p>
      <text:p text:style-name="P342"><text:tab/><text:tab/><text:span text:style-name="T328">1902 : Iles Wallis </text:span></text:p>
      <text:p text:style-name="P145"><text:tab/><text:tab/><text:span text:style-name="T333">1908-1909 : Haut Dahomey</text:span></text:p>
      <text:p text:style-name="P145"/>
      <text:p text:style-name="P144">Associations </text:p>
      <text:p text:style-name="P144"/>
      <text:p text:style-name="P309">Thèmes de recherche : Lèpre, Elephantisasis</text:p>
      <text:p text:style-name="P144"><text:soft-page-break/></text:p>
      <text:p text:style-name="P214">Revues de publication : </text:p>
      <text:p text:style-name="P144"/>
      <text:p text:style-name="P144">Honneurs </text:p>
      <text:p text:style-name="P144"/>
      <text:p text:style-name="P250">Principales publications </text:p>
      <text:p text:style-name="P341"/>
      <text:p text:style-name="P144"/>
      <text:p text:style-name="P144">Publications en collaboration avec <text:s/></text:p>
      <text:p text:style-name="P144"><text:tab/><text:tab/><text:span text:style-name="T334">Noc </text:span></text:p>
      <text:p text:style-name="P144"/>
      <text:p text:style-name="P337">Source : <text:span text:style-name="T331">BSPE, AHMC </text:span></text:p>
      <text:h text:style-name="P448" text:outline-level="2"><text:bookmark-start text:name="__RefHeading___Toc1699_1244590626"/>J. A. Bussière, Médecin-major 1e Cl. TC, Médecin de l’Ambassade, Pékin<text:bookmark-end text:name="__RefHeading___Toc1699_1244590626"/></text:h>
      <text:p text:style-name="P391">Membre correspondant </text:p>
      <text:p text:style-name="P391"/>
      <text:p text:style-name="P146">Naissance : </text:p>
      <text:p text:style-name="P146">Décès : <text:span text:style-name="T326"><text:s/></text:span></text:p>
      <text:p text:style-name="P146"/>
      <text:p text:style-name="P146">Cadre social </text:p>
      <text:p text:style-name="P146"/>
      <text:p text:style-name="P146"><text:span text:style-name="T330">E</text:span>tudes </text:p>
      <text:p text:style-name="P146"/>
      <text:p text:style-name="P146">Corps de métier </text:p>
      <text:p text:style-name="P146"><text:tab/><text:span text:style-name="T332">TC </text:span></text:p>
      <text:p text:style-name="P146"/>
      <text:p text:style-name="P146">Carrière </text:p>
      <text:p text:style-name="P343"><text:tab/><text:tab/><text:span text:style-name="T328">1902 : Pondichéry </text:span></text:p>
      <text:p text:style-name="P146"/>
      <text:p text:style-name="P146">Associations </text:p>
      <text:p text:style-name="P146"/>
      <text:p text:style-name="P296">Thèmes de recherche : </text:p>
      <text:p text:style-name="P146"/>
      <text:p text:style-name="P215">Revues de publication : </text:p>
      <text:p text:style-name="P146"><text:tab/><text:span text:style-name="T335">AHMC </text:span></text:p>
      <text:p text:style-name="P146">Honneurs </text:p>
      <text:p text:style-name="P146"/>
      <text:p text:style-name="P251">Principales publications </text:p>
      <text:p text:style-name="P146"/>
      <text:p text:style-name="P146">Publications en collaboration avec <text:s/></text:p>
      <text:p text:style-name="P146"/>
      <text:p text:style-name="P338">Source :<text:span text:style-name="T331"> AHMC </text:span></text:p>
      <text:p text:style-name="P338"/>
      <text:p text:style-name="P344">NB : il faut des traductions de l’italien et de l’anglais. </text:p>
      <text:h text:style-name="P451" text:outline-level="2"><text:bookmark-start text:name="__RefHeading___Toc1701_1244590626"/><text:span text:style-name="T387">Emile </text:span><text:span text:style-name="T386">Cathoire, anc. Médecin-major 1e Cl. AT, 51, Boulevard Saint-Germain, Paris Ve</text:span><text:bookmark-end text:name="__RefHeading___Toc1701_1244590626"/></text:h>
      <text:p text:style-name="P421"/>
      <text:p text:style-name="P92">Membre correspondant </text:p>
      <text:p text:style-name="P391"><text:soft-page-break/></text:p>
      <text:p text:style-name="P163">Naissance : <text:span text:style-name="T450">1871n Saint Omer</text:span></text:p>
      <text:p text:style-name="P163">Décès : <text:span text:style-name="T450">1938, Issoudun </text:span></text:p>
      <text:p text:style-name="P163"/>
      <text:p text:style-name="P163">Cadre social : </text:p>
      <text:p text:style-name="P163"/>
      <text:p text:style-name="P163">etudes </text:p>
      <text:p text:style-name="P163"/>
      <text:p text:style-name="P163">Corps de métier </text:p>
      <text:p text:style-name="P163"><text:tab/><text:span text:style-name="T453">Armée de Terre </text:span></text:p>
      <text:p text:style-name="P163"/>
      <text:p text:style-name="P163">Carrière </text:p>
      <text:p text:style-name="P163"><text:tab/><text:span text:style-name="T456">Tunis essentiellement. </text:span></text:p>
      <text:p text:style-name="P163"/>
      <text:p text:style-name="P163">Associations </text:p>
      <text:p text:style-name="P163"><text:tab/><text:span text:style-name="T458">SPE </text:span></text:p>
      <text:p text:style-name="P163"/>
      <text:p text:style-name="P300">Thèmes de recherche </text:p>
      <text:p text:style-name="P300"><text:tab/><text:span text:style-name="T451">Fièvre de Malte, Leishmanioses, infections à bacilles dysentériques et paratyphiques., Kala-azar. Bouton d’Orient, Vaccinorthérapie </text:span></text:p>
      <text:p text:style-name="P163"/>
      <text:p text:style-name="P220">Revues de publication : </text:p>
      <text:p text:style-name="P163"><text:tab/><text:tab/><text:span text:style-name="T452">Archives de l’IP de Tunis</text:span></text:p>
      <text:p text:style-name="P163"/>
      <text:p text:style-name="P163">Honneurs <text:span text:style-name="T454">NULL</text:span></text:p>
      <text:p text:style-name="P163"/>
      <text:p text:style-name="P258">Principales publications <text:span text:style-name="T454">NULL</text:span></text:p>
      <text:p text:style-name="P163"/>
      <text:p text:style-name="P163">Publications en collaboration avec <text:s/></text:p>
      <text:p text:style-name="P163"><text:tab/><text:span text:style-name="T457">Charles Nicolle </text:span></text:p>
      <text:p text:style-name="P163"/>
      <text:p text:style-name="P373">Source : BSPE 1938, p.52-53 ; <text:span text:style-name="T455">Archives de l’IP de Tunis </text:span></text:p>
      <text:p text:style-name="P373"/>
      <text:h text:style-name="P452" text:outline-level="2"><text:bookmark-start text:name="__RefHeading___Toc1703_1244590626"/>H<text:span text:style-name="T336">enri</text:span> <text:span text:style-name="T337">Joseph </text:span>Caz<text:span text:style-name="T441">a</text:span>neuve; Médecin 1e Cl. M, à bord de l’Ernest Renan, Escadre du Levant . <text:bookmark-end text:name="__RefHeading___Toc1703_1244590626"/></text:h>
      <text:p text:style-name="P147"/>
      <text:p text:style-name="P391">Membre correspondant </text:p>
      <text:p text:style-name="P391"/>
      <text:p text:style-name="P147">Naissance : <text:span text:style-name="T336">1880</text:span></text:p>
      <text:p text:style-name="P147">Décès : <text:span text:style-name="T326"><text:s/>1952, Ariège </text:span></text:p>
      <text:p text:style-name="P147"/>
      <text:p text:style-name="P147">Cadre social </text:p>
      <text:p text:style-name="P147"/>
      <text:p text:style-name="P147"><text:span text:style-name="T330">E</text:span>tudes </text:p>
      <text:p text:style-name="P147"/>
      <text:p text:style-name="P147">Corps de métier </text:p>
      <text:p text:style-name="P147"><text:tab/><text:span text:style-name="T339">Marine</text:span></text:p>
      <text:p text:style-name="P147"/>
      <text:p text:style-name="P147">Carrière </text:p>
      <text:p text:style-name="P372"><text:tab/><text:span text:style-name="T338">1909 : Chine, </text:span></text:p>
      <text:p text:style-name="P372"><text:soft-page-break/><text:tab/><text:span text:style-name="T442">Maroc</text:span></text:p>
      <text:p text:style-name="P372"><text:tab/><text:span text:style-name="T442">1910 : Cours de bactériologie de l’IP </text:span></text:p>
      <text:p text:style-name="P372"><text:tab/><text:span text:style-name="T443">1911 : Toulon. Adjoint au chef du laboratoire de bactériologie. (épidémie Choléra)</text:span></text:p>
      <text:p text:style-name="P147"><text:tab/><text:span text:style-name="T445">1914-1918 : Prohphylaxie sanitaire dans la mer Egée. </text:span></text:p>
      <text:p text:style-name="P147"><text:tab/><text:span text:style-name="T446">1918-19_ : division navale du Levant</text:span></text:p>
      <text:p text:style-name="P147"><text:tab/><text:span text:style-name="T446">Tunisie <text:tab/></text:span></text:p>
      <text:p text:style-name="P147"><text:tab/><text:span text:style-name="T447">1924-1927 : Section d’hygiène de la Société des Nations. (missions en Lettonie, Estonie, Russie avec le Dr Barikim sur le choléra de Rostov), Sibérie orientale. </text:span></text:p>
      <text:p text:style-name="P147"><text:tab/><text:span text:style-name="T448">1927 : Médecin chef des Forces navales d’Extrême-Orient (sur le Jules Michelet) <text:tab/></text:span></text:p>
      <text:p text:style-name="P147"><text:tab/></text:p>
      <text:p text:style-name="P147">Associations </text:p>
      <text:p text:style-name="P147"><text:tab/><text:tab/><text:span text:style-name="T449">SPE (membre depuis 1912à</text:span></text:p>
      <text:p text:style-name="P297">Thèmes de recherche : </text:p>
      <text:p text:style-name="P147"/>
      <text:p text:style-name="P216">Revues de publication : </text:p>
      <text:p text:style-name="P216"><text:tab/><text:tab/><text:span text:style-name="T337">BSPE</text:span></text:p>
      <text:p text:style-name="P147">Honneurs </text:p>
      <text:p text:style-name="P147"/>
      <text:p text:style-name="P147"><text:tab/><text:span text:style-name="T444">LH (chevalieu)</text:span></text:p>
      <text:p text:style-name="P147"/>
      <text:p text:style-name="P252">Principales publications </text:p>
      <text:p text:style-name="P147"/>
      <text:p text:style-name="P147">Publications en collaboration avec <text:s/></text:p>
      <text:p text:style-name="P147"/>
      <text:p text:style-name="P339">Source :<text:span text:style-name="T331"> BSPE 1953, p.6-7, Revue de médecine navale (Métropole et outre mer)</text:span></text:p>
      <text:p text:style-name="P345"/>
      <text:p text:style-name="P345"/>
      <text:h text:style-name="P452" text:outline-level="2"><text:bookmark-start text:name="__RefHeading___Toc1705_1244590626"/><text:span text:style-name="T460">P. </text:span><text:span text:style-name="T461">N. </text:span><text:span text:style-name="T459">Clapier, Médecin-major 2e Cl. TC, Afrique équatoriale française. </text:span><text:bookmark-end text:name="__RefHeading___Toc1705_1244590626"/></text:h>
      <text:p text:style-name="P45">Membre correspondant </text:p>
      <text:p text:style-name="P45"/>
      <text:p text:style-name="P429">Pierre-Edouard-Marius-Noel ?? </text:p>
      <text:p text:style-name="P430">Guinée ; Bénin ; Congo </text:p>
      <text:p text:style-name="P431">Pian ; Bilharioze ; Fièvres </text:p>
      <text:h text:style-name="P449" text:outline-level="2"><text:bookmark-start text:name="__RefHeading___Toc1707_1244590626"/>L. Collin, Médecin major 2e Cl. TC, Service de l’Assistance médicale indigène, Madagascar. <text:bookmark-end text:name="__RefHeading___Toc1707_1244590626"/></text:h>
      <text:p text:style-name="P42">Membre correspondant </text:p>
      <text:p text:style-name="P42"/>
      <text:p text:style-name="P417">Nouvelle Calédonie <text:span text:style-name="T521">en</text:span> 1912-13</text:p>
      <text:p text:style-name="P417">îles Loyalty 1914</text:p>
      <text:p text:style-name="P417">La Somme 1917 </text:p>
      <text:h text:style-name="P446" text:outline-level="2"><text:bookmark-start text:name="__RefHeading___Toc1709_1244590626"/>Ch. Commes, Anc. Médecin TC, à Ezy, Eure<text:bookmark-end text:name="__RefHeading___Toc1709_1244590626"/></text:h>
      <text:p text:style-name="P42">Membre correspondant </text:p>
      <text:p text:style-name="P42"><text:soft-page-break/></text:p>
      <text:p text:style-name="P417">1916 : Annam </text:p>
      <text:p text:style-name="P418"><text:span text:style-name="T340">1917-</text:span>1918 : Haut-Sénégal-Niger <text:span text:style-name="T340">et Soudan français </text:span></text:p>
      <text:p text:style-name="P419">Source : BSPE </text:p>
      <text:h text:style-name="Heading_20_2" text:outline-level="2"><text:bookmark-start text:name="__RefHeading___Toc1711_1244590626"/>L<text:span text:style-name="T173">ouis</text:span> Couvy, Médecin-major 1e Cl. TC, Armée du Levant Beyrouth.<text:bookmark-end text:name="__RefHeading___Toc1711_1244590626"/></text:h>
      <text:p text:style-name="P391">Membre correspondant </text:p>
      <text:p text:style-name="P391"/>
      <text:p text:style-name="P148">Naissance : <text:span text:style-name="T341">1878</text:span></text:p>
      <text:p text:style-name="P148">Décès : <text:span text:style-name="T326"><text:s/>1950 </text:span></text:p>
      <text:p text:style-name="P148"/>
      <text:p text:style-name="P148">Cadre social </text:p>
      <text:p text:style-name="P148"/>
      <text:p text:style-name="P148"><text:span text:style-name="T330">E</text:span>tudes : <text:span text:style-name="T342">Ecole de Santé Navale de Bordeaux </text:span></text:p>
      <text:p text:style-name="P347">1911-1912 : stage à l’IP <text:span text:style-name="T345">Paris</text:span></text:p>
      <text:p text:style-name="P148"/>
      <text:p text:style-name="P148">Corps de métier </text:p>
      <text:p text:style-name="P148"><text:tab/><text:span text:style-name="T332">TC (1899) </text:span></text:p>
      <text:p text:style-name="P148"/>
      <text:p text:style-name="P148">Carrière </text:p>
      <text:list xml:id="list544594277" text:style-name="L8">
        <text:list-item>
          <text:p text:style-name="P466">1899 : <text:span text:style-name="T343">Madagascar</text:span></text:p>
        </text:list-item>
        <text:list-item>
          <text:p text:style-name="P467">1904 : Congo </text:p>
        </text:list-item>
        <text:list-item>
          <text:p text:style-name="P467">1904 : Tchad</text:p>
        </text:list-item>
        <text:list-item>
          <text:p text:style-name="P468">1907 : Mauritanie et Sénégal </text:p>
        </text:list-item>
        <text:list-item>
          <text:p text:style-name="P469">1911-1914 : IP Paris</text:p>
        </text:list-item>
        <text:list-item>
          <text:p text:style-name="P468">191<text:span text:style-name="T344">4</text:span> : <text:span text:style-name="T344">Bassam, Côte d’Ivoire. Dirige Laboratoire. </text:span></text:p>
        </text:list-item>
        <text:list-item>
          <text:p text:style-name="P470">1917 : Dirceteur Hôpital de Chalons sur Marne. </text:p>
        </text:list-item>
        <text:list-item>
          <text:p text:style-name="P470">191<text:span text:style-name="T346">9 : Médecin chef du centre hospitalier de Vilers-Cotteret</text:span></text:p>
        </text:list-item>
        <text:list-item>
          <text:p text:style-name="P471">1920 : Armée du Levant, Beyrouth. <text:span text:style-name="T347">(Mission anti-paludique)</text:span></text:p>
        </text:list-item>
        <text:list-item>
          <text:p text:style-name="P472">1922 : Fréjus</text:p>
        </text:list-item>
        <text:list-item>
          <text:p text:style-name="P472">1924 : Tananarive </text:p>
        </text:list-item>
        <text:list-item>
          <text:p text:style-name="P472">1926 : Dakar, <text:span text:style-name="T348">Directeur de l’</text:span>Ecole de médecine indigène</text:p>
        </text:list-item>
        <text:list-item>
          <text:p text:style-name="P473">1928-1935 : Pharo. Directeur des études pour directeur de l’Ecole</text:p>
        </text:list-item>
        <text:list-item>
          <text:p text:style-name="P474">193<text:span text:style-name="T349">6 : Dakar. Direction du Service de Santé de l’AOF. </text:span></text:p>
        </text:list-item>
        <text:list-item>
          <text:p text:style-name="P475">1939 : <text:span text:style-name="T350">Invalides, Paris. Directeur du Service de santé</text:span></text:p>
        </text:list-item>
      </text:list>
      <text:p text:style-name="P38"/>
      <text:p text:style-name="P148"/>
      <text:p text:style-name="P148">Associations </text:p>
      <text:p text:style-name="P148"/>
      <text:list xml:id="list1054787740" text:style-name="L9">
        <text:list-item>
          <text:p text:style-name="P463">Académie des sciences d'Outre-Mer : membre correspondant en 1ère section de l'Académie des sciences coloniales, 1929-1950</text:p>
        </text:list-item>
        <text:list-item>
          <text:p text:style-name="P463">Comité d'études historiques et scientifiques de l'Afrique occidentale française : Membre de la Commission permanente, membre résident à Dakar de 1936 à 1937., 1936-1937</text:p>
        </text:list-item>
        <text:list-item>
          <text:p text:style-name="P463">Société de pathologie exotique : membre titulaire , 1934-1939</text:p>
        </text:list-item>
      </text:list>
      <text:p text:style-name="P148"/>
      <text:p text:style-name="P310">Thèmes de recherche : Paludisme, Tuberculose</text:p>
      <text:p text:style-name="P148"/>
      <text:p text:style-name="P217">Revues de publication : </text:p>
      <text:p text:style-name="P348"><text:soft-page-break/>IP, <text:span text:style-name="T351">BSPE, AHMC</text:span></text:p>
      <text:p text:style-name="P353"><text:s/></text:p>
      <text:p text:style-name="P148">Honneurs </text:p>
      <text:list xml:id="list412776340" text:style-name="L10">
        <text:list-item>
          <text:p text:style-name="P476">LH (chevalier en 1910, officier 1922, commandeur 1936)</text:p>
        </text:list-item>
        <text:list-item>
          <text:p text:style-name="P477">Etoile Noire du Bénin </text:p>
        </text:list-item>
        <text:list-item>
          <text:p text:style-name="P477">Officier de l’instruction publique (1928) </text:p>
        </text:list-item>
        <text:list-item>
          <text:p text:style-name="P477">Offcier d’académie à titre étranger (1922) </text:p>
        </text:list-item>
        <text:list-item>
          <text:p text:style-name="P477">Croix de guerre</text:p>
        </text:list-item>
        <text:list-item>
          <text:p text:style-name="P477">Médaille coloniale avec agrafes « Tchad », « Congo », « Mauritanie », « AOF ». </text:p>
        </text:list-item>
      </text:list>
      <text:p text:style-name="P346"/>
      <text:p text:style-name="P253">Principales publications </text:p>
      <text:p text:style-name="P148">COUVY L., « Rapport sur la prophylaxie du paludisme à Tananarive » in Ann. Acad. Des Sc. Col, 1925 </text:p>
      <text:p text:style-name="P148">COUVY L., « La vaccination antituberculeuse par le B.C.G en Afrique Occidentale Française » in Annales de l’Institut Pasteur tome XLII, 1926 </text:p>
      <text:p text:style-name="P148">COUVY L., « École de médecin indigène de l’Afrique Occidentale Française » in C.R. Acad. Des Sc. Col, t. XVI, 1930, 1931</text:p>
      <text:p text:style-name="P148"/>
      <text:p text:style-name="P148">Publications en collaboration avec <text:s/></text:p>
      <text:p text:style-name="P148"/>
      <text:p text:style-name="P340">Source : CTHS </text:p>
      <text:p text:style-name="P340"/>
      <text:p text:style-name="P193">NB : il faut des traductions de l’italien et de l’anglais. </text:p>
      <text:h text:style-name="P450" text:outline-level="2"><text:bookmark-start text:name="__RefHeading___Toc1713_1244590626"/>W<text:span text:style-name="T464">illiam </text:span>Dufougeré, Médecin-major 2e Cl TC, Guyane française. <text:bookmark-end text:name="__RefHeading___Toc1713_1244590626"/></text:h>
      <text:p text:style-name="P420"/>
      <text:p text:style-name="P92">Membre correspondant </text:p>
      <text:p text:style-name="P176"/>
      <text:p text:style-name="P176">Naissance : </text:p>
      <text:p text:style-name="P166">Décès : <text:span text:style-name="T481">1939, Herblay (Sein et Oise)</text:span></text:p>
      <text:p text:style-name="P166"/>
      <text:p text:style-name="P166">Cadre social </text:p>
      <text:p text:style-name="P166"/>
      <text:p text:style-name="P166">etudes </text:p>
      <text:p text:style-name="P166"/>
      <text:p text:style-name="P166">Corps de métier </text:p>
      <text:p text:style-name="P166"><text:tab/><text:span text:style-name="T487">TC</text:span></text:p>
      <text:p text:style-name="P166">Carrière </text:p>
      <text:p text:style-name="P166"/>
      <text:p text:style-name="P166">Associations </text:p>
      <text:p text:style-name="P166"><text:tab/><text:span text:style-name="T482">SPE (depuis 1912) ; Ligue anti-moustique (secrétaire)</text:span></text:p>
      <text:p text:style-name="P166"/>
      <text:p text:style-name="P302">Thèmes de recherche </text:p>
      <text:p text:style-name="P302"><text:tab/><text:span text:style-name="T484">Béribéri, Elephantiasis, Filariose, Fièvre jaune, Maladie du Sommeil, Trypanosomiases, Méningite, Ankolostomiase, DermatomycosePaludisme, Dièvre hémoglobinurique </text:span></text:p>
      <text:p text:style-name="P166"/>
      <text:p text:style-name="P222">Revues de publication : </text:p>
      <text:p text:style-name="P222"><text:tab/><text:span text:style-name="T483">BSPE</text:span></text:p>
      <text:p text:style-name="P166"/>
      <text:p text:style-name="P166">Honneurs <text:span text:style-name="T486">0</text:span></text:p>
      <text:p text:style-name="P166"/>
      <text:p text:style-name="P260"><text:soft-page-break/>Principales publications </text:p>
      <text:p text:style-name="P260"/>
      <text:p text:style-name="P261"><text:tab/><text:span text:style-name="T463">Atlas de radiographie dentaire : avec 271 radiographies et schémas explicatifs</text:span></text:p>
      <text:p text:style-name="P377">De l'emploi au Maroc, dans l'industrie de la teinture, des matières colorantes naturelles et chimiques<text:tab/></text:p>
      <text:p text:style-name="P377">De l'emploi des rayons ultra-violets en stomatologie<text:tab/></text:p>
      <text:p text:style-name="P377">L'éléphantiasis : ses rapports avec la lymphangite endémique des pays chaud <text:s/></text:p>
      <text:p text:style-name="P376">Variole et vaccination à la Martinique</text:p>
      <text:p text:style-name="P166"/>
      <text:p text:style-name="P375">Publications en collaboration avec <text:s/></text:p>
      <text:p text:style-name="P375"><text:tab/><text:span text:style-name="T485">Thiroux </text:span></text:p>
      <text:p text:style-name="P375"/>
      <text:p text:style-name="P423">Source : Catalogue Bnf ; BSPE 1939, <text:span text:style-name="T480">p</text:span>.31.</text:p>
      <text:h text:style-name="P450" text:outline-level="2"><text:bookmark-start text:name="__RefHeading___Toc1715_1244590626"/>R. Dumas, Médecin inspecteur TC, en France <text:bookmark-end text:name="__RefHeading___Toc1715_1244590626"/></text:h>
      <text:p text:style-name="P44">Membre correspondant </text:p>
      <text:h text:style-name="P446" text:outline-level="2"><text:bookmark-start text:name="__RefHeading___Toc1717_1244590626"/>L. Garde, Médecin principal 1e Cl TC, Chef Service Santé Hué, Annam<text:bookmark-end text:name="__RefHeading___Toc1717_1244590626"/></text:h>
      <text:p text:style-name="P28">Membre correspondant </text:p>
      <text:h text:style-name="Heading_20_2" text:outline-level="2"><text:bookmark-start text:name="__RefHeading___Toc1719_1244590626"/>F. Hecke<text:span text:style-name="T174">n</text:span>roth, Médecin-Major 1e Cl TC Adjoint au Service de Santé de l’AOF (Hygiène) à Dakar <text:bookmark-end text:name="__RefHeading___Toc1719_1244590626"/></text:h>
      <text:p text:style-name="P43">Membre correspondant </text:p>
      <text:p text:style-name="P43"/>
      <text:p text:style-name="P77">Naissance : <text:span text:style-name="T175">1880, Aix-en-Provence</text:span></text:p>
      <text:p text:style-name="P122">Décès : <text:span text:style-name="T176">1959, Paris</text:span></text:p>
      <text:p text:style-name="P122"/>
      <text:p text:style-name="P122">Cadre social : <text:span text:style-name="T177">Père officier dans l’Infanterie de Marine. </text:span></text:p>
      <text:p text:style-name="P122"/>
      <text:p text:style-name="P122">Etudes : </text:p>
      <text:p text:style-name="P122"><text:tab/><text:span text:style-name="T178">1898 : école de Santé navale de Bordeaux. </text:span></text:p>
      <text:p text:style-name="P122"><text:tab/><text:span text:style-name="T178">1902 : Doctorat sur "La prophylaxie de l'eau de boisson dans les Colonies. </text:span></text:p>
      <text:p text:style-name="P122"/>
      <text:p text:style-name="P122">Corps de métier </text:p>
      <text:p text:style-name="P122"><text:tab/><text:span text:style-name="T178">TC (1902)</text:span></text:p>
      <text:p text:style-name="P122"/>
      <text:p text:style-name="P122">Carrière </text:p>
      <text:p text:style-name="P122"><text:tab/><text:span text:style-name="T178">1903-1905 : Tchad. M2decin chef de l’ambulance de Zinder. </text:span></text:p>
      <text:p text:style-name="P122"><text:tab/><text:span text:style-name="T179">1906-1908 : Congo. Mission d’étude maladie du sommeil en Haute-Sangha.</text:span></text:p>
      <text:p text:style-name="P122"><text:tab/><text:tab/><text:tab/>→<text:span text:style-name="T179"> Attrape trypanosomiase. Soigné à l’IP où il fait un stage dans le labo <text:tab/><text:tab/><text:tab/><text:tab/><text:tab/>de F. Mesnil. </text:span></text:p>
      <text:p text:style-name="P122"><text:tab/><text:span text:style-name="T181">1909 : cours de microbiologie IP de Mesnil (Trypanosomiase)</text:span></text:p>
      <text:p text:style-name="P122"><text:tab/><text:span text:style-name="T505">1910-1913 : Congo français. IP Brazzaville. Mission sur Trypanosomiase Congo et <text:tab/><text:tab/><text:tab/><text:tab/><text:tab/>Oubangui. <text:tab/><text:tab/>Mise au point de la prophylaxie thérapeutique. </text:span></text:p>
      <text:p text:style-name="P122"><text:tab/><text:span text:style-name="T183">1914-1916 : Dakar, Sénégal. Labo de bactériologie et de zootechnie. Auprès de A. <text:tab/><text:tab/><text:tab/><text:tab/>Lafont.</text:span></text:p>
      <text:p text:style-name="P122"><text:tab/><text:span text:style-name="T184">1916-1917 : Grèce. Armée d’Orient <text:s/>à Floria. </text:span></text:p>
      <text:p text:style-name="P122"><text:tab/><text:span text:style-name="T184">1918 : Médecin de bataillon du 23</text:span><text:span text:style-name="T44">e</text:span><text:span text:style-name="T184"> régiment d’infanterie coloniale </text:span></text:p>
      <text:p text:style-name="P122"><text:soft-page-break/><text:tab/><text:span text:style-name="T185">1919-1925 : Dakar. Inspecteur d'hygiène mobile et inspecteur des Services sanitaires et <text:tab/><text:tab/><text:tab/><text:tab/>médicaux.Professeur à l’Ecole de médecine de Dakar. </text:span></text:p>
      <text:p text:style-name="P173"><text:tab/><text:span text:style-name="T186">1926-1932 : Professeur au Pharo (en remplacement de Reynaud)et à la Fac de médecine (clinique des maladies tropicales)</text:span></text:p>
      <text:p text:style-name="P122"><text:tab/><text:span text:style-name="T187">1934-1937 : Tananarive. Directeur deu Service de Santé de l'Afrique Orientale <text:tab/><text:tab/><text:tab/><text:tab/><text:tab/>Française.</text:span></text:p>
      <text:p text:style-name="P122"><text:tab/><text:span text:style-name="T188">1937-1942 : Saigon. Inspecteur général de l'Hygiène et de la Santé publique d'Indochine.</text:span></text:p>
      <text:p text:style-name="P122"/>
      <text:p text:style-name="P122">Associations </text:p>
      <text:p text:style-name="P122"><text:tab/><text:span text:style-name="T180">SPE (1908 membre)</text:span></text:p>
      <text:p text:style-name="P122"><text:tab/><text:span text:style-name="T506">Société belge de Médecine tropicale </text:span></text:p>
      <text:p text:style-name="P122"/>
      <text:p text:style-name="P284">Thèmes de recherche : </text:p>
      <text:p text:style-name="P284"><text:tab/><text:span text:style-name="T182">Trypanosomiase ; Prophylaxie ; hygiène tropicale. ; Paludisme clinique et thérapeutique ; rage. </text:span></text:p>
      <text:p text:style-name="P122"/>
      <text:p text:style-name="P202">Revues de publication : </text:p>
      <text:p text:style-name="P381"><text:tab/>AHMC, BSPE, <text:span text:style-name="T508">Autres sociétés non détaillées.</text:span></text:p>
      <text:p text:style-name="P381"><text:tab/><text:span text:style-name="T509">1</text:span><text:span text:style-name="T46">er</text:span><text:span text:style-name="T509"> Congrès de médecine tropicale e Loanda. </text:span></text:p>
      <text:p text:style-name="P381"/>
      <text:p text:style-name="P122">Honneurs </text:p>
      <text:p text:style-name="P122"><text:tab/>LH (1938 Grand Officier)</text:p>
      <text:p text:style-name="P382"><text:tab/><text:span text:style-name="T507">Médaille d’or des épidémies</text:span></text:p>
      <text:p text:style-name="P382"><text:tab/><text:span text:style-name="T507">Autres médailles non détaillées. </text:span></text:p>
      <text:p text:style-name="P122"/>
      <text:p text:style-name="P239">Principales publications </text:p>
      <text:p text:style-name="P122"/>
      <text:p text:style-name="P122">Publications en collaboration avec <text:s/></text:p>
      <text:p text:style-name="P122">M. Advier, P. Aubert, Blanc, M. Blanchard, A. Lafont, A. Lecomte, L. Nattan-Larrier, <text:tab/>Nogue, J. Raynal, Touin.</text:p>
      <text:p text:style-name="P122"/>
      <text:p text:style-name="P380">Source : Bio-IP, Médecine tropicale, 1959, </text:p>
      <text:p text:style-name="P7"/>
      <text:h text:style-name="Heading_20_2" text:outline-level="2"><text:bookmark-start text:name="__RefHeading___Toc1723_1244590626"/>Charles Jojot, Médecin-major, 1e Cl TC, Directeur Laboratoire Douala, Cameroun<text:bookmark-end text:name="__RefHeading___Toc1723_1244590626"/></text:h>
      <text:p text:style-name="P43">Membre correspondant </text:p>
      <text:p text:style-name="P85">Naissance : </text:p>
      <text:p text:style-name="P167">Décès : <text:span text:style-name="T488">1944 </text:span></text:p>
      <text:p text:style-name="P167"/>
      <text:p text:style-name="P167">Cadre social </text:p>
      <text:p text:style-name="P167"/>
      <text:p text:style-name="P167">etudes </text:p>
      <text:p text:style-name="P167"/>
      <text:p text:style-name="P167">Corps de métier </text:p>
      <text:p text:style-name="P167"/>
      <text:p text:style-name="P167">Carrière </text:p>
      <text:p text:style-name="P168"><text:tab/><text:span text:style-name="T439">Cameroun, Orient, AEF, Cochinchine, Afrique du Nord, Maroc, </text:span></text:p>
      <text:p text:style-name="P169"><text:tab/><text:span text:style-name="T440">Congo : Chef du Service de Santé du Moyen Congo. </text:span></text:p>
      <text:p text:style-name="P378">Prophylaxie Trypanosomiase dans le Haut Ny<text:span text:style-name="T491">o</text:span>ng en 1920. </text:p>
      <text:p text:style-name="P167"/>
      <text:p text:style-name="P167"><text:soft-page-break/>Associations </text:p>
      <text:p text:style-name="P167"><text:tab/><text:span text:style-name="T489">SPE </text:span></text:p>
      <text:p text:style-name="P167"/>
      <text:p text:style-name="P303">Thèmes de recherche </text:p>
      <text:p text:style-name="P167"/>
      <text:p text:style-name="P223">Revues de publication : </text:p>
      <text:p text:style-name="P167"/>
      <text:p text:style-name="P167">Honneurs </text:p>
      <text:p text:style-name="P167"/>
      <text:p text:style-name="P262">Principales publications </text:p>
      <text:p text:style-name="P167"/>
      <text:p text:style-name="P167">Publications en collaboration avec <text:s/></text:p>
      <text:p text:style-name="P167"/>
      <text:p text:style-name="P379">Source : <text:span text:style-name="T490">BSPE, 1944, p.132.</text:span></text:p>
      <text:p text:style-name="P425"><text:tab/><text:tab/></text:p>
      <text:h text:style-name="P446" text:outline-level="2"><text:bookmark-start text:name="__RefHeading___Toc1725_1244590626"/>H. Jouveau-Dutreuil, Médecin-major 2e Cl TC, Directeur Laboratoire Tchentou, Sétc<text:bookmark-end text:name="__RefHeading___Toc1725_1244590626"/></text:h>
      <text:p text:style-name="P43">Membre correspondant </text:p>
      <text:h text:style-name="P446" text:outline-level="2"><text:bookmark-start text:name="__RefHeading___Toc1727_1244590626"/>A<text:span text:style-name="T190">lexandre </text:span>Lafont, Médeci<text:span text:style-name="T189">n </text:span>principal 2e Cl TC, Directeur Laboratoire, Hanoï, Tonkin <text:bookmark-end text:name="__RefHeading___Toc1727_1244590626"/></text:h>
      <text:p text:style-name="P428">1869-1959</text:p>
      <text:p text:style-name="P43">Membre correspondant </text:p>
      <text:p text:style-name="P43"/>
      <text:h text:style-name="P446" text:outline-level="2"><text:bookmark-start text:name="__RefHeading___Toc1729_1244590626"/>Lalu<text:span text:style-name="T190">s</text:span>ng-Bonnaire, Médecin 1e Cl Assistance d’Indochine, <text:span text:style-name="T191">S</text:span>aïgon<text:bookmark-end text:name="__RefHeading___Toc1729_1244590626"/></text:h>
      <text:p text:style-name="P43">Membre correspondant </text:p>
      <text:p text:style-name="P43"/>
      <text:h text:style-name="Heading_20_2" text:outline-level="2"><text:bookmark-start text:name="__RefHeading___Toc1731_1244590626"/>A<text:span text:style-name="T192">ndré</text:span> Lamoureux, Médecin-Major, 1e Cl TC, Directeur Institut d’Hygiène, Fort-de-France, Martinique <text:bookmark-end text:name="__RefHeading___Toc1731_1244590626"/></text:h>
      <text:p text:style-name="P29">Membre correspondant </text:p>
      <text:p text:style-name="P29"/>
      <text:p text:style-name="P84">Naissance : <text:span text:style-name="T300">1876</text:span></text:p>
      <text:p text:style-name="P162">Décès : <text:span text:style-name="T272">1957 </text:span></text:p>
      <text:p text:style-name="P162"/>
      <text:p text:style-name="P162">Cadre social </text:p>
      <text:p text:style-name="P162"/>
      <text:p text:style-name="P162"><text:span text:style-name="T273">E</text:span>tudes : <text:span text:style-name="T430">Ecole de Bordeaux (1901)</text:span></text:p>
      <text:p text:style-name="P162"><text:tab/><text:tab/><text:tab/><text:span text:style-name="T434">Disciple Marchouc</text:span></text:p>
      <text:p text:style-name="P162"/>
      <text:p text:style-name="P162">Corps de métier </text:p>
      <text:p text:style-name="P162"><text:tab/><text:span text:style-name="T431">TC</text:span></text:p>
      <text:p text:style-name="P162"/>
      <text:p text:style-name="P162"><text:soft-page-break/><text:a xlink:type="simple" xlink:href="https://www.biusante.parisdescartes.fr/histoire/medica/resultats/index.php?do=page&amp;cote=bspex1935&amp;p=387" text:style-name="Internet_20_link" text:visited-style-name="Visited_20_Internet_20_Link"><text:span text:style-name="T468">https://www.biusante.parisdescartes.fr/histoire/medica/resultats/index.php?do=page&amp;cote=bspex1935&amp;p=387</text:span></text:a>Carrière </text:p>
      <text:p text:style-name="P162"><text:tab/><text:span text:style-name="T432">Sénégal : </text:span></text:p>
      <text:p text:style-name="P162"><text:tab/><text:span text:style-name="T432">Mayotte</text:span></text:p>
      <text:p text:style-name="P162"><text:tab/><text:span text:style-name="T432">Madagascar</text:span></text:p>
      <text:p text:style-name="P162"><text:tab/><text:span text:style-name="T435">1917 : Albanie, Armée d’Orient. Etude d’un foyer de paludisme. </text:span></text:p>
      <text:p text:style-name="P162"><text:tab/><text:span text:style-name="T436">1921 :Martinique</text:span></text:p>
      <text:p text:style-name="P162"><text:tab/><text:span text:style-name="T432">Tonkin</text:span></text:p>
      <text:p text:style-name="P162"><text:tab/><text:span text:style-name="T432">Inde Française </text:span></text:p>
      <text:p text:style-name="P162"/>
      <text:p text:style-name="P162">Associations </text:p>
      <text:p text:style-name="P162"/>
      <text:p text:style-name="P299">Thèmes de recherche </text:p>
      <text:p text:style-name="P162"><text:tab/><text:span text:style-name="T433">Fièvre récurrente à Madagascar ; lèpre <text:s/>Parasitisme intestinal </text:span></text:p>
      <text:p text:style-name="P162"/>
      <text:p text:style-name="P219">Revues de publication : </text:p>
      <text:p text:style-name="P219"><text:tab/>BSPe ; AHMC</text:p>
      <text:p text:style-name="P162"/>
      <text:p text:style-name="P162">Honneurs </text:p>
      <text:p text:style-name="P162"/>
      <text:p text:style-name="P257">Principales publications </text:p>
      <text:p text:style-name="P162"/>
      <text:p text:style-name="P162">Publications en collaboration avec <text:s/></text:p>
      <text:p text:style-name="P162"><text:tab/><text:span text:style-name="T436">Henric. </text:span></text:p>
      <text:p text:style-name="P162"/>
      <text:p text:style-name="P326">Source : </text:p>
      <text:p text:style-name="P371">BSPE 1957 p. 177-179</text:p>
      <text:p text:style-name="P422"/>
      <text:p text:style-name="P12"/>
      <text:h text:style-name="Heading_20_2" text:outline-level="2"><text:bookmark-start text:name="__RefHeading___Toc1733_1244590626"/>A. Lecomte, Médecin-principal, 1e Cl TC, Chef Service Santé Saïgon, Cochinchine <text:bookmark-end text:name="__RefHeading___Toc1733_1244590626"/></text:h>
      <text:p text:style-name="P43">Membre correspondant </text:p>
      <text:p text:style-name="P426">A écrit av<text:span text:style-name="T492">ec Lafont (A.) Lecomte (A.) Et Heckenroth (F)</text:span></text:p>
      <text:h text:style-name="Heading_20_2" text:outline-level="2"><text:bookmark-start text:name="__RefHeading___Toc1735_1244590626"/>A<text:span text:style-name="T193">ndré </text:span>Léger, Médecin-major 1e cl TC, Dépôt des Isolés coloniaux, Marseille<text:bookmark-end text:name="__RefHeading___Toc1735_1244590626"/></text:h>
      <text:p text:style-name="P93">Membre correspondant </text:p>
      <text:p text:style-name="P392"/>
      <text:p text:style-name="P164">Naissance : <text:span text:style-name="T469">1880, Guadeloupe</text:span></text:p>
      <text:p text:style-name="P164">Décès <text:span text:style-name="T469">1935, </text:span></text:p>
      <text:p text:style-name="P164"/>
      <text:p text:style-name="P164">Cadre social : <text:span text:style-name="T475">Frère de Marcel Léger</text:span></text:p>
      <text:p text:style-name="P164"/>
      <text:p text:style-name="P164">etudes </text:p>
      <text:p text:style-name="P164"/>
      <text:p text:style-name="P164">Corps de métier </text:p>
      <text:p text:style-name="P164"><text:tab/><text:span text:style-name="T470">TC (1903) </text:span></text:p>
      <text:p text:style-name="P164"/>
      <text:p text:style-name="P164"><text:soft-page-break/>Carrière </text:p>
      <text:p text:style-name="P164"><text:tab/><text:span text:style-name="T471">Tonkin</text:span></text:p>
      <text:p text:style-name="P164"><text:tab/><text:span text:style-name="T471">Madagascar</text:span></text:p>
      <text:p text:style-name="P164"><text:tab/><text:span text:style-name="T472">Haut-Sénégal-Niger, Directeur du laboratoire de Bamako</text:span></text:p>
      <text:p text:style-name="P164"><text:tab/><text:span text:style-name="T473">Dakar, Sénégal, Direceur du laboratoire </text:span></text:p>
      <text:p text:style-name="P165"><text:tab/><text:span text:style-name="T474">1911-1925 : Indochine, </text:span></text:p>
      <text:p text:style-name="P164"><text:tab/></text:p>
      <text:p text:style-name="P164"/>
      <text:p text:style-name="P164">Associations </text:p>
      <text:p text:style-name="P164"/>
      <text:p text:style-name="P301">Thèmes de recherche : <text:span text:style-name="T476">béribéri, paludisme, rage, goundou, Spirochétose ictéro-hémorragique</text:span></text:p>
      <text:p text:style-name="P164"/>
      <text:p text:style-name="P221">Revues de publication : </text:p>
      <text:p text:style-name="P164"><text:tab/><text:span text:style-name="T478">BSPE</text:span></text:p>
      <text:p text:style-name="P164"/>
      <text:p text:style-name="P164">Honneurs </text:p>
      <text:p text:style-name="P164"><text:tab/><text:span text:style-name="T478">LH (Chevalier)</text:span></text:p>
      <text:p text:style-name="P259">Principales publications </text:p>
      <text:p text:style-name="P164"><text:tab/></text:p>
      <text:p text:style-name="P164">Publications en collaboration avec <text:s/></text:p>
      <text:p text:style-name="P164"><text:tab/><text:span text:style-name="T477">Certain, Comput, Marcel Léger, Husseau, Laeau, Le Gallen, Mthis, Durieu</text:span></text:p>
      <text:p text:style-name="P164"/>
      <text:p text:style-name="P374">Source : </text:p>
      <text:p text:style-name="P424">BSPE 1935, p. 341 <text:s/></text:p>
      <text:h text:style-name="Heading_20_2" text:outline-level="2"><text:bookmark-start text:name="__RefHeading___Toc1737_1244590626"/>J. Matignon, anc. Médecin-major T <text:span text:style-name="T1">C</text:span>., Médecin à Châtel-Guyon, P.-de-D. <text:bookmark-end text:name="__RefHeading___Toc1737_1244590626"/></text:h>
      <text:p text:style-name="P29">Membre correspondant </text:p>
      <text:p text:style-name="P12"/>
      <text:h text:style-name="Heading_20_2" text:outline-level="2"><text:bookmark-start text:name="__RefHeading___Toc1739_1244590626"/>G Merveilleux Médecin-inspecteur T <text:span text:style-name="T1">C</text:span> de réserve, 6, rue P. Bourcy, Saint-Jean-d Angely. <text:bookmark-end text:name="__RefHeading___Toc1739_1244590626"/></text:h>
      <text:p text:style-name="P43">Membre correspondant </text:p>
      <text:p text:style-name="P43"/>
      <text:p text:style-name="P79">Naissance : <text:span text:style-name="T493">1857</text:span></text:p>
      <text:p text:style-name="P130">Décès : <text:span text:style-name="T272">1924 </text:span></text:p>
      <text:p text:style-name="P130"/>
      <text:p text:style-name="P130">Cadre social : </text:p>
      <text:p text:style-name="P130"/>
      <text:p text:style-name="P130"><text:span text:style-name="T273">E</text:span>tudes </text:p>
      <text:p text:style-name="P130"/>
      <text:p text:style-name="P130">Corps de métier </text:p>
      <text:p text:style-name="P130"><text:tab/><text:span text:style-name="T494">Marine ; TC</text:span></text:p>
      <text:p text:style-name="P130"/>
      <text:p text:style-name="P130">Carrière </text:p>
      <text:p text:style-name="P130"><text:tab/><text:span text:style-name="T494">de 1879-1918</text:span></text:p>
      <text:p text:style-name="P130"><text:tab/><text:span text:style-name="T274">Antilles, Madagascar, Saint-Pierre et Miquelon, Réunion, Indochine, Sénégal. </text:span></text:p>
      <text:p text:style-name="P130"/>
      <text:p text:style-name="P130">Associations </text:p>
      <text:p text:style-name="P130"><text:soft-page-break/></text:p>
      <text:p text:style-name="P286">Thèmes de recherche </text:p>
      <text:p text:style-name="P130"/>
      <text:p text:style-name="P204">Revues de publication : </text:p>
      <text:p text:style-name="P130"/>
      <text:p text:style-name="P130">Honneurs </text:p>
      <text:p text:style-name="P130"/>
      <text:p text:style-name="P241">Principales publications </text:p>
      <text:p text:style-name="P130"/>
      <text:p text:style-name="P130">Publications en collaboration avec <text:s/></text:p>
      <text:p text:style-name="P130"/>
      <text:p text:style-name="P327">Source : AHMC 1924, p.163. </text:p>
      <text:h text:style-name="Heading_20_2" text:outline-level="2"><text:bookmark-start text:name="__RefHeading___Toc1741_1244590626"/>F<text:span text:style-name="T275">rancis</text:span> Monfort, Médecin-major 1e Cl. TC, Directeur Laboratoire Gaston Bourret, Nouméa, Nouvelle-Calédoni<text:span text:style-name="T194">e</text:span><text:bookmark-end text:name="__RefHeading___Toc1741_1244590626"/></text:h>
      <text:p text:style-name="P93">Membre correspondant </text:p>
      <text:p text:style-name="P392"/>
      <text:p text:style-name="P131">Naissance : <text:span text:style-name="T276">1899, Pleubian </text:span></text:p>
      <text:p text:style-name="P131">Décès : </text:p>
      <text:p text:style-name="P131"/>
      <text:p text:style-name="P131">Cadre social </text:p>
      <text:p text:style-name="P131"/>
      <text:p text:style-name="P131"><text:span text:style-name="T273">E</text:span>tudes </text:p>
      <text:p text:style-name="P131"/>
      <text:p text:style-name="P131">Corps de métier </text:p>
      <text:p text:style-name="P131"><text:tab/><text:span text:style-name="T277">TC </text:span></text:p>
      <text:p text:style-name="P131"/>
      <text:p text:style-name="P131">Carrière </text:p>
      <text:p text:style-name="P132"><text:tab/><text:span text:style-name="T279">A dû passer par Madagascar </text:span></text:p>
      <text:p text:style-name="P354"><text:tab/>En 1912 il est médecin inspecteur de l’Assistance médicale indigène </text:p>
      <text:p text:style-name="P131"/>
      <text:p text:style-name="P131">Associations </text:p>
      <text:p text:style-name="P131"/>
      <text:p text:style-name="P287">Thèmes de recherche : <text:span text:style-name="T281">trypanosomiase, trachome ;</text:span></text:p>
      <text:p text:style-name="P131"/>
      <text:p text:style-name="P205">Revues de publication : </text:p>
      <text:p text:style-name="P131"><text:tab/><text:span text:style-name="T278">Bulletin de la Société des sciences médicales de Madagascar ; BSPE</text:span></text:p>
      <text:p text:style-name="P131">Honneurs </text:p>
      <text:p text:style-name="P131"/>
      <text:p text:style-name="P242">Principales publications </text:p>
      <text:p text:style-name="P131"/>
      <text:p text:style-name="P131">Publications en collaboration avec <text:s/></text:p>
      <text:p text:style-name="P131"><text:tab/>Aubert (P.), Heckenroth (F.), Blanchard (M.)</text:p>
      <text:p text:style-name="P131"/>
      <text:p text:style-name="P325">Source : <text:span text:style-name="T280">AHMC 1912. </text:span></text:p>
      <text:p text:style-name="Text_20_body"/>
      <text:h text:style-name="Heading_20_2" text:outline-level="2"><text:bookmark-start text:name="__RefHeading___Toc1743_1244590626"/>R<text:span text:style-name="T352">ené</text:span> Montel, ancien Médecin TC, Médecin de la municipalité 48 ter, rue Paul Blanchy, Saïgon<text:bookmark-end text:name="__RefHeading___Toc1743_1244590626"/></text:h>
      <text:p text:style-name="P29">Membre correspondant </text:p>
      <text:p text:style-name="P29"><text:soft-page-break/></text:p>
      <text:p text:style-name="P20">1878- </text:p>
      <text:h text:style-name="Heading_20_2" text:outline-level="2"><text:bookmark-start text:name="__RefHeading___Toc1745_1244590626"/>F<text:span text:style-name="T195">ernand</text:span> Noc, Médecin-major 1e Cl. TC, Directeur Laboratoire Bactériologie A. O. F., à Dakar. <text:bookmark-end text:name="__RefHeading___Toc1745_1244590626"/></text:h>
      <text:p text:style-name="P43">Membre correspondant </text:p>
      <text:p text:style-name="P43"/>
      <text:p text:style-name="P78">Naissance : <text:span text:style-name="T196">1875, Moussac </text:span></text:p>
      <text:p text:style-name="P123">Décès : <text:span text:style-name="T196">1924, France (discours Calmette, Emily) </text:span></text:p>
      <text:p text:style-name="P123"/>
      <text:p text:style-name="P123">Cadre social </text:p>
      <text:p text:style-name="P123"/>
      <text:p text:style-name="P123"><text:span text:style-name="T262">E</text:span>tudes : <text:span text:style-name="T263">Ecole du Service de santé de Bordeaux </text:span></text:p>
      <text:p text:style-name="P123"/>
      <text:p text:style-name="P124">Corps de métier </text:p>
      <text:p text:style-name="P124"><text:tab/><text:span text:style-name="T264">TC (1899) </text:span></text:p>
      <text:p text:style-name="P123"/>
      <text:p text:style-name="P123">Carrière </text:p>
      <text:p text:style-name="P125"><text:tab/><text:span text:style-name="T197">1899-1903 : Nouméa. </text:span>Nommé responsable du laboratoire bactériologique de la <text:tab/><text:tab/><text:tab/><text:tab/>Nouvelle-Calédonie. <text:span text:style-name="T197">Y créé</text:span> <text:s/>un service vaccinogène. </text:p>
      <text:p text:style-name="P125"><text:tab/><text:span text:style-name="T198">1903 : Stage IP Lille auprès Calmette</text:span></text:p>
      <text:p text:style-name="P125"><text:tab/><text:span text:style-name="T265">1905 : Saigon. Directeur du labo de bactériologie de la Cochinchine. </text:span></text:p>
      <text:p text:style-name="P125"><text:tab/><text:span text:style-name="T198">1906-1908 : Sous-dir IP Saigon (Yersin Directeur)</text:span></text:p>
      <text:p text:style-name="P125"><text:tab/>1908-1913 : Martinique. Etude fièvre jaune avec Simond et Aubert. <text:tab/></text:p>
      <text:p text:style-name="P441"><text:tab/><text:span text:style-name="T201">Martinique. Crée l’Institut d’hygiène et de prophylaxie de la Martinique <text:tab/><text:tab/>(IP <text:s/>en 1939)</text:span></text:p>
      <text:p text:style-name="P123"><text:tab/><text:span text:style-name="T202">1914-1917 : Indochine. Examen des annamites recrutés dans les TC. </text:span></text:p>
      <text:p text:style-name="P123"><text:tab/><text:span text:style-name="T203">1917-1918 : médecin-chef d'ambulance à la 46e division de chasseurs alpins</text:span></text:p>
      <text:p text:style-name="P123"><text:tab/><text:span text:style-name="T204">1919-1920 : Dakar. Directeur du laboratoire de bactériologie et de zootechnie</text:span></text:p>
      <text:p text:style-name="P123"><text:tab/><text:span text:style-name="T205">1920-1921 : Dakar. Directeur Institut de biologie de l’AOF (IP en 1924)</text:span></text:p>
      <text:p text:style-name="P123"/>
      <text:p text:style-name="P123">Associations </text:p>
      <text:p text:style-name="P123"/>
      <text:p text:style-name="P126"><text:tab/><text:span text:style-name="T200">SPE (1909, Membre correspondant) </text:span></text:p>
      <text:p text:style-name="P126"/>
      <text:p text:style-name="P285">Thèmes de recherche </text:p>
      <text:p text:style-name="P123"/>
      <text:p text:style-name="P203">Revues de publication : </text:p>
      <text:p text:style-name="P123"><text:tab/><text:span text:style-name="T206">BSPE, AHMC. </text:span></text:p>
      <text:p text:style-name="P123">Honneurs </text:p>
      <text:p text:style-name="P123"/>
      <text:p text:style-name="P240">Principales publications </text:p>
      <text:p text:style-name="P123"><text:tab/><text:span text:style-name="T199">avec Marchoux, Sergent (Et, Ed), Simond </text:span><text:s/>tome Hygiène coloniale du Traité d'hygiène de Brouardel et Mosny. <text:span text:style-name="T199">(1907)</text:span></text:p>
      <text:p text:style-name="P123"/>
      <text:p text:style-name="P123">Publications en collaboration avec <text:s/></text:p>
      <text:p text:style-name="P123"><text:tab/>P. Aubert, P.-L. Simond.</text:p>
      <text:p text:style-name="P123"/>
      <text:p text:style-name="P324">Sources : Bio IP ; AHMC 1924 p.159-16<text:span text:style-name="T261">3</text:span></text:p>
      <text:p text:style-name="P311"/>
      <text:h text:style-name="Heading_20_2" text:outline-level="2"><text:bookmark-start text:name="__RefHeading___Toc1762_1244590626"/><text:soft-page-break/>Nogurd, <text:span text:style-name="T207">M »frein-mzjot </text:span>2e Cl TC ,Ecole de Médecine indigène, Dakar <text:bookmark-end text:name="__RefHeading___Toc1762_1244590626"/></text:h>
      <text:p text:style-name="P43">Membre correspondant </text:p>
      <text:h text:style-name="Heading_20_2" text:outline-level="2"><text:bookmark-start text:name="__RefHeading___Toc1764_1244590626"/>Ortholan, Médecin principal 2“ Cl. TC, Mission sibérienne française, Vladivostok. <text:bookmark-end text:name="__RefHeading___Toc1764_1244590626"/></text:h>
      <text:p text:style-name="P43">Membre correspondant </text:p>
      <text:h text:style-name="Heading_20_2" text:outline-level="2"><text:bookmark-start text:name="__RefHeading___Toc1766_1244590626"/>F. Ouzilleau, Médecin-major 1e Cl. TC, Directeur Institut Pasteur, Brazzaville. <text:bookmark-end text:name="__RefHeading___Toc1766_1244590626"/></text:h>
      <text:p text:style-name="P43">Membre correspondant </text:p>
      <text:p text:style-name="P414">Décès : 1963</text:p>
      <text:h text:style-name="Heading_20_2" text:outline-level="2"><text:bookmark-start text:name="__RefHeading___Toc1768_1244590626"/>G. Péj<text:span text:style-name="T208">j</text:span>u, Médecin-major 2e Cl TC, Chef laboratoire Casablanca, Maroc<text:bookmark-end text:name="__RefHeading___Toc1768_1244590626"/></text:h>
      <text:p text:style-name="P43">Membre correspondant </text:p>
      <text:h text:style-name="Heading_20_2" text:outline-level="2"><text:bookmark-start text:name="__RefHeading___Toc1770_1244590626"/><text:span text:style-name="T526">Georges </text:span>Ringenbach, Médecin major 2e Cl. TC, Adjoint au Directeur Service de Santé, Indochine. <text:bookmark-end text:name="__RefHeading___Toc1770_1244590626"/></text:h>
      <text:p text:style-name="P29">Membre correspondant </text:p>
      <text:p text:style-name="P41"/>
      <text:p text:style-name="P88">Naissance : </text:p>
      <text:p text:style-name="P177">Décès </text:p>
      <text:p text:style-name="P177"/>
      <text:p text:style-name="P177">Cadre social </text:p>
      <text:p text:style-name="P177"/>
      <text:p text:style-name="P177">etudes </text:p>
      <text:p text:style-name="P177"/>
      <text:p text:style-name="P177">Corps de métier </text:p>
      <text:p text:style-name="P177"><text:tab/><text:span text:style-name="T526">TC </text:span></text:p>
      <text:p text:style-name="P177"/>
      <text:p text:style-name="P177">Carrière </text:p>
      <text:p text:style-name="P177"/>
      <text:p text:style-name="P177">Médecin major 2= Cl. T C, Mission de délimitation  </text:p>
      <text:p text:style-name="P177">Afrique équatoriale franç.-Cameroun, Ministèredes Colonies, Paris.-</text:p>
      <text:p text:style-name="P177"/>
      <text:p text:style-name="P177">Associations </text:p>
      <text:p text:style-name="P177"><text:tab/><text:span text:style-name="T527">SPE (1911) </text:span></text:p>
      <text:p text:style-name="P307">Thèmes de recherche </text:p>
      <text:p text:style-name="P177"/>
      <text:p text:style-name="P227">Revues de publication : </text:p>
      <text:p text:style-name="P227"><text:tab/><text:span text:style-name="T526">AHMC ; BSPE </text:span></text:p>
      <text:p text:style-name="P177"/>
      <text:p text:style-name="P177">Honneurs </text:p>
      <text:p text:style-name="P177"/>
      <text:p text:style-name="P266">Principales publications </text:p>
      <text:p text:style-name="P266"><text:tab/>Assistance médicale en Indochine</text:p>
      <text:p text:style-name="P177"><text:soft-page-break/></text:p>
      <text:p text:style-name="P177">Publications en collaboration avec <text:s/></text:p>
      <text:p text:style-name="P2"/>
      <text:p text:style-name="P8"/>
      <text:p text:style-name="P29"/>
      <text:h text:style-name="Heading_20_2" text:outline-level="2"><text:bookmark-start text:name="__RefHeading___Toc1772_1244590626"/>L. Rousseau, Médecin-major- 1e Cl. TC, Guyane française.<text:bookmark-end text:name="__RefHeading___Toc1772_1244590626"/></text:h>
      <text:p text:style-name="P29">Membre correspondant </text:p>
      <text:h text:style-name="Heading_20_2" text:outline-level="2"><text:bookmark-start text:name="__RefHeading___Toc1774_1244590626"/>A. Sarrailhé, Médecin-major 1e Cl. TC, Directeur Laboratoire Bactériologie, Hanoï, Tonkin. <text:bookmark-end text:name="__RefHeading___Toc1774_1244590626"/></text:h>
      <text:p text:style-name="P29">Membre correspondant </text:p>
      <text:h text:style-name="Heading_20_2" text:outline-level="2"><text:bookmark-start text:name="__RefHeading___Toc1776_1244590626"/>F<text:span text:style-name="T502">rançois</text:span> Sorel, Médecin principal 2e Cl. TC, aux Régions Libérées. <text:bookmark-end text:name="__RefHeading___Toc1776_1244590626"/></text:h>
      <text:p text:style-name="P93">Membre correspondant </text:p>
      <text:p text:style-name="P392"/>
      <text:p text:style-name="P170">Naissance : <text:span text:style-name="T495">1876, Pont de L’Arche </text:span></text:p>
      <text:p text:style-name="P171">Décès : <text:span text:style-name="T495">1959, Pont de L’Arche </text:span></text:p>
      <text:p text:style-name="P170"/>
      <text:p text:style-name="P170">Cadre social : <text:span text:style-name="T502">Père médecin.</text:span></text:p>
      <text:p text:style-name="P170"/>
      <text:p text:style-name="P170">etudes </text:p>
      <text:p text:style-name="P170"><text:tab/><text:span text:style-name="T496">Ecole de Santé Navale de Bordeaux(1900)</text:span></text:p>
      <text:p text:style-name="P170"/>
      <text:p text:style-name="P170">Corps de métier </text:p>
      <text:p text:style-name="P170"><text:tab/><text:span text:style-name="T497">TC (1900)</text:span></text:p>
      <text:p text:style-name="P170"/>
      <text:p text:style-name="P170">Carrière </text:p>
      <text:p text:style-name="P172"><text:tab/><text:span text:style-name="T503">1900-1902 : Sénégal et Tchad</text:span></text:p>
      <text:p text:style-name="P172"><text:tab/><text:span text:style-name="T503">1904 : Somalis </text:span></text:p>
      <text:p text:style-name="P172"><text:tab/><text:span text:style-name="T503">1906-1908 : Guyane </text:span></text:p>
      <text:p text:style-name="P172"><text:tab/><text:span text:style-name="T503">1908-1911 : Côte d’Ivoire </text:span></text:p>
      <text:p text:style-name="P170"><text:tab/><text:span text:style-name="T503">1914-1918 : France, sur le front</text:span></text:p>
      <text:p text:style-name="P170"><text:tab/><text:span text:style-name="T498">1918-1922 : Métropole, département ministériel</text:span></text:p>
      <text:p text:style-name="P170"><text:tab/><text:span text:style-name="T498">1922-1927 : Guinée, Chef du Service de Santé. Inspection Générale du Service de Santé Colonial</text:span></text:p>
      <text:p text:style-name="P170"><text:tab/><text:span text:style-name="T499">1927-1929 : Dakar. Médecin général</text:span></text:p>
      <text:p text:style-name="P170"><text:tab/><text:span text:style-name="T500">1930-1932 : AOF, Inspecteur Mobile des Services d’Hygiène et d’Assistance médicale. Directeur du Service de Santé des Troupes du Groupe. Inspecteur Général des des Services sanitaires et médicaux. </text:span></text:p>
      <text:p text:style-name="P170"><text:tab/><text:span text:style-name="T501">1933-1935 : Indochine. Directeur du Service de Santé</text:span></text:p>
      <text:p text:style-name="P170"><text:tab/></text:p>
      <text:p text:style-name="P170">Associations </text:p>
      <text:p text:style-name="P170"/>
      <text:p text:style-name="P304">Thèmes de recherche </text:p>
      <text:p text:style-name="P170"/>
      <text:p text:style-name="P224">Revues de publication : </text:p>
      <text:p text:style-name="P170"/>
      <text:p text:style-name="P170"><text:soft-page-break/>Honneurs </text:p>
      <text:p text:style-name="P170"><text:tab/><text:span text:style-name="T502">LH (GRAnd Officier en 1937)</text:span></text:p>
      <text:p text:style-name="P170"><text:tab/><text:span text:style-name="T504">Médaille coloniale avec agrafes côte d’ivoire et AOF</text:span></text:p>
      <text:p text:style-name="P170"/>
      <text:p text:style-name="P263">Principales publications </text:p>
      <text:p text:style-name="P170"/>
      <text:p text:style-name="P170">Publications en collaboration avec <text:s/></text:p>
      <text:p text:style-name="P170"/>
      <text:p text:style-name="P409">Source : Médecine tropicale, 1959, p.645 ; Base Léonore. </text:p>
      <text:h text:style-name="P446" text:outline-level="2"><text:bookmark-start text:name="__RefHeading___Toc1778_1244590626"/>Lé<text:span text:style-name="T209">on</text:span> Stévenel, Médecin-major 2e Cl. TC, 5e Infanterie coloniale, Lyon<text:bookmark-end text:name="__RefHeading___Toc1778_1244590626"/></text:h>
      <text:p text:style-name="P43">Membre correspondant </text:p>
      <text:p text:style-name="P427"/>
      <text:p text:style-name="P427">1880-1963</text:p>
      <text:p text:style-name="P86">Naissance : </text:p>
      <text:p text:style-name="P174">Décès </text:p>
      <text:p text:style-name="P174"/>
      <text:p text:style-name="P174">Cadre social </text:p>
      <text:p text:style-name="P174"/>
      <text:p text:style-name="P174">etudes </text:p>
      <text:p text:style-name="P174"/>
      <text:p text:style-name="P174">Corps de métier </text:p>
      <text:p text:style-name="P174"/>
      <text:p text:style-name="P174">Carrière </text:p>
      <text:p text:style-name="P174"/>
      <text:p text:style-name="P174">Associations </text:p>
      <text:p text:style-name="P174"/>
      <text:p text:style-name="P305">Thèmes de recherche </text:p>
      <text:p text:style-name="P174"/>
      <text:p text:style-name="P225">Revues de publication : </text:p>
      <text:p text:style-name="P174"/>
      <text:p text:style-name="P174">Honneurs </text:p>
      <text:p text:style-name="P174"/>
      <text:p text:style-name="P264">Principales publications </text:p>
      <text:p text:style-name="P174"/>
      <text:p text:style-name="P174">Publications en collaboration avec <text:s/></text:p>
      <text:h text:style-name="Heading_20_2" text:outline-level="2"><text:bookmark-start text:name="__RefHeading___Toc1780_1244590626"/>E<text:span text:style-name="T210">douard </text:span>W. Suldey, Médecin-major 2e Cl TC, Afrique équatoriale française <text:bookmark-end text:name="__RefHeading___Toc1780_1244590626"/></text:h>
      <text:p text:style-name="P93">Membre correspondant </text:p>
      <text:p text:style-name="P174">Naissance : <text:span text:style-name="T510">1886, Saint-Pierre en Martinique</text:span></text:p>
      <text:p text:style-name="P174">Décès <text:span text:style-name="T510">1957, Pavillons sous Bois</text:span></text:p>
      <text:p text:style-name="P174"/>
      <text:p text:style-name="P174">Cadre social </text:p>
      <text:p text:style-name="P174"/>
      <text:p text:style-name="P174">etudes </text:p>
      <text:p text:style-name="P174"><text:tab/><text:span text:style-name="T511">Ecole de Bordeaux 1912. Fréquentait les labos de Sabrazès. </text:span></text:p>
      <text:p text:style-name="P174"/>
      <text:p text:style-name="P174"><text:soft-page-break/>Corps de métier </text:p>
      <text:p text:style-name="P174"><text:tab/><text:span text:style-name="T512">TC</text:span></text:p>
      <text:p text:style-name="P174"/>
      <text:p text:style-name="P174">Carrière </text:p>
      <text:p text:style-name="P174"><text:tab/><text:span text:style-name="T513">Madagascar ; Comores ; Gabon ; Soudan </text:span></text:p>
      <text:p text:style-name="P174"><text:tab/></text:p>
      <text:p text:style-name="P174">Associations </text:p>
      <text:p text:style-name="P174"><text:tab/><text:span text:style-name="T516">SPE (1920) Mais n’a pas tellement suivit dans la recherche. </text:span></text:p>
      <text:p text:style-name="P174"/>
      <text:p text:style-name="P305">Thèmes de recherche : <text:span text:style-name="T514">Tétanos, Lèpre. Bérobéro</text:span></text:p>
      <text:p text:style-name="P174"/>
      <text:p text:style-name="P225">Revues de publication : </text:p>
      <text:p text:style-name="P174"/>
      <text:p text:style-name="P174">Honneurs </text:p>
      <text:p text:style-name="P174"/>
      <text:p text:style-name="P264">Principales publications </text:p>
      <text:p text:style-name="P264"><text:tab/><text:span text:style-name="T515">Mémoire sur l’épidémie de gièvre jaune à toukoto (Soudan) en 1925. </text:span></text:p>
      <text:p text:style-name="P264"><text:tab/>Des cancers secondaires des centres nerveux se manifestant plus ou moins longtemps après l'ablation de la tumeur primitive</text:p>
      <text:p text:style-name="P174"/>
      <text:p text:style-name="P174">Publications en collaboration avec <text:s/></text:p>
      <text:p text:style-name="P383">Source : nécrologie de la BSPE, VIAF. </text:p>
      <text:p text:style-name="P383"/>
      <text:h text:style-name="Heading_20_2" text:outline-level="2"><text:bookmark-start text:name="__RefHeading___Toc1782_1244590626"/>J<text:span text:style-name="T211">acques</text:span> Thézé, Médecin-major <text:span text:style-name="T2">2e</text:span> Cl. TC, Médecin-chef Hôpital de Harrar, Abyssinie. <text:bookmark-end text:name="__RefHeading___Toc1782_1244590626"/></text:h>
      <text:p text:style-name="P43">Membre correspondant </text:p>
      <text:p text:style-name="P87">Naissance : </text:p>
      <text:p text:style-name="P175">Décès <text:span text:style-name="T517">1955</text:span></text:p>
      <text:p text:style-name="P175"/>
      <text:p text:style-name="P175">Cadre social </text:p>
      <text:p text:style-name="P175"/>
      <text:p text:style-name="P175">etudes </text:p>
      <text:p text:style-name="P175"/>
      <text:p text:style-name="P175">Corps de métier </text:p>
      <text:p text:style-name="P175"><text:tab/><text:span text:style-name="T512">TC</text:span></text:p>
      <text:p text:style-name="P175"/>
      <text:p text:style-name="P175">Carrière </text:p>
      <text:p text:style-name="P386">Madagascar. IP Tananarive</text:p>
      <text:p text:style-name="P386">Guyane. Institut d’Hygiène et de Bactériologie</text:p>
      <text:p text:style-name="P390">Cochinchine</text:p>
      <text:p text:style-name="P387">Ethopie. <text:span text:style-name="T520">Médecin-chef de l’hôpital d’Harrar. </text:span></text:p>
      <text:p text:style-name="P387">→<text:span text:style-name="T520"> Retraite en 1931 comme médecin colonel.</text:span></text:p>
      <text:p text:style-name="P175"><text:tab/></text:p>
      <text:p text:style-name="P175">Associations </text:p>
      <text:p text:style-name="P175"><text:tab/><text:span text:style-name="T519">SPE (1912) </text:span></text:p>
      <text:p text:style-name="P175"/>
      <text:p text:style-name="P306">Thèmes de recherche : <text:span text:style-name="T519">Béribéri</text:span></text:p>
      <text:p text:style-name="P175"/>
      <text:p text:style-name="P226">Revues de publication : </text:p>
      <text:p text:style-name="P175"/>
      <text:p text:style-name="P175"><text:soft-page-break/>Honneurs </text:p>
      <text:p text:style-name="P175"/>
      <text:p text:style-name="P265">Principales publications </text:p>
      <text:p text:style-name="P175"/>
      <text:p text:style-name="P175">Publications en collaboration avec <text:s/></text:p>
      <text:p text:style-name="P384"/>
      <text:p text:style-name="P385">Source : BSPE, 1955, p. 1<text:span text:style-name="T518">17. </text:span></text:p>
      <text:h text:style-name="Heading_20_2" text:outline-level="2"><text:bookmark-start text:name="__RefHeading___Toc1784_1244590626"/>R. Trautmann, Médecin-major <text:span text:style-name="T2">1e</text:span> Cl. TC, Cotonou, Dahomey. <text:bookmark-end text:name="__RefHeading___Toc1784_1244590626"/></text:h>
      <text:p text:style-name="P43">Membre correspondant </text:p>
      <text:p text:style-name="P43"/>
      <text:h text:style-name="Heading_20_2" text:outline-level="2"><text:bookmark-start text:name="__RefHeading___Toc1786_1244590626"/>H. Velu, Vétérinaire major de 2e CL, Chef du Laboratoire de Recherches, Service de l’Elevage, Casablanca. . <text:bookmark-end text:name="__RefHeading___Toc1786_1244590626"/></text:h>
      <text:p text:style-name="P29">Membre correspondant </text:p>
      <text:p text:style-name="P29"/>
      <text:p text:style-name="P29"/>
      <text:p text:style-name="P9"/>
      <text:p text:style-name="P23"/>
      <text:p text:style-name="P434">Alexandre Le Dantec </text:p>
      <text:p text:style-name="P24"/>
      <text:p text:style-name="P26">D2cès : 1932 </text:p>
      <text:p text:style-name="P24"/>
      <text:p text:style-name="P24"><text:a xlink:type="simple" xlink:href="https://www.biusante.parisdescartes.fr/histoire/medica/resultats/index.php?do=page&amp;cote=bspex1932&amp;p=201" text:style-name="Internet_20_link" text:visited-style-name="Visited_20_Internet_20_Link">https://www.biusante.parisdescartes.fr/histoire/medica/resultats/index.php?do=page&amp;cote=bspex1932&amp;p=201</text:a></text:p>
      <text:p text:style-name="P24"/>
      <text:p text:style-name="P27">Aristide Auguste Le Dantec : <text:a xlink:type="simple" xlink:href="https://www.biusante.parisdescartes.fr/histoire/medica/resultats/index.php?do=page&amp;cote=bspex1934&amp;p=518" text:style-name="Internet_20_link" text:visited-style-name="Visited_20_Internet_20_Link">https://www.biusante.parisdescartes.fr/histoire/medica/resultats/index.php?do=page&amp;cote=bspex1934&amp;p=518</text:a> </text:p>
      <text:p text:style-name="P24"/>
      <text:p text:style-name="P25">D’Anfreville de la Salle </text:p>
      <text:p text:style-name="P25"/>
      <text:p text:style-name="P25"><text:a xlink:type="simple" xlink:href="https://www.biusante.parisdescartes.fr/histoire/medica/resultats/index.php?do=page&amp;cote=bspex1932&amp;p=202" text:style-name="Internet_20_link" text:visited-style-name="Visited_20_Internet_20_Link">https://www.biusante.parisdescartes.fr/histoire/medica/resultats/index.php?do=page&amp;cote=bspex1932&amp;p=202</text:a></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Helvetica" svg:font-family="Helvetica"/>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4cm" style:writing-mode="lr-tb"/>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fo:background-color="#ffff00"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01:58:22.835204073</meta:creation-date>
    <dc:date>2021-04-07T16:32:13.344090438</dc:date>
    <meta:editing-duration>P1DT22H37M45S</meta:editing-duration>
    <meta:editing-cycles>1132</meta:editing-cycles>
    <meta:generator>LibreOffice/6.0.7.3$Linux_X86_64 LibreOffice_project/00m0$Build-3</meta:generator>
    <meta:document-statistic meta:table-count="0" meta:image-count="0" meta:object-count="0" meta:page-count="51" meta:paragraph-count="1533" meta:word-count="10049" meta:character-count="67646" meta:non-whitespace-character-count="57083"/>
  </office:meta>
</office:document-meta>
</file>